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6.302cm" fo:margin-left="-0.19cm"/>
    </style:style>
    <style:style style:name="Column1" style:family="table-column">
      <style:table-column-properties style:column-width="16.302cm"/>
    </style:style>
    <style:style style:name="Row1" style:family="table-row"/>
    <style:style style:name="Cell1" style:family="table-cell">
      <style:table-cell-properties style:vertical-align="top" fo:border-top="#000000 0.009cm solid" fo:border-bottom="#000000 0.009cm solid" fo:padding-left="0.203cm" fo:border-left="#000000 0.009cm solid" fo:padding-right="0.203cm" fo:border-right="#000000 0.009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2" style:family="table-cell">
      <style:table-cell-properties style:vertical-align="middle" fo:border-top="#000000 0.009cm solid" fo:border-bottom="#4f81bd 0.018cm solid" fo:padding-left="0.203cm" fo:border-left="#000000 0.009cm solid" fo:padding-right="0.203cm" fo:border-right="#000000 0.009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Cambria" fo:font-size="40pt" style:font-name-asian="Cambria" style:font-size-asian="40pt" style:font-name-complex="Cambria" style:font-size-complex="4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Cambria" fo:font-size="40pt" style:font-name-asian="Cambria" style:font-size-asian="40pt" style:font-name-complex="Cambria" style:font-size-complex="4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Cambria" fo:font-size="40pt" style:font-name-asian="Cambria" style:font-size-asian="40pt" style:font-name-complex="Cambria" style:font-size-complex="4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Cambria" fo:font-size="40pt" style:font-name-asian="Cambria" style:font-size-asian="40pt" style:font-name-complex="Cambria" style:font-size-complex="40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Cambria" fo:font-size="40pt" style:font-name-asian="Cambria" style:font-size-asian="40pt" style:font-name-complex="Cambria" style:font-size-complex="40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middle" fo:border-top="#4f81bd 0.018cm solid" fo:border-bottom="#000000 0.009cm solid" fo:padding-left="0.203cm" fo:border-left="#000000 0.009cm solid" fo:padding-right="0.203cm" fo:border-right="#000000 0.009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Cambria" fo:font-size="22pt" style:font-name-asian="Cambria" style:font-size-asian="22pt" style:font-name-complex="Cambria" style:font-size-complex="22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302cm" fo:margin-left="-0.203cm"/>
    </style:style>
    <style:style style:name="Column2" style:family="table-column">
      <style:table-column-properties style:column-width="16.302cm"/>
    </style:style>
    <style:style style:name="Row7" style:family="table-row"/>
    <style:style style:name="Cell7" style:family="table-cell">
      <style:table-cell-properties style:vertical-align="top" fo:border-top="#000000 0.009cm solid" fo:border-bottom="#000000 0.009cm solid" fo:padding-left="0.203cm" fo:border-left="#000000 0.009cm solid" fo:padding-right="0.203cm" fo:border-right="#000000 0.009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page" fo:line-height="115%" fo:margin-top="0.847cm" fo:keep-with-next="always" fo:keep-together="always" style:writing-mode="lr-tb"/>
    </style:style>
    <style:style style:name="T12_1" style:family="text"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fo:margin-top="0cm" fo:margin-bottom="0.176cm" style:writing-mode="lr-tb">
        <style:tab-stops>
          <style:tab-stop style:type="right" style:leader-style="none" style:position="15.903cm"/>
        </style:tab-stops>
      </style:paragraph-properties>
    </style:style>
    <style:style style:name="T13_1" style:family="text"/>
    <style:style style:name="T13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" style:family="text"/>
    <style:style style:name="T13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4" style:family="paragraph" style:parent-style-name="Standard">
      <style:paragraph-properties fo:break-before="auto" fo:line-height="115%" fo:margin-top="0cm" fo:margin-bottom="0.176cm" style:writing-mode="lr-tb">
        <style:tab-stops>
          <style:tab-stop style:type="right" style:leader-style="none" style:position="15.903cm"/>
        </style:tab-stops>
      </style:paragraph-properties>
    </style:style>
    <style:style style:name="T14_1" style:family="text"/>
    <style:style style:name="T14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3" style:family="text"/>
    <style:style style:name="T14_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5" style:family="text"/>
    <style:style style:name="T14_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7" style:family="text"/>
    <style:style style:name="T14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5" style:family="paragraph" style:parent-style-name="Standard">
      <style:paragraph-properties fo:break-before="auto" fo:line-height="115%" fo:margin-top="0cm" fo:margin-bottom="0.176cm" style:writing-mode="lr-tb">
        <style:tab-stops>
          <style:tab-stop style:type="right" style:leader-style="none" style:position="15.903cm"/>
        </style:tab-stops>
      </style:paragraph-properties>
    </style:style>
    <style:style style:name="T15_1" style:family="text"/>
    <style:style style:name="T15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3" style:family="text"/>
    <style:style style:name="T1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15%" fo:margin-top="0cm" fo:margin-bottom="0.176cm" style:writing-mode="lr-tb">
        <style:tab-stops>
          <style:tab-stop style:type="right" style:leader-style="none" style:position="15.903cm"/>
        </style:tab-stops>
      </style:paragraph-properties>
    </style:style>
    <style:style style:name="T16_1" style:family="text"/>
    <style:style style:name="T16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3" style:family="text"/>
    <style:style style:name="T16_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5" style:family="text"/>
    <style:style style:name="T16_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7" style:family="text"/>
    <style:style style:name="T16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9" style:family="text"/>
    <style:style style:name="T16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1" style:family="text"/>
    <style:style style:name="T16_1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3" style:family="text"/>
    <style:style style:name="T16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5" style:family="text"/>
    <style:style style:name="T16_1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7" style:family="text"/>
    <style:style style:name="T16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15%" fo:margin-top="0cm" fo:margin-bottom="0.176cm" style:writing-mode="lr-tb">
        <style:tab-stops>
          <style:tab-stop style:type="right" style:leader-style="none" style:position="15.903cm"/>
        </style:tab-stops>
      </style:paragraph-properties>
    </style:style>
    <style:style style:name="T17_1" style:family="text"/>
    <style:style style:name="T17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3" style:family="text"/>
    <style:style style:name="T17_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5" style:family="text"/>
    <style:style style:name="T17_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7" style:family="text"/>
    <style:style style:name="T17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9" style:family="text"/>
    <style:style style:name="T17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11" style:family="text"/>
    <style:style style:name="T17_1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13" style:family="text"/>
    <style:style style:name="T17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15" style:family="text"/>
    <style:style style:name="T17_1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17" style:family="text"/>
    <style:style style:name="T17_1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19" style:family="text"/>
    <style:style style:name="T17_2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21" style:family="text"/>
    <style:style style:name="T17_2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23" style:family="text"/>
    <style:style style:name="T17_2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25" style:family="text"/>
    <style:style style:name="T17_2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27" style:family="text"/>
    <style:style style:name="T17_2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29" style:family="text"/>
    <style:style style:name="T17_3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31" style:family="text"/>
    <style:style style:name="T17_3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33" style:family="text"/>
    <style:style style:name="T17_3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35" style:family="text"/>
    <style:style style:name="T17_3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37" style:family="text"/>
    <style:style style:name="T17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8" style:family="paragraph" style:parent-style-name="Standard">
      <style:paragraph-properties fo:break-before="auto" fo:line-height="115%" fo:margin-top="0cm" fo:margin-bottom="0.176cm" style:writing-mode="lr-tb">
        <style:tab-stops>
          <style:tab-stop style:type="right" style:leader-style="none" style:position="15.903cm"/>
        </style:tab-stops>
      </style:paragraph-properties>
    </style:style>
    <style:style style:name="T18_1" style:family="text"/>
    <style:style style:name="T18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3" style:family="text"/>
    <style:style style:name="T18_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5" style:family="text"/>
    <style:style style:name="T18_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7" style:family="text"/>
    <style:style style:name="T18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9" style:family="text"/>
    <style:style style:name="T18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11" style:family="text"/>
    <style:style style:name="T18_1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13" style:family="text"/>
    <style:style style:name="T18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15" style:family="text"/>
    <style:style style:name="T18_1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17" style:family="text"/>
    <style:style style:name="T18_1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19" style:family="text"/>
    <style:style style:name="T18_2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21" style:family="text"/>
    <style:style style:name="T18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50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T21_115" style:family="text">
      <style:text-properties fo:font-size="12pt" style:font-size-asian="12pt" style:font-size-complex="12pt"/>
    </style:style>
    <style:style style:name="T21_116" style:family="text">
      <style:text-properties fo:font-size="12pt" style:font-size-asian="12pt" style:font-size-complex="12pt"/>
    </style:style>
    <style:style style:name="T21_117" style:family="text">
      <style:text-properties fo:font-size="12pt" style:font-size-asian="12pt" style:font-size-complex="12pt"/>
    </style:style>
    <style:style style:name="T21_118" style:family="text">
      <style:text-properties fo:font-size="12pt" style:font-size-asian="12pt" style:font-size-complex="12pt"/>
    </style:style>
    <style:style style:name="T21_119" style:family="text">
      <style:text-properties fo:font-size="12pt" style:font-size-asian="12pt" style:font-size-complex="12pt"/>
    </style:style>
    <style:style style:name="T21_120" style:family="text">
      <style:text-properties fo:font-size="12pt" style:font-size-asian="12pt" style:font-size-complex="12pt"/>
    </style:style>
    <style:style style:name="T21_121" style:family="text">
      <style:text-properties fo:font-size="12pt" style:font-size-asian="12pt" style:font-size-complex="12pt"/>
    </style:style>
    <style:style style:name="T21_122" style:family="text">
      <style:text-properties fo:font-size="12pt" style:font-size-asian="12pt" style:font-size-complex="12pt"/>
    </style:style>
    <style:style style:name="T21_123" style:family="text">
      <style:text-properties fo:font-size="12pt" style:font-size-asian="12pt" style:font-size-complex="12pt"/>
    </style:style>
    <style:style style:name="T21_124" style:family="text">
      <style:text-properties fo:font-size="12pt" style:font-size-asian="12pt" style:font-size-complex="12pt"/>
    </style:style>
    <style:style style:name="T21_125" style:family="text">
      <style:text-properties fo:font-size="12pt" style:font-size-asian="12pt" style:font-size-complex="12pt"/>
    </style:style>
    <style:style style:name="T21_126" style:family="text">
      <style:text-properties fo:font-size="12pt" style:font-size-asian="12pt" style:font-size-complex="12pt"/>
    </style:style>
    <style:style style:name="T21_127" style:family="text">
      <style:text-properties fo:font-size="12pt" style:font-size-asian="12pt" style:font-size-complex="12pt"/>
    </style:style>
    <style:style style:name="T21_128" style:family="text">
      <style:text-properties fo:font-size="12pt" style:font-size-asian="12pt" style:font-size-complex="12pt"/>
    </style:style>
    <style:style style:name="T21_129" style:family="text">
      <style:text-properties fo:font-size="12pt" style:font-size-asian="12pt" style:font-size-complex="12pt"/>
    </style:style>
    <style:style style:name="T21_130" style:family="text">
      <style:text-properties fo:font-size="12pt" style:font-size-asian="12pt" style:font-size-complex="12pt"/>
    </style:style>
    <style:style style:name="T21_131" style:family="text">
      <style:text-properties fo:font-size="12pt" style:font-size-asian="12pt" style:font-size-complex="12pt"/>
    </style:style>
    <style:style style:name="T21_132" style:family="text">
      <style:text-properties fo:font-size="12pt" style:font-size-asian="12pt" style:font-size-complex="12pt"/>
    </style:style>
    <style:style style:name="T21_133" style:family="text">
      <style:text-properties fo:font-size="12pt" style:font-size-asian="12pt" style:font-size-complex="12pt"/>
    </style:style>
    <style:style style:name="T21_134" style:family="text">
      <style:text-properties fo:font-size="12pt" style:font-size-asian="12pt" style:font-size-complex="12pt"/>
    </style:style>
    <style:style style:name="T21_135" style:family="text">
      <style:text-properties fo:font-size="12pt" style:font-size-asian="12pt" style:font-size-complex="12pt"/>
    </style:style>
    <style:style style:name="T21_136" style:family="text">
      <style:text-properties fo:font-size="12pt" style:font-size-asian="12pt" style:font-size-complex="12pt"/>
    </style:style>
    <style:style style:name="T21_137" style:family="text">
      <style:text-properties fo:font-size="12pt" style:font-size-asian="12pt" style:font-size-complex="12pt"/>
    </style:style>
    <style:style style:name="T21_138" style:family="text">
      <style:text-properties fo:font-size="12pt" style:font-size-asian="12pt" style:font-size-complex="12pt"/>
    </style:style>
    <style:style style:name="T21_139" style:family="text">
      <style:text-properties fo:font-size="12pt" style:font-size-asian="12pt" style:font-size-complex="12pt"/>
    </style:style>
    <style:style style:name="T21_140" style:family="text">
      <style:text-properties fo:font-size="12pt" style:font-size-asian="12pt" style:font-size-complex="12pt"/>
    </style:style>
    <style:style style:name="T21_141" style:family="text">
      <style:text-properties fo:font-size="12pt" style:font-size-asian="12pt" style:font-size-complex="12pt"/>
    </style:style>
    <style:style style:name="T21_14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1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50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T35_41" style:family="text">
      <style:text-properties fo:font-size="12pt" style:font-size-asian="12pt" style:font-size-complex="12pt"/>
    </style:style>
    <style:style style:name="T35_42" style:family="text">
      <style:text-properties fo:font-size="12pt" style:font-size-asian="12pt" style:font-size-complex="12pt"/>
    </style:style>
    <style:style style:name="T35_43" style:family="text">
      <style:text-properties fo:font-size="12pt" style:font-size-asian="12pt" style:font-size-complex="12pt"/>
    </style:style>
    <style:style style:name="T35_44" style:family="text">
      <style:text-properties fo:font-size="12pt" style:font-size-asian="12pt" style:font-size-complex="12pt"/>
    </style:style>
    <style:style style:name="T35_45" style:family="text">
      <style:text-properties fo:font-size="12pt" style:font-size-asian="12pt" style:font-size-complex="12pt"/>
    </style:style>
    <style:style style:name="T35_46" style:family="text">
      <style:text-properties fo:font-size="12pt" style:font-size-asian="12pt" style:font-size-complex="12pt"/>
    </style:style>
    <style:style style:name="T35_47" style:family="text">
      <style:text-properties fo:font-size="12pt" style:font-size-asian="12pt" style:font-size-complex="12pt"/>
    </style:style>
    <style:style style:name="T35_48" style:family="text">
      <style:text-properties fo:font-size="12pt" style:font-size-asian="12pt" style:font-size-complex="12pt"/>
    </style:style>
    <style:style style:name="T35_49" style:family="text">
      <style:text-properties fo:font-size="12pt" style:font-size-asian="12pt" style:font-size-complex="12pt"/>
    </style:style>
    <style:style style:name="T35_50" style:family="text">
      <style:text-properties fo:font-size="12pt" style:font-size-asian="12pt" style:font-size-complex="12pt"/>
    </style:style>
    <style:style style:name="T35_51" style:family="text">
      <style:text-properties fo:font-size="12pt" style:font-size-asian="12pt" style:font-size-complex="12pt"/>
    </style:style>
    <style:style style:name="T35_52" style:family="text">
      <style:text-properties fo:font-size="12pt" style:font-size-asian="12pt" style:font-size-complex="12pt"/>
    </style:style>
    <style:style style:name="T35_53" style:family="text">
      <style:text-properties fo:font-size="12pt" style:font-size-asian="12pt" style:font-size-complex="12pt"/>
    </style:style>
    <style:style style:name="T35_54" style:family="text">
      <style:text-properties fo:font-size="12pt" style:font-size-asian="12pt" style:font-size-complex="12pt"/>
    </style:style>
    <style:style style:name="T35_55" style:family="text">
      <style:text-properties fo:font-size="12pt" style:font-size-asian="12pt" style:font-size-complex="12pt"/>
    </style:style>
    <style:style style:name="T35_56" style:family="text">
      <style:text-properties fo:font-size="12pt" style:font-size-asian="12pt" style:font-size-complex="12pt"/>
    </style:style>
    <style:style style:name="T35_57" style:family="text">
      <style:text-properties fo:font-size="12pt" style:font-size-asian="12pt" style:font-size-complex="12pt"/>
    </style:style>
    <style:style style:name="T35_58" style:family="text">
      <style:text-properties fo:font-size="12pt" style:font-size-asian="12pt" style:font-size-complex="12pt"/>
    </style:style>
    <style:style style:name="T35_59" style:family="text">
      <style:text-properties fo:font-size="12pt" style:font-size-asian="12pt" style:font-size-complex="12pt"/>
    </style:style>
    <style:style style:name="T35_60" style:family="text">
      <style:text-properties fo:font-size="12pt" style:font-size-asian="12pt" style:font-size-complex="12pt"/>
    </style:style>
    <style:style style:name="T35_61" style:family="text">
      <style:text-properties fo:font-size="12pt" style:font-size-asian="12pt" style:font-size-complex="12pt"/>
    </style:style>
    <style:style style:name="T35_62" style:family="text">
      <style:text-properties fo:font-size="12pt" style:font-size-asian="12pt" style:font-size-complex="12pt"/>
    </style:style>
    <style:style style:name="T35_63" style:family="text">
      <style:text-properties fo:font-size="12pt" style:font-size-asian="12pt" style:font-size-complex="12pt"/>
    </style:style>
    <style:style style:name="T35_64" style:family="text">
      <style:text-properties fo:font-size="12pt" style:font-size-asian="12pt" style:font-size-complex="12pt"/>
    </style:style>
    <style:style style:name="T35_65" style:family="text">
      <style:text-properties fo:font-size="12pt" style:font-size-asian="12pt" style:font-size-complex="12pt"/>
    </style:style>
    <style:style style:name="T35_66" style:family="text">
      <style:text-properties fo:font-size="12pt" style:font-size-asian="12pt" style:font-size-complex="12pt"/>
    </style:style>
    <style:style style:name="T35_67" style:family="text">
      <style:text-properties fo:font-size="12pt" style:font-size-asian="12pt" style:font-size-complex="12pt"/>
    </style:style>
    <style:style style:name="T35_68" style:family="text">
      <style:text-properties fo:font-size="12pt" style:font-size-asian="12pt" style:font-size-complex="12pt"/>
    </style:style>
    <style:style style:name="T35_69" style:family="text">
      <style:text-properties fo:font-size="12pt" style:font-size-asian="12pt" style:font-size-complex="12pt"/>
    </style:style>
    <style:style style:name="T35_70" style:family="text">
      <style:text-properties fo:font-size="12pt" style:font-size-asian="12pt" style:font-size-complex="12pt"/>
    </style:style>
    <style:style style:name="T35_71" style:family="text">
      <style:text-properties fo:font-size="12pt" style:font-size-asian="12pt" style:font-size-complex="12pt"/>
    </style:style>
    <style:style style:name="T35_72" style:family="text">
      <style:text-properties fo:font-size="12pt" style:font-size-asian="12pt" style:font-size-complex="12pt"/>
    </style:style>
    <style:style style:name="T35_73" style:family="text">
      <style:text-properties fo:font-size="12pt" style:font-size-asian="12pt" style:font-size-complex="12pt"/>
    </style:style>
    <style:style style:name="T35_74" style:family="text">
      <style:text-properties fo:font-size="12pt" style:font-size-asian="12pt" style:font-size-complex="12pt"/>
    </style:style>
    <style:style style:name="T35_75" style:family="text">
      <style:text-properties fo:font-size="12pt" style:font-size-asian="12pt" style:font-size-complex="12pt"/>
    </style:style>
    <style:style style:name="T35_76" style:family="text">
      <style:text-properties fo:font-size="12pt" style:font-size-asian="12pt" style:font-size-complex="12pt"/>
    </style:style>
    <style:style style:name="T35_77" style:family="text">
      <style:text-properties fo:font-size="12pt" style:font-size-asian="12pt" style:font-size-complex="12pt"/>
    </style:style>
    <style:style style:name="T35_78" style:family="text">
      <style:text-properties fo:font-size="12pt" style:font-size-asian="12pt" style:font-size-complex="12pt"/>
    </style:style>
    <style:style style:name="T35_79" style:family="text">
      <style:text-properties fo:font-size="12pt" style:font-size-asian="12pt" style:font-size-complex="12pt"/>
    </style:style>
    <style:style style:name="T35_80" style:family="text">
      <style:text-properties fo:font-size="12pt" style:font-size-asian="12pt" style:font-size-complex="12pt"/>
    </style:style>
    <style:style style:name="T35_81" style:family="text">
      <style:text-properties fo:font-size="12pt" style:font-size-asian="12pt" style:font-size-complex="12pt"/>
    </style:style>
    <style:style style:name="T35_82" style:family="text">
      <style:text-properties fo:font-size="12pt" style:font-size-asian="12pt" style:font-size-complex="12pt"/>
    </style:style>
    <style:style style:name="T35_83" style:family="text">
      <style:text-properties fo:font-size="12pt" style:font-size-asian="12pt" style:font-size-complex="12pt"/>
    </style:style>
    <style:style style:name="T35_84" style:family="text">
      <style:text-properties fo:font-size="12pt" style:font-size-asian="12pt" style:font-size-complex="12pt"/>
    </style:style>
    <style:style style:name="T35_85" style:family="text">
      <style:text-properties fo:font-size="12pt" style:font-size-asian="12pt" style:font-size-complex="12pt"/>
    </style:style>
    <style:style style:name="T35_86" style:family="text">
      <style:text-properties fo:font-size="12pt" style:font-size-asian="12pt" style:font-size-complex="12pt"/>
    </style:style>
    <style:style style:name="T35_87" style:family="text">
      <style:text-properties fo:font-size="12pt" style:font-size-asian="12pt" style:font-size-complex="12pt"/>
    </style:style>
    <style:style style:name="T35_88" style:family="text">
      <style:text-properties fo:font-size="12pt" style:font-size-asian="12pt" style:font-size-complex="12pt"/>
    </style:style>
    <style:style style:name="T35_89" style:family="text">
      <style:text-properties fo:font-size="12pt" style:font-size-asian="12pt" style:font-size-complex="12pt"/>
    </style:style>
    <style:style style:name="T35_90" style:family="text">
      <style:text-properties fo:font-size="12pt" style:font-size-asian="12pt" style:font-size-complex="12pt"/>
    </style:style>
    <style:style style:name="T35_91" style:family="text">
      <style:text-properties fo:font-size="12pt" style:font-size-asian="12pt" style:font-size-complex="12pt"/>
    </style:style>
    <style:style style:name="T35_92" style:family="text">
      <style:text-properties fo:font-size="12pt" style:font-size-asian="12pt" style:font-size-complex="12pt"/>
    </style:style>
    <style:style style:name="T35_93" style:family="text">
      <style:text-properties fo:font-size="12pt" style:font-size-asian="12pt" style:font-size-complex="12pt"/>
    </style:style>
    <style:style style:name="T35_94" style:family="text">
      <style:text-properties fo:font-size="12pt" style:font-size-asian="12pt" style:font-size-complex="12pt"/>
    </style:style>
    <style:style style:name="T35_95" style:family="text">
      <style:text-properties fo:font-size="12pt" style:font-size-asian="12pt" style:font-size-complex="12pt"/>
    </style:style>
    <style:style style:name="T35_96" style:family="text">
      <style:text-properties fo:font-size="12pt" style:font-size-asian="12pt" style:font-size-complex="12pt"/>
    </style:style>
    <style:style style:name="T35_97" style:family="text">
      <style:text-properties fo:font-size="12pt" style:font-size-asian="12pt" style:font-size-complex="12pt"/>
    </style:style>
    <style:style style:name="T35_98" style:family="text">
      <style:text-properties fo:font-size="12pt" style:font-size-asian="12pt" style:font-size-complex="12pt"/>
    </style:style>
    <style:style style:name="T35_99" style:family="text">
      <style:text-properties fo:font-size="12pt" style:font-size-asian="12pt" style:font-size-complex="12pt"/>
    </style:style>
    <style:style style:name="T35_100" style:family="text">
      <style:text-properties fo:font-size="12pt" style:font-size-asian="12pt" style:font-size-complex="12pt"/>
    </style:style>
    <style:style style:name="T35_101" style:family="text">
      <style:text-properties fo:font-size="12pt" style:font-size-asian="12pt" style:font-size-complex="12pt"/>
    </style:style>
    <style:style style:name="T35_102" style:family="text">
      <style:text-properties fo:font-size="12pt" style:font-size-asian="12pt" style:font-size-complex="12pt"/>
    </style:style>
    <style:style style:name="T35_103" style:family="text">
      <style:text-properties fo:font-size="12pt" style:font-size-asian="12pt" style:font-size-complex="12pt"/>
    </style:style>
    <style:style style:name="T35_104" style:family="text">
      <style:text-properties fo:font-size="12pt" style:font-size-asian="12pt" style:font-size-complex="12pt"/>
    </style:style>
    <style:style style:name="T35_105" style:family="text">
      <style:text-properties fo:font-size="12pt" style:font-size-asian="12pt" style:font-size-complex="12pt"/>
    </style:style>
    <style:style style:name="T35_106" style:family="text">
      <style:text-properties fo:font-size="12pt" style:font-size-asian="12pt" style:font-size-complex="12pt"/>
    </style:style>
    <style:style style:name="T35_107" style:family="text">
      <style:text-properties fo:font-size="12pt" style:font-size-asian="12pt" style:font-size-complex="12pt"/>
    </style:style>
    <style:style style:name="T35_108" style:family="text">
      <style:text-properties fo:font-size="12pt" style:font-size-asian="12pt" style:font-size-complex="12pt"/>
    </style:style>
    <style:style style:name="T35_109" style:family="text">
      <style:text-properties fo:font-size="12pt" style:font-size-asian="12pt" style:font-size-complex="12pt"/>
    </style:style>
    <style:style style:name="T35_110" style:family="text">
      <style:text-properties fo:font-size="12pt" style:font-size-asian="12pt" style:font-size-complex="12pt"/>
    </style:style>
    <style:style style:name="T35_111" style:family="text">
      <style:text-properties fo:font-size="12pt" style:font-size-asian="12pt" style:font-size-complex="12pt"/>
    </style:style>
    <style:style style:name="T35_112" style:family="text">
      <style:text-properties fo:font-size="12pt" style:font-size-asian="12pt" style:font-size-complex="12pt"/>
    </style:style>
    <style:style style:name="T35_113" style:family="text">
      <style:text-properties fo:font-size="12pt" style:font-size-asian="12pt" style:font-size-complex="12pt"/>
    </style:style>
    <style:style style:name="T35_114" style:family="text">
      <style:text-properties fo:font-size="12pt" style:font-size-asian="12pt" style:font-size-complex="12pt"/>
    </style:style>
    <style:style style:name="T35_115" style:family="text">
      <style:text-properties fo:font-size="12pt" style:font-size-asian="12pt" style:font-size-complex="12pt"/>
    </style:style>
    <style:style style:name="T35_116" style:family="text">
      <style:text-properties fo:font-size="12pt" style:font-size-asian="12pt" style:font-size-complex="12pt"/>
    </style:style>
    <style:style style:name="T35_117" style:family="text">
      <style:text-properties fo:font-size="12pt" style:font-size-asian="12pt" style:font-size-complex="12pt"/>
    </style:style>
    <style:style style:name="T35_118" style:family="text">
      <style:text-properties fo:font-size="12pt" style:font-size-asian="12pt" style:font-size-complex="12pt"/>
    </style:style>
    <style:style style:name="T35_119" style:family="text">
      <style:text-properties fo:font-size="12pt" style:font-size-asian="12pt" style:font-size-complex="12pt"/>
    </style:style>
    <style:style style:name="T35_120" style:family="text">
      <style:text-properties fo:font-size="12pt" style:font-size-asian="12pt" style:font-size-complex="12pt"/>
    </style:style>
    <style:style style:name="T35_121" style:family="text">
      <style:text-properties fo:font-size="12pt" style:font-size-asian="12pt" style:font-size-complex="12pt"/>
    </style:style>
    <style:style style:name="T35_122" style:family="text">
      <style:text-properties fo:font-size="12pt" style:font-size-asian="12pt" style:font-size-complex="12pt"/>
    </style:style>
    <style:style style:name="T35_123" style:family="text">
      <style:text-properties fo:font-size="12pt" style:font-size-asian="12pt" style:font-size-complex="12pt"/>
    </style:style>
    <style:style style:name="T35_124" style:family="text">
      <style:text-properties fo:font-size="12pt" style:font-size-asian="12pt" style:font-size-complex="12pt"/>
    </style:style>
    <style:style style:name="T35_125" style:family="text">
      <style:text-properties fo:font-size="12pt" style:font-size-asian="12pt" style:font-size-complex="12pt"/>
    </style:style>
    <style:style style:name="T35_126" style:family="text">
      <style:text-properties fo:font-size="12pt" style:font-size-asian="12pt" style:font-size-complex="12pt"/>
    </style:style>
    <style:style style:name="T35_127" style:family="text">
      <style:text-properties fo:font-size="12pt" style:font-size-asian="12pt" style:font-size-complex="12pt"/>
    </style:style>
    <style:style style:name="T35_128" style:family="text">
      <style:text-properties fo:font-size="12pt" style:font-size-asian="12pt" style:font-size-complex="12pt"/>
    </style:style>
    <style:style style:name="T35_129" style:family="text">
      <style:text-properties fo:font-size="12pt" style:font-size-asian="12pt" style:font-size-complex="12pt"/>
    </style:style>
    <style:style style:name="T35_130" style:family="text">
      <style:text-properties fo:font-size="12pt" style:font-size-asian="12pt" style:font-size-complex="12pt"/>
    </style:style>
    <style:style style:name="T35_131" style:family="text">
      <style:text-properties fo:font-size="12pt" style:font-size-asian="12pt" style:font-size-complex="12pt"/>
    </style:style>
    <style:style style:name="T35_132" style:family="text">
      <style:text-properties fo:font-size="12pt" style:font-size-asian="12pt" style:font-size-complex="12pt"/>
    </style:style>
    <style:style style:name="T35_133" style:family="text">
      <style:text-properties fo:font-size="12pt" style:font-size-asian="12pt" style:font-size-complex="12pt"/>
    </style:style>
    <style:style style:name="T35_134" style:family="text">
      <style:text-properties fo:font-size="12pt" style:font-size-asian="12pt" style:font-size-complex="12pt"/>
    </style:style>
    <style:style style:name="T35_135" style:family="text">
      <style:text-properties fo:font-size="12pt" style:font-size-asian="12pt" style:font-size-complex="12pt"/>
    </style:style>
    <style:style style:name="T35_136" style:family="text">
      <style:text-properties fo:font-size="12pt" style:font-size-asian="12pt" style:font-size-complex="12pt"/>
    </style:style>
    <style:style style:name="T35_137" style:family="text">
      <style:text-properties fo:font-size="12pt" style:font-size-asian="12pt" style:font-size-complex="12pt"/>
    </style:style>
    <style:style style:name="T35_138" style:family="text">
      <style:text-properties fo:font-size="12pt" style:font-size-asian="12pt" style:font-size-complex="12pt"/>
    </style:style>
    <style:style style:name="T35_139" style:family="text">
      <style:text-properties fo:font-size="12pt" style:font-size-asian="12pt" style:font-size-complex="12pt"/>
    </style:style>
    <style:style style:name="T35_140" style:family="text">
      <style:text-properties fo:font-size="12pt" style:font-size-asian="12pt" style:font-size-complex="12pt"/>
    </style:style>
    <style:style style:name="T35_141" style:family="text">
      <style:text-properties fo:font-size="12pt" style:font-size-asian="12pt" style:font-size-complex="12pt"/>
    </style:style>
    <style:style style:name="T35_142" style:family="text">
      <style:text-properties fo:font-size="12pt" style:font-size-asian="12pt" style:font-size-complex="12pt"/>
    </style:style>
    <style:style style:name="T35_143" style:family="text">
      <style:text-properties fo:font-size="12pt" style:font-size-asian="12pt" style:font-size-complex="12pt"/>
    </style:style>
    <style:style style:name="T35_144" style:family="text">
      <style:text-properties fo:font-size="12pt" style:font-size-asian="12pt" style:font-size-complex="12pt"/>
    </style:style>
    <style:style style:name="T35_145" style:family="text">
      <style:text-properties fo:font-size="12pt" style:font-size-asian="12pt" style:font-size-complex="12pt"/>
    </style:style>
    <style:style style:name="T35_146" style:family="text">
      <style:text-properties fo:font-size="12pt" style:font-size-asian="12pt" style:font-size-complex="12pt"/>
    </style:style>
    <style:style style:name="T35_147" style:family="text">
      <style:text-properties fo:font-size="12pt" style:font-size-asian="12pt" style:font-size-complex="12pt"/>
    </style:style>
    <style:style style:name="T35_148" style:family="text">
      <style:text-properties fo:font-size="12pt" style:font-size-asian="12pt" style:font-size-complex="12pt"/>
    </style:style>
    <style:style style:name="T35_149" style:family="text">
      <style:text-properties fo:font-size="12pt" style:font-size-asian="12pt" style:font-size-complex="12pt"/>
    </style:style>
    <style:style style:name="T35_150" style:family="text">
      <style:text-properties fo:font-size="12pt" style:font-size-asian="12pt" style:font-size-complex="12pt"/>
    </style:style>
    <style:style style:name="T35_151" style:family="text">
      <style:text-properties fo:font-size="12pt" style:font-size-asian="12pt" style:font-size-complex="12pt"/>
    </style:style>
    <style:style style:name="T35_15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50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50%" fo:margin-top="0cm" style:writing-mode="lr-tb"/>
    </style:style>
    <style:style style:name="T3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7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8" style:family="paragraph" style:parent-style-name="Standard">
      <style:paragraph-properties fo:break-before="auto" fo:line-height="150%" fo:margin-top="0cm" style:writing-mode="lr-tb"/>
    </style:style>
    <style:style style:name="T3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50%" fo:margin-top="0cm" style:writing-mode="lr-tb"/>
    </style:style>
    <style:style style:name="T3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9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50%" fo:margin-top="0cm" style:writing-mode="lr-tb"/>
    </style:style>
    <style:style style:name="T4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50%" fo:margin-top="0cm" style:writing-mode="lr-tb"/>
    </style:style>
    <style:style style:name="T4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1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2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3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4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5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6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7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8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9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0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1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2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3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4" style:family="paragraph" style:parent-style-name="Standard">
      <style:paragraph-properties fo:break-before="auto" fo:text-indent="0cm" fo:line-height="150%" fo:margin-top="0cm" fo:margin-bottom="0.353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50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 style:parent-style-name="Standard"/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7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8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9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0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7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8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19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0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7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8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29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30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3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3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T58_38" style:family="text">
      <style:text-properties fo:font-size="12pt" style:font-size-asian="12pt" style:font-size-complex="12pt"/>
    </style:style>
    <style:style style:name="T58_39" style:family="text">
      <style:text-properties fo:font-size="12pt" style:font-size-asian="12pt" style:font-size-complex="12pt"/>
    </style:style>
    <style:style style:name="T58_40" style:family="text">
      <style:text-properties fo:font-size="12pt" style:font-size-asian="12pt" style:font-size-complex="12pt"/>
    </style:style>
    <style:style style:name="T58_41" style:family="text">
      <style:text-properties fo:font-size="12pt" style:font-size-asian="12pt" style:font-size-complex="12pt"/>
    </style:style>
    <style:style style:name="T58_42" style:family="text">
      <style:text-properties fo:font-size="12pt" style:font-size-asian="12pt" style:font-size-complex="12pt"/>
    </style:style>
    <style:style style:name="T58_43" style:family="text">
      <style:text-properties fo:font-size="12pt" style:font-size-asian="12pt" style:font-size-complex="12pt"/>
    </style:style>
    <style:style style:name="T58_44" style:family="text">
      <style:text-properties fo:font-size="12pt" style:font-size-asian="12pt" style:font-size-complex="12pt"/>
    </style:style>
    <style:style style:name="T58_45" style:family="text">
      <style:text-properties fo:font-size="12pt" style:font-size-asian="12pt" style:font-size-complex="12pt"/>
    </style:style>
    <style:style style:name="T58_46" style:family="text">
      <style:text-properties fo:font-size="12pt" style:font-size-asian="12pt" style:font-size-complex="12pt"/>
    </style:style>
    <style:style style:name="T58_47" style:family="text">
      <style:text-properties fo:font-size="12pt" style:font-size-asian="12pt" style:font-size-complex="12pt"/>
    </style:style>
    <style:style style:name="T58_48" style:family="text">
      <style:text-properties fo:font-size="12pt" style:font-size-asian="12pt" style:font-size-complex="12pt"/>
    </style:style>
    <style:style style:name="T58_49" style:family="text">
      <style:text-properties fo:font-size="12pt" style:font-size-asian="12pt" style:font-size-complex="12pt"/>
    </style:style>
    <style:style style:name="T58_50" style:family="text">
      <style:text-properties fo:font-size="12pt" style:font-size-asian="12pt" style:font-size-complex="12pt"/>
    </style:style>
    <style:style style:name="T58_51" style:family="text">
      <style:text-properties fo:font-size="12pt" style:font-size-asian="12pt" style:font-size-complex="12pt"/>
    </style:style>
    <style:style style:name="T58_52" style:family="text">
      <style:text-properties fo:font-size="12pt" style:font-size-asian="12pt" style:font-size-complex="12pt"/>
    </style:style>
    <style:style style:name="T58_53" style:family="text">
      <style:text-properties fo:font-size="12pt" style:font-size-asian="12pt" style:font-size-complex="12pt"/>
    </style:style>
    <style:style style:name="T58_54" style:family="text">
      <style:text-properties fo:font-size="12pt" style:font-size-asian="12pt" style:font-size-complex="12pt"/>
    </style:style>
    <style:style style:name="T58_55" style:family="text">
      <style:text-properties fo:font-size="12pt" style:font-size-asian="12pt" style:font-size-complex="12pt"/>
    </style:style>
    <style:style style:name="T58_56" style:family="text">
      <style:text-properties fo:font-size="12pt" style:font-size-asian="12pt" style:font-size-complex="12pt"/>
    </style:style>
    <style:style style:name="T58_57" style:family="text">
      <style:text-properties fo:font-size="12pt" style:font-size-asian="12pt" style:font-size-complex="12pt"/>
    </style:style>
    <style:style style:name="T58_58" style:family="text">
      <style:text-properties fo:font-size="12pt" style:font-size-asian="12pt" style:font-size-complex="12pt"/>
    </style:style>
    <style:style style:name="T58_59" style:family="text">
      <style:text-properties fo:font-size="12pt" style:font-size-asian="12pt" style:font-size-complex="12pt"/>
    </style:style>
    <style:style style:name="T58_60" style:family="text">
      <style:text-properties fo:font-size="12pt" style:font-size-asian="12pt" style:font-size-complex="12pt"/>
    </style:style>
    <style:style style:name="T58_61" style:family="text">
      <style:text-properties fo:font-size="12pt" style:font-size-asian="12pt" style:font-size-complex="12pt"/>
    </style:style>
    <style:style style:name="T58_62" style:family="text">
      <style:text-properties fo:font-size="12pt" style:font-size-asian="12pt" style:font-size-complex="12pt"/>
    </style:style>
    <style:style style:name="T58_63" style:family="text">
      <style:text-properties fo:font-size="12pt" style:font-size-asian="12pt" style:font-size-complex="12pt"/>
    </style:style>
    <style:style style:name="T58_64" style:family="text">
      <style:text-properties fo:font-size="12pt" style:font-size-asian="12pt" style:font-size-complex="12pt"/>
    </style:style>
    <style:style style:name="T58_65" style:family="text">
      <style:text-properties fo:font-size="12pt" style:font-size-asian="12pt" style:font-size-complex="12pt"/>
    </style:style>
    <style:style style:name="T58_66" style:family="text">
      <style:text-properties fo:font-size="12pt" style:font-size-asian="12pt" style:font-size-complex="12pt"/>
    </style:style>
    <style:style style:name="T58_67" style:family="text">
      <style:text-properties fo:font-size="12pt" style:font-size-asian="12pt" style:font-size-complex="12pt"/>
    </style:style>
    <style:style style:name="T58_68" style:family="text">
      <style:text-properties fo:font-size="12pt" style:font-size-asian="12pt" style:font-size-complex="12pt"/>
    </style:style>
    <style:style style:name="T58_69" style:family="text">
      <style:text-properties fo:font-size="12pt" style:font-size-asian="12pt" style:font-size-complex="12pt"/>
    </style:style>
    <style:style style:name="T58_70" style:family="text">
      <style:text-properties fo:font-size="12pt" style:font-size-asian="12pt" style:font-size-complex="12pt"/>
    </style:style>
    <style:style style:name="T58_71" style:family="text">
      <style:text-properties fo:font-size="12pt" style:font-size-asian="12pt" style:font-size-complex="12pt"/>
    </style:style>
    <style:style style:name="T58_72" style:family="text">
      <style:text-properties fo:font-size="12pt" style:font-size-asian="12pt" style:font-size-complex="12pt"/>
    </style:style>
    <style:style style:name="T58_73" style:family="text">
      <style:text-properties fo:font-size="12pt" style:font-size-asian="12pt" style:font-size-complex="12pt"/>
    </style:style>
    <style:style style:name="T58_74" style:family="text">
      <style:text-properties fo:font-size="12pt" style:font-size-asian="12pt" style:font-size-complex="12pt"/>
    </style:style>
    <style:style style:name="T58_75" style:family="text">
      <style:text-properties fo:font-size="12pt" style:font-size-asian="12pt" style:font-size-complex="12pt"/>
    </style:style>
    <style:style style:name="T58_76" style:family="text">
      <style:text-properties fo:font-size="12pt" style:font-size-asian="12pt" style:font-size-complex="12pt"/>
    </style:style>
    <style:style style:name="T58_77" style:family="text">
      <style:text-properties fo:font-size="12pt" style:font-size-asian="12pt" style:font-size-complex="12pt"/>
    </style:style>
    <style:style style:name="T58_78" style:family="text">
      <style:text-properties fo:font-size="12pt" style:font-size-asian="12pt" style:font-size-complex="12pt"/>
    </style:style>
    <style:style style:name="T58_79" style:family="text">
      <style:text-properties fo:font-size="12pt" style:font-size-asian="12pt" style:font-size-complex="12pt"/>
    </style:style>
    <style:style style:name="T58_80" style:family="text">
      <style:text-properties fo:font-size="12pt" style:font-size-asian="12pt" style:font-size-complex="12pt"/>
    </style:style>
    <style:style style:name="T58_81" style:family="text">
      <style:text-properties fo:font-size="12pt" style:font-size-asian="12pt" style:font-size-complex="12pt"/>
    </style:style>
    <style:style style:name="T58_82" style:family="text">
      <style:text-properties fo:font-size="12pt" style:font-size-asian="12pt" style:font-size-complex="12pt"/>
    </style:style>
    <style:style style:name="T58_83" style:family="text">
      <style:text-properties fo:font-size="12pt" style:font-size-asian="12pt" style:font-size-complex="12pt"/>
    </style:style>
    <style:style style:name="T58_84" style:family="text">
      <style:text-properties fo:font-size="12pt" style:font-size-asian="12pt" style:font-size-complex="12pt"/>
    </style:style>
    <style:style style:name="T58_85" style:family="text">
      <style:text-properties fo:font-size="12pt" style:font-size-asian="12pt" style:font-size-complex="12pt"/>
    </style:style>
    <style:style style:name="T58_86" style:family="text">
      <style:text-properties fo:font-size="12pt" style:font-size-asian="12pt" style:font-size-complex="12pt"/>
    </style:style>
    <style:style style:name="T58_87" style:family="text">
      <style:text-properties fo:font-size="12pt" style:font-size-asian="12pt" style:font-size-complex="12pt"/>
    </style:style>
    <style:style style:name="T58_88" style:family="text">
      <style:text-properties fo:font-size="12pt" style:font-size-asian="12pt" style:font-size-complex="12pt"/>
    </style:style>
    <style:style style:name="T58_89" style:family="text">
      <style:text-properties fo:font-size="12pt" style:font-size-asian="12pt" style:font-size-complex="12pt"/>
    </style:style>
    <style:style style:name="T58_90" style:family="text">
      <style:text-properties fo:font-size="12pt" style:font-size-asian="12pt" style:font-size-complex="12pt"/>
    </style:style>
    <style:style style:name="T58_91" style:family="text">
      <style:text-properties fo:font-size="12pt" style:font-size-asian="12pt" style:font-size-complex="12pt"/>
    </style:style>
    <style:style style:name="T58_92" style:family="text">
      <style:text-properties fo:font-size="12pt" style:font-size-asian="12pt" style:font-size-complex="12pt"/>
    </style:style>
    <style:style style:name="T58_93" style:family="text">
      <style:text-properties fo:font-size="12pt" style:font-size-asian="12pt" style:font-size-complex="12pt"/>
    </style:style>
    <style:style style:name="T58_94" style:family="text">
      <style:text-properties fo:font-size="12pt" style:font-size-asian="12pt" style:font-size-complex="12pt"/>
    </style:style>
    <style:style style:name="T58_95" style:family="text">
      <style:text-properties fo:font-size="12pt" style:font-size-asian="12pt" style:font-size-complex="12pt"/>
    </style:style>
    <style:style style:name="T58_96" style:family="text">
      <style:text-properties fo:font-size="12pt" style:font-size-asian="12pt" style:font-size-complex="12pt"/>
    </style:style>
    <style:style style:name="T58_97" style:family="text">
      <style:text-properties fo:font-size="12pt" style:font-size-asian="12pt" style:font-size-complex="12pt"/>
    </style:style>
    <style:style style:name="T58_98" style:family="text">
      <style:text-properties fo:font-size="12pt" style:font-size-asian="12pt" style:font-size-complex="12pt"/>
    </style:style>
    <style:style style:name="T58_99" style:family="text" style:parent-style-name="Standard"/>
    <style:style style:name="P59" style:family="paragraph" style:parent-style-name="Standard">
      <style:paragraph-properties fo:break-before="auto" fo:line-height="100%" fo:margin-top="0cm" fo:margin-bottom="0cm" style:writing-mode="lr-tb"/>
    </style:style>
    <style:style style:name="T59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7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8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9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0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7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8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19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0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7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8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29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30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T59_43" style:family="text">
      <style:text-properties fo:font-size="12pt" style:font-size-asian="12pt" style:font-size-complex="12pt"/>
    </style:style>
    <style:style style:name="T59_44" style:family="text">
      <style:text-properties fo:font-size="12pt" style:font-size-asian="12pt" style:font-size-complex="12pt"/>
    </style:style>
    <style:style style:name="T59_45" style:family="text">
      <style:text-properties fo:font-size="12pt" style:font-size-asian="12pt" style:font-size-complex="12pt"/>
    </style:style>
    <style:style style:name="T59_46" style:family="text">
      <style:text-properties fo:font-size="12pt" style:font-size-asian="12pt" style:font-size-complex="12pt"/>
    </style:style>
    <style:style style:name="T59_47" style:family="text">
      <style:text-properties fo:font-size="12pt" style:font-size-asian="12pt" style:font-size-complex="12pt"/>
    </style:style>
    <style:style style:name="T59_48" style:family="text">
      <style:text-properties fo:font-size="12pt" style:font-size-asian="12pt" style:font-size-complex="12pt"/>
    </style:style>
    <style:style style:name="T59_49" style:family="text">
      <style:text-properties fo:font-size="12pt" style:font-size-asian="12pt" style:font-size-complex="12pt"/>
    </style:style>
    <style:style style:name="T59_50" style:family="text">
      <style:text-properties fo:font-size="12pt" style:font-size-asian="12pt" style:font-size-complex="12pt"/>
    </style:style>
    <style:style style:name="T59_51" style:family="text">
      <style:text-properties fo:font-size="12pt" style:font-size-asian="12pt" style:font-size-complex="12pt"/>
    </style:style>
    <style:style style:name="T59_52" style:family="text">
      <style:text-properties fo:font-size="12pt" style:font-size-asian="12pt" style:font-size-complex="12pt"/>
    </style:style>
    <style:style style:name="T59_53" style:family="text">
      <style:text-properties fo:font-size="12pt" style:font-size-asian="12pt" style:font-size-complex="12pt"/>
    </style:style>
    <style:style style:name="T59_54" style:family="text">
      <style:text-properties fo:font-size="12pt" style:font-size-asian="12pt" style:font-size-complex="12pt"/>
    </style:style>
    <style:style style:name="T59_55" style:family="text">
      <style:text-properties fo:font-size="12pt" style:font-size-asian="12pt" style:font-size-complex="12pt"/>
    </style:style>
    <style:style style:name="T59_56" style:family="text">
      <style:text-properties fo:font-size="12pt" style:font-size-asian="12pt" style:font-size-complex="12pt"/>
    </style:style>
    <style:style style:name="T59_57" style:family="text" style:parent-style-name="Standard"/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7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8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9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10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1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1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1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1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T60_59" style:family="text">
      <style:text-properties fo:font-size="12pt" style:font-size-asian="12pt" style:font-size-complex="12pt"/>
    </style:style>
    <style:style style:name="T60_60" style:family="text">
      <style:text-properties fo:font-size="12pt" style:font-size-asian="12pt" style:font-size-complex="12pt"/>
    </style:style>
    <style:style style:name="T60_61" style:family="text">
      <style:text-properties fo:font-size="12pt" style:font-size-asian="12pt" style:font-size-complex="12pt"/>
    </style:style>
    <style:style style:name="T60_62" style:family="text">
      <style:text-properties fo:font-size="12pt" style:font-size-asian="12pt" style:font-size-complex="12pt"/>
    </style:style>
    <style:style style:name="T60_63" style:family="text">
      <style:text-properties fo:font-size="12pt" style:font-size-asian="12pt" style:font-size-complex="12pt"/>
    </style:style>
    <style:style style:name="T60_64" style:family="text">
      <style:text-properties fo:font-size="12pt" style:font-size-asian="12pt" style:font-size-complex="12pt"/>
    </style:style>
    <style:style style:name="T60_65" style:family="text">
      <style:text-properties fo:font-size="12pt" style:font-size-asian="12pt" style:font-size-complex="12pt"/>
    </style:style>
    <style:style style:name="T60_66" style:family="text">
      <style:text-properties fo:font-size="12pt" style:font-size-asian="12pt" style:font-size-complex="12pt"/>
    </style:style>
    <style:style style:name="T60_67" style:family="text">
      <style:text-properties fo:font-size="12pt" style:font-size-asian="12pt" style:font-size-complex="12pt"/>
    </style:style>
    <style:style style:name="T60_68" style:family="text">
      <style:text-properties fo:font-size="12pt" style:font-size-asian="12pt" style:font-size-complex="12pt"/>
    </style:style>
    <style:style style:name="T60_69" style:family="text">
      <style:text-properties fo:font-size="12pt" style:font-size-asian="12pt" style:font-size-complex="12pt"/>
    </style:style>
    <style:style style:name="T60_70" style:family="text">
      <style:text-properties fo:font-size="12pt" style:font-size-asian="12pt" style:font-size-complex="12pt"/>
    </style:style>
    <style:style style:name="T60_71" style:family="text">
      <style:text-properties fo:font-size="12pt" style:font-size-asian="12pt" style:font-size-complex="12pt"/>
    </style:style>
    <style:style style:name="T60_72" style:family="text">
      <style:text-properties fo:font-size="12pt" style:font-size-asian="12pt" style:font-size-complex="12pt"/>
    </style:style>
    <style:style style:name="T60_73" style:family="text">
      <style:text-properties fo:font-size="12pt" style:font-size-asian="12pt" style:font-size-complex="12pt"/>
    </style:style>
    <style:style style:name="T60_74" style:family="text">
      <style:text-properties fo:font-size="12pt" style:font-size-asian="12pt" style:font-size-complex="12pt"/>
    </style:style>
    <style:style style:name="T60_75" style:family="text">
      <style:text-properties fo:font-size="12pt" style:font-size-asian="12pt" style:font-size-complex="12pt"/>
    </style:style>
    <style:style style:name="T60_76" style:family="text">
      <style:text-properties fo:font-size="12pt" style:font-size-asian="12pt" style:font-size-complex="12pt"/>
    </style:style>
    <style:style style:name="T60_77" style:family="text">
      <style:text-properties fo:font-size="12pt" style:font-size-asian="12pt" style:font-size-complex="12pt"/>
    </style:style>
    <style:style style:name="T60_78" style:family="text">
      <style:text-properties fo:font-size="12pt" style:font-size-asian="12pt" style:font-size-complex="12pt"/>
    </style:style>
    <style:style style:name="T60_79" style:family="text">
      <style:text-properties fo:font-size="12pt" style:font-size-asian="12pt" style:font-size-complex="12pt"/>
    </style:style>
    <style:style style:name="T60_80" style:family="text">
      <style:text-properties fo:font-size="12pt" style:font-size-asian="12pt" style:font-size-complex="12pt"/>
    </style:style>
    <style:style style:name="T60_81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50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T61_53" style:family="text">
      <style:text-properties fo:font-size="12pt" style:font-size-asian="12pt" style:font-size-complex="12pt"/>
    </style:style>
    <style:style style:name="T61_54" style:family="text">
      <style:text-properties fo:font-size="12pt" style:font-size-asian="12pt" style:font-size-complex="12pt"/>
    </style:style>
    <style:style style:name="T61_55" style:family="text">
      <style:text-properties fo:font-size="12pt" style:font-size-asian="12pt" style:font-size-complex="12pt"/>
    </style:style>
    <style:style style:name="T61_56" style:family="text">
      <style:text-properties fo:font-size="12pt" style:font-size-asian="12pt" style:font-size-complex="12pt"/>
    </style:style>
    <style:style style:name="T61_57" style:family="text">
      <style:text-properties fo:font-size="12pt" style:font-size-asian="12pt" style:font-size-complex="12pt"/>
    </style:style>
    <style:style style:name="T61_58" style:family="text">
      <style:text-properties fo:font-size="12pt" style:font-size-asian="12pt" style:font-size-complex="12pt"/>
    </style:style>
    <style:style style:name="T61_59" style:family="text">
      <style:text-properties fo:font-size="12pt" style:font-size-asian="12pt" style:font-size-complex="12pt"/>
    </style:style>
    <style:style style:name="T61_60" style:family="text">
      <style:text-properties fo:font-size="12pt" style:font-size-asian="12pt" style:font-size-complex="12pt"/>
    </style:style>
    <style:style style:name="T61_61" style:family="text">
      <style:text-properties fo:font-size="12pt" style:font-size-asian="12pt" style:font-size-complex="12pt"/>
    </style:style>
    <style:style style:name="T61_62" style:family="text">
      <style:text-properties fo:font-size="12pt" style:font-size-asian="12pt" style:font-size-complex="12pt"/>
    </style:style>
    <style:style style:name="T61_63" style:family="text">
      <style:text-properties fo:font-size="12pt" style:font-size-asian="12pt" style:font-size-complex="12pt"/>
    </style:style>
    <style:style style:name="T61_64" style:family="text">
      <style:text-properties fo:font-size="12pt" style:font-size-asian="12pt" style:font-size-complex="12pt"/>
    </style:style>
    <style:style style:name="T61_65" style:family="text">
      <style:text-properties fo:font-style="italic" style:font-style-asian="italic" style:font-style-complex="italic" fo:font-size="12pt" style:font-size-asian="12pt" style:font-size-complex="12pt"/>
    </style:style>
    <style:style style:name="T61_66" style:family="text">
      <style:text-properties fo:font-style="italic" style:font-style-asian="italic" style:font-style-complex="italic" fo:font-size="12pt" style:font-size-asian="12pt" style:font-size-complex="12pt"/>
    </style:style>
    <style:style style:name="T61_67" style:family="text">
      <style:text-properties fo:font-style="italic" style:font-style-asian="italic" style:font-style-complex="italic" fo:font-size="12pt" style:font-size-asian="12pt" style:font-size-complex="12pt"/>
    </style:style>
    <style:style style:name="T61_68" style:family="text">
      <style:text-properties fo:font-style="italic" style:font-style-asian="italic" style:font-style-complex="italic" fo:font-size="12pt" style:font-size-asian="12pt" style:font-size-complex="12pt"/>
    </style:style>
    <style:style style:name="T61_69" style:family="text">
      <style:text-properties fo:font-style="italic" style:font-style-asian="italic" style:font-style-complex="italic" fo:font-size="12pt" style:font-size-asian="12pt" style:font-size-complex="12pt"/>
    </style:style>
    <style:style style:name="T61_70" style:family="text">
      <style:text-properties fo:font-style="italic" style:font-style-asian="italic" style:font-style-complex="italic" fo:font-size="12pt" style:font-size-asian="12pt" style:font-size-complex="12pt"/>
    </style:style>
    <style:style style:name="T61_71" style:family="text">
      <style:text-properties fo:font-style="italic" style:font-style-asian="italic" style:font-style-complex="italic" fo:font-size="12pt" style:font-size-asian="12pt" style:font-size-complex="12pt"/>
    </style:style>
    <style:style style:name="T61_72" style:family="text">
      <style:text-properties fo:font-style="italic" style:font-style-asian="italic" style:font-style-complex="italic" fo:font-size="12pt" style:font-size-asian="12pt" style:font-size-complex="12pt"/>
    </style:style>
    <style:style style:name="T61_73" style:family="text">
      <style:text-properties fo:font-style="italic" style:font-style-asian="italic" style:font-style-complex="italic" fo:font-size="12pt" style:font-size-asian="12pt" style:font-size-complex="12pt"/>
    </style:style>
    <style:style style:name="T61_74" style:family="text">
      <style:text-properties fo:font-style="italic" style:font-style-asian="italic" style:font-style-complex="italic" fo:font-size="12pt" style:font-size-asian="12pt" style:font-size-complex="12pt"/>
    </style:style>
    <style:style style:name="T61_75" style:family="text">
      <style:text-properties fo:font-style="italic" style:font-style-asian="italic" style:font-style-complex="italic" fo:font-size="12pt" style:font-size-asian="12pt" style:font-size-complex="12pt"/>
    </style:style>
    <style:style style:name="T61_76" style:family="text">
      <style:text-properties fo:font-size="12pt" style:font-size-asian="12pt" style:font-size-complex="12pt"/>
    </style:style>
    <style:style style:name="T61_77" style:family="text">
      <style:text-properties fo:font-size="12pt" style:font-size-asian="12pt" style:font-size-complex="12pt"/>
    </style:style>
    <style:style style:name="T61_78" style:family="text">
      <style:text-properties fo:font-size="12pt" style:font-size-asian="12pt" style:font-size-complex="12pt"/>
    </style:style>
    <style:style style:name="T61_79" style:family="text">
      <style:text-properties fo:font-size="12pt" style:font-size-asian="12pt" style:font-size-complex="12pt"/>
    </style:style>
    <style:style style:name="T61_80" style:family="text">
      <style:text-properties fo:font-size="12pt" style:font-size-asian="12pt" style:font-size-complex="12pt"/>
    </style:style>
    <style:style style:name="T61_81" style:family="text">
      <style:text-properties fo:font-style="italic" style:font-style-asian="italic" style:font-style-complex="italic" fo:font-size="12pt" style:font-size-asian="12pt" style:font-size-complex="12pt"/>
    </style:style>
    <style:style style:name="T61_82" style:family="text">
      <style:text-properties fo:font-style="italic" style:font-style-asian="italic" style:font-style-complex="italic" fo:font-size="12pt" style:font-size-asian="12pt" style:font-size-complex="12pt"/>
    </style:style>
    <style:style style:name="T61_83" style:family="text">
      <style:text-properties fo:font-style="italic" style:font-style-asian="italic" style:font-style-complex="italic" fo:font-size="12pt" style:font-size-asian="12pt" style:font-size-complex="12pt"/>
    </style:style>
    <style:style style:name="T61_84" style:family="text">
      <style:text-properties fo:font-style="italic" style:font-style-asian="italic" style:font-style-complex="italic" fo:font-size="12pt" style:font-size-asian="12pt" style:font-size-complex="12pt"/>
    </style:style>
    <style:style style:name="T61_85" style:family="text">
      <style:text-properties fo:font-style="italic" style:font-style-asian="italic" style:font-style-complex="italic" fo:font-size="12pt" style:font-size-asian="12pt" style:font-size-complex="12pt"/>
    </style:style>
    <style:style style:name="T61_86" style:family="text">
      <style:text-properties fo:font-style="italic" style:font-style-asian="italic" style:font-style-complex="italic" fo:font-size="12pt" style:font-size-asian="12pt" style:font-size-complex="12pt"/>
    </style:style>
    <style:style style:name="T61_87" style:family="text">
      <style:text-properties fo:font-style="italic" style:font-style-asian="italic" style:font-style-complex="italic" fo:font-size="12pt" style:font-size-asian="12pt" style:font-size-complex="12pt"/>
    </style:style>
    <style:style style:name="T61_88" style:family="text">
      <style:text-properties fo:font-style="italic" style:font-style-asian="italic" style:font-style-complex="italic" fo:font-size="12pt" style:font-size-asian="12pt" style:font-size-complex="12pt"/>
    </style:style>
    <style:style style:name="T61_89" style:family="text">
      <style:text-properties fo:font-style="italic" style:font-style-asian="italic" style:font-style-complex="italic" fo:font-size="12pt" style:font-size-asian="12pt" style:font-size-complex="12pt"/>
    </style:style>
    <style:style style:name="T61_90" style:family="text">
      <style:text-properties fo:font-style="italic" style:font-style-asian="italic" style:font-style-complex="italic" fo:font-size="12pt" style:font-size-asian="12pt" style:font-size-complex="12pt"/>
    </style:style>
    <style:style style:name="T61_91" style:family="text">
      <style:text-properties fo:font-style="italic" style:font-style-asian="italic" style:font-style-complex="italic" fo:font-size="12pt" style:font-size-asian="12pt" style:font-size-complex="12pt"/>
    </style:style>
    <style:style style:name="T61_92" style:family="text">
      <style:text-properties fo:font-style="italic" style:font-style-asian="italic" style:font-style-complex="italic" fo:font-size="12pt" style:font-size-asian="12pt" style:font-size-complex="12pt"/>
    </style:style>
    <style:style style:name="T61_93" style:family="text">
      <style:text-properties fo:font-style="italic" style:font-style-asian="italic" style:font-style-complex="italic" fo:font-size="12pt" style:font-size-asian="12pt" style:font-size-complex="12pt"/>
    </style:style>
    <style:style style:name="T61_94" style:family="text">
      <style:text-properties fo:font-style="italic" style:font-style-asian="italic" style:font-style-complex="italic" fo:font-size="12pt" style:font-size-asian="12pt" style:font-size-complex="12pt"/>
    </style:style>
    <style:style style:name="T61_95" style:family="text">
      <style:text-properties fo:font-style="italic" style:font-style-asian="italic" style:font-style-complex="italic" fo:font-size="12pt" style:font-size-asian="12pt" style:font-size-complex="12pt"/>
    </style:style>
    <style:style style:name="T61_96" style:family="text">
      <style:text-properties fo:font-style="italic" style:font-style-asian="italic" style:font-style-complex="italic" fo:font-size="12pt" style:font-size-asian="12pt" style:font-size-complex="12pt"/>
    </style:style>
    <style:style style:name="T61_97" style:family="text">
      <style:text-properties fo:font-style="italic" style:font-style-asian="italic" style:font-style-complex="italic" fo:font-size="12pt" style:font-size-asian="12pt" style:font-size-complex="12pt"/>
    </style:style>
    <style:style style:name="T61_98" style:family="text">
      <style:text-properties fo:font-style="italic" style:font-style-asian="italic" style:font-style-complex="italic" fo:font-size="12pt" style:font-size-asian="12pt" style:font-size-complex="12pt"/>
    </style:style>
    <style:style style:name="T61_99" style:family="text">
      <style:text-properties fo:font-style="italic" style:font-style-asian="italic" style:font-style-complex="italic" fo:font-size="12pt" style:font-size-asian="12pt" style:font-size-complex="12pt"/>
    </style:style>
    <style:style style:name="T61_100" style:family="text">
      <style:text-properties fo:font-style="italic" style:font-style-asian="italic" style:font-style-complex="italic" fo:font-size="12pt" style:font-size-asian="12pt" style:font-size-complex="12pt"/>
    </style:style>
    <style:style style:name="T61_101" style:family="text">
      <style:text-properties fo:font-style="italic" style:font-style-asian="italic" style:font-style-complex="italic" fo:font-size="12pt" style:font-size-asian="12pt" style:font-size-complex="12pt"/>
    </style:style>
    <style:style style:name="T61_102" style:family="text">
      <style:text-properties fo:font-style="italic" style:font-style-asian="italic" style:font-style-complex="italic" fo:font-size="12pt" style:font-size-asian="12pt" style:font-size-complex="12pt"/>
    </style:style>
    <style:style style:name="T61_103" style:family="text">
      <style:text-properties fo:font-style="italic" style:font-style-asian="italic" style:font-style-complex="italic" fo:font-size="12pt" style:font-size-asian="12pt" style:font-size-complex="12pt"/>
    </style:style>
    <style:style style:name="T61_104" style:family="text">
      <style:text-properties fo:font-style="italic" style:font-style-asian="italic" style:font-style-complex="italic" fo:font-size="12pt" style:font-size-asian="12pt" style:font-size-complex="12pt"/>
    </style:style>
    <style:style style:name="T61_105" style:family="text">
      <style:text-properties fo:font-style="italic" style:font-style-asian="italic" style:font-style-complex="italic" fo:font-size="12pt" style:font-size-asian="12pt" style:font-size-complex="12pt"/>
    </style:style>
    <style:style style:name="T61_106" style:family="text">
      <style:text-properties fo:font-style="italic" style:font-style-asian="italic" style:font-style-complex="italic" fo:font-size="12pt" style:font-size-asian="12pt" style:font-size-complex="12pt"/>
    </style:style>
    <style:style style:name="T61_107" style:family="text">
      <style:text-properties fo:font-style="italic" style:font-style-asian="italic" style:font-style-complex="italic" fo:font-size="12pt" style:font-size-asian="12pt" style:font-size-complex="12pt"/>
    </style:style>
    <style:style style:name="T61_108" style:family="text">
      <style:text-properties fo:font-style="italic" style:font-style-asian="italic" style:font-style-complex="italic" fo:font-size="12pt" style:font-size-asian="12pt" style:font-size-complex="12pt"/>
    </style:style>
    <style:style style:name="T61_109" style:family="text">
      <style:text-properties fo:font-size="12pt" style:font-size-asian="12pt" style:font-size-complex="12pt"/>
    </style:style>
    <style:style style:name="T61_110" style:family="text">
      <style:text-properties fo:font-size="12pt" style:font-size-asian="12pt" style:font-size-complex="12pt"/>
    </style:style>
    <style:style style:name="T61_111" style:family="text">
      <style:text-properties fo:font-size="12pt" style:font-size-asian="12pt" style:font-size-complex="12pt"/>
    </style:style>
    <style:style style:name="T61_112" style:family="text">
      <style:text-properties fo:font-style="italic" style:font-style-asian="italic" style:font-style-complex="italic" fo:font-size="12pt" style:font-size-asian="12pt" style:font-size-complex="12pt"/>
    </style:style>
    <style:style style:name="T61_113" style:family="text">
      <style:text-properties fo:font-style="italic" style:font-style-asian="italic" style:font-style-complex="italic" fo:font-size="12pt" style:font-size-asian="12pt" style:font-size-complex="12pt"/>
    </style:style>
    <style:style style:name="T61_114" style:family="text">
      <style:text-properties fo:font-style="italic" style:font-style-asian="italic" style:font-style-complex="italic" fo:font-size="12pt" style:font-size-asian="12pt" style:font-size-complex="12pt"/>
    </style:style>
    <style:style style:name="T61_115" style:family="text">
      <style:text-properties fo:font-style="italic" style:font-style-asian="italic" style:font-style-complex="italic" fo:font-size="12pt" style:font-size-asian="12pt" style:font-size-complex="12pt"/>
    </style:style>
    <style:style style:name="T61_116" style:family="text">
      <style:text-properties fo:font-style="italic" style:font-style-asian="italic" style:font-style-complex="italic" fo:font-size="12pt" style:font-size-asian="12pt" style:font-size-complex="12pt"/>
    </style:style>
    <style:style style:name="T61_117" style:family="text">
      <style:text-properties fo:font-style="italic" style:font-style-asian="italic" style:font-style-complex="italic" fo:font-size="12pt" style:font-size-asian="12pt" style:font-size-complex="12pt"/>
    </style:style>
    <style:style style:name="T61_118" style:family="text">
      <style:text-properties fo:font-style="italic" style:font-style-asian="italic" style:font-style-complex="italic" fo:font-size="12pt" style:font-size-asian="12pt" style:font-size-complex="12pt"/>
    </style:style>
    <style:style style:name="T61_119" style:family="text">
      <style:text-properties fo:font-style="italic" style:font-style-asian="italic" style:font-style-complex="italic" fo:font-size="12pt" style:font-size-asian="12pt" style:font-size-complex="12pt"/>
    </style:style>
    <style:style style:name="T61_120" style:family="text">
      <style:text-properties fo:font-style="italic" style:font-style-asian="italic" style:font-style-complex="italic" fo:font-size="12pt" style:font-size-asian="12pt" style:font-size-complex="12pt"/>
    </style:style>
    <style:style style:name="T61_121" style:family="text">
      <style:text-properties fo:font-style="italic" style:font-style-asian="italic" style:font-style-complex="italic" fo:font-size="12pt" style:font-size-asian="12pt" style:font-size-complex="12pt"/>
    </style:style>
    <style:style style:name="T61_122" style:family="text">
      <style:text-properties fo:font-style="italic" style:font-style-asian="italic" style:font-style-complex="italic" fo:font-size="12pt" style:font-size-asian="12pt" style:font-size-complex="12pt"/>
    </style:style>
    <style:style style:name="T61_123" style:family="text">
      <style:text-properties fo:font-style="italic" style:font-style-asian="italic" style:font-style-complex="italic" fo:font-size="12pt" style:font-size-asian="12pt" style:font-size-complex="12pt"/>
    </style:style>
    <style:style style:name="T61_124" style:family="text">
      <style:text-properties fo:font-style="italic" style:font-style-asian="italic" style:font-style-complex="italic" fo:font-size="12pt" style:font-size-asian="12pt" style:font-size-complex="12pt"/>
    </style:style>
    <style:style style:name="T61_125" style:family="text">
      <style:text-properties fo:font-style="italic" style:font-style-asian="italic" style:font-style-complex="italic" fo:font-size="12pt" style:font-size-asian="12pt" style:font-size-complex="12pt"/>
    </style:style>
    <style:style style:name="T61_126" style:family="text">
      <style:text-properties fo:font-style="italic" style:font-style-asian="italic" style:font-style-complex="italic" fo:font-size="12pt" style:font-size-asian="12pt" style:font-size-complex="12pt"/>
    </style:style>
    <style:style style:name="T61_127" style:family="text">
      <style:text-properties fo:font-style="italic" style:font-style-asian="italic" style:font-style-complex="italic" fo:font-size="12pt" style:font-size-asian="12pt" style:font-size-complex="12pt"/>
    </style:style>
    <style:style style:name="T61_128" style:family="text">
      <style:text-properties fo:font-style="italic" style:font-style-asian="italic" style:font-style-complex="italic" fo:font-size="12pt" style:font-size-asian="12pt" style:font-size-complex="12pt"/>
    </style:style>
    <style:style style:name="T61_129" style:family="text">
      <style:text-properties fo:font-style="italic" style:font-style-asian="italic" style:font-style-complex="italic" fo:font-size="12pt" style:font-size-asian="12pt" style:font-size-complex="12pt"/>
    </style:style>
    <style:style style:name="T61_130" style:family="text">
      <style:text-properties fo:font-style="italic" style:font-style-asian="italic" style:font-style-complex="italic" fo:font-size="12pt" style:font-size-asian="12pt" style:font-size-complex="12pt"/>
    </style:style>
    <style:style style:name="T61_131" style:family="text">
      <style:text-properties fo:font-style="italic" style:font-style-asian="italic" style:font-style-complex="italic" fo:font-size="12pt" style:font-size-asian="12pt" style:font-size-complex="12pt"/>
    </style:style>
    <style:style style:name="T61_132" style:family="text">
      <style:text-properties fo:font-style="italic" style:font-style-asian="italic" style:font-style-complex="italic" fo:font-size="12pt" style:font-size-asian="12pt" style:font-size-complex="12pt"/>
    </style:style>
    <style:style style:name="T61_133" style:family="text">
      <style:text-properties fo:font-style="italic" style:font-style-asian="italic" style:font-style-complex="italic" fo:font-size="12pt" style:font-size-asian="12pt" style:font-size-complex="12pt"/>
    </style:style>
    <style:style style:name="T61_134" style:family="text">
      <style:text-properties fo:font-style="italic" style:font-style-asian="italic" style:font-style-complex="italic" fo:font-size="12pt" style:font-size-asian="12pt" style:font-size-complex="12pt"/>
    </style:style>
    <style:style style:name="T61_135" style:family="text">
      <style:text-properties fo:font-style="italic" style:font-style-asian="italic" style:font-style-complex="italic" fo:font-size="12pt" style:font-size-asian="12pt" style:font-size-complex="12pt"/>
    </style:style>
    <style:style style:name="T61_136" style:family="text">
      <style:text-properties fo:font-style="italic" style:font-style-asian="italic" style:font-style-complex="italic" fo:font-size="12pt" style:font-size-asian="12pt" style:font-size-complex="12pt"/>
    </style:style>
    <style:style style:name="T61_137" style:family="text">
      <style:text-properties fo:font-style="italic" style:font-style-asian="italic" style:font-style-complex="italic" fo:font-size="12pt" style:font-size-asian="12pt" style:font-size-complex="12pt"/>
    </style:style>
    <style:style style:name="T61_138" style:family="text">
      <style:text-properties fo:font-style="italic" style:font-style-asian="italic" style:font-style-complex="italic" fo:font-size="12pt" style:font-size-asian="12pt" style:font-size-complex="12pt"/>
    </style:style>
    <style:style style:name="P62" style:family="paragraph" style:parent-style-name="Standard">
      <style:paragraph-properties fo:break-before="auto" fo:line-height="150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T62_63" style:family="text">
      <style:text-properties fo:font-size="12pt" style:font-size-asian="12pt" style:font-size-complex="12pt"/>
    </style:style>
    <style:style style:name="T62_64" style:family="text">
      <style:text-properties fo:font-size="12pt" style:font-size-asian="12pt" style:font-size-complex="12pt"/>
    </style:style>
    <style:style style:name="T62_65" style:family="text">
      <style:text-properties fo:font-size="12pt" style:font-size-asian="12pt" style:font-size-complex="12pt"/>
    </style:style>
    <style:style style:name="T62_66" style:family="text">
      <style:text-properties fo:font-size="12pt" style:font-size-asian="12pt" style:font-size-complex="12pt"/>
    </style:style>
    <style:style style:name="T62_67" style:family="text">
      <style:text-properties fo:font-size="12pt" style:font-size-asian="12pt" style:font-size-complex="12pt"/>
    </style:style>
    <style:style style:name="T62_68" style:family="text">
      <style:text-properties fo:font-size="12pt" style:font-size-asian="12pt" style:font-size-complex="12pt"/>
    </style:style>
    <style:style style:name="T62_69" style:family="text">
      <style:text-properties fo:font-size="12pt" style:font-size-asian="12pt" style:font-size-complex="12pt"/>
    </style:style>
    <style:style style:name="T62_70" style:family="text">
      <style:text-properties fo:font-size="12pt" style:font-size-asian="12pt" style:font-size-complex="12pt"/>
    </style:style>
    <style:style style:name="T62_71" style:family="text">
      <style:text-properties fo:font-size="12pt" style:font-size-asian="12pt" style:font-size-complex="12pt"/>
    </style:style>
    <style:style style:name="T62_72" style:family="text">
      <style:text-properties fo:font-size="12pt" style:font-size-asian="12pt" style:font-size-complex="12pt"/>
    </style:style>
    <style:style style:name="T62_73" style:family="text">
      <style:text-properties fo:font-size="12pt" style:font-size-asian="12pt" style:font-size-complex="12pt"/>
    </style:style>
    <style:style style:name="T62_74" style:family="text">
      <style:text-properties fo:font-size="12pt" style:font-size-asian="12pt" style:font-size-complex="12pt"/>
    </style:style>
    <style:style style:name="T62_75" style:family="text">
      <style:text-properties fo:font-size="12pt" style:font-size-asian="12pt" style:font-size-complex="12pt"/>
    </style:style>
    <style:style style:name="T62_76" style:family="text">
      <style:text-properties fo:font-size="12pt" style:font-size-asian="12pt" style:font-size-complex="12pt"/>
    </style:style>
    <style:style style:name="T62_77" style:family="text">
      <style:text-properties fo:font-size="12pt" style:font-size-asian="12pt" style:font-size-complex="12pt"/>
    </style:style>
    <style:style style:name="T62_78" style:family="text">
      <style:text-properties fo:font-size="12pt" style:font-size-asian="12pt" style:font-size-complex="12pt"/>
    </style:style>
    <style:style style:name="T62_79" style:family="text">
      <style:text-properties fo:font-size="12pt" style:font-size-asian="12pt" style:font-size-complex="12pt"/>
    </style:style>
    <style:style style:name="T62_80" style:family="text">
      <style:text-properties fo:font-size="12pt" style:font-size-asian="12pt" style:font-size-complex="12pt"/>
    </style:style>
    <style:style style:name="T62_81" style:family="text">
      <style:text-properties fo:font-size="12pt" style:font-size-asian="12pt" style:font-size-complex="12pt"/>
    </style:style>
    <style:style style:name="T62_82" style:family="text">
      <style:text-properties fo:font-size="12pt" style:font-size-asian="12pt" style:font-size-complex="12pt"/>
    </style:style>
    <style:style style:name="T62_83" style:family="text">
      <style:text-properties fo:font-size="12pt" style:font-size-asian="12pt" style:font-size-complex="12pt"/>
    </style:style>
    <style:style style:name="T62_84" style:family="text">
      <style:text-properties fo:font-size="12pt" style:font-size-asian="12pt" style:font-size-complex="12pt"/>
    </style:style>
    <style:style style:name="T62_85" style:family="text">
      <style:text-properties fo:font-size="12pt" style:font-size-asian="12pt" style:font-size-complex="12pt"/>
    </style:style>
    <style:style style:name="T62_86" style:family="text">
      <style:text-properties fo:font-size="12pt" style:font-size-asian="12pt" style:font-size-complex="12pt"/>
    </style:style>
    <style:style style:name="T62_87" style:family="text">
      <style:text-properties fo:font-size="12pt" style:font-size-asian="12pt" style:font-size-complex="12pt"/>
    </style:style>
    <style:style style:name="T62_88" style:family="text">
      <style:text-properties fo:font-size="12pt" style:font-size-asian="12pt" style:font-size-complex="12pt"/>
    </style:style>
    <style:style style:name="T62_89" style:family="text">
      <style:text-properties fo:font-size="12pt" style:font-size-asian="12pt" style:font-size-complex="12pt"/>
    </style:style>
    <style:style style:name="T62_90" style:family="text">
      <style:text-properties fo:font-size="12pt" style:font-size-asian="12pt" style:font-size-complex="12pt"/>
    </style:style>
    <style:style style:name="T62_91" style:family="text">
      <style:text-properties fo:font-size="12pt" style:font-size-asian="12pt" style:font-size-complex="12pt"/>
    </style:style>
    <style:style style:name="T62_92" style:family="text">
      <style:text-properties fo:font-size="12pt" style:font-size-asian="12pt" style:font-size-complex="12pt"/>
    </style:style>
    <style:style style:name="T62_93" style:family="text">
      <style:text-properties fo:font-size="12pt" style:font-size-asian="12pt" style:font-size-complex="12pt"/>
    </style:style>
    <style:style style:name="T62_94" style:family="text">
      <style:text-properties fo:font-size="12pt" style:font-size-asian="12pt" style:font-size-complex="12pt"/>
    </style:style>
    <style:style style:name="T62_95" style:family="text">
      <style:text-properties fo:font-size="12pt" style:font-size-asian="12pt" style:font-size-complex="12pt"/>
    </style:style>
    <style:style style:name="T62_96" style:family="text">
      <style:text-properties fo:font-size="12pt" style:font-size-asian="12pt" style:font-size-complex="12pt"/>
    </style:style>
    <style:style style:name="T62_97" style:family="text">
      <style:text-properties fo:font-size="12pt" style:font-size-asian="12pt" style:font-size-complex="12pt"/>
    </style:style>
    <style:style style:name="T62_98" style:family="text">
      <style:text-properties fo:font-size="12pt" style:font-size-asian="12pt" style:font-size-complex="12pt"/>
    </style:style>
    <style:style style:name="T62_99" style:family="text">
      <style:text-properties fo:font-size="12pt" style:font-size-asian="12pt" style:font-size-complex="12pt"/>
    </style:style>
    <style:style style:name="T62_100" style:family="text">
      <style:text-properties fo:font-size="12pt" style:font-size-asian="12pt" style:font-size-complex="12pt"/>
    </style:style>
    <style:style style:name="T62_101" style:family="text">
      <style:text-properties fo:font-size="12pt" style:font-size-asian="12pt" style:font-size-complex="12pt"/>
    </style:style>
    <style:style style:name="T62_102" style:family="text">
      <style:text-properties fo:font-size="12pt" style:font-size-asian="12pt" style:font-size-complex="12pt"/>
    </style:style>
    <style:style style:name="T62_103" style:family="text">
      <style:text-properties fo:font-size="12pt" style:font-size-asian="12pt" style:font-size-complex="12pt"/>
    </style:style>
    <style:style style:name="T62_104" style:family="text">
      <style:text-properties fo:font-size="12pt" style:font-size-asian="12pt" style:font-size-complex="12pt"/>
    </style:style>
    <style:style style:name="T62_105" style:family="text">
      <style:text-properties fo:font-size="12pt" style:font-size-asian="12pt" style:font-size-complex="12pt"/>
    </style:style>
    <style:style style:name="T62_106" style:family="text">
      <style:text-properties fo:font-size="12pt" style:font-size-asian="12pt" style:font-size-complex="12pt"/>
    </style:style>
    <style:style style:name="T62_107" style:family="text">
      <style:text-properties fo:font-size="12pt" style:font-size-asian="12pt" style:font-size-complex="12pt"/>
    </style:style>
    <style:style style:name="T62_108" style:family="text">
      <style:text-properties fo:font-size="12pt" style:font-size-asian="12pt" style:font-size-complex="12pt"/>
    </style:style>
    <style:style style:name="T62_109" style:family="text">
      <style:text-properties fo:font-size="12pt" style:font-size-asian="12pt" style:font-size-complex="12pt"/>
    </style:style>
    <style:style style:name="T62_110" style:family="text">
      <style:text-properties fo:font-size="12pt" style:font-size-asian="12pt" style:font-size-complex="12pt"/>
    </style:style>
    <style:style style:name="T62_111" style:family="text">
      <style:text-properties fo:font-size="12pt" style:font-size-asian="12pt" style:font-size-complex="12pt"/>
    </style:style>
    <style:style style:name="T62_112" style:family="text">
      <style:text-properties fo:font-size="12pt" style:font-size-asian="12pt" style:font-size-complex="12pt"/>
    </style:style>
    <style:style style:name="T62_113" style:family="text">
      <style:text-properties fo:font-size="12pt" style:font-size-asian="12pt" style:font-size-complex="12pt"/>
    </style:style>
    <style:style style:name="T62_114" style:family="text">
      <style:text-properties fo:font-size="12pt" style:font-size-asian="12pt" style:font-size-complex="12pt"/>
    </style:style>
    <style:style style:name="T62_115" style:family="text">
      <style:text-properties fo:font-size="12pt" style:font-size-asian="12pt" style:font-size-complex="12pt"/>
    </style:style>
    <style:style style:name="T62_116" style:family="text">
      <style:text-properties fo:font-size="12pt" style:font-size-asian="12pt" style:font-size-complex="12pt"/>
    </style:style>
    <style:style style:name="T62_117" style:family="text">
      <style:text-properties fo:font-size="12pt" style:font-size-asian="12pt" style:font-size-complex="12pt"/>
    </style:style>
    <style:style style:name="T62_118" style:family="text">
      <style:text-properties fo:font-size="12pt" style:font-size-asian="12pt" style:font-size-complex="12pt"/>
    </style:style>
    <style:style style:name="T62_119" style:family="text">
      <style:text-properties fo:font-size="12pt" style:font-size-asian="12pt" style:font-size-complex="12pt"/>
    </style:style>
    <style:style style:name="T62_120" style:family="text">
      <style:text-properties fo:font-size="12pt" style:font-size-asian="12pt" style:font-size-complex="12pt"/>
    </style:style>
    <style:style style:name="T62_121" style:family="text">
      <style:text-properties fo:font-size="12pt" style:font-size-asian="12pt" style:font-size-complex="12pt"/>
    </style:style>
    <style:style style:name="T62_122" style:family="text">
      <style:text-properties fo:font-size="12pt" style:font-size-asian="12pt" style:font-size-complex="12pt"/>
    </style:style>
    <style:style style:name="T62_123" style:family="text">
      <style:text-properties fo:font-size="12pt" style:font-size-asian="12pt" style:font-size-complex="12pt"/>
    </style:style>
    <style:style style:name="T62_124" style:family="text">
      <style:text-properties fo:font-size="12pt" style:font-size-asian="12pt" style:font-size-complex="12pt"/>
    </style:style>
    <style:style style:name="T62_125" style:family="text">
      <style:text-properties fo:font-size="12pt" style:font-size-asian="12pt" style:font-size-complex="12pt"/>
    </style:style>
    <style:style style:name="T62_126" style:family="text">
      <style:text-properties fo:font-size="12pt" style:font-size-asian="12pt" style:font-size-complex="12pt"/>
    </style:style>
    <style:style style:name="T62_127" style:family="text">
      <style:text-properties fo:font-size="12pt" style:font-size-asian="12pt" style:font-size-complex="12pt"/>
    </style:style>
    <style:style style:name="T62_128" style:family="text">
      <style:text-properties fo:font-size="12pt" style:font-size-asian="12pt" style:font-size-complex="12pt"/>
    </style:style>
    <style:style style:name="T62_129" style:family="text">
      <style:text-properties fo:font-size="12pt" style:font-size-asian="12pt" style:font-size-complex="12pt"/>
    </style:style>
    <style:style style:name="T62_130" style:family="text">
      <style:text-properties fo:font-size="12pt" style:font-size-asian="12pt" style:font-size-complex="12pt"/>
    </style:style>
    <style:style style:name="T62_131" style:family="text">
      <style:text-properties fo:font-size="12pt" style:font-size-asian="12pt" style:font-size-complex="12pt"/>
    </style:style>
    <style:style style:name="T62_132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50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T63_43" style:family="text">
      <style:text-properties fo:font-size="12pt" style:font-size-asian="12pt" style:font-size-complex="12pt"/>
    </style:style>
    <style:style style:name="T63_44" style:family="text">
      <style:text-properties fo:font-size="12pt" style:font-size-asian="12pt" style:font-size-complex="12pt"/>
    </style:style>
    <style:style style:name="T63_45" style:family="text">
      <style:text-properties fo:font-size="12pt" style:font-size-asian="12pt" style:font-size-complex="12pt"/>
    </style:style>
    <style:style style:name="T63_46" style:family="text">
      <style:text-properties fo:font-size="12pt" style:font-size-asian="12pt" style:font-size-complex="12pt"/>
    </style:style>
    <style:style style:name="T63_47" style:family="text">
      <style:text-properties fo:font-size="12pt" style:font-size-asian="12pt" style:font-size-complex="12pt"/>
    </style:style>
    <style:style style:name="T63_48" style:family="text">
      <style:text-properties fo:font-size="12pt" style:font-size-asian="12pt" style:font-size-complex="12pt"/>
    </style:style>
    <style:style style:name="T63_49" style:family="text">
      <style:text-properties fo:font-size="12pt" style:font-size-asian="12pt" style:font-size-complex="12pt"/>
    </style:style>
    <style:style style:name="T63_50" style:family="text">
      <style:text-properties fo:font-size="12pt" style:font-size-asian="12pt" style:font-size-complex="12pt"/>
    </style:style>
    <style:style style:name="T63_51" style:family="text">
      <style:text-properties fo:font-size="12pt" style:font-size-asian="12pt" style:font-size-complex="12pt"/>
    </style:style>
    <style:style style:name="T63_52" style:family="text">
      <style:text-properties fo:font-size="12pt" style:font-size-asian="12pt" style:font-size-complex="12pt"/>
    </style:style>
    <style:style style:name="T63_53" style:family="text">
      <style:text-properties fo:font-size="12pt" style:font-size-asian="12pt" style:font-size-complex="12pt"/>
    </style:style>
    <style:style style:name="T63_54" style:family="text">
      <style:text-properties fo:font-size="12pt" style:font-size-asian="12pt" style:font-size-complex="12pt"/>
    </style:style>
    <style:style style:name="T63_55" style:family="text">
      <style:text-properties fo:font-size="12pt" style:font-size-asian="12pt" style:font-size-complex="12pt"/>
    </style:style>
    <style:style style:name="T63_56" style:family="text">
      <style:text-properties fo:font-size="12pt" style:font-size-asian="12pt" style:font-size-complex="12pt"/>
    </style:style>
    <style:style style:name="T63_57" style:family="text">
      <style:text-properties fo:font-size="12pt" style:font-size-asian="12pt" style:font-size-complex="12pt"/>
    </style:style>
    <style:style style:name="T63_58" style:family="text">
      <style:text-properties fo:font-size="12pt" style:font-size-asian="12pt" style:font-size-complex="12pt"/>
    </style:style>
    <style:style style:name="T63_59" style:family="text">
      <style:text-properties fo:font-size="12pt" style:font-size-asian="12pt" style:font-size-complex="12pt"/>
    </style:style>
    <style:style style:name="T63_60" style:family="text">
      <style:text-properties fo:font-size="12pt" style:font-size-asian="12pt" style:font-size-complex="12pt"/>
    </style:style>
    <style:style style:name="T63_61" style:family="text">
      <style:text-properties fo:font-size="12pt" style:font-size-asian="12pt" style:font-size-complex="12pt"/>
    </style:style>
    <style:style style:name="T63_62" style:family="text">
      <style:text-properties fo:font-size="12pt" style:font-size-asian="12pt" style:font-size-complex="12pt"/>
    </style:style>
    <style:style style:name="T63_63" style:family="text">
      <style:text-properties fo:font-size="12pt" style:font-size-asian="12pt" style:font-size-complex="12pt"/>
    </style:style>
    <style:style style:name="T63_64" style:family="text">
      <style:text-properties fo:font-size="12pt" style:font-size-asian="12pt" style:font-size-complex="12pt"/>
    </style:style>
    <style:style style:name="T63_65" style:family="text">
      <style:text-properties fo:font-size="12pt" style:font-size-asian="12pt" style:font-size-complex="12pt"/>
    </style:style>
    <style:style style:name="T63_66" style:family="text">
      <style:text-properties fo:font-size="12pt" style:font-size-asian="12pt" style:font-size-complex="12pt"/>
    </style:style>
    <style:style style:name="T63_67" style:family="text">
      <style:text-properties fo:font-size="12pt" style:font-size-asian="12pt" style:font-size-complex="12pt"/>
    </style:style>
    <style:style style:name="T63_68" style:family="text">
      <style:text-properties fo:font-size="12pt" style:font-size-asian="12pt" style:font-size-complex="12pt"/>
    </style:style>
    <style:style style:name="T63_69" style:family="text">
      <style:text-properties fo:font-size="12pt" style:font-size-asian="12pt" style:font-size-complex="12pt"/>
    </style:style>
    <style:style style:name="T63_70" style:family="text">
      <style:text-properties fo:font-size="12pt" style:font-size-asian="12pt" style:font-size-complex="12pt"/>
    </style:style>
    <style:style style:name="T63_71" style:family="text">
      <style:text-properties fo:font-size="12pt" style:font-size-asian="12pt" style:font-size-complex="12pt"/>
    </style:style>
    <style:style style:name="T63_72" style:family="text">
      <style:text-properties fo:font-size="12pt" style:font-size-asian="12pt" style:font-size-complex="12pt"/>
    </style:style>
    <style:style style:name="T63_73" style:family="text">
      <style:text-properties fo:font-size="12pt" style:font-size-asian="12pt" style:font-size-complex="12pt"/>
    </style:style>
    <style:style style:name="T63_74" style:family="text">
      <style:text-properties fo:font-size="12pt" style:font-size-asian="12pt" style:font-size-complex="12pt"/>
    </style:style>
    <style:style style:name="T63_75" style:family="text">
      <style:text-properties fo:font-size="12pt" style:font-size-asian="12pt" style:font-size-complex="12pt"/>
    </style:style>
    <style:style style:name="T63_76" style:family="text">
      <style:text-properties fo:font-size="12pt" style:font-size-asian="12pt" style:font-size-complex="12pt"/>
    </style:style>
    <style:style style:name="T63_77" style:family="text">
      <style:text-properties fo:font-size="12pt" style:font-size-asian="12pt" style:font-size-complex="12pt"/>
    </style:style>
    <style:style style:name="T63_78" style:family="text">
      <style:text-properties fo:font-size="12pt" style:font-size-asian="12pt" style:font-size-complex="12pt"/>
    </style:style>
    <style:style style:name="T63_79" style:family="text">
      <style:text-properties fo:font-size="12pt" style:font-size-asian="12pt" style:font-size-complex="12pt"/>
    </style:style>
    <style:style style:name="T63_80" style:family="text">
      <style:text-properties fo:font-size="12pt" style:font-size-asian="12pt" style:font-size-complex="12pt"/>
    </style:style>
    <style:style style:name="T63_81" style:family="text">
      <style:text-properties fo:font-size="12pt" style:font-size-asian="12pt" style:font-size-complex="12pt"/>
    </style:style>
    <style:style style:name="T63_82" style:family="text">
      <style:text-properties fo:font-size="12pt" style:font-size-asian="12pt" style:font-size-complex="12pt"/>
    </style:style>
    <style:style style:name="T63_83" style:family="text">
      <style:text-properties fo:font-size="12pt" style:font-size-asian="12pt" style:font-size-complex="12pt"/>
    </style:style>
    <style:style style:name="T63_84" style:family="text">
      <style:text-properties fo:font-size="12pt" style:font-size-asian="12pt" style:font-size-complex="12pt"/>
    </style:style>
    <style:style style:name="T63_85" style:family="text">
      <style:text-properties fo:font-size="12pt" style:font-size-asian="12pt" style:font-size-complex="12pt"/>
    </style:style>
    <style:style style:name="T63_86" style:family="text">
      <style:text-properties fo:font-size="12pt" style:font-size-asian="12pt" style:font-size-complex="12pt"/>
    </style:style>
    <style:style style:name="T63_87" style:family="text">
      <style:text-properties fo:font-size="12pt" style:font-size-asian="12pt" style:font-size-complex="12pt"/>
    </style:style>
    <style:style style:name="T63_88" style:family="text">
      <style:text-properties fo:font-size="12pt" style:font-size-asian="12pt" style:font-size-complex="12pt"/>
    </style:style>
    <style:style style:name="T63_89" style:family="text">
      <style:text-properties fo:font-size="12pt" style:font-size-asian="12pt" style:font-size-complex="12pt"/>
    </style:style>
    <style:style style:name="T63_90" style:family="text">
      <style:text-properties fo:font-size="12pt" style:font-size-asian="12pt" style:font-size-complex="12pt"/>
    </style:style>
    <style:style style:name="T63_91" style:family="text">
      <style:text-properties fo:font-size="12pt" style:font-size-asian="12pt" style:font-size-complex="12pt"/>
    </style:style>
    <style:style style:name="T63_92" style:family="text">
      <style:text-properties fo:font-size="12pt" style:font-size-asian="12pt" style:font-size-complex="12pt"/>
    </style:style>
    <style:style style:name="T63_93" style:family="text">
      <style:text-properties fo:font-size="12pt" style:font-size-asian="12pt" style:font-size-complex="12pt"/>
    </style:style>
    <style:style style:name="T63_94" style:family="text">
      <style:text-properties fo:font-size="12pt" style:font-size-asian="12pt" style:font-size-complex="12pt"/>
    </style:style>
    <style:style style:name="T63_95" style:family="text">
      <style:text-properties fo:font-size="12pt" style:font-size-asian="12pt" style:font-size-complex="12pt"/>
    </style:style>
    <style:style style:name="T63_96" style:family="text">
      <style:text-properties fo:font-size="12pt" style:font-size-asian="12pt" style:font-size-complex="12pt"/>
    </style:style>
    <style:style style:name="T63_97" style:family="text">
      <style:text-properties fo:font-size="12pt" style:font-size-asian="12pt" style:font-size-complex="12pt"/>
    </style:style>
    <style:style style:name="T63_98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50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T64_23" style:family="text">
      <style:text-properties fo:font-size="12pt" style:font-size-asian="12pt" style:font-size-complex="12pt"/>
    </style:style>
    <style:style style:name="T64_24" style:family="text">
      <style:text-properties fo:font-size="12pt" style:font-size-asian="12pt" style:font-size-complex="12pt"/>
    </style:style>
    <style:style style:name="T64_25" style:family="text">
      <style:text-properties fo:font-size="12pt" style:font-size-asian="12pt" style:font-size-complex="12pt"/>
    </style:style>
    <style:style style:name="T64_26" style:family="text">
      <style:text-properties fo:font-size="12pt" style:font-size-asian="12pt" style:font-size-complex="12pt"/>
    </style:style>
    <style:style style:name="T64_27" style:family="text">
      <style:text-properties fo:font-size="12pt" style:font-size-asian="12pt" style:font-size-complex="12pt"/>
    </style:style>
    <style:style style:name="T64_28" style:family="text">
      <style:text-properties fo:font-size="12pt" style:font-size-asian="12pt" style:font-size-complex="12pt"/>
    </style:style>
    <style:style style:name="T64_29" style:family="text">
      <style:text-properties fo:font-size="12pt" style:font-size-asian="12pt" style:font-size-complex="12pt"/>
    </style:style>
    <style:style style:name="T64_30" style:family="text">
      <style:text-properties fo:font-size="12pt" style:font-size-asian="12pt" style:font-size-complex="12pt"/>
    </style:style>
    <style:style style:name="T64_31" style:family="text">
      <style:text-properties fo:font-size="12pt" style:font-size-asian="12pt" style:font-size-complex="12pt"/>
    </style:style>
    <style:style style:name="T64_32" style:family="text">
      <style:text-properties fo:font-size="12pt" style:font-size-asian="12pt" style:font-size-complex="12pt"/>
    </style:style>
    <style:style style:name="T64_33" style:family="text">
      <style:text-properties fo:font-size="12pt" style:font-size-asian="12pt" style:font-size-complex="12pt"/>
    </style:style>
    <style:style style:name="T64_34" style:family="text">
      <style:text-properties fo:font-size="12pt" style:font-size-asian="12pt" style:font-size-complex="12pt"/>
    </style:style>
    <style:style style:name="T64_35" style:family="text">
      <style:text-properties fo:font-size="12pt" style:font-size-asian="12pt" style:font-size-complex="12pt"/>
    </style:style>
    <style:style style:name="T64_36" style:family="text">
      <style:text-properties fo:font-size="12pt" style:font-size-asian="12pt" style:font-size-complex="12pt"/>
    </style:style>
    <style:style style:name="T64_37" style:family="text">
      <style:text-properties fo:font-size="12pt" style:font-size-asian="12pt" style:font-size-complex="12pt"/>
    </style:style>
    <style:style style:name="T64_38" style:family="text">
      <style:text-properties fo:font-size="12pt" style:font-size-asian="12pt" style:font-size-complex="12pt"/>
    </style:style>
    <style:style style:name="T64_39" style:family="text">
      <style:text-properties fo:font-size="12pt" style:font-size-asian="12pt" style:font-size-complex="12pt"/>
    </style:style>
    <style:style style:name="T64_40" style:family="text">
      <style:text-properties fo:font-size="12pt" style:font-size-asian="12pt" style:font-size-complex="12pt"/>
    </style:style>
    <style:style style:name="T64_41" style:family="text">
      <style:text-properties fo:font-size="12pt" style:font-size-asian="12pt" style:font-size-complex="12pt"/>
    </style:style>
    <style:style style:name="T64_42" style:family="text">
      <style:text-properties fo:font-size="12pt" style:font-size-asian="12pt" style:font-size-complex="12pt"/>
    </style:style>
    <style:style style:name="T64_43" style:family="text">
      <style:text-properties fo:font-size="12pt" style:font-size-asian="12pt" style:font-size-complex="12pt"/>
    </style:style>
    <style:style style:name="T64_44" style:family="text">
      <style:text-properties fo:font-size="12pt" style:font-size-asian="12pt" style:font-size-complex="12pt"/>
    </style:style>
    <style:style style:name="T64_45" style:family="text">
      <style:text-properties fo:font-size="12pt" style:font-size-asian="12pt" style:font-size-complex="12pt"/>
    </style:style>
    <style:style style:name="T64_46" style:family="text">
      <style:text-properties fo:font-size="12pt" style:font-size-asian="12pt" style:font-size-complex="12pt"/>
    </style:style>
    <style:style style:name="T64_47" style:family="text">
      <style:text-properties fo:font-size="12pt" style:font-size-asian="12pt" style:font-size-complex="12pt"/>
    </style:style>
    <style:style style:name="T64_48" style:family="text">
      <style:text-properties fo:font-size="12pt" style:font-size-asian="12pt" style:font-size-complex="12pt"/>
    </style:style>
    <style:style style:name="T64_49" style:family="text">
      <style:text-properties fo:font-size="12pt" style:font-size-asian="12pt" style:font-size-complex="12pt"/>
    </style:style>
    <style:style style:name="T64_50" style:family="text">
      <style:text-properties fo:font-size="12pt" style:font-size-asian="12pt" style:font-size-complex="12pt"/>
    </style:style>
    <style:style style:name="T64_51" style:family="text">
      <style:text-properties fo:font-size="12pt" style:font-size-asian="12pt" style:font-size-complex="12pt"/>
    </style:style>
    <style:style style:name="T64_52" style:family="text">
      <style:text-properties fo:font-size="12pt" style:font-size-asian="12pt" style:font-size-complex="12pt"/>
    </style:style>
    <style:style style:name="T64_53" style:family="text">
      <style:text-properties fo:font-size="12pt" style:font-size-asian="12pt" style:font-size-complex="12pt"/>
    </style:style>
    <style:style style:name="T64_54" style:family="text">
      <style:text-properties fo:font-size="12pt" style:font-size-asian="12pt" style:font-size-complex="12pt"/>
    </style:style>
    <style:style style:name="T64_55" style:family="text">
      <style:text-properties fo:font-size="12pt" style:font-size-asian="12pt" style:font-size-complex="12pt"/>
    </style:style>
    <style:style style:name="T64_56" style:family="text">
      <style:text-properties fo:font-size="12pt" style:font-size-asian="12pt" style:font-size-complex="12pt"/>
    </style:style>
    <style:style style:name="T64_57" style:family="text">
      <style:text-properties fo:font-size="12pt" style:font-size-asian="12pt" style:font-size-complex="12pt"/>
    </style:style>
    <style:style style:name="T64_58" style:family="text">
      <style:text-properties fo:font-size="12pt" style:font-size-asian="12pt" style:font-size-complex="12pt"/>
    </style:style>
    <style:style style:name="T64_59" style:family="text">
      <style:text-properties fo:font-size="12pt" style:font-size-asian="12pt" style:font-size-complex="12pt"/>
    </style:style>
    <style:style style:name="T64_60" style:family="text">
      <style:text-properties fo:font-size="12pt" style:font-size-asian="12pt" style:font-size-complex="12pt"/>
    </style:style>
    <style:style style:name="T64_61" style:family="text">
      <style:text-properties fo:font-size="12pt" style:font-size-asian="12pt" style:font-size-complex="12pt"/>
    </style:style>
    <style:style style:name="T64_62" style:family="text">
      <style:text-properties fo:font-size="12pt" style:font-size-asian="12pt" style:font-size-complex="12pt"/>
    </style:style>
    <style:style style:name="T64_63" style:family="text">
      <style:text-properties fo:font-size="12pt" style:font-size-asian="12pt" style:font-size-complex="12pt"/>
    </style:style>
    <style:style style:name="T64_64" style:family="text">
      <style:text-properties fo:font-size="12pt" style:font-size-asian="12pt" style:font-size-complex="12pt"/>
    </style:style>
    <style:style style:name="T64_65" style:family="text">
      <style:text-properties fo:font-size="12pt" style:font-size-asian="12pt" style:font-size-complex="12pt"/>
    </style:style>
    <style:style style:name="T64_66" style:family="text">
      <style:text-properties fo:font-size="12pt" style:font-size-asian="12pt" style:font-size-complex="12pt"/>
    </style:style>
    <style:style style:name="T64_67" style:family="text">
      <style:text-properties fo:font-size="12pt" style:font-size-asian="12pt" style:font-size-complex="12pt"/>
    </style:style>
    <style:style style:name="T64_68" style:family="text">
      <style:text-properties fo:font-size="12pt" style:font-size-asian="12pt" style:font-size-complex="12pt"/>
    </style:style>
    <style:style style:name="T64_69" style:family="text">
      <style:text-properties fo:font-size="12pt" style:font-size-asian="12pt" style:font-size-complex="12pt"/>
    </style:style>
    <style:style style:name="T64_70" style:family="text">
      <style:text-properties fo:font-size="12pt" style:font-size-asian="12pt" style:font-size-complex="12pt"/>
    </style:style>
    <style:style style:name="T64_71" style:family="text">
      <style:text-properties fo:font-size="12pt" style:font-size-asian="12pt" style:font-size-complex="12pt"/>
    </style:style>
    <style:style style:name="T64_72" style:family="text">
      <style:text-properties fo:font-size="12pt" style:font-size-asian="12pt" style:font-size-complex="12pt"/>
    </style:style>
    <style:style style:name="T64_73" style:family="text">
      <style:text-properties fo:font-size="12pt" style:font-size-asian="12pt" style:font-size-complex="12pt"/>
    </style:style>
    <style:style style:name="T64_74" style:family="text">
      <style:text-properties fo:font-size="12pt" style:font-size-asian="12pt" style:font-size-complex="12pt"/>
    </style:style>
    <style:style style:name="T64_75" style:family="text">
      <style:text-properties fo:font-size="12pt" style:font-size-asian="12pt" style:font-size-complex="12pt"/>
    </style:style>
    <style:style style:name="T64_76" style:family="text">
      <style:text-properties fo:font-size="12pt" style:font-size-asian="12pt" style:font-size-complex="12pt"/>
    </style:style>
    <style:style style:name="T64_77" style:family="text">
      <style:text-properties fo:font-size="12pt" style:font-size-asian="12pt" style:font-size-complex="12pt"/>
    </style:style>
    <style:style style:name="T64_78" style:family="text">
      <style:text-properties fo:font-size="12pt" style:font-size-asian="12pt" style:font-size-complex="12pt"/>
    </style:style>
    <style:style style:name="T64_79" style:family="text">
      <style:text-properties fo:font-size="12pt" style:font-size-asian="12pt" style:font-size-complex="12pt"/>
    </style:style>
    <style:style style:name="T64_80" style:family="text">
      <style:text-properties fo:font-size="12pt" style:font-size-asian="12pt" style:font-size-complex="12pt"/>
    </style:style>
    <style:style style:name="T64_81" style:family="text">
      <style:text-properties fo:font-size="12pt" style:font-size-asian="12pt" style:font-size-complex="12pt"/>
    </style:style>
    <style:style style:name="T64_82" style:family="text">
      <style:text-properties fo:font-size="12pt" style:font-size-asian="12pt" style:font-size-complex="12pt"/>
    </style:style>
    <style:style style:name="T64_83" style:family="text">
      <style:text-properties fo:font-size="12pt" style:font-size-asian="12pt" style:font-size-complex="12pt"/>
    </style:style>
    <style:style style:name="T64_84" style:family="text">
      <style:text-properties fo:font-size="12pt" style:font-size-asian="12pt" style:font-size-complex="12pt"/>
    </style:style>
    <style:style style:name="T64_85" style:family="text">
      <style:text-properties fo:font-size="12pt" style:font-size-asian="12pt" style:font-size-complex="12pt"/>
    </style:style>
    <style:style style:name="T64_86" style:family="text">
      <style:text-properties fo:font-size="12pt" style:font-size-asian="12pt" style:font-size-complex="12pt"/>
    </style:style>
    <style:style style:name="T64_87" style:family="text">
      <style:text-properties fo:font-size="12pt" style:font-size-asian="12pt" style:font-size-complex="12pt"/>
    </style:style>
    <style:style style:name="T64_88" style:family="text">
      <style:text-properties fo:font-size="12pt" style:font-size-asian="12pt" style:font-size-complex="12pt"/>
    </style:style>
    <style:style style:name="T64_89" style:family="text">
      <style:text-properties fo:font-size="12pt" style:font-size-asian="12pt" style:font-size-complex="12pt"/>
    </style:style>
    <style:style style:name="T64_90" style:family="text">
      <style:text-properties fo:font-size="12pt" style:font-size-asian="12pt" style:font-size-complex="12pt"/>
    </style:style>
    <style:style style:name="T64_91" style:family="text">
      <style:text-properties fo:font-size="12pt" style:font-size-asian="12pt" style:font-size-complex="12pt"/>
    </style:style>
    <style:style style:name="T64_92" style:family="text">
      <style:text-properties fo:font-size="12pt" style:font-size-asian="12pt" style:font-size-complex="12pt"/>
    </style:style>
    <style:style style:name="T64_93" style:family="text">
      <style:text-properties fo:font-size="12pt" style:font-size-asian="12pt" style:font-size-complex="12pt"/>
    </style:style>
    <style:style style:name="T64_94" style:family="text">
      <style:text-properties fo:font-size="12pt" style:font-size-asian="12pt" style:font-size-complex="12pt"/>
    </style:style>
    <style:style style:name="T64_95" style:family="text">
      <style:text-properties fo:font-size="12pt" style:font-size-asian="12pt" style:font-size-complex="12pt"/>
    </style:style>
    <style:style style:name="T64_96" style:family="text">
      <style:text-properties fo:font-size="12pt" style:font-size-asian="12pt" style:font-size-complex="12pt"/>
    </style:style>
    <style:style style:name="T64_97" style:family="text">
      <style:text-properties fo:font-size="12pt" style:font-size-asian="12pt" style:font-size-complex="12pt"/>
    </style:style>
    <style:style style:name="T64_98" style:family="text">
      <style:text-properties fo:font-size="12pt" style:font-size-asian="12pt" style:font-size-complex="12pt"/>
    </style:style>
    <style:style style:name="T64_99" style:family="text">
      <style:text-properties fo:font-size="12pt" style:font-size-asian="12pt" style:font-size-complex="12pt"/>
    </style:style>
    <style:style style:name="T64_100" style:family="text">
      <style:text-properties fo:font-size="12pt" style:font-size-asian="12pt" style:font-size-complex="12pt"/>
    </style:style>
    <style:style style:name="T64_101" style:family="text">
      <style:text-properties fo:font-size="12pt" style:font-size-asian="12pt" style:font-size-complex="12pt"/>
    </style:style>
    <style:style style:name="T64_102" style:family="text">
      <style:text-properties fo:font-size="12pt" style:font-size-asian="12pt" style:font-size-complex="12pt"/>
    </style:style>
    <style:style style:name="T64_103" style:family="text">
      <style:text-properties fo:font-size="12pt" style:font-size-asian="12pt" style:font-size-complex="12pt"/>
    </style:style>
    <style:style style:name="T64_104" style:family="text">
      <style:text-properties fo:font-size="12pt" style:font-size-asian="12pt" style:font-size-complex="12pt"/>
    </style:style>
    <style:style style:name="T64_105" style:family="text">
      <style:text-properties fo:font-size="12pt" style:font-size-asian="12pt" style:font-size-complex="12pt"/>
    </style:style>
    <style:style style:name="T64_106" style:family="text">
      <style:text-properties fo:font-size="12pt" style:font-size-asian="12pt" style:font-size-complex="12pt"/>
    </style:style>
    <style:style style:name="T64_107" style:family="text">
      <style:text-properties fo:font-size="12pt" style:font-size-asian="12pt" style:font-size-complex="12pt"/>
    </style:style>
    <style:style style:name="T64_108" style:family="text">
      <style:text-properties fo:font-size="12pt" style:font-size-asian="12pt" style:font-size-complex="12pt"/>
    </style:style>
    <style:style style:name="T64_109" style:family="text">
      <style:text-properties fo:font-size="12pt" style:font-size-asian="12pt" style:font-size-complex="12pt"/>
    </style:style>
    <style:style style:name="T64_110" style:family="text">
      <style:text-properties fo:font-size="12pt" style:font-size-asian="12pt" style:font-size-complex="12pt"/>
    </style:style>
    <style:style style:name="T64_111" style:family="text">
      <style:text-properties fo:font-size="12pt" style:font-size-asian="12pt" style:font-size-complex="12pt"/>
    </style:style>
    <style:style style:name="T64_112" style:family="text">
      <style:text-properties fo:font-size="12pt" style:font-size-asian="12pt" style:font-size-complex="12pt"/>
    </style:style>
    <style:style style:name="T64_113" style:family="text">
      <style:text-properties fo:font-size="12pt" style:font-size-asian="12pt" style:font-size-complex="12pt"/>
    </style:style>
    <style:style style:name="T64_114" style:family="text">
      <style:text-properties fo:font-size="12pt" style:font-size-asian="12pt" style:font-size-complex="12pt"/>
    </style:style>
    <style:style style:name="T64_115" style:family="text">
      <style:text-properties fo:font-size="12pt" style:font-size-asian="12pt" style:font-size-complex="12pt"/>
    </style:style>
    <style:style style:name="T64_116" style:family="text">
      <style:text-properties fo:font-size="12pt" style:font-size-asian="12pt" style:font-size-complex="12pt"/>
    </style:style>
    <style:style style:name="T64_117" style:family="text">
      <style:text-properties fo:font-size="12pt" style:font-size-asian="12pt" style:font-size-complex="12pt"/>
    </style:style>
    <style:style style:name="T64_118" style:family="text">
      <style:text-properties fo:font-size="12pt" style:font-size-asian="12pt" style:font-size-complex="12pt"/>
    </style:style>
    <style:style style:name="T64_119" style:family="text">
      <style:text-properties fo:font-size="12pt" style:font-size-asian="12pt" style:font-size-complex="12pt"/>
    </style:style>
    <style:style style:name="T64_120" style:family="text">
      <style:text-properties fo:font-size="12pt" style:font-size-asian="12pt" style:font-size-complex="12pt"/>
    </style:style>
    <style:style style:name="T64_121" style:family="text">
      <style:text-properties fo:font-size="12pt" style:font-size-asian="12pt" style:font-size-complex="12pt"/>
    </style:style>
    <style:style style:name="T64_122" style:family="text">
      <style:text-properties fo:font-size="12pt" style:font-size-asian="12pt" style:font-size-complex="12pt"/>
    </style:style>
    <style:style style:name="T64_123" style:family="text">
      <style:text-properties fo:font-size="12pt" style:font-size-asian="12pt" style:font-size-complex="12pt"/>
    </style:style>
    <style:style style:name="T64_124" style:family="text">
      <style:text-properties fo:font-size="12pt" style:font-size-asian="12pt" style:font-size-complex="12pt"/>
    </style:style>
    <style:style style:name="T64_125" style:family="text">
      <style:text-properties fo:font-size="12pt" style:font-size-asian="12pt" style:font-size-complex="12pt"/>
    </style:style>
    <style:style style:name="T64_126" style:family="text">
      <style:text-properties fo:font-size="12pt" style:font-size-asian="12pt" style:font-size-complex="12pt"/>
    </style:style>
    <style:style style:name="T64_127" style:family="text">
      <style:text-properties fo:font-size="12pt" style:font-size-asian="12pt" style:font-size-complex="12pt"/>
    </style:style>
    <style:style style:name="T64_128" style:family="text">
      <style:text-properties fo:font-size="12pt" style:font-size-asian="12pt" style:font-size-complex="12pt"/>
    </style:style>
    <style:style style:name="T64_129" style:family="text">
      <style:text-properties fo:font-size="12pt" style:font-size-asian="12pt" style:font-size-complex="12pt"/>
    </style:style>
    <style:style style:name="T64_130" style:family="text">
      <style:text-properties fo:font-size="12pt" style:font-size-asian="12pt" style:font-size-complex="12pt"/>
    </style:style>
    <style:style style:name="T64_131" style:family="text">
      <style:text-properties fo:font-size="12pt" style:font-size-asian="12pt" style:font-size-complex="12pt"/>
    </style:style>
    <style:style style:name="T64_132" style:family="text">
      <style:text-properties fo:font-size="12pt" style:font-size-asian="12pt" style:font-size-complex="12pt"/>
    </style:style>
    <style:style style:name="T64_133" style:family="text">
      <style:text-properties fo:font-size="12pt" style:font-size-asian="12pt" style:font-size-complex="12pt"/>
    </style:style>
    <style:style style:name="T64_134" style:family="text">
      <style:text-properties fo:font-size="12pt" style:font-size-asian="12pt" style:font-size-complex="12pt"/>
    </style:style>
    <style:style style:name="T64_135" style:family="text">
      <style:text-properties fo:font-size="12pt" style:font-size-asian="12pt" style:font-size-complex="12pt"/>
    </style:style>
    <style:style style:name="T64_136" style:family="text">
      <style:text-properties fo:font-size="12pt" style:font-size-asian="12pt" style:font-size-complex="12pt"/>
    </style:style>
    <style:style style:name="T64_137" style:family="text">
      <style:text-properties fo:font-size="12pt" style:font-size-asian="12pt" style:font-size-complex="12pt"/>
    </style:style>
    <style:style style:name="T64_138" style:family="text">
      <style:text-properties fo:font-size="12pt" style:font-size-asian="12pt" style:font-size-complex="12pt"/>
    </style:style>
    <style:style style:name="T64_139" style:family="text">
      <style:text-properties fo:font-size="12pt" style:font-size-asian="12pt" style:font-size-complex="12pt"/>
    </style:style>
    <style:style style:name="T64_140" style:family="text">
      <style:text-properties fo:font-size="12pt" style:font-size-asian="12pt" style:font-size-complex="12pt"/>
    </style:style>
    <style:style style:name="T64_141" style:family="text">
      <style:text-properties fo:font-size="12pt" style:font-size-asian="12pt" style:font-size-complex="12pt"/>
    </style:style>
    <style:style style:name="T64_142" style:family="text">
      <style:text-properties fo:font-size="12pt" style:font-size-asian="12pt" style:font-size-complex="12pt"/>
    </style:style>
    <style:style style:name="T64_143" style:family="text">
      <style:text-properties fo:font-size="12pt" style:font-size-asian="12pt" style:font-size-complex="12pt"/>
    </style:style>
    <style:style style:name="T64_144" style:family="text">
      <style:text-properties fo:font-size="12pt" style:font-size-asian="12pt" style:font-size-complex="12pt"/>
    </style:style>
    <style:style style:name="P65" style:family="paragraph" style:parent-style-name="Heading_20_1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50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T66_37" style:family="text">
      <style:text-properties fo:font-size="12pt" style:font-size-asian="12pt" style:font-size-complex="12pt"/>
    </style:style>
    <style:style style:name="T66_38" style:family="text">
      <style:text-properties fo:font-size="12pt" style:font-size-asian="12pt" style:font-size-complex="12pt"/>
    </style:style>
    <style:style style:name="T66_39" style:family="text">
      <style:text-properties fo:font-size="12pt" style:font-size-asian="12pt" style:font-size-complex="12pt"/>
    </style:style>
    <style:style style:name="T66_40" style:family="text">
      <style:text-properties fo:font-size="12pt" style:font-size-asian="12pt" style:font-size-complex="12pt"/>
    </style:style>
    <style:style style:name="T66_41" style:family="text">
      <style:text-properties fo:font-size="12pt" style:font-size-asian="12pt" style:font-size-complex="12pt"/>
    </style:style>
    <style:style style:name="T66_42" style:family="text">
      <style:text-properties fo:font-size="12pt" style:font-size-asian="12pt" style:font-size-complex="12pt"/>
    </style:style>
    <style:style style:name="T66_43" style:family="text">
      <style:text-properties fo:font-size="12pt" style:font-size-asian="12pt" style:font-size-complex="12pt"/>
    </style:style>
    <style:style style:name="T66_44" style:family="text">
      <style:text-properties fo:font-size="12pt" style:font-size-asian="12pt" style:font-size-complex="12pt"/>
    </style:style>
    <style:style style:name="T66_45" style:family="text">
      <style:text-properties fo:font-size="12pt" style:font-size-asian="12pt" style:font-size-complex="12pt"/>
    </style:style>
    <style:style style:name="T66_46" style:family="text">
      <style:text-properties fo:font-size="12pt" style:font-size-asian="12pt" style:font-size-complex="12pt"/>
    </style:style>
    <style:style style:name="T66_47" style:family="text">
      <style:text-properties fo:font-size="12pt" style:font-size-asian="12pt" style:font-size-complex="12pt"/>
    </style:style>
    <style:style style:name="T66_48" style:family="text">
      <style:text-properties fo:font-size="12pt" style:font-size-asian="12pt" style:font-size-complex="12pt"/>
    </style:style>
    <style:style style:name="T66_49" style:family="text">
      <style:text-properties fo:font-size="12pt" style:font-size-asian="12pt" style:font-size-complex="12pt"/>
    </style:style>
    <style:style style:name="T66_50" style:family="text">
      <style:text-properties fo:font-size="12pt" style:font-size-asian="12pt" style:font-size-complex="12pt"/>
    </style:style>
    <style:style style:name="T66_51" style:family="text">
      <style:text-properties fo:font-size="12pt" style:font-size-asian="12pt" style:font-size-complex="12pt"/>
    </style:style>
    <style:style style:name="T66_52" style:family="text">
      <style:text-properties fo:font-size="12pt" style:font-size-asian="12pt" style:font-size-complex="12pt"/>
    </style:style>
    <style:style style:name="T66_53" style:family="text">
      <style:text-properties fo:font-size="12pt" style:font-size-asian="12pt" style:font-size-complex="12pt"/>
    </style:style>
    <style:style style:name="T66_54" style:family="text">
      <style:text-properties fo:font-size="12pt" style:font-size-asian="12pt" style:font-size-complex="12pt"/>
    </style:style>
    <style:style style:name="T66_55" style:family="text">
      <style:text-properties fo:font-size="12pt" style:font-size-asian="12pt" style:font-size-complex="12pt"/>
    </style:style>
    <style:style style:name="T66_56" style:family="text">
      <style:text-properties fo:font-size="12pt" style:font-size-asian="12pt" style:font-size-complex="12pt"/>
    </style:style>
    <style:style style:name="T66_57" style:family="text">
      <style:text-properties fo:font-size="12pt" style:font-size-asian="12pt" style:font-size-complex="12pt"/>
    </style:style>
    <style:style style:name="T66_58" style:family="text">
      <style:text-properties fo:font-size="12pt" style:font-size-asian="12pt" style:font-size-complex="12pt"/>
    </style:style>
    <style:style style:name="T66_59" style:family="text">
      <style:text-properties fo:font-size="12pt" style:font-size-asian="12pt" style:font-size-complex="12pt"/>
    </style:style>
    <style:style style:name="T66_60" style:family="text">
      <style:text-properties fo:font-size="12pt" style:font-size-asian="12pt" style:font-size-complex="12pt"/>
    </style:style>
    <style:style style:name="T66_61" style:family="text">
      <style:text-properties fo:font-size="12pt" style:font-size-asian="12pt" style:font-size-complex="12pt"/>
    </style:style>
    <style:style style:name="T66_62" style:family="text">
      <style:text-properties fo:font-size="12pt" style:font-size-asian="12pt" style:font-size-complex="12pt"/>
    </style:style>
    <style:style style:name="T66_63" style:family="text">
      <style:text-properties fo:font-size="12pt" style:font-size-asian="12pt" style:font-size-complex="12pt"/>
    </style:style>
    <style:style style:name="T66_64" style:family="text">
      <style:text-properties fo:font-size="12pt" style:font-size-asian="12pt" style:font-size-complex="12pt"/>
    </style:style>
    <style:style style:name="T66_65" style:family="text">
      <style:text-properties fo:font-size="12pt" style:font-size-asian="12pt" style:font-size-complex="12pt"/>
    </style:style>
    <style:style style:name="T66_66" style:family="text">
      <style:text-properties fo:font-size="12pt" style:font-size-asian="12pt" style:font-size-complex="12pt"/>
    </style:style>
    <style:style style:name="T66_67" style:family="text">
      <style:text-properties fo:font-size="12pt" style:font-size-asian="12pt" style:font-size-complex="12pt"/>
    </style:style>
    <style:style style:name="T66_68" style:family="text">
      <style:text-properties fo:font-size="12pt" style:font-size-asian="12pt" style:font-size-complex="12pt"/>
    </style:style>
    <style:style style:name="T66_69" style:family="text">
      <style:text-properties fo:font-size="12pt" style:font-size-asian="12pt" style:font-size-complex="12pt"/>
    </style:style>
    <style:style style:name="T66_70" style:family="text">
      <style:text-properties fo:font-size="12pt" style:font-size-asian="12pt" style:font-size-complex="12pt"/>
    </style:style>
    <style:style style:name="T66_71" style:family="text">
      <style:text-properties fo:font-size="12pt" style:font-size-asian="12pt" style:font-size-complex="12pt"/>
    </style:style>
    <style:style style:name="T66_72" style:family="text">
      <style:text-properties fo:font-size="12pt" style:font-size-asian="12pt" style:font-size-complex="12pt"/>
    </style:style>
    <style:style style:name="T66_73" style:family="text">
      <style:text-properties fo:font-size="12pt" style:font-size-asian="12pt" style:font-size-complex="12pt"/>
    </style:style>
    <style:style style:name="T66_74" style:family="text">
      <style:text-properties fo:font-size="12pt" style:font-size-asian="12pt" style:font-size-complex="12pt"/>
    </style:style>
    <style:style style:name="T66_75" style:family="text">
      <style:text-properties fo:font-size="12pt" style:font-size-asian="12pt" style:font-size-complex="12pt"/>
    </style:style>
    <style:style style:name="T66_76" style:family="text">
      <style:text-properties fo:font-size="12pt" style:font-size-asian="12pt" style:font-size-complex="12pt"/>
    </style:style>
    <style:style style:name="T66_77" style:family="text">
      <style:text-properties fo:font-size="12pt" style:font-size-asian="12pt" style:font-size-complex="12pt"/>
    </style:style>
    <style:style style:name="T66_78" style:family="text">
      <style:text-properties fo:font-size="12pt" style:font-size-asian="12pt" style:font-size-complex="12pt"/>
    </style:style>
    <style:style style:name="T66_79" style:family="text">
      <style:text-properties fo:font-size="12pt" style:font-size-asian="12pt" style:font-size-complex="12pt"/>
    </style:style>
    <style:style style:name="T66_80" style:family="text">
      <style:text-properties fo:font-size="12pt" style:font-size-asian="12pt" style:font-size-complex="12pt"/>
    </style:style>
    <style:style style:name="T66_81" style:family="text">
      <style:text-properties fo:font-size="12pt" style:font-size-asian="12pt" style:font-size-complex="12pt"/>
    </style:style>
    <style:style style:name="T66_82" style:family="text">
      <style:text-properties fo:font-size="12pt" style:font-size-asian="12pt" style:font-size-complex="12pt"/>
    </style:style>
    <style:style style:name="T66_83" style:family="text">
      <style:text-properties fo:font-size="12pt" style:font-size-asian="12pt" style:font-size-complex="12pt"/>
    </style:style>
    <style:style style:name="T66_84" style:family="text">
      <style:text-properties fo:font-size="12pt" style:font-size-asian="12pt" style:font-size-complex="12pt"/>
    </style:style>
    <style:style style:name="T66_85" style:family="text">
      <style:text-properties fo:font-size="12pt" style:font-size-asian="12pt" style:font-size-complex="12pt"/>
    </style:style>
    <style:style style:name="T66_86" style:family="text">
      <style:text-properties fo:font-size="12pt" style:font-size-asian="12pt" style:font-size-complex="12pt"/>
    </style:style>
    <style:style style:name="T66_87" style:family="text">
      <style:text-properties fo:font-size="12pt" style:font-size-asian="12pt" style:font-size-complex="12pt"/>
    </style:style>
    <style:style style:name="T66_88" style:family="text">
      <style:text-properties fo:font-size="12pt" style:font-size-asian="12pt" style:font-size-complex="12pt"/>
    </style:style>
    <style:style style:name="T66_89" style:family="text">
      <style:text-properties fo:font-size="12pt" style:font-size-asian="12pt" style:font-size-complex="12pt"/>
    </style:style>
    <style:style style:name="T66_90" style:family="text">
      <style:text-properties fo:font-size="12pt" style:font-size-asian="12pt" style:font-size-complex="12pt"/>
    </style:style>
    <style:style style:name="T66_91" style:family="text">
      <style:text-properties fo:font-size="12pt" style:font-size-asian="12pt" style:font-size-complex="12pt"/>
    </style:style>
    <style:style style:name="T66_92" style:family="text">
      <style:text-properties fo:font-size="12pt" style:font-size-asian="12pt" style:font-size-complex="12pt"/>
    </style:style>
    <style:style style:name="T66_93" style:family="text">
      <style:text-properties fo:font-size="12pt" style:font-size-asian="12pt" style:font-size-complex="12pt"/>
    </style:style>
    <style:style style:name="T66_94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50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T67_35" style:family="text">
      <style:text-properties fo:font-size="12pt" style:font-size-asian="12pt" style:font-size-complex="12pt"/>
    </style:style>
    <style:style style:name="T67_36" style:family="text">
      <style:text-properties fo:font-size="12pt" style:font-size-asian="12pt" style:font-size-complex="12pt"/>
    </style:style>
    <style:style style:name="T67_37" style:family="text">
      <style:text-properties fo:font-size="12pt" style:font-size-asian="12pt" style:font-size-complex="12pt"/>
    </style:style>
    <style:style style:name="T67_38" style:family="text">
      <style:text-properties fo:font-size="12pt" style:font-size-asian="12pt" style:font-size-complex="12pt"/>
    </style:style>
    <style:style style:name="T67_39" style:family="text">
      <style:text-properties fo:font-size="12pt" style:font-size-asian="12pt" style:font-size-complex="12pt"/>
    </style:style>
    <style:style style:name="T67_40" style:family="text">
      <style:text-properties fo:font-size="12pt" style:font-size-asian="12pt" style:font-size-complex="12pt"/>
    </style:style>
    <style:style style:name="T67_41" style:family="text">
      <style:text-properties fo:font-size="12pt" style:font-size-asian="12pt" style:font-size-complex="12pt"/>
    </style:style>
    <style:style style:name="T67_42" style:family="text">
      <style:text-properties fo:font-size="12pt" style:font-size-asian="12pt" style:font-size-complex="12pt"/>
    </style:style>
    <style:style style:name="T67_43" style:family="text">
      <style:text-properties fo:font-size="12pt" style:font-size-asian="12pt" style:font-size-complex="12pt"/>
    </style:style>
    <style:style style:name="T67_44" style:family="text">
      <style:text-properties fo:font-size="12pt" style:font-size-asian="12pt" style:font-size-complex="12pt"/>
    </style:style>
    <style:style style:name="T67_45" style:family="text">
      <style:text-properties fo:font-size="12pt" style:font-size-asian="12pt" style:font-size-complex="12pt"/>
    </style:style>
    <style:style style:name="T67_46" style:family="text">
      <style:text-properties fo:font-size="12pt" style:font-size-asian="12pt" style:font-size-complex="12pt"/>
    </style:style>
    <style:style style:name="T67_47" style:family="text">
      <style:text-properties fo:font-size="12pt" style:font-size-asian="12pt" style:font-size-complex="12pt"/>
    </style:style>
    <style:style style:name="T67_48" style:family="text">
      <style:text-properties fo:font-size="12pt" style:font-size-asian="12pt" style:font-size-complex="12pt"/>
    </style:style>
    <style:style style:name="T67_49" style:family="text">
      <style:text-properties fo:font-size="12pt" style:font-size-asian="12pt" style:font-size-complex="12pt"/>
    </style:style>
    <style:style style:name="T67_50" style:family="text">
      <style:text-properties fo:font-size="12pt" style:font-size-asian="12pt" style:font-size-complex="12pt"/>
    </style:style>
    <style:style style:name="T67_51" style:family="text">
      <style:text-properties fo:font-size="12pt" style:font-size-asian="12pt" style:font-size-complex="12pt"/>
    </style:style>
    <style:style style:name="T67_52" style:family="text">
      <style:text-properties fo:font-size="12pt" style:font-size-asian="12pt" style:font-size-complex="12pt"/>
    </style:style>
    <style:style style:name="T67_53" style:family="text">
      <style:text-properties fo:font-size="12pt" style:font-size-asian="12pt" style:font-size-complex="12pt"/>
    </style:style>
    <style:style style:name="T67_54" style:family="text">
      <style:text-properties fo:font-size="12pt" style:font-size-asian="12pt" style:font-size-complex="12pt"/>
    </style:style>
    <style:style style:name="T67_55" style:family="text">
      <style:text-properties fo:font-size="12pt" style:font-size-asian="12pt" style:font-size-complex="12pt"/>
    </style:style>
    <style:style style:name="T67_56" style:family="text">
      <style:text-properties fo:font-size="12pt" style:font-size-asian="12pt" style:font-size-complex="12pt"/>
    </style:style>
    <style:style style:name="T67_57" style:family="text">
      <style:text-properties fo:font-size="12pt" style:font-size-asian="12pt" style:font-size-complex="12pt"/>
    </style:style>
    <style:style style:name="T67_58" style:family="text">
      <style:text-properties fo:font-size="12pt" style:font-size-asian="12pt" style:font-size-complex="12pt"/>
    </style:style>
    <style:style style:name="T67_59" style:family="text">
      <style:text-properties fo:font-size="12pt" style:font-size-asian="12pt" style:font-size-complex="12pt"/>
    </style:style>
    <style:style style:name="T67_60" style:family="text">
      <style:text-properties fo:font-size="12pt" style:font-size-asian="12pt" style:font-size-complex="12pt"/>
    </style:style>
    <style:style style:name="T67_61" style:family="text">
      <style:text-properties fo:font-size="12pt" style:font-size-asian="12pt" style:font-size-complex="12pt"/>
    </style:style>
    <style:style style:name="T67_62" style:family="text">
      <style:text-properties fo:font-size="12pt" style:font-size-asian="12pt" style:font-size-complex="12pt"/>
    </style:style>
    <style:style style:name="T67_63" style:family="text">
      <style:text-properties fo:font-size="12pt" style:font-size-asian="12pt" style:font-size-complex="12pt"/>
    </style:style>
    <style:style style:name="T67_64" style:family="text">
      <style:text-properties fo:font-size="12pt" style:font-size-asian="12pt" style:font-size-complex="12pt"/>
    </style:style>
    <style:style style:name="T67_65" style:family="text">
      <style:text-properties fo:font-size="12pt" style:font-size-asian="12pt" style:font-size-complex="12pt"/>
    </style:style>
    <style:style style:name="T67_66" style:family="text">
      <style:text-properties fo:font-size="12pt" style:font-size-asian="12pt" style:font-size-complex="12pt"/>
    </style:style>
    <style:style style:name="T67_67" style:family="text">
      <style:text-properties fo:font-size="12pt" style:font-size-asian="12pt" style:font-size-complex="12pt"/>
    </style:style>
    <style:style style:name="T67_68" style:family="text">
      <style:text-properties fo:font-size="12pt" style:font-size-asian="12pt" style:font-size-complex="12pt"/>
    </style:style>
    <style:style style:name="T67_69" style:family="text">
      <style:text-properties fo:font-size="12pt" style:font-size-asian="12pt" style:font-size-complex="12pt"/>
    </style:style>
    <style:style style:name="T67_70" style:family="text">
      <style:text-properties fo:font-size="12pt" style:font-size-asian="12pt" style:font-size-complex="12pt"/>
    </style:style>
    <style:style style:name="T67_71" style:family="text">
      <style:text-properties fo:font-size="12pt" style:font-size-asian="12pt" style:font-size-complex="12pt"/>
    </style:style>
    <style:style style:name="T67_72" style:family="text">
      <style:text-properties fo:font-size="12pt" style:font-size-asian="12pt" style:font-size-complex="12pt"/>
    </style:style>
    <style:style style:name="T67_73" style:family="text">
      <style:text-properties fo:font-size="12pt" style:font-size-asian="12pt" style:font-size-complex="12pt"/>
    </style:style>
    <style:style style:name="T67_74" style:family="text">
      <style:text-properties fo:font-size="12pt" style:font-size-asian="12pt" style:font-size-complex="12pt"/>
    </style:style>
    <style:style style:name="T67_75" style:family="text">
      <style:text-properties fo:font-size="12pt" style:font-size-asian="12pt" style:font-size-complex="12pt"/>
    </style:style>
    <style:style style:name="T67_76" style:family="text">
      <style:text-properties fo:font-size="12pt" style:font-size-asian="12pt" style:font-size-complex="12pt"/>
    </style:style>
    <style:style style:name="T67_77" style:family="text">
      <style:text-properties fo:font-size="12pt" style:font-size-asian="12pt" style:font-size-complex="12pt"/>
    </style:style>
    <style:style style:name="T67_78" style:family="text">
      <style:text-properties fo:font-size="12pt" style:font-size-asian="12pt" style:font-size-complex="12pt"/>
    </style:style>
    <style:style style:name="T67_79" style:family="text">
      <style:text-properties fo:font-size="12pt" style:font-size-asian="12pt" style:font-size-complex="12pt"/>
    </style:style>
    <style:style style:name="T67_80" style:family="text">
      <style:text-properties fo:font-size="12pt" style:font-size-asian="12pt" style:font-size-complex="12pt"/>
    </style:style>
    <style:style style:name="T67_81" style:family="text">
      <style:text-properties fo:font-size="12pt" style:font-size-asian="12pt" style:font-size-complex="12pt"/>
    </style:style>
    <style:style style:name="T67_82" style:family="text">
      <style:text-properties fo:font-size="12pt" style:font-size-asian="12pt" style:font-size-complex="12pt"/>
    </style:style>
    <style:style style:name="T67_83" style:family="text">
      <style:text-properties fo:font-size="12pt" style:font-size-asian="12pt" style:font-size-complex="12pt"/>
    </style:style>
    <style:style style:name="T67_84" style:family="text">
      <style:text-properties fo:font-size="12pt" style:font-size-asian="12pt" style:font-size-complex="12pt"/>
    </style:style>
    <style:style style:name="T67_85" style:family="text">
      <style:text-properties fo:font-size="12pt" style:font-size-asian="12pt" style:font-size-complex="12pt"/>
    </style:style>
    <style:style style:name="T67_86" style:family="text">
      <style:text-properties fo:font-size="12pt" style:font-size-asian="12pt" style:font-size-complex="12pt"/>
    </style:style>
    <style:style style:name="T67_87" style:family="text">
      <style:text-properties fo:font-size="12pt" style:font-size-asian="12pt" style:font-size-complex="12pt"/>
    </style:style>
    <style:style style:name="T67_88" style:family="text">
      <style:text-properties fo:font-size="12pt" style:font-size-asian="12pt" style:font-size-complex="12pt"/>
    </style:style>
    <style:style style:name="T67_89" style:family="text">
      <style:text-properties fo:font-size="12pt" style:font-size-asian="12pt" style:font-size-complex="12pt"/>
    </style:style>
    <style:style style:name="T67_90" style:family="text">
      <style:text-properties fo:font-size="12pt" style:font-size-asian="12pt" style:font-size-complex="12pt"/>
    </style:style>
    <style:style style:name="T67_91" style:family="text">
      <style:text-properties fo:font-size="12pt" style:font-size-asian="12pt" style:font-size-complex="12pt"/>
    </style:style>
    <style:style style:name="T67_92" style:family="text">
      <style:text-properties fo:font-size="12pt" style:font-size-asian="12pt" style:font-size-complex="12pt"/>
    </style:style>
    <style:style style:name="T67_93" style:family="text">
      <style:text-properties fo:font-size="12pt" style:font-size-asian="12pt" style:font-size-complex="12pt"/>
    </style:style>
    <style:style style:name="T67_94" style:family="text">
      <style:text-properties fo:font-size="12pt" style:font-size-asian="12pt" style:font-size-complex="12pt"/>
    </style:style>
    <style:style style:name="T67_95" style:family="text">
      <style:text-properties fo:font-size="12pt" style:font-size-asian="12pt" style:font-size-complex="12pt"/>
    </style:style>
    <style:style style:name="T67_96" style:family="text">
      <style:text-properties fo:font-size="12pt" style:font-size-asian="12pt" style:font-size-complex="12pt"/>
    </style:style>
    <style:style style:name="T67_97" style:family="text">
      <style:text-properties fo:font-size="12pt" style:font-size-asian="12pt" style:font-size-complex="12pt"/>
    </style:style>
    <style:style style:name="T67_98" style:family="text">
      <style:text-properties fo:font-size="12pt" style:font-size-asian="12pt" style:font-size-complex="12pt"/>
    </style:style>
    <style:style style:name="T67_99" style:family="text">
      <style:text-properties fo:font-size="12pt" style:font-size-asian="12pt" style:font-size-complex="12pt"/>
    </style:style>
    <style:style style:name="T67_100" style:family="text">
      <style:text-properties fo:font-size="12pt" style:font-size-asian="12pt" style:font-size-complex="12pt"/>
    </style:style>
    <style:style style:name="T67_101" style:family="text">
      <style:text-properties fo:font-size="12pt" style:font-size-asian="12pt" style:font-size-complex="12pt"/>
    </style:style>
    <style:style style:name="T67_102" style:family="text">
      <style:text-properties fo:font-size="12pt" style:font-size-asian="12pt" style:font-size-complex="12pt"/>
    </style:style>
    <style:style style:name="T67_103" style:family="text">
      <style:text-properties fo:font-size="12pt" style:font-size-asian="12pt" style:font-size-complex="12pt"/>
    </style:style>
    <style:style style:name="T67_104" style:family="text">
      <style:text-properties fo:font-size="12pt" style:font-size-asian="12pt" style:font-size-complex="12pt"/>
    </style:style>
    <style:style style:name="T67_105" style:family="text">
      <style:text-properties fo:font-size="12pt" style:font-size-asian="12pt" style:font-size-complex="12pt"/>
    </style:style>
    <style:style style:name="T67_106" style:family="text">
      <style:text-properties fo:font-size="12pt" style:font-size-asian="12pt" style:font-size-complex="12pt"/>
    </style:style>
    <style:style style:name="T67_107" style:family="text">
      <style:text-properties fo:font-size="12pt" style:font-size-asian="12pt" style:font-size-complex="12pt"/>
    </style:style>
    <style:style style:name="T67_108" style:family="text">
      <style:text-properties fo:font-size="12pt" style:font-size-asian="12pt" style:font-size-complex="12pt"/>
    </style:style>
    <style:style style:name="T67_109" style:family="text">
      <style:text-properties fo:font-size="12pt" style:font-size-asian="12pt" style:font-size-complex="12pt"/>
    </style:style>
    <style:style style:name="T67_110" style:family="text">
      <style:text-properties fo:font-size="12pt" style:font-size-asian="12pt" style:font-size-complex="12pt"/>
    </style:style>
    <style:style style:name="T67_111" style:family="text">
      <style:text-properties fo:font-size="12pt" style:font-size-asian="12pt" style:font-size-complex="12pt"/>
    </style:style>
    <style:style style:name="T67_112" style:family="text">
      <style:text-properties fo:font-size="12pt" style:font-size-asian="12pt" style:font-size-complex="12pt"/>
    </style:style>
    <style:style style:name="T67_113" style:family="text">
      <style:text-properties fo:font-size="12pt" style:font-size-asian="12pt" style:font-size-complex="12pt"/>
    </style:style>
    <style:style style:name="T67_114" style:family="text">
      <style:text-properties fo:font-size="12pt" style:font-size-asian="12pt" style:font-size-complex="12pt"/>
    </style:style>
    <style:style style:name="T67_115" style:family="text">
      <style:text-properties fo:font-size="12pt" style:font-size-asian="12pt" style:font-size-complex="12pt"/>
    </style:style>
    <style:style style:name="T67_116" style:family="text">
      <style:text-properties fo:font-size="12pt" style:font-size-asian="12pt" style:font-size-complex="12pt"/>
    </style:style>
    <style:style style:name="T67_117" style:family="text">
      <style:text-properties fo:font-size="12pt" style:font-size-asian="12pt" style:font-size-complex="12pt"/>
    </style:style>
    <style:style style:name="T67_118" style:family="text">
      <style:text-properties fo:font-size="12pt" style:font-size-asian="12pt" style:font-size-complex="12pt"/>
    </style:style>
    <style:style style:name="T67_119" style:family="text">
      <style:text-properties fo:font-size="12pt" style:font-size-asian="12pt" style:font-size-complex="12pt"/>
    </style:style>
    <style:style style:name="T67_120" style:family="text">
      <style:text-properties fo:font-size="12pt" style:font-size-asian="12pt" style:font-size-complex="12pt"/>
    </style:style>
    <style:style style:name="T67_121" style:family="text">
      <style:text-properties fo:font-size="12pt" style:font-size-asian="12pt" style:font-size-complex="12pt"/>
    </style:style>
    <style:style style:name="T67_122" style:family="text">
      <style:text-properties fo:font-size="12pt" style:font-size-asian="12pt" style:font-size-complex="12pt"/>
    </style:style>
    <style:style style:name="T67_123" style:family="text">
      <style:text-properties fo:font-size="12pt" style:font-size-asian="12pt" style:font-size-complex="12pt"/>
    </style:style>
    <style:style style:name="T67_124" style:family="text">
      <style:text-properties fo:font-size="12pt" style:font-size-asian="12pt" style:font-size-complex="12pt"/>
    </style:style>
    <style:style style:name="T67_125" style:family="text">
      <style:text-properties fo:font-size="12pt" style:font-size-asian="12pt" style:font-size-complex="12pt"/>
    </style:style>
    <style:style style:name="T67_126" style:family="text">
      <style:text-properties fo:font-size="12pt" style:font-size-asian="12pt" style:font-size-complex="12pt"/>
    </style:style>
    <style:style style:name="T67_127" style:family="text">
      <style:text-properties fo:font-size="12pt" style:font-size-asian="12pt" style:font-size-complex="12pt"/>
    </style:style>
    <style:style style:name="T67_128" style:family="text">
      <style:text-properties fo:font-size="12pt" style:font-size-asian="12pt" style:font-size-complex="12pt"/>
    </style:style>
    <style:style style:name="T67_129" style:family="text">
      <style:text-properties fo:font-size="12pt" style:font-size-asian="12pt" style:font-size-complex="12pt"/>
    </style:style>
    <style:style style:name="T67_130" style:family="text">
      <style:text-properties fo:font-size="12pt" style:font-size-asian="12pt" style:font-size-complex="12pt"/>
    </style:style>
    <style:style style:name="T67_131" style:family="text">
      <style:text-properties fo:font-size="12pt" style:font-size-asian="12pt" style:font-size-complex="12pt"/>
    </style:style>
    <style:style style:name="T67_132" style:family="text">
      <style:text-properties fo:font-size="12pt" style:font-size-asian="12pt" style:font-size-complex="12pt"/>
    </style:style>
    <style:style style:name="T67_133" style:family="text">
      <style:text-properties fo:font-size="12pt" style:font-size-asian="12pt" style:font-size-complex="12pt"/>
    </style:style>
    <style:style style:name="T67_134" style:family="text">
      <style:text-properties fo:font-size="12pt" style:font-size-asian="12pt" style:font-size-complex="12pt"/>
    </style:style>
    <style:style style:name="T67_135" style:family="text">
      <style:text-properties fo:font-size="12pt" style:font-size-asian="12pt" style:font-size-complex="12pt"/>
    </style:style>
    <style:style style:name="T67_136" style:family="text">
      <style:text-properties fo:font-size="12pt" style:font-size-asian="12pt" style:font-size-complex="12pt"/>
    </style:style>
    <style:style style:name="T67_137" style:family="text">
      <style:text-properties fo:font-size="12pt" style:font-size-asian="12pt" style:font-size-complex="12pt"/>
    </style:style>
    <style:style style:name="T67_138" style:family="text">
      <style:text-properties fo:font-size="12pt" style:font-size-asian="12pt" style:font-size-complex="12pt"/>
    </style:style>
    <style:style style:name="T67_139" style:family="text">
      <style:text-properties fo:font-size="12pt" style:font-size-asian="12pt" style:font-size-complex="12pt"/>
    </style:style>
    <style:style style:name="T67_140" style:family="text">
      <style:text-properties fo:font-size="12pt" style:font-size-asian="12pt" style:font-size-complex="12pt"/>
    </style:style>
    <style:style style:name="T67_141" style:family="text">
      <style:text-properties fo:font-size="12pt" style:font-size-asian="12pt" style:font-size-complex="12pt"/>
    </style:style>
    <style:style style:name="T67_142" style:family="text">
      <style:text-properties fo:font-size="12pt" style:font-size-asian="12pt" style:font-size-complex="12pt"/>
    </style:style>
    <style:style style:name="T67_143" style:family="text">
      <style:text-properties fo:font-size="12pt" style:font-size-asian="12pt" style:font-size-complex="12pt"/>
    </style:style>
    <style:style style:name="T67_144" style:family="text">
      <style:text-properties fo:font-size="12pt" style:font-size-asian="12pt" style:font-size-complex="12pt"/>
    </style:style>
    <style:style style:name="T67_145" style:family="text">
      <style:text-properties fo:font-size="12pt" style:font-size-asian="12pt" style:font-size-complex="12pt"/>
    </style:style>
    <style:style style:name="T67_146" style:family="text">
      <style:text-properties fo:font-size="12pt" style:font-size-asian="12pt" style:font-size-complex="12pt"/>
    </style:style>
    <style:style style:name="T67_147" style:family="text">
      <style:text-properties fo:font-size="12pt" style:font-size-asian="12pt" style:font-size-complex="12pt"/>
    </style:style>
    <style:style style:name="T67_148" style:family="text">
      <style:text-properties fo:font-size="12pt" style:font-size-asian="12pt" style:font-size-complex="12pt"/>
    </style:style>
    <style:style style:name="T67_149" style:family="text">
      <style:text-properties fo:font-size="12pt" style:font-size-asian="12pt" style:font-size-complex="12pt"/>
    </style:style>
    <style:style style:name="T67_150" style:family="text">
      <style:text-properties fo:font-size="12pt" style:font-size-asian="12pt" style:font-size-complex="12pt"/>
    </style:style>
    <style:style style:name="T67_151" style:family="text">
      <style:text-properties fo:font-size="12pt" style:font-size-asian="12pt" style:font-size-complex="12pt"/>
    </style:style>
    <style:style style:name="T67_152" style:family="text">
      <style:text-properties fo:font-size="12pt" style:font-size-asian="12pt" style:font-size-complex="12pt"/>
    </style:style>
    <style:style style:name="T67_153" style:family="text">
      <style:text-properties fo:font-size="12pt" style:font-size-asian="12pt" style:font-size-complex="12pt"/>
    </style:style>
    <style:style style:name="T67_154" style:family="text">
      <style:text-properties fo:font-size="12pt" style:font-size-asian="12pt" style:font-size-complex="12pt"/>
    </style:style>
    <style:style style:name="T67_155" style:family="text">
      <style:text-properties fo:font-size="12pt" style:font-size-asian="12pt" style:font-size-complex="12pt"/>
    </style:style>
    <style:style style:name="T67_156" style:family="text">
      <style:text-properties fo:font-size="12pt" style:font-size-asian="12pt" style:font-size-complex="12pt"/>
    </style:style>
    <style:style style:name="T67_157" style:family="text">
      <style:text-properties fo:font-size="12pt" style:font-size-asian="12pt" style:font-size-complex="12pt"/>
    </style:style>
    <style:style style:name="T67_158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50%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ize="12pt" style:font-size-asian="12pt" style:font-size-complex="12pt"/>
    </style:style>
    <style:style style:name="T68_32" style:family="text">
      <style:text-properties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T68_35" style:family="text">
      <style:text-properties fo:font-size="12pt" style:font-size-asian="12pt" style:font-size-complex="12pt"/>
    </style:style>
    <style:style style:name="T68_36" style:family="text">
      <style:text-properties fo:font-size="12pt" style:font-size-asian="12pt" style:font-size-complex="12pt"/>
    </style:style>
    <style:style style:name="T68_37" style:family="text">
      <style:text-properties fo:font-size="12pt" style:font-size-asian="12pt" style:font-size-complex="12pt"/>
    </style:style>
    <style:style style:name="T68_38" style:family="text">
      <style:text-properties fo:font-size="12pt" style:font-size-asian="12pt" style:font-size-complex="12pt"/>
    </style:style>
    <style:style style:name="T68_39" style:family="text">
      <style:text-properties fo:font-size="12pt" style:font-size-asian="12pt" style:font-size-complex="12pt"/>
    </style:style>
    <style:style style:name="T68_40" style:family="text">
      <style:text-properties fo:font-size="12pt" style:font-size-asian="12pt" style:font-size-complex="12pt"/>
    </style:style>
    <style:style style:name="T68_41" style:family="text">
      <style:text-properties fo:font-size="12pt" style:font-size-asian="12pt" style:font-size-complex="12pt"/>
    </style:style>
    <style:style style:name="T68_42" style:family="text">
      <style:text-properties fo:font-size="12pt" style:font-size-asian="12pt" style:font-size-complex="12pt"/>
    </style:style>
    <style:style style:name="T68_43" style:family="text">
      <style:text-properties fo:font-size="12pt" style:font-size-asian="12pt" style:font-size-complex="12pt"/>
    </style:style>
    <style:style style:name="T68_44" style:family="text">
      <style:text-properties fo:font-size="12pt" style:font-size-asian="12pt" style:font-size-complex="12pt"/>
    </style:style>
    <style:style style:name="T68_45" style:family="text">
      <style:text-properties fo:font-size="12pt" style:font-size-asian="12pt" style:font-size-complex="12pt"/>
    </style:style>
    <style:style style:name="T68_46" style:family="text">
      <style:text-properties fo:font-size="12pt" style:font-size-asian="12pt" style:font-size-complex="12pt"/>
    </style:style>
    <style:style style:name="T68_47" style:family="text">
      <style:text-properties fo:font-size="12pt" style:font-size-asian="12pt" style:font-size-complex="12pt"/>
    </style:style>
    <style:style style:name="T68_48" style:family="text">
      <style:text-properties fo:font-size="12pt" style:font-size-asian="12pt" style:font-size-complex="12pt"/>
    </style:style>
    <style:style style:name="T68_49" style:family="text">
      <style:text-properties fo:font-size="12pt" style:font-size-asian="12pt" style:font-size-complex="12pt"/>
    </style:style>
    <style:style style:name="T68_50" style:family="text">
      <style:text-properties fo:font-size="12pt" style:font-size-asian="12pt" style:font-size-complex="12pt"/>
    </style:style>
    <style:style style:name="T68_51" style:family="text">
      <style:text-properties fo:font-size="12pt" style:font-size-asian="12pt" style:font-size-complex="12pt"/>
    </style:style>
    <style:style style:name="T68_52" style:family="text">
      <style:text-properties fo:font-size="12pt" style:font-size-asian="12pt" style:font-size-complex="12pt"/>
    </style:style>
    <style:style style:name="T68_53" style:family="text">
      <style:text-properties fo:font-size="12pt" style:font-size-asian="12pt" style:font-size-complex="12pt"/>
    </style:style>
    <style:style style:name="T68_54" style:family="text">
      <style:text-properties fo:font-size="12pt" style:font-size-asian="12pt" style:font-size-complex="12pt"/>
    </style:style>
    <style:style style:name="T68_55" style:family="text">
      <style:text-properties fo:font-size="12pt" style:font-size-asian="12pt" style:font-size-complex="12pt"/>
    </style:style>
    <style:style style:name="T68_56" style:family="text">
      <style:text-properties fo:font-size="12pt" style:font-size-asian="12pt" style:font-size-complex="12pt"/>
    </style:style>
    <style:style style:name="T68_57" style:family="text">
      <style:text-properties fo:font-size="12pt" style:font-size-asian="12pt" style:font-size-complex="12pt"/>
    </style:style>
    <style:style style:name="T68_58" style:family="text">
      <style:text-properties fo:font-size="12pt" style:font-size-asian="12pt" style:font-size-complex="12pt"/>
    </style:style>
    <style:style style:name="T68_59" style:family="text">
      <style:text-properties fo:font-size="12pt" style:font-size-asian="12pt" style:font-size-complex="12pt"/>
    </style:style>
    <style:style style:name="T68_60" style:family="text">
      <style:text-properties fo:font-size="12pt" style:font-size-asian="12pt" style:font-size-complex="12pt"/>
    </style:style>
    <style:style style:name="T68_61" style:family="text">
      <style:text-properties fo:font-size="12pt" style:font-size-asian="12pt" style:font-size-complex="12pt"/>
    </style:style>
    <style:style style:name="T68_62" style:family="text">
      <style:text-properties fo:font-size="12pt" style:font-size-asian="12pt" style:font-size-complex="12pt"/>
    </style:style>
    <style:style style:name="T68_63" style:family="text">
      <style:text-properties fo:font-size="12pt" style:font-size-asian="12pt" style:font-size-complex="12pt"/>
    </style:style>
    <style:style style:name="T68_64" style:family="text">
      <style:text-properties fo:font-size="12pt" style:font-size-asian="12pt" style:font-size-complex="12pt"/>
    </style:style>
    <style:style style:name="T68_65" style:family="text">
      <style:text-properties fo:font-size="12pt" style:font-size-asian="12pt" style:font-size-complex="12pt"/>
    </style:style>
    <style:style style:name="T68_66" style:family="text">
      <style:text-properties fo:font-size="12pt" style:font-size-asian="12pt" style:font-size-complex="12pt"/>
    </style:style>
    <style:style style:name="T68_67" style:family="text">
      <style:text-properties fo:font-size="12pt" style:font-size-asian="12pt" style:font-size-complex="12pt"/>
    </style:style>
    <style:style style:name="T68_68" style:family="text">
      <style:text-properties fo:font-size="12pt" style:font-size-asian="12pt" style:font-size-complex="12pt"/>
    </style:style>
    <style:style style:name="T68_69" style:family="text">
      <style:text-properties fo:font-size="12pt" style:font-size-asian="12pt" style:font-size-complex="12pt"/>
    </style:style>
    <style:style style:name="T68_70" style:family="text">
      <style:text-properties fo:font-size="12pt" style:font-size-asian="12pt" style:font-size-complex="12pt"/>
    </style:style>
    <style:style style:name="T68_71" style:family="text">
      <style:text-properties fo:font-size="12pt" style:font-size-asian="12pt" style:font-size-complex="12pt"/>
    </style:style>
    <style:style style:name="T68_72" style:family="text">
      <style:text-properties fo:font-size="12pt" style:font-size-asian="12pt" style:font-size-complex="12pt"/>
    </style:style>
    <style:style style:name="T68_73" style:family="text">
      <style:text-properties fo:font-size="12pt" style:font-size-asian="12pt" style:font-size-complex="12pt"/>
    </style:style>
    <style:style style:name="T68_74" style:family="text">
      <style:text-properties fo:font-size="12pt" style:font-size-asian="12pt" style:font-size-complex="12pt"/>
    </style:style>
    <style:style style:name="T68_75" style:family="text">
      <style:text-properties fo:font-size="12pt" style:font-size-asian="12pt" style:font-size-complex="12pt"/>
    </style:style>
    <style:style style:name="T68_76" style:family="text">
      <style:text-properties fo:font-size="12pt" style:font-size-asian="12pt" style:font-size-complex="12pt"/>
    </style:style>
    <style:style style:name="T68_77" style:family="text">
      <style:text-properties fo:font-size="12pt" style:font-size-asian="12pt" style:font-size-complex="12pt"/>
    </style:style>
    <style:style style:name="T68_78" style:family="text">
      <style:text-properties fo:font-size="12pt" style:font-size-asian="12pt" style:font-size-complex="12pt"/>
    </style:style>
    <style:style style:name="T68_79" style:family="text">
      <style:text-properties fo:font-size="12pt" style:font-size-asian="12pt" style:font-size-complex="12pt"/>
    </style:style>
    <style:style style:name="T68_80" style:family="text">
      <style:text-properties fo:font-size="12pt" style:font-size-asian="12pt" style:font-size-complex="12pt"/>
    </style:style>
    <style:style style:name="T68_81" style:family="text">
      <style:text-properties fo:font-size="12pt" style:font-size-asian="12pt" style:font-size-complex="12pt"/>
    </style:style>
    <style:style style:name="T68_82" style:family="text">
      <style:text-properties fo:font-size="12pt" style:font-size-asian="12pt" style:font-size-complex="12pt"/>
    </style:style>
    <style:style style:name="T68_83" style:family="text">
      <style:text-properties fo:font-size="12pt" style:font-size-asian="12pt" style:font-size-complex="12pt"/>
    </style:style>
    <style:style style:name="T68_84" style:family="text">
      <style:text-properties fo:font-size="12pt" style:font-size-asian="12pt" style:font-size-complex="12pt"/>
    </style:style>
    <style:style style:name="T68_85" style:family="text">
      <style:text-properties fo:font-size="12pt" style:font-size-asian="12pt" style:font-size-complex="12pt"/>
    </style:style>
    <style:style style:name="T68_86" style:family="text">
      <style:text-properties fo:font-size="12pt" style:font-size-asian="12pt" style:font-size-complex="12pt"/>
    </style:style>
    <style:style style:name="T68_87" style:family="text">
      <style:text-properties fo:font-size="12pt" style:font-size-asian="12pt" style:font-size-complex="12pt"/>
    </style:style>
    <style:style style:name="T68_88" style:family="text">
      <style:text-properties fo:font-size="12pt" style:font-size-asian="12pt" style:font-size-complex="12pt"/>
    </style:style>
    <style:style style:name="T68_89" style:family="text">
      <style:text-properties fo:font-size="12pt" style:font-size-asian="12pt" style:font-size-complex="12pt"/>
    </style:style>
    <style:style style:name="T68_90" style:family="text">
      <style:text-properties fo:font-size="12pt" style:font-size-asian="12pt" style:font-size-complex="12pt"/>
    </style:style>
    <style:style style:name="T68_91" style:family="text">
      <style:text-properties fo:font-size="12pt" style:font-size-asian="12pt" style:font-size-complex="12pt"/>
    </style:style>
    <style:style style:name="T68_92" style:family="text">
      <style:text-properties fo:font-size="12pt" style:font-size-asian="12pt" style:font-size-complex="12pt"/>
    </style:style>
    <style:style style:name="T68_93" style:family="text">
      <style:text-properties fo:font-size="12pt" style:font-size-asian="12pt" style:font-size-complex="12pt"/>
    </style:style>
    <style:style style:name="T68_94" style:family="text">
      <style:text-properties fo:font-size="12pt" style:font-size-asian="12pt" style:font-size-complex="12pt"/>
    </style:style>
    <style:style style:name="T68_95" style:family="text">
      <style:text-properties fo:font-size="12pt" style:font-size-asian="12pt" style:font-size-complex="12pt"/>
    </style:style>
    <style:style style:name="T68_96" style:family="text">
      <style:text-properties fo:font-size="12pt" style:font-size-asian="12pt" style:font-size-complex="12pt"/>
    </style:style>
    <style:style style:name="T68_97" style:family="text">
      <style:text-properties fo:font-size="12pt" style:font-size-asian="12pt" style:font-size-complex="12pt"/>
    </style:style>
    <style:style style:name="T68_98" style:family="text">
      <style:text-properties fo:font-size="12pt" style:font-size-asian="12pt" style:font-size-complex="12pt"/>
    </style:style>
    <style:style style:name="T68_99" style:family="text">
      <style:text-properties fo:font-size="12pt" style:font-size-asian="12pt" style:font-size-complex="12pt"/>
    </style:style>
    <style:style style:name="T68_100" style:family="text">
      <style:text-properties fo:font-size="12pt" style:font-size-asian="12pt" style:font-size-complex="12pt"/>
    </style:style>
    <style:style style:name="T68_101" style:family="text">
      <style:text-properties fo:font-size="12pt" style:font-size-asian="12pt" style:font-size-complex="12pt"/>
    </style:style>
    <style:style style:name="T68_102" style:family="text">
      <style:text-properties fo:font-size="12pt" style:font-size-asian="12pt" style:font-size-complex="12pt"/>
    </style:style>
    <style:style style:name="T68_103" style:family="text">
      <style:text-properties fo:font-size="12pt" style:font-size-asian="12pt" style:font-size-complex="12pt"/>
    </style:style>
    <style:style style:name="T68_104" style:family="text">
      <style:text-properties fo:font-size="12pt" style:font-size-asian="12pt" style:font-size-complex="12pt"/>
    </style:style>
    <style:style style:name="T68_105" style:family="text">
      <style:text-properties fo:font-size="12pt" style:font-size-asian="12pt" style:font-size-complex="12pt"/>
    </style:style>
    <style:style style:name="T68_106" style:family="text">
      <style:text-properties fo:font-size="12pt" style:font-size-asian="12pt" style:font-size-complex="12pt"/>
    </style:style>
    <style:style style:name="T68_107" style:family="text">
      <style:text-properties fo:font-size="12pt" style:font-size-asian="12pt" style:font-size-complex="12pt"/>
    </style:style>
    <style:style style:name="T68_108" style:family="text">
      <style:text-properties fo:font-size="12pt" style:font-size-asian="12pt" style:font-size-complex="12pt"/>
    </style:style>
    <style:style style:name="T68_109" style:family="text">
      <style:text-properties fo:font-size="12pt" style:font-size-asian="12pt" style:font-size-complex="12pt"/>
    </style:style>
    <style:style style:name="T68_110" style:family="text">
      <style:text-properties fo:font-size="12pt" style:font-size-asian="12pt" style:font-size-complex="12pt"/>
    </style:style>
    <style:style style:name="T68_111" style:family="text">
      <style:text-properties fo:font-size="12pt" style:font-size-asian="12pt" style:font-size-complex="12pt"/>
    </style:style>
    <style:style style:name="T68_112" style:family="text">
      <style:text-properties fo:font-size="12pt" style:font-size-asian="12pt" style:font-size-complex="12pt"/>
    </style:style>
    <style:style style:name="T68_113" style:family="text">
      <style:text-properties fo:font-size="12pt" style:font-size-asian="12pt" style:font-size-complex="12pt"/>
    </style:style>
    <style:style style:name="T68_114" style:family="text">
      <style:text-properties fo:font-size="12pt" style:font-size-asian="12pt" style:font-size-complex="12pt"/>
    </style:style>
    <style:style style:name="T68_115" style:family="text">
      <style:text-properties fo:font-size="12pt" style:font-size-asian="12pt" style:font-size-complex="12pt"/>
    </style:style>
    <style:style style:name="T68_116" style:family="text">
      <style:text-properties fo:font-size="12pt" style:font-size-asian="12pt" style:font-size-complex="12pt"/>
    </style:style>
    <style:style style:name="T68_117" style:family="text">
      <style:text-properties fo:font-size="12pt" style:font-size-asian="12pt" style:font-size-complex="12pt"/>
    </style:style>
    <style:style style:name="T68_118" style:family="text">
      <style:text-properties fo:font-size="12pt" style:font-size-asian="12pt" style:font-size-complex="12pt"/>
    </style:style>
    <style:style style:name="T68_119" style:family="text">
      <style:text-properties fo:font-size="12pt" style:font-size-asian="12pt" style:font-size-complex="12pt"/>
    </style:style>
    <style:style style:name="T68_120" style:family="text">
      <style:text-properties fo:font-size="12pt" style:font-size-asian="12pt" style:font-size-complex="12pt"/>
    </style:style>
    <style:style style:name="T68_121" style:family="text">
      <style:text-properties fo:font-size="12pt" style:font-size-asian="12pt" style:font-size-complex="12pt"/>
    </style:style>
    <style:style style:name="T68_122" style:family="text">
      <style:text-properties fo:font-size="12pt" style:font-size-asian="12pt" style:font-size-complex="12pt"/>
    </style:style>
    <style:style style:name="T68_123" style:family="text">
      <style:text-properties fo:font-size="12pt" style:font-size-asian="12pt" style:font-size-complex="12pt"/>
    </style:style>
    <style:style style:name="T68_124" style:family="text">
      <style:text-properties fo:font-size="12pt" style:font-size-asian="12pt" style:font-size-complex="12pt"/>
    </style:style>
    <style:style style:name="T68_125" style:family="text">
      <style:text-properties fo:font-size="12pt" style:font-size-asian="12pt" style:font-size-complex="12pt"/>
    </style:style>
    <style:style style:name="T68_126" style:family="text">
      <style:text-properties fo:font-size="12pt" style:font-size-asian="12pt" style:font-size-complex="12pt"/>
    </style:style>
    <style:style style:name="T68_127" style:family="text">
      <style:text-properties fo:font-size="12pt" style:font-size-asian="12pt" style:font-size-complex="12pt"/>
    </style:style>
    <style:style style:name="T68_128" style:family="text">
      <style:text-properties fo:font-size="12pt" style:font-size-asian="12pt" style:font-size-complex="12pt"/>
    </style:style>
    <style:style style:name="T68_129" style:family="text">
      <style:text-properties fo:font-size="12pt" style:font-size-asian="12pt" style:font-size-complex="12pt"/>
    </style:style>
    <style:style style:name="T68_130" style:family="text">
      <style:text-properties fo:font-size="12pt" style:font-size-asian="12pt" style:font-size-complex="12pt"/>
    </style:style>
    <style:style style:name="T68_131" style:family="text">
      <style:text-properties fo:font-size="12pt" style:font-size-asian="12pt" style:font-size-complex="12pt"/>
    </style:style>
    <style:style style:name="T68_132" style:family="text">
      <style:text-properties fo:font-size="12pt" style:font-size-asian="12pt" style:font-size-complex="12pt"/>
    </style:style>
    <style:style style:name="T68_133" style:family="text">
      <style:text-properties fo:font-size="12pt" style:font-size-asian="12pt" style:font-size-complex="12pt"/>
    </style:style>
    <style:style style:name="T68_134" style:family="text">
      <style:text-properties fo:font-size="12pt" style:font-size-asian="12pt" style:font-size-complex="12pt"/>
    </style:style>
    <style:style style:name="T68_135" style:family="text">
      <style:text-properties fo:font-size="12pt" style:font-size-asian="12pt" style:font-size-complex="12pt"/>
    </style:style>
    <style:style style:name="T68_136" style:family="text">
      <style:text-properties fo:font-size="12pt" style:font-size-asian="12pt" style:font-size-complex="12pt"/>
    </style:style>
    <style:style style:name="T68_137" style:family="text">
      <style:text-properties fo:font-size="12pt" style:font-size-asian="12pt" style:font-size-complex="12pt"/>
    </style:style>
    <style:style style:name="T68_138" style:family="text">
      <style:text-properties fo:font-size="12pt" style:font-size-asian="12pt" style:font-size-complex="12pt"/>
    </style:style>
    <style:style style:name="T68_139" style:family="text">
      <style:text-properties fo:font-size="12pt" style:font-size-asian="12pt" style:font-size-complex="12pt"/>
    </style:style>
    <style:style style:name="T68_140" style:family="text">
      <style:text-properties fo:font-size="12pt" style:font-size-asian="12pt" style:font-size-complex="12pt"/>
    </style:style>
    <style:style style:name="T68_141" style:family="text">
      <style:text-properties fo:font-size="12pt" style:font-size-asian="12pt" style:font-size-complex="12pt"/>
    </style:style>
    <style:style style:name="T68_142" style:family="text">
      <style:text-properties fo:font-size="12pt" style:font-size-asian="12pt" style:font-size-complex="12pt"/>
    </style:style>
    <style:style style:name="T68_143" style:family="text">
      <style:text-properties fo:font-size="12pt" style:font-size-asian="12pt" style:font-size-complex="12pt"/>
    </style:style>
    <style:style style:name="T68_144" style:family="text">
      <style:text-properties fo:font-size="12pt" style:font-size-asian="12pt" style:font-size-complex="12pt"/>
    </style:style>
    <style:style style:name="T68_145" style:family="text">
      <style:text-properties fo:font-size="12pt" style:font-size-asian="12pt" style:font-size-complex="12pt"/>
    </style:style>
    <style:style style:name="T68_146" style:family="text">
      <style:text-properties fo:font-size="12pt" style:font-size-asian="12pt" style:font-size-complex="12pt"/>
    </style:style>
    <style:style style:name="T68_147" style:family="text">
      <style:text-properties fo:font-size="12pt" style:font-size-asian="12pt" style:font-size-complex="12pt"/>
    </style:style>
    <style:style style:name="T68_148" style:family="text">
      <style:text-properties fo:font-size="12pt" style:font-size-asian="12pt" style:font-size-complex="12pt"/>
    </style:style>
    <style:style style:name="T68_149" style:family="text">
      <style:text-properties fo:font-size="12pt" style:font-size-asian="12pt" style:font-size-complex="12pt"/>
    </style:style>
    <style:style style:name="T68_150" style:family="text">
      <style:text-properties fo:font-size="12pt" style:font-size-asian="12pt" style:font-size-complex="12pt"/>
    </style:style>
    <style:style style:name="T68_151" style:family="text">
      <style:text-properties fo:font-size="12pt" style:font-size-asian="12pt" style:font-size-complex="12pt"/>
    </style:style>
    <style:style style:name="T68_152" style:family="text">
      <style:text-properties fo:font-size="12pt" style:font-size-asian="12pt" style:font-size-complex="12pt"/>
    </style:style>
    <style:style style:name="T68_153" style:family="text">
      <style:text-properties fo:font-size="12pt" style:font-size-asian="12pt" style:font-size-complex="12pt"/>
    </style:style>
    <style:style style:name="T68_154" style:family="text">
      <style:text-properties fo:font-size="12pt" style:font-size-asian="12pt" style:font-size-complex="12pt"/>
    </style:style>
    <style:style style:name="T68_155" style:family="text">
      <style:text-properties fo:font-size="12pt" style:font-size-asian="12pt" style:font-size-complex="12pt"/>
    </style:style>
    <style:style style:name="T68_156" style:family="text">
      <style:text-properties fo:font-size="12pt" style:font-size-asian="12pt" style:font-size-complex="12pt"/>
    </style:style>
    <style:style style:name="T68_157" style:family="text">
      <style:text-properties fo:font-size="12pt" style:font-size-asian="12pt" style:font-size-complex="12pt"/>
    </style:style>
    <style:style style:name="T68_158" style:family="text">
      <style:text-properties fo:font-size="12pt" style:font-size-asian="12pt" style:font-size-complex="12pt"/>
    </style:style>
    <style:style style:name="T68_159" style:family="text">
      <style:text-properties fo:font-size="12pt" style:font-size-asian="12pt" style:font-size-complex="12pt"/>
    </style:style>
    <style:style style:name="T68_160" style:family="text">
      <style:text-properties fo:font-size="12pt" style:font-size-asian="12pt" style:font-size-complex="12pt"/>
    </style:style>
    <style:style style:name="T68_161" style:family="text">
      <style:text-properties fo:font-size="12pt" style:font-size-asian="12pt" style:font-size-complex="12pt"/>
    </style:style>
    <style:style style:name="T68_162" style:family="text">
      <style:text-properties fo:font-size="12pt" style:font-size-asian="12pt" style:font-size-complex="12pt"/>
    </style:style>
    <style:style style:name="T68_163" style:family="text">
      <style:text-properties fo:font-size="12pt" style:font-size-asian="12pt" style:font-size-complex="12pt"/>
    </style:style>
    <style:style style:name="T68_164" style:family="text">
      <style:text-properties fo:font-size="12pt" style:font-size-asian="12pt" style:font-size-complex="12pt"/>
    </style:style>
    <style:style style:name="T68_165" style:family="text">
      <style:text-properties fo:font-size="12pt" style:font-size-asian="12pt" style:font-size-complex="12pt"/>
    </style:style>
    <style:style style:name="T68_166" style:family="text">
      <style:text-properties fo:font-size="12pt" style:font-size-asian="12pt" style:font-size-complex="12pt"/>
    </style:style>
    <style:style style:name="T68_167" style:family="text">
      <style:text-properties fo:font-size="12pt" style:font-size-asian="12pt" style:font-size-complex="12pt"/>
    </style:style>
    <style:style style:name="T68_168" style:family="text">
      <style:text-properties fo:font-size="12pt" style:font-size-asian="12pt" style:font-size-complex="12pt"/>
    </style:style>
    <style:style style:name="T68_169" style:family="text">
      <style:text-properties fo:font-size="12pt" style:font-size-asian="12pt" style:font-size-complex="12pt"/>
    </style:style>
    <style:style style:name="T68_170" style:family="text">
      <style:text-properties fo:font-size="12pt" style:font-size-asian="12pt" style:font-size-complex="12pt"/>
    </style:style>
    <style:style style:name="T68_171" style:family="text">
      <style:text-properties fo:font-size="12pt" style:font-size-asian="12pt" style:font-size-complex="12pt"/>
    </style:style>
    <style:style style:name="T68_172" style:family="text">
      <style:text-properties fo:font-size="12pt" style:font-size-asian="12pt" style:font-size-complex="12pt"/>
    </style:style>
    <style:style style:name="T68_173" style:family="text">
      <style:text-properties fo:font-size="12pt" style:font-size-asian="12pt" style:font-size-complex="12pt"/>
    </style:style>
    <style:style style:name="T68_174" style:family="text">
      <style:text-properties fo:font-size="12pt" style:font-size-asian="12pt" style:font-size-complex="12pt"/>
    </style:style>
    <style:style style:name="T68_175" style:family="text">
      <style:text-properties fo:font-size="12pt" style:font-size-asian="12pt" style:font-size-complex="12pt"/>
    </style:style>
    <style:style style:name="T68_176" style:family="text">
      <style:text-properties fo:font-size="12pt" style:font-size-asian="12pt" style:font-size-complex="12pt"/>
    </style:style>
    <style:style style:name="T68_177" style:family="text">
      <style:text-properties fo:font-size="12pt" style:font-size-asian="12pt" style:font-size-complex="12pt"/>
    </style:style>
    <style:style style:name="T68_178" style:family="text">
      <style:text-properties fo:font-size="12pt" style:font-size-asian="12pt" style:font-size-complex="12pt"/>
    </style:style>
    <style:style style:name="T68_179" style:family="text">
      <style:text-properties fo:font-size="12pt" style:font-size-asian="12pt" style:font-size-complex="12pt"/>
    </style:style>
    <style:style style:name="T68_180" style:family="text">
      <style:text-properties fo:font-size="12pt" style:font-size-asian="12pt" style:font-size-complex="12pt"/>
    </style:style>
    <style:style style:name="T68_181" style:family="text">
      <style:text-properties fo:font-size="12pt" style:font-size-asian="12pt" style:font-size-complex="12pt"/>
    </style:style>
    <style:style style:name="T68_182" style:family="text">
      <style:text-properties fo:font-size="12pt" style:font-size-asian="12pt" style:font-size-complex="12pt"/>
    </style:style>
    <style:style style:name="T68_183" style:family="text">
      <style:text-properties fo:font-size="12pt" style:font-size-asian="12pt" style:font-size-complex="12pt"/>
    </style:style>
    <style:style style:name="T68_184" style:family="text">
      <style:text-properties fo:font-size="12pt" style:font-size-asian="12pt" style:font-size-complex="12pt"/>
    </style:style>
    <style:style style:name="T68_185" style:family="text">
      <style:text-properties fo:font-size="12pt" style:font-size-asian="12pt" style:font-size-complex="12pt"/>
    </style:style>
    <style:style style:name="T68_186" style:family="text">
      <style:text-properties fo:font-size="12pt" style:font-size-asian="12pt" style:font-size-complex="12pt"/>
    </style:style>
    <style:style style:name="T68_187" style:family="text">
      <style:text-properties fo:font-size="12pt" style:font-size-asian="12pt" style:font-size-complex="12pt"/>
    </style:style>
    <style:style style:name="T68_188" style:family="text">
      <style:text-properties fo:font-size="12pt" style:font-size-asian="12pt" style:font-size-complex="12pt"/>
    </style:style>
    <style:style style:name="T68_189" style:family="text">
      <style:text-properties fo:font-size="12pt" style:font-size-asian="12pt" style:font-size-complex="12pt"/>
    </style:style>
    <style:style style:name="T68_190" style:family="text">
      <style:text-properties fo:font-size="12pt" style:font-size-asian="12pt" style:font-size-complex="12pt"/>
    </style:style>
    <style:style style:name="T68_191" style:family="text">
      <style:text-properties fo:font-size="12pt" style:font-size-asian="12pt" style:font-size-complex="12pt"/>
    </style:style>
    <style:style style:name="T68_192" style:family="text">
      <style:text-properties fo:font-size="12pt" style:font-size-asian="12pt" style:font-size-complex="12pt"/>
    </style:style>
    <style:style style:name="T68_193" style:family="text">
      <style:text-properties fo:font-size="12pt" style:font-size-asian="12pt" style:font-size-complex="12pt"/>
    </style:style>
    <style:style style:name="T68_194" style:family="text">
      <style:text-properties fo:font-size="12pt" style:font-size-asian="12pt" style:font-size-complex="12pt"/>
    </style:style>
    <style:style style:name="T68_195" style:family="text">
      <style:text-properties fo:font-size="12pt" style:font-size-asian="12pt" style:font-size-complex="12pt"/>
    </style:style>
    <style:style style:name="T68_196" style:family="text">
      <style:text-properties fo:font-size="12pt" style:font-size-asian="12pt" style:font-size-complex="12pt"/>
    </style:style>
    <style:style style:name="T68_197" style:family="text">
      <style:text-properties fo:font-size="12pt" style:font-size-asian="12pt" style:font-size-complex="12pt"/>
    </style:style>
    <style:style style:name="T68_198" style:family="text">
      <style:text-properties fo:font-size="12pt" style:font-size-asian="12pt" style:font-size-complex="12pt"/>
    </style:style>
    <style:style style:name="T68_199" style:family="text">
      <style:text-properties fo:font-size="12pt" style:font-size-asian="12pt" style:font-size-complex="12pt"/>
    </style:style>
    <style:style style:name="T68_200" style:family="text">
      <style:text-properties fo:font-size="12pt" style:font-size-asian="12pt" style:font-size-complex="12pt"/>
    </style:style>
    <style:style style:name="T68_201" style:family="text">
      <style:text-properties fo:font-size="12pt" style:font-size-asian="12pt" style:font-size-complex="12pt"/>
    </style:style>
    <style:style style:name="T68_202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50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T69_55" style:family="text">
      <style:text-properties fo:font-size="12pt" style:font-size-asian="12pt" style:font-size-complex="12pt"/>
    </style:style>
    <style:style style:name="T69_56" style:family="text">
      <style:text-properties fo:font-size="12pt" style:font-size-asian="12pt" style:font-size-complex="12pt"/>
    </style:style>
    <style:style style:name="T69_57" style:family="text">
      <style:text-properties fo:font-size="12pt" style:font-size-asian="12pt" style:font-size-complex="12pt"/>
    </style:style>
    <style:style style:name="T69_58" style:family="text">
      <style:text-properties fo:font-size="12pt" style:font-size-asian="12pt" style:font-size-complex="12pt"/>
    </style:style>
    <style:style style:name="T69_59" style:family="text">
      <style:text-properties fo:font-size="12pt" style:font-size-asian="12pt" style:font-size-complex="12pt"/>
    </style:style>
    <style:style style:name="T69_60" style:family="text">
      <style:text-properties fo:font-size="12pt" style:font-size-asian="12pt" style:font-size-complex="12pt"/>
    </style:style>
    <style:style style:name="T69_61" style:family="text">
      <style:text-properties fo:font-size="12pt" style:font-size-asian="12pt" style:font-size-complex="12pt"/>
    </style:style>
    <style:style style:name="T69_62" style:family="text">
      <style:text-properties fo:font-size="12pt" style:font-size-asian="12pt" style:font-size-complex="12pt"/>
    </style:style>
    <style:style style:name="T69_63" style:family="text">
      <style:text-properties fo:font-size="12pt" style:font-size-asian="12pt" style:font-size-complex="12pt"/>
    </style:style>
    <style:style style:name="T69_64" style:family="text">
      <style:text-properties fo:font-size="12pt" style:font-size-asian="12pt" style:font-size-complex="12pt"/>
    </style:style>
    <style:style style:name="T69_65" style:family="text">
      <style:text-properties fo:font-size="12pt" style:font-size-asian="12pt" style:font-size-complex="12pt"/>
    </style:style>
    <style:style style:name="T69_66" style:family="text">
      <style:text-properties fo:font-size="12pt" style:font-size-asian="12pt" style:font-size-complex="12pt"/>
    </style:style>
    <style:style style:name="T69_67" style:family="text">
      <style:text-properties fo:font-size="12pt" style:font-size-asian="12pt" style:font-size-complex="12pt"/>
    </style:style>
    <style:style style:name="T69_68" style:family="text">
      <style:text-properties fo:font-size="12pt" style:font-size-asian="12pt" style:font-size-complex="12pt"/>
    </style:style>
    <style:style style:name="T69_69" style:family="text">
      <style:text-properties fo:font-size="12pt" style:font-size-asian="12pt" style:font-size-complex="12pt"/>
    </style:style>
    <style:style style:name="T69_70" style:family="text">
      <style:text-properties fo:font-size="12pt" style:font-size-asian="12pt" style:font-size-complex="12pt"/>
    </style:style>
    <style:style style:name="T69_71" style:family="text">
      <style:text-properties fo:font-size="12pt" style:font-size-asian="12pt" style:font-size-complex="12pt"/>
    </style:style>
    <style:style style:name="T69_72" style:family="text">
      <style:text-properties fo:font-size="12pt" style:font-size-asian="12pt" style:font-size-complex="12pt"/>
    </style:style>
    <style:style style:name="T69_73" style:family="text">
      <style:text-properties fo:font-size="12pt" style:font-size-asian="12pt" style:font-size-complex="12pt"/>
    </style:style>
    <style:style style:name="T69_74" style:family="text">
      <style:text-properties fo:font-size="12pt" style:font-size-asian="12pt" style:font-size-complex="12pt"/>
    </style:style>
    <style:style style:name="T69_75" style:family="text">
      <style:text-properties fo:font-size="12pt" style:font-size-asian="12pt" style:font-size-complex="12pt"/>
    </style:style>
    <style:style style:name="T69_76" style:family="text">
      <style:text-properties fo:font-size="12pt" style:font-size-asian="12pt" style:font-size-complex="12pt"/>
    </style:style>
    <style:style style:name="T69_77" style:family="text">
      <style:text-properties fo:font-size="12pt" style:font-size-asian="12pt" style:font-size-complex="12pt"/>
    </style:style>
    <style:style style:name="T69_78" style:family="text">
      <style:text-properties fo:font-size="12pt" style:font-size-asian="12pt" style:font-size-complex="12pt"/>
    </style:style>
    <style:style style:name="T69_79" style:family="text">
      <style:text-properties fo:font-size="12pt" style:font-size-asian="12pt" style:font-size-complex="12pt"/>
    </style:style>
    <style:style style:name="T69_80" style:family="text">
      <style:text-properties fo:font-size="12pt" style:font-size-asian="12pt" style:font-size-complex="12pt"/>
    </style:style>
    <style:style style:name="T69_81" style:family="text">
      <style:text-properties fo:font-size="12pt" style:font-size-asian="12pt" style:font-size-complex="12pt"/>
    </style:style>
    <style:style style:name="T69_82" style:family="text">
      <style:text-properties fo:font-size="12pt" style:font-size-asian="12pt" style:font-size-complex="12pt"/>
    </style:style>
    <style:style style:name="T69_83" style:family="text">
      <style:text-properties fo:font-size="12pt" style:font-size-asian="12pt" style:font-size-complex="12pt"/>
    </style:style>
    <style:style style:name="T69_84" style:family="text">
      <style:text-properties fo:font-size="12pt" style:font-size-asian="12pt" style:font-size-complex="12pt"/>
    </style:style>
    <style:style style:name="T69_85" style:family="text">
      <style:text-properties fo:font-size="12pt" style:font-size-asian="12pt" style:font-size-complex="12pt"/>
    </style:style>
    <style:style style:name="T69_86" style:family="text">
      <style:text-properties fo:font-size="12pt" style:font-size-asian="12pt" style:font-size-complex="12pt"/>
    </style:style>
    <style:style style:name="T69_87" style:family="text">
      <style:text-properties fo:font-size="12pt" style:font-size-asian="12pt" style:font-size-complex="12pt"/>
    </style:style>
    <style:style style:name="T69_88" style:family="text">
      <style:text-properties fo:font-size="12pt" style:font-size-asian="12pt" style:font-size-complex="12pt"/>
    </style:style>
    <style:style style:name="T69_89" style:family="text">
      <style:text-properties fo:font-size="12pt" style:font-size-asian="12pt" style:font-size-complex="12pt"/>
    </style:style>
    <style:style style:name="T69_90" style:family="text">
      <style:text-properties fo:font-size="12pt" style:font-size-asian="12pt" style:font-size-complex="12pt"/>
    </style:style>
    <style:style style:name="T69_91" style:family="text">
      <style:text-properties fo:font-size="12pt" style:font-size-asian="12pt" style:font-size-complex="12pt"/>
    </style:style>
    <style:style style:name="T69_92" style:family="text">
      <style:text-properties fo:font-size="12pt" style:font-size-asian="12pt" style:font-size-complex="12pt"/>
    </style:style>
    <style:style style:name="T69_93" style:family="text">
      <style:text-properties fo:font-size="12pt" style:font-size-asian="12pt" style:font-size-complex="12pt"/>
    </style:style>
    <style:style style:name="T69_94" style:family="text">
      <style:text-properties fo:font-size="12pt" style:font-size-asian="12pt" style:font-size-complex="12pt"/>
    </style:style>
    <style:style style:name="T69_95" style:family="text">
      <style:text-properties fo:font-size="12pt" style:font-size-asian="12pt" style:font-size-complex="12pt"/>
    </style:style>
    <style:style style:name="T69_96" style:family="text">
      <style:text-properties fo:font-size="12pt" style:font-size-asian="12pt" style:font-size-complex="12pt"/>
    </style:style>
    <style:style style:name="T69_97" style:family="text">
      <style:text-properties fo:font-size="12pt" style:font-size-asian="12pt" style:font-size-complex="12pt"/>
    </style:style>
    <style:style style:name="T69_98" style:family="text">
      <style:text-properties fo:font-size="12pt" style:font-size-asian="12pt" style:font-size-complex="12pt"/>
    </style:style>
    <style:style style:name="T69_99" style:family="text">
      <style:text-properties fo:font-size="12pt" style:font-size-asian="12pt" style:font-size-complex="12pt"/>
    </style:style>
    <style:style style:name="T69_100" style:family="text">
      <style:text-properties fo:font-size="12pt" style:font-size-asian="12pt" style:font-size-complex="12pt"/>
    </style:style>
    <style:style style:name="T69_101" style:family="text">
      <style:text-properties fo:font-size="12pt" style:font-size-asian="12pt" style:font-size-complex="12pt"/>
    </style:style>
    <style:style style:name="T69_102" style:family="text">
      <style:text-properties fo:font-size="12pt" style:font-size-asian="12pt" style:font-size-complex="12pt"/>
    </style:style>
    <style:style style:name="T69_103" style:family="text">
      <style:text-properties fo:font-size="12pt" style:font-size-asian="12pt" style:font-size-complex="12pt"/>
    </style:style>
    <style:style style:name="T69_104" style:family="text">
      <style:text-properties fo:font-size="12pt" style:font-size-asian="12pt" style:font-size-complex="12pt"/>
    </style:style>
    <style:style style:name="T69_105" style:family="text">
      <style:text-properties fo:font-size="12pt" style:font-size-asian="12pt" style:font-size-complex="12pt"/>
    </style:style>
    <style:style style:name="T69_106" style:family="text">
      <style:text-properties fo:font-size="12pt" style:font-size-asian="12pt" style:font-size-complex="12pt"/>
    </style:style>
    <style:style style:name="T69_107" style:family="text">
      <style:text-properties fo:font-size="12pt" style:font-size-asian="12pt" style:font-size-complex="12pt"/>
    </style:style>
    <style:style style:name="T69_108" style:family="text">
      <style:text-properties fo:font-size="12pt" style:font-size-asian="12pt" style:font-size-complex="12pt"/>
    </style:style>
    <style:style style:name="T69_109" style:family="text">
      <style:text-properties fo:font-size="12pt" style:font-size-asian="12pt" style:font-size-complex="12pt"/>
    </style:style>
    <style:style style:name="T69_110" style:family="text">
      <style:text-properties fo:font-size="12pt" style:font-size-asian="12pt" style:font-size-complex="12pt"/>
    </style:style>
    <style:style style:name="T69_111" style:family="text">
      <style:text-properties fo:font-size="12pt" style:font-size-asian="12pt" style:font-size-complex="12pt"/>
    </style:style>
    <style:style style:name="T69_112" style:family="text">
      <style:text-properties fo:font-size="12pt" style:font-size-asian="12pt" style:font-size-complex="12pt"/>
    </style:style>
    <style:style style:name="T69_113" style:family="text">
      <style:text-properties fo:font-size="12pt" style:font-size-asian="12pt" style:font-size-complex="12pt"/>
    </style:style>
    <style:style style:name="T69_114" style:family="text">
      <style:text-properties fo:font-size="12pt" style:font-size-asian="12pt" style:font-size-complex="12pt"/>
    </style:style>
    <style:style style:name="T69_115" style:family="text">
      <style:text-properties fo:font-size="12pt" style:font-size-asian="12pt" style:font-size-complex="12pt"/>
    </style:style>
    <style:style style:name="T69_116" style:family="text">
      <style:text-properties fo:font-size="12pt" style:font-size-asian="12pt" style:font-size-complex="12pt"/>
    </style:style>
    <style:style style:name="T69_117" style:family="text">
      <style:text-properties fo:font-size="12pt" style:font-size-asian="12pt" style:font-size-complex="12pt"/>
    </style:style>
    <style:style style:name="T69_118" style:family="text">
      <style:text-properties fo:font-size="12pt" style:font-size-asian="12pt" style:font-size-complex="12pt"/>
    </style:style>
    <style:style style:name="T69_119" style:family="text">
      <style:text-properties fo:font-size="12pt" style:font-size-asian="12pt" style:font-size-complex="12pt"/>
    </style:style>
    <style:style style:name="T69_120" style:family="text">
      <style:text-properties fo:font-size="12pt" style:font-size-asian="12pt" style:font-size-complex="12pt"/>
    </style:style>
    <style:style style:name="T69_121" style:family="text">
      <style:text-properties fo:font-size="12pt" style:font-size-asian="12pt" style:font-size-complex="12pt"/>
    </style:style>
    <style:style style:name="T69_122" style:family="text">
      <style:text-properties fo:font-size="12pt" style:font-size-asian="12pt" style:font-size-complex="12pt"/>
    </style:style>
    <style:style style:name="T69_123" style:family="text">
      <style:text-properties fo:font-size="12pt" style:font-size-asian="12pt" style:font-size-complex="12pt"/>
    </style:style>
    <style:style style:name="T69_124" style:family="text">
      <style:text-properties fo:font-size="12pt" style:font-size-asian="12pt" style:font-size-complex="12pt"/>
    </style:style>
    <style:style style:name="T69_125" style:family="text">
      <style:text-properties fo:font-size="12pt" style:font-size-asian="12pt" style:font-size-complex="12pt"/>
    </style:style>
    <style:style style:name="T69_126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50%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T70_40" style:family="text">
      <style:text-properties fo:font-size="12pt" style:font-size-asian="12pt" style:font-size-complex="12pt"/>
    </style:style>
    <style:style style:name="T70_41" style:family="text">
      <style:text-properties fo:font-size="12pt" style:font-size-asian="12pt" style:font-size-complex="12pt"/>
    </style:style>
    <style:style style:name="T70_42" style:family="text">
      <style:text-properties fo:font-size="12pt" style:font-size-asian="12pt" style:font-size-complex="12pt"/>
    </style:style>
    <style:style style:name="T70_43" style:family="text">
      <style:text-properties fo:font-size="12pt" style:font-size-asian="12pt" style:font-size-complex="12pt"/>
    </style:style>
    <style:style style:name="T70_44" style:family="text">
      <style:text-properties fo:font-size="12pt" style:font-size-asian="12pt" style:font-size-complex="12pt"/>
    </style:style>
    <style:style style:name="T70_45" style:family="text">
      <style:text-properties fo:font-size="12pt" style:font-size-asian="12pt" style:font-size-complex="12pt"/>
    </style:style>
    <style:style style:name="T70_46" style:family="text">
      <style:text-properties fo:font-size="12pt" style:font-size-asian="12pt" style:font-size-complex="12pt"/>
    </style:style>
    <style:style style:name="T70_47" style:family="text">
      <style:text-properties fo:font-size="12pt" style:font-size-asian="12pt" style:font-size-complex="12pt"/>
    </style:style>
    <style:style style:name="T70_48" style:family="text">
      <style:text-properties fo:font-size="12pt" style:font-size-asian="12pt" style:font-size-complex="12pt"/>
    </style:style>
    <style:style style:name="T70_49" style:family="text">
      <style:text-properties fo:font-size="12pt" style:font-size-asian="12pt" style:font-size-complex="12pt"/>
    </style:style>
    <style:style style:name="T70_50" style:family="text">
      <style:text-properties fo:font-size="12pt" style:font-size-asian="12pt" style:font-size-complex="12pt"/>
    </style:style>
    <style:style style:name="T70_51" style:family="text">
      <style:text-properties fo:font-size="12pt" style:font-size-asian="12pt" style:font-size-complex="12pt"/>
    </style:style>
    <style:style style:name="T70_52" style:family="text">
      <style:text-properties fo:font-size="12pt" style:font-size-asian="12pt" style:font-size-complex="12pt"/>
    </style:style>
    <style:style style:name="T70_53" style:family="text">
      <style:text-properties fo:font-size="12pt" style:font-size-asian="12pt" style:font-size-complex="12pt"/>
    </style:style>
    <style:style style:name="T70_54" style:family="text">
      <style:text-properties fo:font-size="12pt" style:font-size-asian="12pt" style:font-size-complex="12pt"/>
    </style:style>
    <style:style style:name="T70_55" style:family="text">
      <style:text-properties fo:font-size="12pt" style:font-size-asian="12pt" style:font-size-complex="12pt"/>
    </style:style>
    <style:style style:name="T70_56" style:family="text">
      <style:text-properties fo:font-size="12pt" style:font-size-asian="12pt" style:font-size-complex="12pt"/>
    </style:style>
    <style:style style:name="T70_57" style:family="text">
      <style:text-properties fo:font-size="12pt" style:font-size-asian="12pt" style:font-size-complex="12pt"/>
    </style:style>
    <style:style style:name="T70_58" style:family="text">
      <style:text-properties fo:font-size="12pt" style:font-size-asian="12pt" style:font-size-complex="12pt"/>
    </style:style>
    <style:style style:name="T70_59" style:family="text">
      <style:text-properties fo:font-size="12pt" style:font-size-asian="12pt" style:font-size-complex="12pt"/>
    </style:style>
    <style:style style:name="T70_60" style:family="text">
      <style:text-properties fo:font-size="12pt" style:font-size-asian="12pt" style:font-size-complex="12pt"/>
    </style:style>
    <style:style style:name="T70_61" style:family="text">
      <style:text-properties fo:font-size="12pt" style:font-size-asian="12pt" style:font-size-complex="12pt"/>
    </style:style>
    <style:style style:name="T70_62" style:family="text">
      <style:text-properties fo:font-size="12pt" style:font-size-asian="12pt" style:font-size-complex="12pt"/>
    </style:style>
    <style:style style:name="T70_63" style:family="text">
      <style:text-properties fo:font-size="12pt" style:font-size-asian="12pt" style:font-size-complex="12pt"/>
    </style:style>
    <style:style style:name="T70_64" style:family="text">
      <style:text-properties fo:font-size="12pt" style:font-size-asian="12pt" style:font-size-complex="12pt"/>
    </style:style>
    <style:style style:name="T70_65" style:family="text">
      <style:text-properties fo:font-size="12pt" style:font-size-asian="12pt" style:font-size-complex="12pt"/>
    </style:style>
    <style:style style:name="T70_66" style:family="text">
      <style:text-properties fo:font-size="12pt" style:font-size-asian="12pt" style:font-size-complex="12pt"/>
    </style:style>
    <style:style style:name="T70_67" style:family="text">
      <style:text-properties fo:font-size="12pt" style:font-size-asian="12pt" style:font-size-complex="12pt"/>
    </style:style>
    <style:style style:name="T70_68" style:family="text">
      <style:text-properties fo:font-size="12pt" style:font-size-asian="12pt" style:font-size-complex="12pt"/>
    </style:style>
    <style:style style:name="T70_69" style:family="text">
      <style:text-properties fo:font-size="12pt" style:font-size-asian="12pt" style:font-size-complex="12pt"/>
    </style:style>
    <style:style style:name="T70_70" style:family="text">
      <style:text-properties fo:font-size="12pt" style:font-size-asian="12pt" style:font-size-complex="12pt"/>
    </style:style>
    <style:style style:name="T70_71" style:family="text">
      <style:text-properties fo:font-size="12pt" style:font-size-asian="12pt" style:font-size-complex="12pt"/>
    </style:style>
    <style:style style:name="T70_72" style:family="text">
      <style:text-properties fo:font-size="12pt" style:font-size-asian="12pt" style:font-size-complex="12pt"/>
    </style:style>
    <style:style style:name="T70_73" style:family="text">
      <style:text-properties fo:font-size="12pt" style:font-size-asian="12pt" style:font-size-complex="12pt"/>
    </style:style>
    <style:style style:name="T70_74" style:family="text">
      <style:text-properties fo:font-size="12pt" style:font-size-asian="12pt" style:font-size-complex="12pt"/>
    </style:style>
    <style:style style:name="T70_75" style:family="text">
      <style:text-properties fo:font-size="12pt" style:font-size-asian="12pt" style:font-size-complex="12pt"/>
    </style:style>
    <style:style style:name="T70_76" style:family="text">
      <style:text-properties fo:font-size="12pt" style:font-size-asian="12pt" style:font-size-complex="12pt"/>
    </style:style>
    <style:style style:name="T70_77" style:family="text">
      <style:text-properties fo:font-size="12pt" style:font-size-asian="12pt" style:font-size-complex="12pt"/>
    </style:style>
    <style:style style:name="T70_78" style:family="text">
      <style:text-properties fo:font-size="12pt" style:font-size-asian="12pt" style:font-size-complex="12pt"/>
    </style:style>
    <style:style style:name="T70_79" style:family="text">
      <style:text-properties fo:font-size="12pt" style:font-size-asian="12pt" style:font-size-complex="12pt"/>
    </style:style>
    <style:style style:name="T70_80" style:family="text">
      <style:text-properties fo:font-size="12pt" style:font-size-asian="12pt" style:font-size-complex="12pt"/>
    </style:style>
    <style:style style:name="T70_81" style:family="text">
      <style:text-properties fo:font-size="12pt" style:font-size-asian="12pt" style:font-size-complex="12pt"/>
    </style:style>
    <style:style style:name="T70_82" style:family="text">
      <style:text-properties fo:font-size="12pt" style:font-size-asian="12pt" style:font-size-complex="12pt"/>
    </style:style>
    <style:style style:name="T70_83" style:family="text">
      <style:text-properties fo:font-size="12pt" style:font-size-asian="12pt" style:font-size-complex="12pt"/>
    </style:style>
    <style:style style:name="T70_84" style:family="text">
      <style:text-properties fo:font-size="12pt" style:font-size-asian="12pt" style:font-size-complex="12pt"/>
    </style:style>
    <style:style style:name="T70_85" style:family="text">
      <style:text-properties fo:font-size="12pt" style:font-size-asian="12pt" style:font-size-complex="12pt"/>
    </style:style>
    <style:style style:name="T70_86" style:family="text">
      <style:text-properties fo:font-size="12pt" style:font-size-asian="12pt" style:font-size-complex="12pt"/>
    </style:style>
    <style:style style:name="T70_87" style:family="text">
      <style:text-properties fo:font-size="12pt" style:font-size-asian="12pt" style:font-size-complex="12pt"/>
    </style:style>
    <style:style style:name="T70_88" style:family="text">
      <style:text-properties fo:font-size="12pt" style:font-size-asian="12pt" style:font-size-complex="12pt"/>
    </style:style>
    <style:style style:name="T70_89" style:family="text">
      <style:text-properties fo:font-size="12pt" style:font-size-asian="12pt" style:font-size-complex="12pt"/>
    </style:style>
    <style:style style:name="T70_90" style:family="text">
      <style:text-properties fo:font-size="12pt" style:font-size-asian="12pt" style:font-size-complex="12pt"/>
    </style:style>
    <style:style style:name="T70_91" style:family="text">
      <style:text-properties fo:font-size="12pt" style:font-size-asian="12pt" style:font-size-complex="12pt"/>
    </style:style>
    <style:style style:name="T70_92" style:family="text">
      <style:text-properties fo:font-size="12pt" style:font-size-asian="12pt" style:font-size-complex="12pt"/>
    </style:style>
    <style:style style:name="T70_93" style:family="text">
      <style:text-properties fo:font-size="12pt" style:font-size-asian="12pt" style:font-size-complex="12pt"/>
    </style:style>
    <style:style style:name="T70_94" style:family="text">
      <style:text-properties fo:font-size="12pt" style:font-size-asian="12pt" style:font-size-complex="12pt"/>
    </style:style>
    <style:style style:name="T70_95" style:family="text">
      <style:text-properties fo:font-size="12pt" style:font-size-asian="12pt" style:font-size-complex="12pt"/>
    </style:style>
    <style:style style:name="T70_96" style:family="text">
      <style:text-properties fo:font-size="12pt" style:font-size-asian="12pt" style:font-size-complex="12pt"/>
    </style:style>
    <style:style style:name="T70_97" style:family="text">
      <style:text-properties fo:font-size="12pt" style:font-size-asian="12pt" style:font-size-complex="12pt"/>
    </style:style>
    <style:style style:name="T70_98" style:family="text">
      <style:text-properties fo:font-size="12pt" style:font-size-asian="12pt" style:font-size-complex="12pt"/>
    </style:style>
    <style:style style:name="T70_99" style:family="text">
      <style:text-properties fo:font-size="12pt" style:font-size-asian="12pt" style:font-size-complex="12pt"/>
    </style:style>
    <style:style style:name="T70_100" style:family="text">
      <style:text-properties fo:font-size="12pt" style:font-size-asian="12pt" style:font-size-complex="12pt"/>
    </style:style>
    <style:style style:name="T70_101" style:family="text">
      <style:text-properties fo:font-size="12pt" style:font-size-asian="12pt" style:font-size-complex="12pt"/>
    </style:style>
    <style:style style:name="T70_102" style:family="text">
      <style:text-properties fo:font-size="12pt" style:font-size-asian="12pt" style:font-size-complex="12pt"/>
    </style:style>
    <style:style style:name="T70_103" style:family="text">
      <style:text-properties fo:font-size="12pt" style:font-size-asian="12pt" style:font-size-complex="12pt"/>
    </style:style>
    <style:style style:name="T70_104" style:family="text">
      <style:text-properties fo:font-size="12pt" style:font-size-asian="12pt" style:font-size-complex="12pt"/>
    </style:style>
    <style:style style:name="T70_105" style:family="text">
      <style:text-properties fo:font-size="12pt" style:font-size-asian="12pt" style:font-size-complex="12pt"/>
    </style:style>
    <style:style style:name="T70_106" style:family="text">
      <style:text-properties fo:font-size="12pt" style:font-size-asian="12pt" style:font-size-complex="12pt"/>
    </style:style>
    <style:style style:name="T70_107" style:family="text">
      <style:text-properties fo:font-size="12pt" style:font-size-asian="12pt" style:font-size-complex="12pt"/>
    </style:style>
    <style:style style:name="T70_108" style:family="text">
      <style:text-properties fo:font-size="12pt" style:font-size-asian="12pt" style:font-size-complex="12pt"/>
    </style:style>
    <style:style style:name="T70_109" style:family="text">
      <style:text-properties fo:font-size="12pt" style:font-size-asian="12pt" style:font-size-complex="12pt"/>
    </style:style>
    <style:style style:name="T70_110" style:family="text">
      <style:text-properties fo:font-size="12pt" style:font-size-asian="12pt" style:font-size-complex="12pt"/>
    </style:style>
    <style:style style:name="T70_111" style:family="text">
      <style:text-properties fo:font-size="12pt" style:font-size-asian="12pt" style:font-size-complex="12pt"/>
    </style:style>
    <style:style style:name="T70_112" style:family="text">
      <style:text-properties fo:font-size="12pt" style:font-size-asian="12pt" style:font-size-complex="12pt"/>
    </style:style>
    <style:style style:name="T70_113" style:family="text">
      <style:text-properties fo:font-size="12pt" style:font-size-asian="12pt" style:font-size-complex="12pt"/>
    </style:style>
    <style:style style:name="T70_114" style:family="text">
      <style:text-properties fo:font-size="12pt" style:font-size-asian="12pt" style:font-size-complex="12pt"/>
    </style:style>
    <style:style style:name="T70_115" style:family="text">
      <style:text-properties fo:font-size="12pt" style:font-size-asian="12pt" style:font-size-complex="12pt"/>
    </style:style>
    <style:style style:name="T70_116" style:family="text">
      <style:text-properties fo:font-size="12pt" style:font-size-asian="12pt" style:font-size-complex="12pt"/>
    </style:style>
    <style:style style:name="T70_117" style:family="text">
      <style:text-properties fo:font-size="12pt" style:font-size-asian="12pt" style:font-size-complex="12pt"/>
    </style:style>
    <style:style style:name="T70_118" style:family="text">
      <style:text-properties fo:font-size="12pt" style:font-size-asian="12pt" style:font-size-complex="12pt"/>
    </style:style>
    <style:style style:name="T70_119" style:family="text">
      <style:text-properties fo:font-size="12pt" style:font-size-asian="12pt" style:font-size-complex="12pt"/>
    </style:style>
    <style:style style:name="T70_120" style:family="text">
      <style:text-properties fo:font-size="12pt" style:font-size-asian="12pt" style:font-size-complex="12pt"/>
    </style:style>
    <style:style style:name="T70_121" style:family="text">
      <style:text-properties fo:font-size="12pt" style:font-size-asian="12pt" style:font-size-complex="12pt"/>
    </style:style>
    <style:style style:name="T70_122" style:family="text">
      <style:text-properties fo:font-size="12pt" style:font-size-asian="12pt" style:font-size-complex="12pt"/>
    </style:style>
    <style:style style:name="T70_123" style:family="text">
      <style:text-properties fo:font-size="12pt" style:font-size-asian="12pt" style:font-size-complex="12pt"/>
    </style:style>
    <style:style style:name="T70_124" style:family="text">
      <style:text-properties fo:font-size="12pt" style:font-size-asian="12pt" style:font-size-complex="12pt"/>
    </style:style>
    <style:style style:name="T70_125" style:family="text">
      <style:text-properties fo:font-size="12pt" style:font-size-asian="12pt" style:font-size-complex="12pt"/>
    </style:style>
    <style:style style:name="T70_126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50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  <style:style style:name="T71_52" style:family="text">
      <style:text-properties fo:font-size="12pt" style:font-size-asian="12pt" style:font-size-complex="12pt"/>
    </style:style>
    <style:style style:name="T71_53" style:family="text">
      <style:text-properties fo:font-size="12pt" style:font-size-asian="12pt" style:font-size-complex="12pt"/>
    </style:style>
    <style:style style:name="T71_54" style:family="text">
      <style:text-properties fo:font-size="12pt" style:font-size-asian="12pt" style:font-size-complex="12pt"/>
    </style:style>
    <style:style style:name="T71_55" style:family="text">
      <style:text-properties fo:font-size="12pt" style:font-size-asian="12pt" style:font-size-complex="12pt"/>
    </style:style>
    <style:style style:name="T71_56" style:family="text">
      <style:text-properties fo:font-size="12pt" style:font-size-asian="12pt" style:font-size-complex="12pt"/>
    </style:style>
    <style:style style:name="T71_57" style:family="text">
      <style:text-properties fo:font-size="12pt" style:font-size-asian="12pt" style:font-size-complex="12pt"/>
    </style:style>
    <style:style style:name="T71_58" style:family="text">
      <style:text-properties fo:font-size="12pt" style:font-size-asian="12pt" style:font-size-complex="12pt"/>
    </style:style>
    <style:style style:name="T71_59" style:family="text">
      <style:text-properties fo:font-size="12pt" style:font-size-asian="12pt" style:font-size-complex="12pt"/>
    </style:style>
    <style:style style:name="T71_60" style:family="text">
      <style:text-properties fo:font-size="12pt" style:font-size-asian="12pt" style:font-size-complex="12pt"/>
    </style:style>
    <style:style style:name="T71_61" style:family="text">
      <style:text-properties fo:font-size="12pt" style:font-size-asian="12pt" style:font-size-complex="12pt"/>
    </style:style>
    <style:style style:name="T71_62" style:family="text">
      <style:text-properties fo:font-size="12pt" style:font-size-asian="12pt" style:font-size-complex="12pt"/>
    </style:style>
    <style:style style:name="T71_63" style:family="text">
      <style:text-properties fo:font-size="12pt" style:font-size-asian="12pt" style:font-size-complex="12pt"/>
    </style:style>
    <style:style style:name="T71_64" style:family="text">
      <style:text-properties fo:font-size="12pt" style:font-size-asian="12pt" style:font-size-complex="12pt"/>
    </style:style>
    <style:style style:name="T71_65" style:family="text">
      <style:text-properties fo:font-size="12pt" style:font-size-asian="12pt" style:font-size-complex="12pt"/>
    </style:style>
    <style:style style:name="T71_66" style:family="text">
      <style:text-properties fo:font-size="12pt" style:font-size-asian="12pt" style:font-size-complex="12pt"/>
    </style:style>
    <style:style style:name="T71_67" style:family="text">
      <style:text-properties fo:font-size="12pt" style:font-size-asian="12pt" style:font-size-complex="12pt"/>
    </style:style>
    <style:style style:name="T71_68" style:family="text">
      <style:text-properties fo:font-size="12pt" style:font-size-asian="12pt" style:font-size-complex="12pt"/>
    </style:style>
    <style:style style:name="T71_69" style:family="text">
      <style:text-properties fo:font-size="12pt" style:font-size-asian="12pt" style:font-size-complex="12pt"/>
    </style:style>
    <style:style style:name="T71_70" style:family="text">
      <style:text-properties fo:font-size="12pt" style:font-size-asian="12pt" style:font-size-complex="12pt"/>
    </style:style>
    <style:style style:name="T71_71" style:family="text">
      <style:text-properties fo:font-size="12pt" style:font-size-asian="12pt" style:font-size-complex="12pt"/>
    </style:style>
    <style:style style:name="T71_72" style:family="text">
      <style:text-properties fo:font-size="12pt" style:font-size-asian="12pt" style:font-size-complex="12pt"/>
    </style:style>
    <style:style style:name="T71_73" style:family="text">
      <style:text-properties fo:font-size="12pt" style:font-size-asian="12pt" style:font-size-complex="12pt"/>
    </style:style>
    <style:style style:name="T71_74" style:family="text">
      <style:text-properties fo:font-size="12pt" style:font-size-asian="12pt" style:font-size-complex="12pt"/>
    </style:style>
    <style:style style:name="T71_75" style:family="text">
      <style:text-properties fo:font-size="12pt" style:font-size-asian="12pt" style:font-size-complex="12pt"/>
    </style:style>
    <style:style style:name="T71_76" style:family="text">
      <style:text-properties fo:font-size="12pt" style:font-size-asian="12pt" style:font-size-complex="12pt"/>
    </style:style>
    <style:style style:name="T71_77" style:family="text">
      <style:text-properties fo:font-size="12pt" style:font-size-asian="12pt" style:font-size-complex="12pt"/>
    </style:style>
    <style:style style:name="T71_78" style:family="text">
      <style:text-properties fo:font-size="12pt" style:font-size-asian="12pt" style:font-size-complex="12pt"/>
    </style:style>
    <style:style style:name="T71_79" style:family="text">
      <style:text-properties fo:font-size="12pt" style:font-size-asian="12pt" style:font-size-complex="12pt"/>
    </style:style>
    <style:style style:name="T71_80" style:family="text">
      <style:text-properties fo:font-size="12pt" style:font-size-asian="12pt" style:font-size-complex="12pt"/>
    </style:style>
    <style:style style:name="T71_81" style:family="text">
      <style:text-properties fo:font-size="12pt" style:font-size-asian="12pt" style:font-size-complex="12pt"/>
    </style:style>
    <style:style style:name="T71_82" style:family="text">
      <style:text-properties fo:font-size="12pt" style:font-size-asian="12pt" style:font-size-complex="12pt"/>
    </style:style>
    <style:style style:name="T71_83" style:family="text">
      <style:text-properties fo:font-size="12pt" style:font-size-asian="12pt" style:font-size-complex="12pt"/>
    </style:style>
    <style:style style:name="T71_84" style:family="text">
      <style:text-properties fo:font-size="12pt" style:font-size-asian="12pt" style:font-size-complex="12pt"/>
    </style:style>
    <style:style style:name="T71_85" style:family="text">
      <style:text-properties fo:font-size="12pt" style:font-size-asian="12pt" style:font-size-complex="12pt"/>
    </style:style>
    <style:style style:name="T71_86" style:family="text">
      <style:text-properties fo:font-size="12pt" style:font-size-asian="12pt" style:font-size-complex="12pt"/>
    </style:style>
    <style:style style:name="T71_87" style:family="text">
      <style:text-properties fo:font-size="12pt" style:font-size-asian="12pt" style:font-size-complex="12pt"/>
    </style:style>
    <style:style style:name="T71_88" style:family="text">
      <style:text-properties fo:font-size="12pt" style:font-size-asian="12pt" style:font-size-complex="12pt"/>
    </style:style>
    <style:style style:name="T71_89" style:family="text">
      <style:text-properties fo:font-size="12pt" style:font-size-asian="12pt" style:font-size-complex="12pt"/>
    </style:style>
    <style:style style:name="T71_90" style:family="text">
      <style:text-properties fo:font-size="12pt" style:font-size-asian="12pt" style:font-size-complex="12pt"/>
    </style:style>
    <style:style style:name="T71_91" style:family="text">
      <style:text-properties fo:font-size="12pt" style:font-size-asian="12pt" style:font-size-complex="12pt"/>
    </style:style>
    <style:style style:name="T71_92" style:family="text">
      <style:text-properties fo:font-size="12pt" style:font-size-asian="12pt" style:font-size-complex="12pt"/>
    </style:style>
    <style:style style:name="T71_93" style:family="text">
      <style:text-properties fo:font-size="12pt" style:font-size-asian="12pt" style:font-size-complex="12pt"/>
    </style:style>
    <style:style style:name="T71_94" style:family="text">
      <style:text-properties fo:font-size="12pt" style:font-size-asian="12pt" style:font-size-complex="12pt"/>
    </style:style>
    <style:style style:name="T71_95" style:family="text">
      <style:text-properties fo:font-size="12pt" style:font-size-asian="12pt" style:font-size-complex="12pt"/>
    </style:style>
    <style:style style:name="T71_96" style:family="text">
      <style:text-properties fo:font-size="12pt" style:font-size-asian="12pt" style:font-size-complex="12pt"/>
    </style:style>
    <style:style style:name="T71_97" style:family="text">
      <style:text-properties fo:font-size="12pt" style:font-size-asian="12pt" style:font-size-complex="12pt"/>
    </style:style>
    <style:style style:name="T71_98" style:family="text">
      <style:text-properties fo:font-size="12pt" style:font-size-asian="12pt" style:font-size-complex="12pt"/>
    </style:style>
    <style:style style:name="T71_99" style:family="text">
      <style:text-properties fo:font-size="12pt" style:font-size-asian="12pt" style:font-size-complex="12pt"/>
    </style:style>
    <style:style style:name="T71_100" style:family="text">
      <style:text-properties fo:font-size="12pt" style:font-size-asian="12pt" style:font-size-complex="12pt"/>
    </style:style>
    <style:style style:name="T71_101" style:family="text">
      <style:text-properties fo:font-size="12pt" style:font-size-asian="12pt" style:font-size-complex="12pt"/>
    </style:style>
    <style:style style:name="T71_102" style:family="text">
      <style:text-properties fo:font-size="12pt" style:font-size-asian="12pt" style:font-size-complex="12pt"/>
    </style:style>
    <style:style style:name="T71_103" style:family="text">
      <style:text-properties fo:font-size="12pt" style:font-size-asian="12pt" style:font-size-complex="12pt"/>
    </style:style>
    <style:style style:name="T71_104" style:family="text">
      <style:text-properties fo:font-size="12pt" style:font-size-asian="12pt" style:font-size-complex="12pt"/>
    </style:style>
    <style:style style:name="T71_105" style:family="text">
      <style:text-properties fo:font-size="12pt" style:font-size-asian="12pt" style:font-size-complex="12pt"/>
    </style:style>
    <style:style style:name="T71_106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50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T72_41" style:family="text">
      <style:text-properties fo:font-size="12pt" style:font-size-asian="12pt" style:font-size-complex="12pt"/>
    </style:style>
    <style:style style:name="T72_42" style:family="text">
      <style:text-properties fo:font-size="12pt" style:font-size-asian="12pt" style:font-size-complex="12pt"/>
    </style:style>
    <style:style style:name="T72_43" style:family="text">
      <style:text-properties fo:font-size="12pt" style:font-size-asian="12pt" style:font-size-complex="12pt"/>
    </style:style>
    <style:style style:name="T72_44" style:family="text">
      <style:text-properties fo:font-size="12pt" style:font-size-asian="12pt" style:font-size-complex="12pt"/>
    </style:style>
    <style:style style:name="T72_45" style:family="text">
      <style:text-properties fo:font-size="12pt" style:font-size-asian="12pt" style:font-size-complex="12pt"/>
    </style:style>
    <style:style style:name="T72_46" style:family="text">
      <style:text-properties fo:font-size="12pt" style:font-size-asian="12pt" style:font-size-complex="12pt"/>
    </style:style>
    <style:style style:name="T72_47" style:family="text">
      <style:text-properties fo:font-size="12pt" style:font-size-asian="12pt" style:font-size-complex="12pt"/>
    </style:style>
    <style:style style:name="T72_48" style:family="text">
      <style:text-properties fo:font-size="12pt" style:font-size-asian="12pt" style:font-size-complex="12pt"/>
    </style:style>
    <style:style style:name="T72_49" style:family="text">
      <style:text-properties fo:font-size="12pt" style:font-size-asian="12pt" style:font-size-complex="12pt"/>
    </style:style>
    <style:style style:name="T72_50" style:family="text">
      <style:text-properties fo:font-size="12pt" style:font-size-asian="12pt" style:font-size-complex="12pt"/>
    </style:style>
    <style:style style:name="T72_51" style:family="text">
      <style:text-properties fo:font-size="12pt" style:font-size-asian="12pt" style:font-size-complex="12pt"/>
    </style:style>
    <style:style style:name="T72_52" style:family="text">
      <style:text-properties fo:font-size="12pt" style:font-size-asian="12pt" style:font-size-complex="12pt"/>
    </style:style>
    <style:style style:name="T72_53" style:family="text">
      <style:text-properties fo:font-size="12pt" style:font-size-asian="12pt" style:font-size-complex="12pt"/>
    </style:style>
    <style:style style:name="T72_54" style:family="text">
      <style:text-properties fo:font-size="12pt" style:font-size-asian="12pt" style:font-size-complex="12pt"/>
    </style:style>
    <style:style style:name="T72_55" style:family="text">
      <style:text-properties fo:font-size="12pt" style:font-size-asian="12pt" style:font-size-complex="12pt"/>
    </style:style>
    <style:style style:name="T72_56" style:family="text">
      <style:text-properties fo:font-size="12pt" style:font-size-asian="12pt" style:font-size-complex="12pt"/>
    </style:style>
    <style:style style:name="T72_57" style:family="text">
      <style:text-properties fo:font-size="12pt" style:font-size-asian="12pt" style:font-size-complex="12pt"/>
    </style:style>
    <style:style style:name="T72_58" style:family="text">
      <style:text-properties fo:font-size="12pt" style:font-size-asian="12pt" style:font-size-complex="12pt"/>
    </style:style>
    <style:style style:name="T72_59" style:family="text">
      <style:text-properties fo:font-size="12pt" style:font-size-asian="12pt" style:font-size-complex="12pt"/>
    </style:style>
    <style:style style:name="T72_60" style:family="text">
      <style:text-properties fo:font-size="12pt" style:font-size-asian="12pt" style:font-size-complex="12pt"/>
    </style:style>
    <style:style style:name="T72_61" style:family="text">
      <style:text-properties fo:font-size="12pt" style:font-size-asian="12pt" style:font-size-complex="12pt"/>
    </style:style>
    <style:style style:name="T72_62" style:family="text">
      <style:text-properties fo:font-size="12pt" style:font-size-asian="12pt" style:font-size-complex="12pt"/>
    </style:style>
    <style:style style:name="T72_63" style:family="text">
      <style:text-properties fo:font-size="12pt" style:font-size-asian="12pt" style:font-size-complex="12pt"/>
    </style:style>
    <style:style style:name="T72_64" style:family="text">
      <style:text-properties fo:font-size="12pt" style:font-size-asian="12pt" style:font-size-complex="12pt"/>
    </style:style>
    <style:style style:name="T72_65" style:family="text">
      <style:text-properties fo:font-size="12pt" style:font-size-asian="12pt" style:font-size-complex="12pt"/>
    </style:style>
    <style:style style:name="T72_66" style:family="text">
      <style:text-properties fo:font-size="12pt" style:font-size-asian="12pt" style:font-size-complex="12pt"/>
    </style:style>
    <style:style style:name="T72_67" style:family="text">
      <style:text-properties fo:font-size="12pt" style:font-size-asian="12pt" style:font-size-complex="12pt"/>
    </style:style>
    <style:style style:name="T72_68" style:family="text">
      <style:text-properties fo:font-size="12pt" style:font-size-asian="12pt" style:font-size-complex="12pt"/>
    </style:style>
    <style:style style:name="T72_69" style:family="text">
      <style:text-properties fo:font-size="12pt" style:font-size-asian="12pt" style:font-size-complex="12pt"/>
    </style:style>
    <style:style style:name="T72_70" style:family="text">
      <style:text-properties fo:font-size="12pt" style:font-size-asian="12pt" style:font-size-complex="12pt"/>
    </style:style>
    <style:style style:name="T72_71" style:family="text">
      <style:text-properties fo:font-size="12pt" style:font-size-asian="12pt" style:font-size-complex="12pt"/>
    </style:style>
    <style:style style:name="T72_72" style:family="text">
      <style:text-properties fo:font-size="12pt" style:font-size-asian="12pt" style:font-size-complex="12pt"/>
    </style:style>
    <style:style style:name="T72_73" style:family="text">
      <style:text-properties fo:font-size="12pt" style:font-size-asian="12pt" style:font-size-complex="12pt"/>
    </style:style>
    <style:style style:name="T72_74" style:family="text">
      <style:text-properties fo:font-size="12pt" style:font-size-asian="12pt" style:font-size-complex="12pt"/>
    </style:style>
    <style:style style:name="T72_75" style:family="text">
      <style:text-properties fo:font-size="12pt" style:font-size-asian="12pt" style:font-size-complex="12pt"/>
    </style:style>
    <style:style style:name="T72_76" style:family="text">
      <style:text-properties fo:font-size="12pt" style:font-size-asian="12pt" style:font-size-complex="12pt"/>
    </style:style>
    <style:style style:name="T72_77" style:family="text">
      <style:text-properties fo:font-size="12pt" style:font-size-asian="12pt" style:font-size-complex="12pt"/>
    </style:style>
    <style:style style:name="T72_78" style:family="text">
      <style:text-properties fo:font-size="12pt" style:font-size-asian="12pt" style:font-size-complex="12pt"/>
    </style:style>
    <style:style style:name="T72_79" style:family="text">
      <style:text-properties fo:font-size="12pt" style:font-size-asian="12pt" style:font-size-complex="12pt"/>
    </style:style>
    <style:style style:name="T72_80" style:family="text">
      <style:text-properties fo:font-size="12pt" style:font-size-asian="12pt" style:font-size-complex="12pt"/>
    </style:style>
    <style:style style:name="T72_81" style:family="text">
      <style:text-properties fo:font-size="12pt" style:font-size-asian="12pt" style:font-size-complex="12pt"/>
    </style:style>
    <style:style style:name="T72_82" style:family="text">
      <style:text-properties fo:font-size="12pt" style:font-size-asian="12pt" style:font-size-complex="12pt"/>
    </style:style>
    <style:style style:name="T72_83" style:family="text">
      <style:text-properties fo:font-size="12pt" style:font-size-asian="12pt" style:font-size-complex="12pt"/>
    </style:style>
    <style:style style:name="T72_84" style:family="text">
      <style:text-properties fo:font-size="12pt" style:font-size-asian="12pt" style:font-size-complex="12pt"/>
    </style:style>
    <style:style style:name="T72_85" style:family="text">
      <style:text-properties fo:font-size="12pt" style:font-size-asian="12pt" style:font-size-complex="12pt"/>
    </style:style>
    <style:style style:name="T72_86" style:family="text">
      <style:text-properties fo:font-size="12pt" style:font-size-asian="12pt" style:font-size-complex="12pt"/>
    </style:style>
    <style:style style:name="T72_87" style:family="text">
      <style:text-properties fo:font-size="12pt" style:font-size-asian="12pt" style:font-size-complex="12pt"/>
    </style:style>
    <style:style style:name="T72_88" style:family="text">
      <style:text-properties fo:font-size="12pt" style:font-size-asian="12pt" style:font-size-complex="12pt"/>
    </style:style>
    <style:style style:name="T72_89" style:family="text">
      <style:text-properties fo:font-size="12pt" style:font-size-asian="12pt" style:font-size-complex="12pt"/>
    </style:style>
    <style:style style:name="T72_90" style:family="text">
      <style:text-properties fo:font-size="12pt" style:font-size-asian="12pt" style:font-size-complex="12pt"/>
    </style:style>
    <style:style style:name="T72_91" style:family="text">
      <style:text-properties fo:font-size="12pt" style:font-size-asian="12pt" style:font-size-complex="12pt"/>
    </style:style>
    <style:style style:name="T72_92" style:family="text">
      <style:text-properties fo:font-size="12pt" style:font-size-asian="12pt" style:font-size-complex="12pt"/>
    </style:style>
    <style:style style:name="T72_93" style:family="text">
      <style:text-properties fo:font-size="12pt" style:font-size-asian="12pt" style:font-size-complex="12pt"/>
    </style:style>
    <style:style style:name="T72_94" style:family="text">
      <style:text-properties fo:font-size="12pt" style:font-size-asian="12pt" style:font-size-complex="12pt"/>
    </style:style>
    <style:style style:name="T72_95" style:family="text">
      <style:text-properties fo:font-size="12pt" style:font-size-asian="12pt" style:font-size-complex="12pt"/>
    </style:style>
    <style:style style:name="T72_96" style:family="text">
      <style:text-properties fo:font-size="12pt" style:font-size-asian="12pt" style:font-size-complex="12pt"/>
    </style:style>
    <style:style style:name="T72_97" style:family="text">
      <style:text-properties fo:font-size="12pt" style:font-size-asian="12pt" style:font-size-complex="12pt"/>
    </style:style>
    <style:style style:name="T72_98" style:family="text">
      <style:text-properties fo:font-size="12pt" style:font-size-asian="12pt" style:font-size-complex="12pt"/>
    </style:style>
    <style:style style:name="T72_99" style:family="text">
      <style:text-properties fo:font-size="12pt" style:font-size-asian="12pt" style:font-size-complex="12pt"/>
    </style:style>
    <style:style style:name="T72_100" style:family="text">
      <style:text-properties fo:font-size="12pt" style:font-size-asian="12pt" style:font-size-complex="12pt"/>
    </style:style>
    <style:style style:name="T72_101" style:family="text">
      <style:text-properties fo:font-size="12pt" style:font-size-asian="12pt" style:font-size-complex="12pt"/>
    </style:style>
    <style:style style:name="T72_102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9" style:family="paragraph" style:parent-style-name="Heading_20_1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P90" style:family="paragraph" style:parent-style-name="Standard">
      <style:paragraph-properties fo:break-before="auto" fo:line-height="150%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T90_27" style:family="text">
      <style:text-properties fo:font-size="12pt" style:font-size-asian="12pt" style:font-size-complex="12pt"/>
    </style:style>
    <style:style style:name="T90_28" style:family="text">
      <style:text-properties fo:font-size="12pt" style:font-size-asian="12pt" style:font-size-complex="12pt"/>
    </style:style>
    <style:style style:name="T90_29" style:family="text">
      <style:text-properties fo:font-size="12pt" style:font-size-asian="12pt" style:font-size-complex="12pt"/>
    </style:style>
    <style:style style:name="T90_30" style:family="text">
      <style:text-properties fo:font-size="12pt" style:font-size-asian="12pt" style:font-size-complex="12pt"/>
    </style:style>
    <style:style style:name="T90_31" style:family="text">
      <style:text-properties fo:font-size="12pt" style:font-size-asian="12pt" style:font-size-complex="12pt"/>
    </style:style>
    <style:style style:name="T90_32" style:family="text">
      <style:text-properties fo:font-size="12pt" style:font-size-asian="12pt" style:font-size-complex="12pt"/>
    </style:style>
    <style:style style:name="T90_33" style:family="text">
      <style:text-properties fo:font-size="12pt" style:font-size-asian="12pt" style:font-size-complex="12pt"/>
    </style:style>
    <style:style style:name="T90_34" style:family="text">
      <style:text-properties fo:font-size="12pt" style:font-size-asian="12pt" style:font-size-complex="12pt"/>
    </style:style>
    <style:style style:name="T90_35" style:family="text">
      <style:text-properties fo:font-size="12pt" style:font-size-asian="12pt" style:font-size-complex="12pt"/>
    </style:style>
    <style:style style:name="T90_36" style:family="text">
      <style:text-properties fo:font-size="12pt" style:font-size-asian="12pt" style:font-size-complex="12pt"/>
    </style:style>
    <style:style style:name="T90_37" style:family="text">
      <style:text-properties fo:font-size="12pt" style:font-size-asian="12pt" style:font-size-complex="12pt"/>
    </style:style>
    <style:style style:name="T90_38" style:family="text">
      <style:text-properties fo:font-size="12pt" style:font-size-asian="12pt" style:font-size-complex="12pt"/>
    </style:style>
    <style:style style:name="T90_39" style:family="text">
      <style:text-properties fo:font-size="12pt" style:font-size-asian="12pt" style:font-size-complex="12pt"/>
    </style:style>
    <style:style style:name="T90_40" style:family="text">
      <style:text-properties fo:font-size="12pt" style:font-size-asian="12pt" style:font-size-complex="12pt"/>
    </style:style>
    <style:style style:name="T90_41" style:family="text">
      <style:text-properties fo:font-size="12pt" style:font-size-asian="12pt" style:font-size-complex="12pt"/>
    </style:style>
    <style:style style:name="T90_42" style:family="text">
      <style:text-properties fo:font-size="12pt" style:font-size-asian="12pt" style:font-size-complex="12pt"/>
    </style:style>
    <style:style style:name="T90_43" style:family="text">
      <style:text-properties fo:font-size="12pt" style:font-size-asian="12pt" style:font-size-complex="12pt"/>
    </style:style>
    <style:style style:name="T90_44" style:family="text">
      <style:text-properties fo:font-size="12pt" style:font-size-asian="12pt" style:font-size-complex="12pt"/>
    </style:style>
    <style:style style:name="T90_45" style:family="text">
      <style:text-properties fo:font-size="12pt" style:font-size-asian="12pt" style:font-size-complex="12pt"/>
    </style:style>
    <style:style style:name="T90_46" style:family="text">
      <style:text-properties fo:font-size="12pt" style:font-size-asian="12pt" style:font-size-complex="12pt"/>
    </style:style>
    <style:style style:name="T90_47" style:family="text">
      <style:text-properties fo:font-size="12pt" style:font-size-asian="12pt" style:font-size-complex="12pt"/>
    </style:style>
    <style:style style:name="T90_48" style:family="text">
      <style:text-properties fo:font-size="12pt" style:font-size-asian="12pt" style:font-size-complex="12pt"/>
    </style:style>
    <style:style style:name="T90_49" style:family="text">
      <style:text-properties fo:font-size="12pt" style:font-size-asian="12pt" style:font-size-complex="12pt"/>
    </style:style>
    <style:style style:name="T90_50" style:family="text">
      <style:text-properties fo:font-size="12pt" style:font-size-asian="12pt" style:font-size-complex="12pt"/>
    </style:style>
    <style:style style:name="T90_51" style:family="text">
      <style:text-properties fo:font-size="12pt" style:font-size-asian="12pt" style:font-size-complex="12pt"/>
    </style:style>
    <style:style style:name="T90_52" style:family="text">
      <style:text-properties fo:font-size="12pt" style:font-size-asian="12pt" style:font-size-complex="12pt"/>
    </style:style>
    <style:style style:name="T90_53" style:family="text">
      <style:text-properties fo:font-size="12pt" style:font-size-asian="12pt" style:font-size-complex="12pt"/>
    </style:style>
    <style:style style:name="T90_54" style:family="text">
      <style:text-properties fo:font-size="12pt" style:font-size-asian="12pt" style:font-size-complex="12pt"/>
    </style:style>
    <style:style style:name="T90_55" style:family="text">
      <style:text-properties fo:font-size="12pt" style:font-size-asian="12pt" style:font-size-complex="12pt"/>
    </style:style>
    <style:style style:name="T90_56" style:family="text">
      <style:text-properties fo:font-size="12pt" style:font-size-asian="12pt" style:font-size-complex="12pt"/>
    </style:style>
    <style:style style:name="T90_57" style:family="text">
      <style:text-properties fo:font-size="12pt" style:font-size-asian="12pt" style:font-size-complex="12pt"/>
    </style:style>
    <style:style style:name="T90_58" style:family="text">
      <style:text-properties fo:font-size="12pt" style:font-size-asian="12pt" style:font-size-complex="12pt"/>
    </style:style>
    <style:style style:name="T90_59" style:family="text">
      <style:text-properties fo:font-size="12pt" style:font-size-asian="12pt" style:font-size-complex="12pt"/>
    </style:style>
    <style:style style:name="T90_60" style:family="text">
      <style:text-properties fo:font-size="12pt" style:font-size-asian="12pt" style:font-size-complex="12pt"/>
    </style:style>
    <style:style style:name="T90_61" style:family="text">
      <style:text-properties fo:font-size="12pt" style:font-size-asian="12pt" style:font-size-complex="12pt"/>
    </style:style>
    <style:style style:name="T90_62" style:family="text">
      <style:text-properties fo:font-size="12pt" style:font-size-asian="12pt" style:font-size-complex="12pt"/>
    </style:style>
    <style:style style:name="T90_63" style:family="text">
      <style:text-properties fo:font-size="12pt" style:font-size-asian="12pt" style:font-size-complex="12pt"/>
    </style:style>
    <style:style style:name="T90_64" style:family="text">
      <style:text-properties fo:font-size="12pt" style:font-size-asian="12pt" style:font-size-complex="12pt"/>
    </style:style>
    <style:style style:name="T90_65" style:family="text">
      <style:text-properties fo:font-size="12pt" style:font-size-asian="12pt" style:font-size-complex="12pt"/>
    </style:style>
    <style:style style:name="T90_66" style:family="text">
      <style:text-properties fo:font-size="12pt" style:font-size-asian="12pt" style:font-size-complex="12pt"/>
    </style:style>
    <style:style style:name="T90_67" style:family="text">
      <style:text-properties fo:font-size="12pt" style:font-size-asian="12pt" style:font-size-complex="12pt"/>
    </style:style>
    <style:style style:name="T90_68" style:family="text">
      <style:text-properties fo:font-size="12pt" style:font-size-asian="12pt" style:font-size-complex="12pt"/>
    </style:style>
    <style:style style:name="T90_69" style:family="text">
      <style:text-properties fo:font-size="12pt" style:font-size-asian="12pt" style:font-size-complex="12pt"/>
    </style:style>
    <style:style style:name="T90_70" style:family="text">
      <style:text-properties fo:font-size="12pt" style:font-size-asian="12pt" style:font-size-complex="12pt"/>
    </style:style>
    <style:style style:name="T90_71" style:family="text">
      <style:text-properties fo:font-size="12pt" style:font-size-asian="12pt" style:font-size-complex="12pt"/>
    </style:style>
    <style:style style:name="T90_72" style:family="text">
      <style:text-properties fo:font-size="12pt" style:font-size-asian="12pt" style:font-size-complex="12pt"/>
    </style:style>
    <style:style style:name="T90_73" style:family="text">
      <style:text-properties fo:font-size="12pt" style:font-size-asian="12pt" style:font-size-complex="12pt"/>
    </style:style>
    <style:style style:name="T90_74" style:family="text">
      <style:text-properties fo:font-size="12pt" style:font-size-asian="12pt" style:font-size-complex="12pt"/>
    </style:style>
    <style:style style:name="T90_75" style:family="text">
      <style:text-properties fo:font-size="12pt" style:font-size-asian="12pt" style:font-size-complex="12pt"/>
    </style:style>
    <style:style style:name="T90_76" style:family="text">
      <style:text-properties fo:font-size="12pt" style:font-size-asian="12pt" style:font-size-complex="12pt"/>
    </style:style>
    <style:style style:name="T90_77" style:family="text">
      <style:text-properties fo:font-size="12pt" style:font-size-asian="12pt" style:font-size-complex="12pt"/>
    </style:style>
    <style:style style:name="T90_78" style:family="text">
      <style:text-properties fo:font-size="12pt" style:font-size-asian="12pt" style:font-size-complex="12pt"/>
    </style:style>
    <style:style style:name="T90_79" style:family="text">
      <style:text-properties fo:font-size="12pt" style:font-size-asian="12pt" style:font-size-complex="12pt"/>
    </style:style>
    <style:style style:name="T90_80" style:family="text">
      <style:text-properties fo:font-size="12pt" style:font-size-asian="12pt" style:font-size-complex="12pt"/>
    </style:style>
    <style:style style:name="T90_81" style:family="text">
      <style:text-properties fo:font-size="12pt" style:font-size-asian="12pt" style:font-size-complex="12pt"/>
    </style:style>
    <style:style style:name="T90_82" style:family="text">
      <style:text-properties fo:font-size="12pt" style:font-size-asian="12pt" style:font-size-complex="12pt"/>
    </style:style>
    <style:style style:name="T90_83" style:family="text">
      <style:text-properties fo:font-size="12pt" style:font-size-asian="12pt" style:font-size-complex="12pt"/>
    </style:style>
    <style:style style:name="T90_84" style:family="text">
      <style:text-properties fo:font-size="12pt" style:font-size-asian="12pt" style:font-size-complex="12pt"/>
    </style:style>
    <style:style style:name="T90_85" style:family="text">
      <style:text-properties fo:font-size="12pt" style:font-size-asian="12pt" style:font-size-complex="12pt"/>
    </style:style>
    <style:style style:name="T90_86" style:family="text">
      <style:text-properties fo:font-size="12pt" style:font-size-asian="12pt" style:font-size-complex="12pt"/>
    </style:style>
    <style:style style:name="T90_87" style:family="text">
      <style:text-properties fo:font-size="12pt" style:font-size-asian="12pt" style:font-size-complex="12pt"/>
    </style:style>
    <style:style style:name="T90_88" style:family="text">
      <style:text-properties fo:font-size="12pt" style:font-size-asian="12pt" style:font-size-complex="12pt"/>
    </style:style>
    <style:style style:name="T90_89" style:family="text">
      <style:text-properties fo:font-size="12pt" style:font-size-asian="12pt" style:font-size-complex="12pt"/>
    </style:style>
    <style:style style:name="T90_90" style:family="text">
      <style:text-properties fo:font-size="12pt" style:font-size-asian="12pt" style:font-size-complex="12pt"/>
    </style:style>
    <style:style style:name="T90_91" style:family="text">
      <style:text-properties fo:font-size="12pt" style:font-size-asian="12pt" style:font-size-complex="12pt"/>
    </style:style>
    <style:style style:name="T90_92" style:family="text">
      <style:text-properties fo:font-size="12pt" style:font-size-asian="12pt" style:font-size-complex="12pt"/>
    </style:style>
    <style:style style:name="T90_93" style:family="text">
      <style:text-properties fo:font-size="12pt" style:font-size-asian="12pt" style:font-size-complex="12pt"/>
    </style:style>
    <style:style style:name="T90_94" style:family="text">
      <style:text-properties fo:font-size="12pt" style:font-size-asian="12pt" style:font-size-complex="12pt"/>
    </style:style>
    <style:style style:name="T90_95" style:family="text">
      <style:text-properties fo:font-size="12pt" style:font-size-asian="12pt" style:font-size-complex="12pt"/>
    </style:style>
    <style:style style:name="T90_96" style:family="text">
      <style:text-properties fo:font-size="12pt" style:font-size-asian="12pt" style:font-size-complex="12pt"/>
    </style:style>
    <style:style style:name="T90_97" style:family="text">
      <style:text-properties fo:font-size="12pt" style:font-size-asian="12pt" style:font-size-complex="12pt"/>
    </style:style>
    <style:style style:name="T90_98" style:family="text">
      <style:text-properties fo:font-size="12pt" style:font-size-asian="12pt" style:font-size-complex="12pt"/>
    </style:style>
    <style:style style:name="T90_99" style:family="text">
      <style:text-properties fo:font-size="12pt" style:font-size-asian="12pt" style:font-size-complex="12pt"/>
    </style:style>
    <style:style style:name="T90_100" style:family="text">
      <style:text-properties fo:font-size="12pt" style:font-size-asian="12pt" style:font-size-complex="12pt"/>
    </style:style>
    <style:style style:name="T90_101" style:family="text">
      <style:text-properties fo:font-size="12pt" style:font-size-asian="12pt" style:font-size-complex="12pt"/>
    </style:style>
    <style:style style:name="T90_102" style:family="text">
      <style:text-properties fo:font-size="12pt" style:font-size-asian="12pt" style:font-size-complex="12pt"/>
    </style:style>
    <style:style style:name="T90_103" style:family="text">
      <style:text-properties fo:font-size="12pt" style:font-size-asian="12pt" style:font-size-complex="12pt"/>
    </style:style>
    <style:style style:name="T90_104" style:family="text">
      <style:text-properties fo:font-size="12pt" style:font-size-asian="12pt" style:font-size-complex="12pt"/>
    </style:style>
    <style:style style:name="T90_105" style:family="text">
      <style:text-properties fo:font-size="12pt" style:font-size-asian="12pt" style:font-size-complex="12pt"/>
    </style:style>
    <style:style style:name="T90_106" style:family="text">
      <style:text-properties fo:font-size="12pt" style:font-size-asian="12pt" style:font-size-complex="12pt"/>
    </style:style>
    <style:style style:name="T90_107" style:family="text">
      <style:text-properties fo:font-size="12pt" style:font-size-asian="12pt" style:font-size-complex="12pt"/>
    </style:style>
    <style:style style:name="T90_108" style:family="text">
      <style:text-properties fo:font-size="12pt" style:font-size-asian="12pt" style:font-size-complex="12pt"/>
    </style:style>
    <style:style style:name="T90_109" style:family="text">
      <style:text-properties fo:font-size="12pt" style:font-size-asian="12pt" style:font-size-complex="12pt"/>
    </style:style>
    <style:style style:name="T90_110" style:family="text">
      <style:text-properties fo:font-size="12pt" style:font-size-asian="12pt" style:font-size-complex="12pt"/>
    </style:style>
    <style:style style:name="T90_111" style:family="text">
      <style:text-properties fo:font-size="12pt" style:font-size-asian="12pt" style:font-size-complex="12pt"/>
    </style:style>
    <style:style style:name="T90_112" style:family="text">
      <style:text-properties fo:font-size="12pt" style:font-size-asian="12pt" style:font-size-complex="12pt"/>
    </style:style>
    <style:style style:name="T90_113" style:family="text">
      <style:text-properties fo:font-size="12pt" style:font-size-asian="12pt" style:font-size-complex="12pt"/>
    </style:style>
    <style:style style:name="T90_114" style:family="text">
      <style:text-properties fo:font-size="12pt" style:font-size-asian="12pt" style:font-size-complex="12pt"/>
    </style:style>
    <style:style style:name="T90_115" style:family="text">
      <style:text-properties fo:font-size="12pt" style:font-size-asian="12pt" style:font-size-complex="12pt"/>
    </style:style>
    <style:style style:name="T90_116" style:family="text">
      <style:text-properties fo:font-size="12pt" style:font-size-asian="12pt" style:font-size-complex="12pt"/>
    </style:style>
    <style:style style:name="T90_117" style:family="text">
      <style:text-properties fo:font-size="12pt" style:font-size-asian="12pt" style:font-size-complex="12pt"/>
    </style:style>
    <style:style style:name="T90_118" style:family="text">
      <style:text-properties fo:font-size="12pt" style:font-size-asian="12pt" style:font-size-complex="12pt"/>
    </style:style>
    <style:style style:name="T90_119" style:family="text">
      <style:text-properties fo:font-size="12pt" style:font-size-asian="12pt" style:font-size-complex="12pt"/>
    </style:style>
    <style:style style:name="T90_120" style:family="text">
      <style:text-properties fo:font-size="12pt" style:font-size-asian="12pt" style:font-size-complex="12pt"/>
    </style:style>
    <style:style style:name="T90_121" style:family="text">
      <style:text-properties fo:font-size="12pt" style:font-size-asian="12pt" style:font-size-complex="12pt"/>
    </style:style>
    <style:style style:name="T90_122" style:family="text">
      <style:text-properties fo:font-size="12pt" style:font-size-asian="12pt" style:font-size-complex="12pt"/>
    </style:style>
    <style:style style:name="T90_123" style:family="text">
      <style:text-properties fo:font-size="12pt" style:font-size-asian="12pt" style:font-size-complex="12pt"/>
    </style:style>
    <style:style style:name="T90_124" style:family="text">
      <style:text-properties fo:font-size="12pt" style:font-size-asian="12pt" style:font-size-complex="12pt"/>
    </style:style>
    <style:style style:name="T90_125" style:family="text">
      <style:text-properties fo:font-size="12pt" style:font-size-asian="12pt" style:font-size-complex="12pt"/>
    </style:style>
    <style:style style:name="T90_126" style:family="text">
      <style:text-properties fo:font-size="12pt" style:font-size-asian="12pt" style:font-size-complex="12pt"/>
    </style:style>
    <style:style style:name="T90_127" style:family="text">
      <style:text-properties fo:font-size="12pt" style:font-size-asian="12pt" style:font-size-complex="12pt"/>
    </style:style>
    <style:style style:name="T90_128" style:family="text">
      <style:text-properties fo:font-size="12pt" style:font-size-asian="12pt" style:font-size-complex="12pt"/>
    </style:style>
    <style:style style:name="T90_129" style:family="text">
      <style:text-properties fo:font-size="12pt" style:font-size-asian="12pt" style:font-size-complex="12pt"/>
    </style:style>
    <style:style style:name="T90_130" style:family="text">
      <style:text-properties fo:font-size="12pt" style:font-size-asian="12pt" style:font-size-complex="12pt"/>
    </style:style>
    <style:style style:name="T90_131" style:family="text">
      <style:text-properties fo:font-size="12pt" style:font-size-asian="12pt" style:font-size-complex="12pt"/>
    </style:style>
    <style:style style:name="T90_132" style:family="text">
      <style:text-properties fo:font-size="12pt" style:font-size-asian="12pt" style:font-size-complex="12pt"/>
    </style:style>
    <style:style style:name="T90_133" style:family="text">
      <style:text-properties fo:font-size="12pt" style:font-size-asian="12pt" style:font-size-complex="12pt"/>
    </style:style>
    <style:style style:name="T90_134" style:family="text">
      <style:text-properties fo:font-size="12pt" style:font-size-asian="12pt" style:font-size-complex="12pt"/>
    </style:style>
    <style:style style:name="T90_135" style:family="text">
      <style:text-properties fo:font-size="12pt" style:font-size-asian="12pt" style:font-size-complex="12pt"/>
    </style:style>
    <style:style style:name="T90_136" style:family="text">
      <style:text-properties fo:font-size="12pt" style:font-size-asian="12pt" style:font-size-complex="12pt"/>
    </style:style>
    <style:style style:name="T90_137" style:family="text">
      <style:text-properties fo:font-size="12pt" style:font-size-asian="12pt" style:font-size-complex="12pt"/>
    </style:style>
    <style:style style:name="T90_138" style:family="text">
      <style:text-properties fo:font-size="12pt" style:font-size-asian="12pt" style:font-size-complex="12pt"/>
    </style:style>
    <style:style style:name="T90_139" style:family="text">
      <style:text-properties fo:font-size="12pt" style:font-size-asian="12pt" style:font-size-complex="12pt"/>
    </style:style>
    <style:style style:name="T90_140" style:family="text">
      <style:text-properties fo:font-size="12pt" style:font-size-asian="12pt" style:font-size-complex="12pt"/>
    </style:style>
    <style:style style:name="T90_141" style:family="text">
      <style:text-properties fo:font-size="12pt" style:font-size-asian="12pt" style:font-size-complex="12pt"/>
    </style:style>
    <style:style style:name="T90_142" style:family="text">
      <style:text-properties fo:font-size="12pt" style:font-size-asian="12pt" style:font-size-complex="12pt"/>
    </style:style>
    <style:style style:name="T90_143" style:family="text">
      <style:text-properties fo:font-size="12pt" style:font-size-asian="12pt" style:font-size-complex="12pt"/>
    </style:style>
    <style:style style:name="T90_144" style:family="text">
      <style:text-properties fo:font-size="12pt" style:font-size-asian="12pt" style:font-size-complex="12pt"/>
    </style:style>
    <style:style style:name="T90_145" style:family="text">
      <style:text-properties fo:font-size="12pt" style:font-size-asian="12pt" style:font-size-complex="12pt"/>
    </style:style>
    <style:style style:name="T90_146" style:family="text">
      <style:text-properties fo:font-size="12pt" style:font-size-asian="12pt" style:font-size-complex="12pt"/>
    </style:style>
    <style:style style:name="T90_147" style:family="text">
      <style:text-properties fo:font-size="12pt" style:font-size-asian="12pt" style:font-size-complex="12pt"/>
    </style:style>
    <style:style style:name="T90_148" style:family="text">
      <style:text-properties fo:font-size="12pt" style:font-size-asian="12pt" style:font-size-complex="12pt"/>
    </style:style>
    <style:style style:name="T90_149" style:family="text">
      <style:text-properties fo:font-size="12pt" style:font-size-asian="12pt" style:font-size-complex="12pt"/>
    </style:style>
    <style:style style:name="T90_150" style:family="text">
      <style:text-properties fo:font-size="12pt" style:font-size-asian="12pt" style:font-size-complex="12pt"/>
    </style:style>
    <style:style style:name="T90_151" style:family="text">
      <style:text-properties fo:font-size="12pt" style:font-size-asian="12pt" style:font-size-complex="12pt"/>
    </style:style>
    <style:style style:name="T90_152" style:family="text">
      <style:text-properties fo:font-size="12pt" style:font-size-asian="12pt" style:font-size-complex="12pt"/>
    </style:style>
    <style:style style:name="T90_153" style:family="text">
      <style:text-properties fo:font-size="12pt" style:font-size-asian="12pt" style:font-size-complex="12pt"/>
    </style:style>
    <style:style style:name="T90_154" style:family="text">
      <style:text-properties fo:font-size="12pt" style:font-size-asian="12pt" style:font-size-complex="12pt"/>
    </style:style>
    <style:style style:name="T90_155" style:family="text">
      <style:text-properties fo:font-size="12pt" style:font-size-asian="12pt" style:font-size-complex="12pt"/>
    </style:style>
    <style:style style:name="T90_156" style:family="text">
      <style:text-properties fo:font-size="12pt" style:font-size-asian="12pt" style:font-size-complex="12pt"/>
    </style:style>
    <style:style style:name="T90_157" style:family="text">
      <style:text-properties fo:font-size="12pt" style:font-size-asian="12pt" style:font-size-complex="12pt"/>
    </style:style>
    <style:style style:name="T90_158" style:family="text">
      <style:text-properties fo:font-size="12pt" style:font-size-asian="12pt" style:font-size-complex="12pt"/>
    </style:style>
    <style:style style:name="T90_159" style:family="text">
      <style:text-properties fo:font-size="12pt" style:font-size-asian="12pt" style:font-size-complex="12pt"/>
    </style:style>
    <style:style style:name="T90_160" style:family="text">
      <style:text-properties fo:font-size="12pt" style:font-size-asian="12pt" style:font-size-complex="12pt"/>
    </style:style>
    <style:style style:name="T90_161" style:family="text">
      <style:text-properties fo:font-size="12pt" style:font-size-asian="12pt" style:font-size-complex="12pt"/>
    </style:style>
    <style:style style:name="T90_162" style:family="text">
      <style:text-properties fo:font-size="12pt" style:font-size-asian="12pt" style:font-size-complex="12pt"/>
    </style:style>
    <style:style style:name="T90_163" style:family="text">
      <style:text-properties fo:font-size="12pt" style:font-size-asian="12pt" style:font-size-complex="12pt"/>
    </style:style>
    <style:style style:name="T90_164" style:family="text">
      <style:text-properties fo:font-size="12pt" style:font-size-asian="12pt" style:font-size-complex="12pt"/>
    </style:style>
    <style:style style:name="T90_165" style:family="text">
      <style:text-properties fo:font-size="12pt" style:font-size-asian="12pt" style:font-size-complex="12pt"/>
    </style:style>
    <style:style style:name="T90_166" style:family="text">
      <style:text-properties fo:font-size="12pt" style:font-size-asian="12pt" style:font-size-complex="12pt"/>
    </style:style>
    <style:style style:name="T90_167" style:family="text">
      <style:text-properties fo:font-size="12pt" style:font-size-asian="12pt" style:font-size-complex="12pt"/>
    </style:style>
    <style:style style:name="T90_168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50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T91_27" style:family="text">
      <style:text-properties fo:font-size="12pt" style:font-size-asian="12pt" style:font-size-complex="12pt"/>
    </style:style>
    <style:style style:name="T91_28" style:family="text">
      <style:text-properties fo:font-size="12pt" style:font-size-asian="12pt" style:font-size-complex="12pt"/>
    </style:style>
    <style:style style:name="T91_29" style:family="text">
      <style:text-properties fo:font-size="12pt" style:font-size-asian="12pt" style:font-size-complex="12pt"/>
    </style:style>
    <style:style style:name="T91_30" style:family="text">
      <style:text-properties fo:font-size="12pt" style:font-size-asian="12pt" style:font-size-complex="12pt"/>
    </style:style>
    <style:style style:name="T91_31" style:family="text">
      <style:text-properties fo:font-size="12pt" style:font-size-asian="12pt" style:font-size-complex="12pt"/>
    </style:style>
    <style:style style:name="T91_32" style:family="text">
      <style:text-properties fo:font-size="12pt" style:font-size-asian="12pt" style:font-size-complex="12pt"/>
    </style:style>
    <style:style style:name="T91_33" style:family="text">
      <style:text-properties fo:font-size="12pt" style:font-size-asian="12pt" style:font-size-complex="12pt"/>
    </style:style>
    <style:style style:name="T91_34" style:family="text">
      <style:text-properties fo:font-size="12pt" style:font-size-asian="12pt" style:font-size-complex="12pt"/>
    </style:style>
    <style:style style:name="T91_35" style:family="text">
      <style:text-properties fo:font-size="12pt" style:font-size-asian="12pt" style:font-size-complex="12pt"/>
    </style:style>
    <style:style style:name="T91_36" style:family="text">
      <style:text-properties fo:font-size="12pt" style:font-size-asian="12pt" style:font-size-complex="12pt"/>
    </style:style>
    <style:style style:name="T91_37" style:family="text">
      <style:text-properties fo:font-size="12pt" style:font-size-asian="12pt" style:font-size-complex="12pt"/>
    </style:style>
    <style:style style:name="T91_38" style:family="text">
      <style:text-properties fo:font-size="12pt" style:font-size-asian="12pt" style:font-size-complex="12pt"/>
    </style:style>
    <style:style style:name="T91_39" style:family="text">
      <style:text-properties fo:font-size="12pt" style:font-size-asian="12pt" style:font-size-complex="12pt"/>
    </style:style>
    <style:style style:name="T91_40" style:family="text">
      <style:text-properties fo:font-size="12pt" style:font-size-asian="12pt" style:font-size-complex="12pt"/>
    </style:style>
    <style:style style:name="T91_41" style:family="text">
      <style:text-properties fo:font-size="12pt" style:font-size-asian="12pt" style:font-size-complex="12pt"/>
    </style:style>
    <style:style style:name="T91_42" style:family="text">
      <style:text-properties fo:font-size="12pt" style:font-size-asian="12pt" style:font-size-complex="12pt"/>
    </style:style>
    <style:style style:name="T91_43" style:family="text">
      <style:text-properties fo:font-size="12pt" style:font-size-asian="12pt" style:font-size-complex="12pt"/>
    </style:style>
    <style:style style:name="T91_44" style:family="text">
      <style:text-properties fo:font-size="12pt" style:font-size-asian="12pt" style:font-size-complex="12pt"/>
    </style:style>
    <style:style style:name="T91_45" style:family="text">
      <style:text-properties fo:font-size="12pt" style:font-size-asian="12pt" style:font-size-complex="12pt"/>
    </style:style>
    <style:style style:name="T91_46" style:family="text">
      <style:text-properties fo:font-size="12pt" style:font-size-asian="12pt" style:font-size-complex="12pt"/>
    </style:style>
    <style:style style:name="T91_47" style:family="text">
      <style:text-properties fo:font-size="12pt" style:font-size-asian="12pt" style:font-size-complex="12pt"/>
    </style:style>
    <style:style style:name="T91_48" style:family="text">
      <style:text-properties fo:font-size="12pt" style:font-size-asian="12pt" style:font-size-complex="12pt"/>
    </style:style>
    <style:style style:name="T91_49" style:family="text">
      <style:text-properties fo:font-size="12pt" style:font-size-asian="12pt" style:font-size-complex="12pt"/>
    </style:style>
    <style:style style:name="T91_50" style:family="text">
      <style:text-properties fo:font-size="12pt" style:font-size-asian="12pt" style:font-size-complex="12pt"/>
    </style:style>
    <style:style style:name="T91_51" style:family="text">
      <style:text-properties fo:font-size="12pt" style:font-size-asian="12pt" style:font-size-complex="12pt"/>
    </style:style>
    <style:style style:name="T91_52" style:family="text">
      <style:text-properties fo:font-size="12pt" style:font-size-asian="12pt" style:font-size-complex="12pt"/>
    </style:style>
    <style:style style:name="T91_53" style:family="text">
      <style:text-properties fo:font-size="12pt" style:font-size-asian="12pt" style:font-size-complex="12pt"/>
    </style:style>
    <style:style style:name="T91_54" style:family="text">
      <style:text-properties fo:font-size="12pt" style:font-size-asian="12pt" style:font-size-complex="12pt"/>
    </style:style>
    <style:style style:name="T91_55" style:family="text">
      <style:text-properties fo:font-size="12pt" style:font-size-asian="12pt" style:font-size-complex="12pt"/>
    </style:style>
    <style:style style:name="T91_56" style:family="text">
      <style:text-properties fo:font-size="12pt" style:font-size-asian="12pt" style:font-size-complex="12pt"/>
    </style:style>
    <style:style style:name="T91_57" style:family="text">
      <style:text-properties fo:font-size="12pt" style:font-size-asian="12pt" style:font-size-complex="12pt"/>
    </style:style>
    <style:style style:name="T91_58" style:family="text">
      <style:text-properties fo:font-size="12pt" style:font-size-asian="12pt" style:font-size-complex="12pt"/>
    </style:style>
    <style:style style:name="T91_59" style:family="text">
      <style:text-properties fo:font-size="12pt" style:font-size-asian="12pt" style:font-size-complex="12pt"/>
    </style:style>
    <style:style style:name="T91_60" style:family="text">
      <style:text-properties fo:font-size="12pt" style:font-size-asian="12pt" style:font-size-complex="12pt"/>
    </style:style>
    <style:style style:name="T91_61" style:family="text">
      <style:text-properties fo:font-size="12pt" style:font-size-asian="12pt" style:font-size-complex="12pt"/>
    </style:style>
    <style:style style:name="T91_62" style:family="text">
      <style:text-properties fo:font-size="12pt" style:font-size-asian="12pt" style:font-size-complex="12pt"/>
    </style:style>
    <style:style style:name="T91_63" style:family="text">
      <style:text-properties fo:font-size="12pt" style:font-size-asian="12pt" style:font-size-complex="12pt"/>
    </style:style>
    <style:style style:name="T91_64" style:family="text">
      <style:text-properties fo:font-size="12pt" style:font-size-asian="12pt" style:font-size-complex="12pt"/>
    </style:style>
    <style:style style:name="T91_65" style:family="text">
      <style:text-properties fo:font-size="12pt" style:font-size-asian="12pt" style:font-size-complex="12pt"/>
    </style:style>
    <style:style style:name="T91_66" style:family="text">
      <style:text-properties fo:font-size="12pt" style:font-size-asian="12pt" style:font-size-complex="12pt"/>
    </style:style>
    <style:style style:name="T91_67" style:family="text">
      <style:text-properties fo:font-size="12pt" style:font-size-asian="12pt" style:font-size-complex="12pt"/>
    </style:style>
    <style:style style:name="T91_68" style:family="text">
      <style:text-properties fo:font-size="12pt" style:font-size-asian="12pt" style:font-size-complex="12pt"/>
    </style:style>
    <style:style style:name="T91_69" style:family="text">
      <style:text-properties fo:font-size="12pt" style:font-size-asian="12pt" style:font-size-complex="12pt"/>
    </style:style>
    <style:style style:name="T91_70" style:family="text">
      <style:text-properties fo:font-size="12pt" style:font-size-asian="12pt" style:font-size-complex="12pt"/>
    </style:style>
    <style:style style:name="T91_71" style:family="text">
      <style:text-properties fo:font-size="12pt" style:font-size-asian="12pt" style:font-size-complex="12pt"/>
    </style:style>
    <style:style style:name="T91_72" style:family="text">
      <style:text-properties fo:font-size="12pt" style:font-size-asian="12pt" style:font-size-complex="12pt"/>
    </style:style>
    <style:style style:name="T91_73" style:family="text">
      <style:text-properties fo:font-size="12pt" style:font-size-asian="12pt" style:font-size-complex="12pt"/>
    </style:style>
    <style:style style:name="T91_74" style:family="text">
      <style:text-properties fo:font-size="12pt" style:font-size-asian="12pt" style:font-size-complex="12pt"/>
    </style:style>
    <style:style style:name="T91_75" style:family="text">
      <style:text-properties fo:font-size="12pt" style:font-size-asian="12pt" style:font-size-complex="12pt"/>
    </style:style>
    <style:style style:name="T91_76" style:family="text">
      <style:text-properties fo:font-size="12pt" style:font-size-asian="12pt" style:font-size-complex="12pt"/>
    </style:style>
    <style:style style:name="T91_77" style:family="text">
      <style:text-properties fo:font-size="12pt" style:font-size-asian="12pt" style:font-size-complex="12pt"/>
    </style:style>
    <style:style style:name="T91_78" style:family="text">
      <style:text-properties fo:font-size="12pt" style:font-size-asian="12pt" style:font-size-complex="12pt"/>
    </style:style>
    <style:style style:name="T91_79" style:family="text">
      <style:text-properties fo:font-size="12pt" style:font-size-asian="12pt" style:font-size-complex="12pt"/>
    </style:style>
    <style:style style:name="T91_80" style:family="text">
      <style:text-properties fo:font-size="12pt" style:font-size-asian="12pt" style:font-size-complex="12pt"/>
    </style:style>
    <style:style style:name="T91_81" style:family="text">
      <style:text-properties fo:font-size="12pt" style:font-size-asian="12pt" style:font-size-complex="12pt"/>
    </style:style>
    <style:style style:name="T91_82" style:family="text">
      <style:text-properties fo:font-size="12pt" style:font-size-asian="12pt" style:font-size-complex="12pt"/>
    </style:style>
    <style:style style:name="T91_83" style:family="text">
      <style:text-properties fo:font-size="12pt" style:font-size-asian="12pt" style:font-size-complex="12pt"/>
    </style:style>
    <style:style style:name="T91_84" style:family="text">
      <style:text-properties fo:font-size="12pt" style:font-size-asian="12pt" style:font-size-complex="12pt"/>
    </style:style>
    <style:style style:name="T91_85" style:family="text">
      <style:text-properties fo:font-size="12pt" style:font-size-asian="12pt" style:font-size-complex="12pt"/>
    </style:style>
    <style:style style:name="T91_86" style:family="text">
      <style:text-properties fo:font-size="12pt" style:font-size-asian="12pt" style:font-size-complex="12pt"/>
    </style:style>
    <style:style style:name="T91_87" style:family="text">
      <style:text-properties fo:font-size="12pt" style:font-size-asian="12pt" style:font-size-complex="12pt"/>
    </style:style>
    <style:style style:name="T91_88" style:family="text">
      <style:text-properties fo:font-size="12pt" style:font-size-asian="12pt" style:font-size-complex="12pt"/>
    </style:style>
    <style:style style:name="T91_89" style:family="text">
      <style:text-properties fo:font-size="12pt" style:font-size-asian="12pt" style:font-size-complex="12pt"/>
    </style:style>
    <style:style style:name="T91_90" style:family="text">
      <style:text-properties fo:font-size="12pt" style:font-size-asian="12pt" style:font-size-complex="12pt"/>
    </style:style>
    <style:style style:name="T91_91" style:family="text">
      <style:text-properties fo:font-size="12pt" style:font-size-asian="12pt" style:font-size-complex="12pt"/>
    </style:style>
    <style:style style:name="T91_92" style:family="text">
      <style:text-properties fo:font-size="12pt" style:font-size-asian="12pt" style:font-size-complex="12pt"/>
    </style:style>
    <style:style style:name="T91_93" style:family="text">
      <style:text-properties fo:font-size="12pt" style:font-size-asian="12pt" style:font-size-complex="12pt"/>
    </style:style>
    <style:style style:name="T91_94" style:family="text">
      <style:text-properties fo:font-size="12pt" style:font-size-asian="12pt" style:font-size-complex="12pt"/>
    </style:style>
    <style:style style:name="T91_95" style:family="text">
      <style:text-properties fo:font-size="12pt" style:font-size-asian="12pt" style:font-size-complex="12pt"/>
    </style:style>
    <style:style style:name="T91_96" style:family="text">
      <style:text-properties fo:font-size="12pt" style:font-size-asian="12pt" style:font-size-complex="12pt"/>
    </style:style>
    <style:style style:name="T91_97" style:family="text">
      <style:text-properties fo:font-size="12pt" style:font-size-asian="12pt" style:font-size-complex="12pt"/>
    </style:style>
    <style:style style:name="T91_98" style:family="text">
      <style:text-properties fo:font-size="12pt" style:font-size-asian="12pt" style:font-size-complex="12pt"/>
    </style:style>
    <style:style style:name="T91_99" style:family="text">
      <style:text-properties fo:font-size="12pt" style:font-size-asian="12pt" style:font-size-complex="12pt"/>
    </style:style>
    <style:style style:name="T91_100" style:family="text">
      <style:text-properties fo:font-size="12pt" style:font-size-asian="12pt" style:font-size-complex="12pt"/>
    </style:style>
    <style:style style:name="T91_101" style:family="text">
      <style:text-properties fo:font-size="12pt" style:font-size-asian="12pt" style:font-size-complex="12pt"/>
    </style:style>
    <style:style style:name="T91_102" style:family="text">
      <style:text-properties fo:font-size="12pt" style:font-size-asian="12pt" style:font-size-complex="12pt"/>
    </style:style>
    <style:style style:name="T91_103" style:family="text">
      <style:text-properties fo:font-size="12pt" style:font-size-asian="12pt" style:font-size-complex="12pt"/>
    </style:style>
    <style:style style:name="T91_104" style:family="text">
      <style:text-properties fo:font-size="12pt" style:font-size-asian="12pt" style:font-size-complex="12pt"/>
    </style:style>
    <style:style style:name="T91_105" style:family="text">
      <style:text-properties fo:font-size="12pt" style:font-size-asian="12pt" style:font-size-complex="12pt"/>
    </style:style>
    <style:style style:name="T91_106" style:family="text">
      <style:text-properties fo:font-size="12pt" style:font-size-asian="12pt" style:font-size-complex="12pt"/>
    </style:style>
    <style:style style:name="T91_107" style:family="text">
      <style:text-properties fo:font-size="12pt" style:font-size-asian="12pt" style:font-size-complex="12pt"/>
    </style:style>
    <style:style style:name="T91_108" style:family="text">
      <style:text-properties fo:font-size="12pt" style:font-size-asian="12pt" style:font-size-complex="12pt"/>
    </style:style>
    <style:style style:name="T91_109" style:family="text">
      <style:text-properties fo:font-size="12pt" style:font-size-asian="12pt" style:font-size-complex="12pt"/>
    </style:style>
    <style:style style:name="T91_110" style:family="text">
      <style:text-properties fo:font-size="12pt" style:font-size-asian="12pt" style:font-size-complex="12pt"/>
    </style:style>
    <style:style style:name="T91_111" style:family="text">
      <style:text-properties fo:font-size="12pt" style:font-size-asian="12pt" style:font-size-complex="12pt"/>
    </style:style>
    <style:style style:name="T91_112" style:family="text">
      <style:text-properties fo:font-size="12pt" style:font-size-asian="12pt" style:font-size-complex="12pt"/>
    </style:style>
    <style:style style:name="T91_113" style:family="text">
      <style:text-properties fo:font-size="12pt" style:font-size-asian="12pt" style:font-size-complex="12pt"/>
    </style:style>
    <style:style style:name="T91_114" style:family="text">
      <style:text-properties fo:font-size="12pt" style:font-size-asian="12pt" style:font-size-complex="12pt"/>
    </style:style>
    <style:style style:name="T91_115" style:family="text">
      <style:text-properties fo:font-size="12pt" style:font-size-asian="12pt" style:font-size-complex="12pt"/>
    </style:style>
    <style:style style:name="T91_116" style:family="text">
      <style:text-properties fo:font-size="12pt" style:font-size-asian="12pt" style:font-size-complex="12pt"/>
    </style:style>
    <style:style style:name="T91_117" style:family="text">
      <style:text-properties fo:font-size="12pt" style:font-size-asian="12pt" style:font-size-complex="12pt"/>
    </style:style>
    <style:style style:name="T91_118" style:family="text">
      <style:text-properties fo:font-size="12pt" style:font-size-asian="12pt" style:font-size-complex="12pt"/>
    </style:style>
    <style:style style:name="T91_119" style:family="text">
      <style:text-properties fo:font-size="12pt" style:font-size-asian="12pt" style:font-size-complex="12pt"/>
    </style:style>
    <style:style style:name="T91_120" style:family="text">
      <style:text-properties fo:font-size="12pt" style:font-size-asian="12pt" style:font-size-complex="12pt"/>
    </style:style>
    <style:style style:name="T91_121" style:family="text">
      <style:text-properties fo:font-size="12pt" style:font-size-asian="12pt" style:font-size-complex="12pt"/>
    </style:style>
    <style:style style:name="T91_122" style:family="text">
      <style:text-properties fo:font-size="12pt" style:font-size-asian="12pt" style:font-size-complex="12pt"/>
    </style:style>
    <style:style style:name="T91_123" style:family="text">
      <style:text-properties fo:font-size="12pt" style:font-size-asian="12pt" style:font-size-complex="12pt"/>
    </style:style>
    <style:style style:name="T91_124" style:family="text">
      <style:text-properties fo:font-size="12pt" style:font-size-asian="12pt" style:font-size-complex="12pt"/>
    </style:style>
    <style:style style:name="T91_125" style:family="text">
      <style:text-properties fo:font-size="12pt" style:font-size-asian="12pt" style:font-size-complex="12pt"/>
    </style:style>
    <style:style style:name="T91_126" style:family="text">
      <style:text-properties fo:font-size="12pt" style:font-size-asian="12pt" style:font-size-complex="12pt"/>
    </style:style>
    <style:style style:name="T91_127" style:family="text">
      <style:text-properties fo:font-size="12pt" style:font-size-asian="12pt" style:font-size-complex="12pt"/>
    </style:style>
    <style:style style:name="T91_128" style:family="text">
      <style:text-properties fo:font-size="12pt" style:font-size-asian="12pt" style:font-size-complex="12pt"/>
    </style:style>
    <style:style style:name="T91_129" style:family="text">
      <style:text-properties fo:font-size="12pt" style:font-size-asian="12pt" style:font-size-complex="12pt"/>
    </style:style>
    <style:style style:name="T91_130" style:family="text">
      <style:text-properties fo:font-size="12pt" style:font-size-asian="12pt" style:font-size-complex="12pt"/>
    </style:style>
    <style:style style:name="T91_131" style:family="text">
      <style:text-properties fo:font-size="12pt" style:font-size-asian="12pt" style:font-size-complex="12pt"/>
    </style:style>
    <style:style style:name="T91_132" style:family="text">
      <style:text-properties fo:font-size="12pt" style:font-size-asian="12pt" style:font-size-complex="12pt"/>
    </style:style>
    <style:style style:name="T91_133" style:family="text">
      <style:text-properties fo:font-size="12pt" style:font-size-asian="12pt" style:font-size-complex="12pt"/>
    </style:style>
    <style:style style:name="T91_134" style:family="text">
      <style:text-properties fo:font-size="12pt" style:font-size-asian="12pt" style:font-size-complex="12pt"/>
    </style:style>
    <style:style style:name="T91_135" style:family="text">
      <style:text-properties fo:font-size="12pt" style:font-size-asian="12pt" style:font-size-complex="12pt"/>
    </style:style>
    <style:style style:name="T91_136" style:family="text">
      <style:text-properties fo:font-size="12pt" style:font-size-asian="12pt" style:font-size-complex="12pt"/>
    </style:style>
    <style:style style:name="T91_137" style:family="text">
      <style:text-properties fo:font-size="12pt" style:font-size-asian="12pt" style:font-size-complex="12pt"/>
    </style:style>
    <style:style style:name="T91_138" style:family="text">
      <style:text-properties fo:font-size="12pt" style:font-size-asian="12pt" style:font-size-complex="12pt"/>
    </style:style>
    <style:style style:name="T91_139" style:family="text">
      <style:text-properties fo:font-size="12pt" style:font-size-asian="12pt" style:font-size-complex="12pt"/>
    </style:style>
    <style:style style:name="T91_140" style:family="text">
      <style:text-properties fo:font-size="12pt" style:font-size-asian="12pt" style:font-size-complex="12pt"/>
    </style:style>
    <style:style style:name="T91_141" style:family="text">
      <style:text-properties fo:font-size="12pt" style:font-size-asian="12pt" style:font-size-complex="12pt"/>
    </style:style>
    <style:style style:name="T91_142" style:family="text">
      <style:text-properties fo:font-size="12pt" style:font-size-asian="12pt" style:font-size-complex="12pt"/>
    </style:style>
    <style:style style:name="T91_143" style:family="text">
      <style:text-properties fo:font-size="12pt" style:font-size-asian="12pt" style:font-size-complex="12pt"/>
    </style:style>
    <style:style style:name="T91_144" style:family="text">
      <style:text-properties fo:font-size="12pt" style:font-size-asian="12pt" style:font-size-complex="12pt"/>
    </style:style>
    <style:style style:name="T91_145" style:family="text">
      <style:text-properties fo:font-size="12pt" style:font-size-asian="12pt" style:font-size-complex="12pt"/>
    </style:style>
    <style:style style:name="T91_146" style:family="text">
      <style:text-properties fo:font-size="12pt" style:font-size-asian="12pt" style:font-size-complex="12pt"/>
    </style:style>
    <style:style style:name="T91_147" style:family="text">
      <style:text-properties fo:font-size="12pt" style:font-size-asian="12pt" style:font-size-complex="12pt"/>
    </style:style>
    <style:style style:name="T91_148" style:family="text">
      <style:text-properties fo:font-size="12pt" style:font-size-asian="12pt" style:font-size-complex="12pt"/>
    </style:style>
    <style:style style:name="T91_149" style:family="text">
      <style:text-properties fo:font-size="12pt" style:font-size-asian="12pt" style:font-size-complex="12pt"/>
    </style:style>
    <style:style style:name="T91_150" style:family="text">
      <style:text-properties fo:font-size="12pt" style:font-size-asian="12pt" style:font-size-complex="12pt"/>
    </style:style>
    <style:style style:name="T91_151" style:family="text">
      <style:text-properties fo:font-size="12pt" style:font-size-asian="12pt" style:font-size-complex="12pt"/>
    </style:style>
    <style:style style:name="T91_152" style:family="text">
      <style:text-properties fo:font-size="12pt" style:font-size-asian="12pt" style:font-size-complex="12pt"/>
    </style:style>
    <style:style style:name="T91_153" style:family="text">
      <style:text-properties fo:font-size="12pt" style:font-size-asian="12pt" style:font-size-complex="12pt"/>
    </style:style>
    <style:style style:name="T91_154" style:family="text">
      <style:text-properties fo:font-size="12pt" style:font-size-asian="12pt" style:font-size-complex="12pt"/>
    </style:style>
    <style:style style:name="T91_155" style:family="text">
      <style:text-properties fo:font-size="12pt" style:font-size-asian="12pt" style:font-size-complex="12pt"/>
    </style:style>
    <style:style style:name="T91_156" style:family="text">
      <style:text-properties fo:font-size="12pt" style:font-size-asian="12pt" style:font-size-complex="12pt"/>
    </style:style>
    <style:style style:name="T91_157" style:family="text">
      <style:text-properties fo:font-size="12pt" style:font-size-asian="12pt" style:font-size-complex="12pt"/>
    </style:style>
    <style:style style:name="T91_158" style:family="text">
      <style:text-properties fo:font-size="12pt" style:font-size-asian="12pt" style:font-size-complex="12pt"/>
    </style:style>
    <style:style style:name="T91_159" style:family="text">
      <style:text-properties fo:font-size="12pt" style:font-size-asian="12pt" style:font-size-complex="12pt"/>
    </style:style>
    <style:style style:name="T91_160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50%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T92_28" style:family="text">
      <style:text-properties fo:font-size="12pt" style:font-size-asian="12pt" style:font-size-complex="12pt"/>
    </style:style>
    <style:style style:name="T92_29" style:family="text">
      <style:text-properties fo:font-size="12pt" style:font-size-asian="12pt" style:font-size-complex="12pt"/>
    </style:style>
    <style:style style:name="T92_30" style:family="text">
      <style:text-properties fo:font-size="12pt" style:font-size-asian="12pt" style:font-size-complex="12pt"/>
    </style:style>
    <style:style style:name="T92_31" style:family="text">
      <style:text-properties fo:font-size="12pt" style:font-size-asian="12pt" style:font-size-complex="12pt"/>
    </style:style>
    <style:style style:name="T92_32" style:family="text">
      <style:text-properties fo:font-size="12pt" style:font-size-asian="12pt" style:font-size-complex="12pt"/>
    </style:style>
    <style:style style:name="T92_33" style:family="text">
      <style:text-properties fo:font-size="12pt" style:font-size-asian="12pt" style:font-size-complex="12pt"/>
    </style:style>
    <style:style style:name="T92_34" style:family="text">
      <style:text-properties fo:font-size="12pt" style:font-size-asian="12pt" style:font-size-complex="12pt"/>
    </style:style>
    <style:style style:name="T92_35" style:family="text">
      <style:text-properties fo:font-size="12pt" style:font-size-asian="12pt" style:font-size-complex="12pt"/>
    </style:style>
    <style:style style:name="T92_36" style:family="text">
      <style:text-properties fo:font-size="12pt" style:font-size-asian="12pt" style:font-size-complex="12pt"/>
    </style:style>
    <style:style style:name="T92_37" style:family="text">
      <style:text-properties fo:font-size="12pt" style:font-size-asian="12pt" style:font-size-complex="12pt"/>
    </style:style>
    <style:style style:name="T92_38" style:family="text">
      <style:text-properties fo:font-size="12pt" style:font-size-asian="12pt" style:font-size-complex="12pt"/>
    </style:style>
    <style:style style:name="T92_39" style:family="text">
      <style:text-properties fo:font-size="12pt" style:font-size-asian="12pt" style:font-size-complex="12pt"/>
    </style:style>
    <style:style style:name="T92_40" style:family="text">
      <style:text-properties fo:font-size="12pt" style:font-size-asian="12pt" style:font-size-complex="12pt"/>
    </style:style>
    <style:style style:name="T92_41" style:family="text">
      <style:text-properties fo:font-size="12pt" style:font-size-asian="12pt" style:font-size-complex="12pt"/>
    </style:style>
    <style:style style:name="T92_42" style:family="text">
      <style:text-properties fo:font-size="12pt" style:font-size-asian="12pt" style:font-size-complex="12pt"/>
    </style:style>
    <style:style style:name="T92_43" style:family="text">
      <style:text-properties fo:font-size="12pt" style:font-size-asian="12pt" style:font-size-complex="12pt"/>
    </style:style>
    <style:style style:name="T92_44" style:family="text">
      <style:text-properties fo:font-size="12pt" style:font-size-asian="12pt" style:font-size-complex="12pt"/>
    </style:style>
    <style:style style:name="T92_45" style:family="text">
      <style:text-properties fo:font-size="12pt" style:font-size-asian="12pt" style:font-size-complex="12pt"/>
    </style:style>
    <style:style style:name="T92_46" style:family="text">
      <style:text-properties fo:font-size="12pt" style:font-size-asian="12pt" style:font-size-complex="12pt"/>
    </style:style>
    <style:style style:name="T92_47" style:family="text">
      <style:text-properties fo:font-size="12pt" style:font-size-asian="12pt" style:font-size-complex="12pt"/>
    </style:style>
    <style:style style:name="T92_48" style:family="text">
      <style:text-properties fo:font-size="12pt" style:font-size-asian="12pt" style:font-size-complex="12pt"/>
    </style:style>
    <style:style style:name="T92_49" style:family="text">
      <style:text-properties fo:font-size="12pt" style:font-size-asian="12pt" style:font-size-complex="12pt"/>
    </style:style>
    <style:style style:name="T92_50" style:family="text">
      <style:text-properties fo:font-size="12pt" style:font-size-asian="12pt" style:font-size-complex="12pt"/>
    </style:style>
    <style:style style:name="T92_51" style:family="text">
      <style:text-properties fo:font-size="12pt" style:font-size-asian="12pt" style:font-size-complex="12pt"/>
    </style:style>
    <style:style style:name="T92_52" style:family="text">
      <style:text-properties fo:font-size="12pt" style:font-size-asian="12pt" style:font-size-complex="12pt"/>
    </style:style>
    <style:style style:name="T92_53" style:family="text">
      <style:text-properties fo:font-size="12pt" style:font-size-asian="12pt" style:font-size-complex="12pt"/>
    </style:style>
    <style:style style:name="T92_54" style:family="text">
      <style:text-properties fo:font-size="12pt" style:font-size-asian="12pt" style:font-size-complex="12pt"/>
    </style:style>
    <style:style style:name="T92_55" style:family="text">
      <style:text-properties fo:font-size="12pt" style:font-size-asian="12pt" style:font-size-complex="12pt"/>
    </style:style>
    <style:style style:name="T92_56" style:family="text">
      <style:text-properties fo:font-size="12pt" style:font-size-asian="12pt" style:font-size-complex="12pt"/>
    </style:style>
    <style:style style:name="T92_57" style:family="text">
      <style:text-properties fo:font-size="12pt" style:font-size-asian="12pt" style:font-size-complex="12pt"/>
    </style:style>
    <style:style style:name="T92_58" style:family="text">
      <style:text-properties fo:font-size="12pt" style:font-size-asian="12pt" style:font-size-complex="12pt"/>
    </style:style>
    <style:style style:name="T92_59" style:family="text">
      <style:text-properties fo:font-size="12pt" style:font-size-asian="12pt" style:font-size-complex="12pt"/>
    </style:style>
    <style:style style:name="T92_60" style:family="text">
      <style:text-properties fo:font-size="12pt" style:font-size-asian="12pt" style:font-size-complex="12pt"/>
    </style:style>
    <style:style style:name="T92_61" style:family="text">
      <style:text-properties fo:font-size="12pt" style:font-size-asian="12pt" style:font-size-complex="12pt"/>
    </style:style>
    <style:style style:name="T92_62" style:family="text">
      <style:text-properties fo:font-size="12pt" style:font-size-asian="12pt" style:font-size-complex="12pt"/>
    </style:style>
    <style:style style:name="T92_63" style:family="text">
      <style:text-properties fo:font-size="12pt" style:font-size-asian="12pt" style:font-size-complex="12pt"/>
    </style:style>
    <style:style style:name="T92_64" style:family="text">
      <style:text-properties fo:font-size="12pt" style:font-size-asian="12pt" style:font-size-complex="12pt"/>
    </style:style>
    <style:style style:name="T92_65" style:family="text">
      <style:text-properties fo:font-size="12pt" style:font-size-asian="12pt" style:font-size-complex="12pt"/>
    </style:style>
    <style:style style:name="T92_66" style:family="text">
      <style:text-properties fo:font-size="12pt" style:font-size-asian="12pt" style:font-size-complex="12pt"/>
    </style:style>
    <style:style style:name="T92_67" style:family="text">
      <style:text-properties fo:font-size="12pt" style:font-size-asian="12pt" style:font-size-complex="12pt"/>
    </style:style>
    <style:style style:name="T92_68" style:family="text">
      <style:text-properties fo:font-size="12pt" style:font-size-asian="12pt" style:font-size-complex="12pt"/>
    </style:style>
    <style:style style:name="T92_69" style:family="text">
      <style:text-properties fo:font-size="12pt" style:font-size-asian="12pt" style:font-size-complex="12pt"/>
    </style:style>
    <style:style style:name="T92_70" style:family="text">
      <style:text-properties fo:font-size="12pt" style:font-size-asian="12pt" style:font-size-complex="12pt"/>
    </style:style>
    <style:style style:name="T92_71" style:family="text">
      <style:text-properties fo:font-size="12pt" style:font-size-asian="12pt" style:font-size-complex="12pt"/>
    </style:style>
    <style:style style:name="T92_72" style:family="text">
      <style:text-properties fo:font-size="12pt" style:font-size-asian="12pt" style:font-size-complex="12pt"/>
    </style:style>
    <style:style style:name="T92_73" style:family="text">
      <style:text-properties fo:font-size="12pt" style:font-size-asian="12pt" style:font-size-complex="12pt"/>
    </style:style>
    <style:style style:name="T92_74" style:family="text">
      <style:text-properties fo:font-size="12pt" style:font-size-asian="12pt" style:font-size-complex="12pt"/>
    </style:style>
    <style:style style:name="T92_75" style:family="text">
      <style:text-properties fo:font-size="12pt" style:font-size-asian="12pt" style:font-size-complex="12pt"/>
    </style:style>
    <style:style style:name="T92_76" style:family="text">
      <style:text-properties fo:font-size="12pt" style:font-size-asian="12pt" style:font-size-complex="12pt"/>
    </style:style>
    <style:style style:name="T92_77" style:family="text">
      <style:text-properties fo:font-size="12pt" style:font-size-asian="12pt" style:font-size-complex="12pt"/>
    </style:style>
    <style:style style:name="T92_78" style:family="text">
      <style:text-properties fo:font-size="12pt" style:font-size-asian="12pt" style:font-size-complex="12pt"/>
    </style:style>
    <style:style style:name="T92_79" style:family="text">
      <style:text-properties fo:font-size="12pt" style:font-size-asian="12pt" style:font-size-complex="12pt"/>
    </style:style>
    <style:style style:name="T92_80" style:family="text">
      <style:text-properties fo:font-size="12pt" style:font-size-asian="12pt" style:font-size-complex="12pt"/>
    </style:style>
    <style:style style:name="T92_81" style:family="text">
      <style:text-properties fo:font-size="12pt" style:font-size-asian="12pt" style:font-size-complex="12pt"/>
    </style:style>
    <style:style style:name="T92_82" style:family="text">
      <style:text-properties fo:font-size="12pt" style:font-size-asian="12pt" style:font-size-complex="12pt"/>
    </style:style>
    <style:style style:name="T92_83" style:family="text">
      <style:text-properties fo:font-size="12pt" style:font-size-asian="12pt" style:font-size-complex="12pt"/>
    </style:style>
    <style:style style:name="T92_84" style:family="text">
      <style:text-properties fo:font-size="12pt" style:font-size-asian="12pt" style:font-size-complex="12pt"/>
    </style:style>
    <style:style style:name="T92_85" style:family="text">
      <style:text-properties fo:font-size="12pt" style:font-size-asian="12pt" style:font-size-complex="12pt"/>
    </style:style>
    <style:style style:name="T92_86" style:family="text">
      <style:text-properties fo:font-size="12pt" style:font-size-asian="12pt" style:font-size-complex="12pt"/>
    </style:style>
    <style:style style:name="T92_87" style:family="text">
      <style:text-properties fo:font-size="12pt" style:font-size-asian="12pt" style:font-size-complex="12pt"/>
    </style:style>
    <style:style style:name="T92_88" style:family="text">
      <style:text-properties fo:font-size="12pt" style:font-size-asian="12pt" style:font-size-complex="12pt"/>
    </style:style>
    <style:style style:name="T92_89" style:family="text">
      <style:text-properties fo:font-size="12pt" style:font-size-asian="12pt" style:font-size-complex="12pt"/>
    </style:style>
    <style:style style:name="T92_90" style:family="text">
      <style:text-properties fo:font-size="12pt" style:font-size-asian="12pt" style:font-size-complex="12pt"/>
    </style:style>
    <style:style style:name="T92_91" style:family="text">
      <style:text-properties fo:font-size="12pt" style:font-size-asian="12pt" style:font-size-complex="12pt"/>
    </style:style>
    <style:style style:name="T92_92" style:family="text">
      <style:text-properties fo:font-size="12pt" style:font-size-asian="12pt" style:font-size-complex="12pt"/>
    </style:style>
    <style:style style:name="T92_93" style:family="text">
      <style:text-properties fo:font-size="12pt" style:font-size-asian="12pt" style:font-size-complex="12pt"/>
    </style:style>
    <style:style style:name="T92_94" style:family="text">
      <style:text-properties fo:font-size="12pt" style:font-size-asian="12pt" style:font-size-complex="12pt"/>
    </style:style>
    <style:style style:name="T92_95" style:family="text">
      <style:text-properties fo:font-size="12pt" style:font-size-asian="12pt" style:font-size-complex="12pt"/>
    </style:style>
    <style:style style:name="T92_96" style:family="text">
      <style:text-properties fo:font-size="12pt" style:font-size-asian="12pt" style:font-size-complex="12pt"/>
    </style:style>
    <style:style style:name="T92_97" style:family="text">
      <style:text-properties fo:font-size="12pt" style:font-size-asian="12pt" style:font-size-complex="12pt"/>
    </style:style>
    <style:style style:name="T92_98" style:family="text">
      <style:text-properties fo:font-size="12pt" style:font-size-asian="12pt" style:font-size-complex="12pt"/>
    </style:style>
    <style:style style:name="T92_99" style:family="text">
      <style:text-properties fo:font-size="12pt" style:font-size-asian="12pt" style:font-size-complex="12pt"/>
    </style:style>
    <style:style style:name="T92_100" style:family="text">
      <style:text-properties fo:font-size="12pt" style:font-size-asian="12pt" style:font-size-complex="12pt"/>
    </style:style>
    <style:style style:name="T92_101" style:family="text">
      <style:text-properties fo:font-size="12pt" style:font-size-asian="12pt" style:font-size-complex="12pt"/>
    </style:style>
    <style:style style:name="T92_102" style:family="text">
      <style:text-properties fo:font-size="12pt" style:font-size-asian="12pt" style:font-size-complex="12pt"/>
    </style:style>
    <style:style style:name="T92_103" style:family="text">
      <style:text-properties fo:font-size="12pt" style:font-size-asian="12pt" style:font-size-complex="12pt"/>
    </style:style>
    <style:style style:name="T92_104" style:family="text">
      <style:text-properties fo:font-size="12pt" style:font-size-asian="12pt" style:font-size-complex="12pt"/>
    </style:style>
    <style:style style:name="T92_105" style:family="text">
      <style:text-properties fo:font-size="12pt" style:font-size-asian="12pt" style:font-size-complex="12pt"/>
    </style:style>
    <style:style style:name="T92_106" style:family="text">
      <style:text-properties fo:font-size="12pt" style:font-size-asian="12pt" style:font-size-complex="12pt"/>
    </style:style>
    <style:style style:name="T92_107" style:family="text">
      <style:text-properties fo:font-size="12pt" style:font-size-asian="12pt" style:font-size-complex="12pt"/>
    </style:style>
    <style:style style:name="T92_108" style:family="text">
      <style:text-properties fo:font-size="12pt" style:font-size-asian="12pt" style:font-size-complex="12pt"/>
    </style:style>
    <style:style style:name="T92_109" style:family="text">
      <style:text-properties fo:font-size="12pt" style:font-size-asian="12pt" style:font-size-complex="12pt"/>
    </style:style>
    <style:style style:name="T92_110" style:family="text">
      <style:text-properties fo:font-size="12pt" style:font-size-asian="12pt" style:font-size-complex="12pt"/>
    </style:style>
    <style:style style:name="T92_111" style:family="text">
      <style:text-properties fo:font-size="12pt" style:font-size-asian="12pt" style:font-size-complex="12pt"/>
    </style:style>
    <style:style style:name="T92_112" style:family="text">
      <style:text-properties fo:font-size="12pt" style:font-size-asian="12pt" style:font-size-complex="12pt"/>
    </style:style>
    <style:style style:name="T92_113" style:family="text">
      <style:text-properties fo:font-size="12pt" style:font-size-asian="12pt" style:font-size-complex="12pt"/>
    </style:style>
    <style:style style:name="T92_114" style:family="text">
      <style:text-properties fo:font-size="12pt" style:font-size-asian="12pt" style:font-size-complex="12pt"/>
    </style:style>
    <style:style style:name="T92_115" style:family="text">
      <style:text-properties fo:font-size="12pt" style:font-size-asian="12pt" style:font-size-complex="12pt"/>
    </style:style>
    <style:style style:name="T92_116" style:family="text">
      <style:text-properties fo:font-size="12pt" style:font-size-asian="12pt" style:font-size-complex="12pt"/>
    </style:style>
    <style:style style:name="T92_117" style:family="text">
      <style:text-properties fo:font-size="12pt" style:font-size-asian="12pt" style:font-size-complex="12pt"/>
    </style:style>
    <style:style style:name="T92_118" style:family="text">
      <style:text-properties fo:font-size="12pt" style:font-size-asian="12pt" style:font-size-complex="12pt"/>
    </style:style>
    <style:style style:name="T92_119" style:family="text">
      <style:text-properties fo:font-size="12pt" style:font-size-asian="12pt" style:font-size-complex="12pt"/>
    </style:style>
    <style:style style:name="T92_120" style:family="text">
      <style:text-properties fo:font-size="12pt" style:font-size-asian="12pt" style:font-size-complex="12pt"/>
    </style:style>
    <style:style style:name="T92_121" style:family="text">
      <style:text-properties fo:font-size="12pt" style:font-size-asian="12pt" style:font-size-complex="12pt"/>
    </style:style>
    <style:style style:name="T92_122" style:family="text">
      <style:text-properties fo:font-size="12pt" style:font-size-asian="12pt" style:font-size-complex="12pt"/>
    </style:style>
    <style:style style:name="T92_123" style:family="text">
      <style:text-properties fo:font-size="12pt" style:font-size-asian="12pt" style:font-size-complex="12pt"/>
    </style:style>
    <style:style style:name="T92_124" style:family="text">
      <style:text-properties fo:font-size="12pt" style:font-size-asian="12pt" style:font-size-complex="12pt"/>
    </style:style>
    <style:style style:name="T92_125" style:family="text">
      <style:text-properties fo:font-size="12pt" style:font-size-asian="12pt" style:font-size-complex="12pt"/>
    </style:style>
    <style:style style:name="T92_126" style:family="text">
      <style:text-properties fo:font-size="12pt" style:font-size-asian="12pt" style:font-size-complex="12pt"/>
    </style:style>
    <style:style style:name="T92_127" style:family="text">
      <style:text-properties fo:font-size="12pt" style:font-size-asian="12pt" style:font-size-complex="12pt"/>
    </style:style>
    <style:style style:name="T92_128" style:family="text">
      <style:text-properties fo:font-size="12pt" style:font-size-asian="12pt" style:font-size-complex="12pt"/>
    </style:style>
    <style:style style:name="T92_129" style:family="text">
      <style:text-properties fo:font-size="12pt" style:font-size-asian="12pt" style:font-size-complex="12pt"/>
    </style:style>
    <style:style style:name="T92_130" style:family="text">
      <style:text-properties fo:font-size="12pt" style:font-size-asian="12pt" style:font-size-complex="12pt"/>
    </style:style>
    <style:style style:name="T92_131" style:family="text">
      <style:text-properties fo:font-size="12pt" style:font-size-asian="12pt" style:font-size-complex="12pt"/>
    </style:style>
    <style:style style:name="T92_132" style:family="text">
      <style:text-properties fo:font-size="12pt" style:font-size-asian="12pt" style:font-size-complex="12pt"/>
    </style:style>
    <style:style style:name="T92_133" style:family="text">
      <style:text-properties fo:font-size="12pt" style:font-size-asian="12pt" style:font-size-complex="12pt"/>
    </style:style>
    <style:style style:name="T92_134" style:family="text">
      <style:text-properties fo:font-size="12pt" style:font-size-asian="12pt" style:font-size-complex="12pt"/>
    </style:style>
    <style:style style:name="T92_135" style:family="text">
      <style:text-properties fo:font-size="12pt" style:font-size-asian="12pt" style:font-size-complex="12pt"/>
    </style:style>
    <style:style style:name="T92_136" style:family="text">
      <style:text-properties fo:font-size="12pt" style:font-size-asian="12pt" style:font-size-complex="12pt"/>
    </style:style>
    <style:style style:name="T92_137" style:family="text">
      <style:text-properties fo:font-size="12pt" style:font-size-asian="12pt" style:font-size-complex="12pt"/>
    </style:style>
    <style:style style:name="T92_138" style:family="text">
      <style:text-properties fo:font-size="12pt" style:font-size-asian="12pt" style:font-size-complex="12pt"/>
    </style:style>
    <style:style style:name="T92_139" style:family="text">
      <style:text-properties fo:font-size="12pt" style:font-size-asian="12pt" style:font-size-complex="12pt"/>
    </style:style>
    <style:style style:name="T92_140" style:family="text">
      <style:text-properties fo:font-size="12pt" style:font-size-asian="12pt" style:font-size-complex="12pt"/>
    </style:style>
    <style:style style:name="T92_141" style:family="text">
      <style:text-properties fo:font-size="12pt" style:font-size-asian="12pt" style:font-size-complex="12pt"/>
    </style:style>
    <style:style style:name="T92_142" style:family="text">
      <style:text-properties fo:font-size="12pt" style:font-size-asian="12pt" style:font-size-complex="12pt"/>
    </style:style>
    <style:style style:name="T92_143" style:family="text">
      <style:text-properties fo:font-size="12pt" style:font-size-asian="12pt" style:font-size-complex="12pt"/>
    </style:style>
    <style:style style:name="T92_144" style:family="text">
      <style:text-properties fo:font-size="12pt" style:font-size-asian="12pt" style:font-size-complex="12pt"/>
    </style:style>
    <style:style style:name="T92_145" style:family="text">
      <style:text-properties fo:font-size="12pt" style:font-size-asian="12pt" style:font-size-complex="12pt"/>
    </style:style>
    <style:style style:name="T92_146" style:family="text">
      <style:text-properties fo:font-size="12pt" style:font-size-asian="12pt" style:font-size-complex="12pt"/>
    </style:style>
    <style:style style:name="T92_147" style:family="text">
      <style:text-properties fo:font-size="12pt" style:font-size-asian="12pt" style:font-size-complex="12pt"/>
    </style:style>
    <style:style style:name="T92_148" style:family="text">
      <style:text-properties fo:font-size="12pt" style:font-size-asian="12pt" style:font-size-complex="12pt"/>
    </style:style>
    <style:style style:name="T92_149" style:family="text">
      <style:text-properties fo:font-size="12pt" style:font-size-asian="12pt" style:font-size-complex="12pt"/>
    </style:style>
    <style:style style:name="T92_150" style:family="text">
      <style:text-properties fo:font-size="12pt" style:font-size-asian="12pt" style:font-size-complex="12pt"/>
    </style:style>
    <style:style style:name="T92_151" style:family="text">
      <style:text-properties fo:font-size="12pt" style:font-size-asian="12pt" style:font-size-complex="12pt"/>
    </style:style>
    <style:style style:name="T92_152" style:family="text">
      <style:text-properties fo:font-size="12pt" style:font-size-asian="12pt" style:font-size-complex="12pt"/>
    </style:style>
    <style:style style:name="T92_153" style:family="text">
      <style:text-properties fo:font-size="12pt" style:font-size-asian="12pt" style:font-size-complex="12pt"/>
    </style:style>
    <style:style style:name="T92_154" style:family="text">
      <style:text-properties fo:font-size="12pt" style:font-size-asian="12pt" style:font-size-complex="12pt"/>
    </style:style>
    <style:style style:name="T92_155" style:family="text">
      <style:text-properties fo:font-size="12pt" style:font-size-asian="12pt" style:font-size-complex="12pt"/>
    </style:style>
    <style:style style:name="T92_156" style:family="text">
      <style:text-properties fo:font-size="12pt" style:font-size-asian="12pt" style:font-size-complex="12pt"/>
    </style:style>
    <style:style style:name="T92_157" style:family="text">
      <style:text-properties fo:font-size="12pt" style:font-size-asian="12pt" style:font-size-complex="12pt"/>
    </style:style>
    <style:style style:name="T92_158" style:family="text">
      <style:text-properties fo:font-size="12pt" style:font-size-asian="12pt" style:font-size-complex="12pt"/>
    </style:style>
    <style:style style:name="T92_159" style:family="text">
      <style:text-properties fo:font-size="12pt" style:font-size-asian="12pt" style:font-size-complex="12pt"/>
    </style:style>
    <style:style style:name="T92_160" style:family="text">
      <style:text-properties fo:font-size="12pt" style:font-size-asian="12pt" style:font-size-complex="12pt"/>
    </style:style>
    <style:style style:name="T92_161" style:family="text">
      <style:text-properties fo:font-size="12pt" style:font-size-asian="12pt" style:font-size-complex="12pt"/>
    </style:style>
    <style:style style:name="T92_162" style:family="text">
      <style:text-properties fo:font-size="12pt" style:font-size-asian="12pt" style:font-size-complex="12pt"/>
    </style:style>
    <style:style style:name="T92_163" style:family="text">
      <style:text-properties fo:font-size="12pt" style:font-size-asian="12pt" style:font-size-complex="12pt"/>
    </style:style>
    <style:style style:name="T92_164" style:family="text">
      <style:text-properties fo:font-size="12pt" style:font-size-asian="12pt" style:font-size-complex="12pt"/>
    </style:style>
    <style:style style:name="T92_165" style:family="text">
      <style:text-properties fo:font-size="12pt" style:font-size-asian="12pt" style:font-size-complex="12pt"/>
    </style:style>
    <style:style style:name="T92_166" style:family="text">
      <style:text-properties fo:font-size="12pt" style:font-size-asian="12pt" style:font-size-complex="12pt"/>
    </style:style>
    <style:style style:name="T92_167" style:family="text">
      <style:text-properties fo:font-size="12pt" style:font-size-asian="12pt" style:font-size-complex="12pt"/>
    </style:style>
    <style:style style:name="T92_168" style:family="text">
      <style:text-properties fo:font-size="12pt" style:font-size-asian="12pt" style:font-size-complex="12pt"/>
    </style:style>
    <style:style style:name="T92_169" style:family="text">
      <style:text-properties fo:font-size="12pt" style:font-size-asian="12pt" style:font-size-complex="12pt"/>
    </style:style>
    <style:style style:name="T92_170" style:family="text">
      <style:text-properties fo:font-size="12pt" style:font-size-asian="12pt" style:font-size-complex="12pt"/>
    </style:style>
    <style:style style:name="T92_171" style:family="text">
      <style:text-properties fo:font-size="12pt" style:font-size-asian="12pt" style:font-size-complex="12pt"/>
    </style:style>
    <style:style style:name="T92_172" style:family="text">
      <style:text-properties fo:font-size="12pt" style:font-size-asian="12pt" style:font-size-complex="12pt"/>
    </style:style>
    <style:style style:name="T92_173" style:family="text">
      <style:text-properties fo:font-size="12pt" style:font-size-asian="12pt" style:font-size-complex="12pt"/>
    </style:style>
    <style:style style:name="T92_174" style:family="text">
      <style:text-properties fo:font-size="12pt" style:font-size-asian="12pt" style:font-size-complex="12pt"/>
    </style:style>
    <style:style style:name="T92_175" style:family="text">
      <style:text-properties fo:font-size="12pt" style:font-size-asian="12pt" style:font-size-complex="12pt"/>
    </style:style>
    <style:style style:name="T92_176" style:family="text">
      <style:text-properties fo:font-size="12pt" style:font-size-asian="12pt" style:font-size-complex="12pt"/>
    </style:style>
    <style:style style:name="T92_177" style:family="text">
      <style:text-properties fo:font-size="12pt" style:font-size-asian="12pt" style:font-size-complex="12pt"/>
    </style:style>
    <style:style style:name="T92_178" style:family="text">
      <style:text-properties fo:font-size="12pt" style:font-size-asian="12pt" style:font-size-complex="12pt"/>
    </style:style>
    <style:style style:name="T92_179" style:family="text">
      <style:text-properties fo:font-size="12pt" style:font-size-asian="12pt" style:font-size-complex="12pt"/>
    </style:style>
    <style:style style:name="T92_180" style:family="text">
      <style:text-properties fo:font-size="12pt" style:font-size-asian="12pt" style:font-size-complex="12pt"/>
    </style:style>
    <style:style style:name="T92_181" style:family="text">
      <style:text-properties fo:font-size="12pt" style:font-size-asian="12pt" style:font-size-complex="12pt"/>
    </style:style>
    <style:style style:name="T92_182" style:family="text">
      <style:text-properties fo:font-size="12pt" style:font-size-asian="12pt" style:font-size-complex="12pt"/>
    </style:style>
    <style:style style:name="T92_183" style:family="text">
      <style:text-properties fo:font-size="12pt" style:font-size-asian="12pt" style:font-size-complex="12pt"/>
    </style:style>
    <style:style style:name="T92_184" style:family="text">
      <style:text-properties fo:font-size="12pt" style:font-size-asian="12pt" style:font-size-complex="12pt"/>
    </style:style>
    <style:style style:name="T92_185" style:family="text">
      <style:text-properties fo:font-size="12pt" style:font-size-asian="12pt" style:font-size-complex="12pt"/>
    </style:style>
    <style:style style:name="T92_186" style:family="text">
      <style:text-properties fo:font-size="12pt" style:font-size-asian="12pt" style:font-size-complex="12pt"/>
    </style:style>
    <style:style style:name="T92_187" style:family="text">
      <style:text-properties fo:font-size="12pt" style:font-size-asian="12pt" style:font-size-complex="12pt"/>
    </style:style>
    <style:style style:name="T92_188" style:family="text">
      <style:text-properties fo:font-size="12pt" style:font-size-asian="12pt" style:font-size-complex="12pt"/>
    </style:style>
    <style:style style:name="T92_189" style:family="text">
      <style:text-properties fo:font-size="12pt" style:font-size-asian="12pt" style:font-size-complex="12pt"/>
    </style:style>
    <style:style style:name="T92_190" style:family="text">
      <style:text-properties fo:font-size="12pt" style:font-size-asian="12pt" style:font-size-complex="12pt"/>
    </style:style>
    <style:style style:name="T92_191" style:family="text">
      <style:text-properties fo:font-size="12pt" style:font-size-asian="12pt" style:font-size-complex="12pt"/>
    </style:style>
    <style:style style:name="T92_192" style:family="text">
      <style:text-properties fo:font-size="12pt" style:font-size-asian="12pt" style:font-size-complex="12pt"/>
    </style:style>
    <style:style style:name="T92_193" style:family="text">
      <style:text-properties fo:font-size="12pt" style:font-size-asian="12pt" style:font-size-complex="12pt"/>
    </style:style>
    <style:style style:name="T92_194" style:family="text">
      <style:text-properties fo:font-size="12pt" style:font-size-asian="12pt" style:font-size-complex="12pt"/>
    </style:style>
    <style:style style:name="T92_195" style:family="text">
      <style:text-properties fo:font-size="12pt" style:font-size-asian="12pt" style:font-size-complex="12pt"/>
    </style:style>
    <style:style style:name="T92_196" style:family="text">
      <style:text-properties fo:font-size="12pt" style:font-size-asian="12pt" style:font-size-complex="12pt"/>
    </style:style>
    <style:style style:name="T92_197" style:family="text">
      <style:text-properties fo:font-size="12pt" style:font-size-asian="12pt" style:font-size-complex="12pt"/>
    </style:style>
    <style:style style:name="T92_198" style:family="text">
      <style:text-properties fo:font-size="12pt" style:font-size-asian="12pt" style:font-size-complex="12pt"/>
    </style:style>
    <style:style style:name="T92_199" style:family="text">
      <style:text-properties fo:font-size="12pt" style:font-size-asian="12pt" style:font-size-complex="12pt"/>
    </style:style>
    <style:style style:name="T92_200" style:family="text">
      <style:text-properties fo:font-size="12pt" style:font-size-asian="12pt" style:font-size-complex="12pt"/>
    </style:style>
    <style:style style:name="T92_201" style:family="text">
      <style:text-properties fo:font-size="12pt" style:font-size-asian="12pt" style:font-size-complex="12pt"/>
    </style:style>
    <style:style style:name="T92_202" style:family="text">
      <style:text-properties fo:font-size="12pt" style:font-size-asian="12pt" style:font-size-complex="12pt"/>
    </style:style>
    <style:style style:name="T92_203" style:family="text">
      <style:text-properties fo:font-size="12pt" style:font-size-asian="12pt" style:font-size-complex="12pt"/>
    </style:style>
    <style:style style:name="T92_204" style:family="text">
      <style:text-properties fo:font-size="12pt" style:font-size-asian="12pt" style:font-size-complex="12pt"/>
    </style:style>
    <style:style style:name="T92_205" style:family="text">
      <style:text-properties fo:font-size="12pt" style:font-size-asian="12pt" style:font-size-complex="12pt"/>
    </style:style>
    <style:style style:name="T92_206" style:family="text">
      <style:text-properties fo:font-size="12pt" style:font-size-asian="12pt" style:font-size-complex="12pt"/>
    </style:style>
    <style:style style:name="T92_207" style:family="text">
      <style:text-properties fo:font-size="12pt" style:font-size-asian="12pt" style:font-size-complex="12pt"/>
    </style:style>
    <style:style style:name="T92_208" style:family="text">
      <style:text-properties fo:font-size="12pt" style:font-size-asian="12pt" style:font-size-complex="12pt"/>
    </style:style>
    <style:style style:name="T92_209" style:family="text">
      <style:text-properties fo:font-size="12pt" style:font-size-asian="12pt" style:font-size-complex="12pt"/>
    </style:style>
    <style:style style:name="T92_210" style:family="text">
      <style:text-properties fo:font-size="12pt" style:font-size-asian="12pt" style:font-size-complex="12pt"/>
    </style:style>
    <style:style style:name="T92_211" style:family="text">
      <style:text-properties fo:font-size="12pt" style:font-size-asian="12pt" style:font-size-complex="12pt"/>
    </style:style>
    <style:style style:name="T92_212" style:family="text">
      <style:text-properties fo:font-size="12pt" style:font-size-asian="12pt" style:font-size-complex="12pt"/>
    </style:style>
    <style:style style:name="T92_213" style:family="text">
      <style:text-properties fo:font-size="12pt" style:font-size-asian="12pt" style:font-size-complex="12pt"/>
    </style:style>
    <style:style style:name="T92_214" style:family="text">
      <style:text-properties fo:font-size="12pt" style:font-size-asian="12pt" style:font-size-complex="12pt"/>
    </style:style>
    <style:style style:name="T92_215" style:family="text">
      <style:text-properties fo:font-size="12pt" style:font-size-asian="12pt" style:font-size-complex="12pt"/>
    </style:style>
    <style:style style:name="T92_216" style:family="text">
      <style:text-properties fo:font-size="12pt" style:font-size-asian="12pt" style:font-size-complex="12pt"/>
    </style:style>
    <style:style style:name="T92_217" style:family="text">
      <style:text-properties fo:font-size="12pt" style:font-size-asian="12pt" style:font-size-complex="12pt"/>
    </style:style>
    <style:style style:name="T92_218" style:family="text">
      <style:text-properties fo:font-size="12pt" style:font-size-asian="12pt" style:font-size-complex="12pt"/>
    </style:style>
    <style:style style:name="T92_219" style:family="text">
      <style:text-properties fo:font-size="12pt" style:font-size-asian="12pt" style:font-size-complex="12pt"/>
    </style:style>
    <style:style style:name="T92_220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50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T93_69" style:family="text">
      <style:text-properties fo:font-size="12pt" style:font-size-asian="12pt" style:font-size-complex="12pt"/>
    </style:style>
    <style:style style:name="T93_70" style:family="text">
      <style:text-properties fo:font-size="12pt" style:font-size-asian="12pt" style:font-size-complex="12pt"/>
    </style:style>
    <style:style style:name="T93_71" style:family="text">
      <style:text-properties fo:font-size="12pt" style:font-size-asian="12pt" style:font-size-complex="12pt"/>
    </style:style>
    <style:style style:name="T93_72" style:family="text">
      <style:text-properties fo:font-size="12pt" style:font-size-asian="12pt" style:font-size-complex="12pt"/>
    </style:style>
    <style:style style:name="T93_73" style:family="text">
      <style:text-properties fo:font-size="12pt" style:font-size-asian="12pt" style:font-size-complex="12pt"/>
    </style:style>
    <style:style style:name="T93_74" style:family="text">
      <style:text-properties fo:font-size="12pt" style:font-size-asian="12pt" style:font-size-complex="12pt"/>
    </style:style>
    <style:style style:name="T93_75" style:family="text">
      <style:text-properties fo:font-size="12pt" style:font-size-asian="12pt" style:font-size-complex="12pt"/>
    </style:style>
    <style:style style:name="T93_76" style:family="text">
      <style:text-properties fo:font-size="12pt" style:font-size-asian="12pt" style:font-size-complex="12pt"/>
    </style:style>
    <style:style style:name="T93_77" style:family="text">
      <style:text-properties fo:font-size="12pt" style:font-size-asian="12pt" style:font-size-complex="12pt"/>
    </style:style>
    <style:style style:name="T93_78" style:family="text">
      <style:text-properties fo:font-size="12pt" style:font-size-asian="12pt" style:font-size-complex="12pt"/>
    </style:style>
    <style:style style:name="T93_79" style:family="text">
      <style:text-properties fo:font-size="12pt" style:font-size-asian="12pt" style:font-size-complex="12pt"/>
    </style:style>
    <style:style style:name="T93_80" style:family="text">
      <style:text-properties fo:font-size="12pt" style:font-size-asian="12pt" style:font-size-complex="12pt"/>
    </style:style>
    <style:style style:name="T93_81" style:family="text">
      <style:text-properties fo:font-size="12pt" style:font-size-asian="12pt" style:font-size-complex="12pt"/>
    </style:style>
    <style:style style:name="T93_82" style:family="text">
      <style:text-properties fo:font-size="12pt" style:font-size-asian="12pt" style:font-size-complex="12pt"/>
    </style:style>
    <style:style style:name="T93_83" style:family="text">
      <style:text-properties fo:font-size="12pt" style:font-size-asian="12pt" style:font-size-complex="12pt"/>
    </style:style>
    <style:style style:name="T93_84" style:family="text">
      <style:text-properties fo:font-size="12pt" style:font-size-asian="12pt" style:font-size-complex="12pt"/>
    </style:style>
    <style:style style:name="T93_85" style:family="text">
      <style:text-properties fo:font-size="12pt" style:font-size-asian="12pt" style:font-size-complex="12pt"/>
    </style:style>
    <style:style style:name="T93_86" style:family="text">
      <style:text-properties fo:font-size="12pt" style:font-size-asian="12pt" style:font-size-complex="12pt"/>
    </style:style>
    <style:style style:name="T93_87" style:family="text">
      <style:text-properties fo:font-size="12pt" style:font-size-asian="12pt" style:font-size-complex="12pt"/>
    </style:style>
    <style:style style:name="T93_88" style:family="text">
      <style:text-properties fo:font-size="12pt" style:font-size-asian="12pt" style:font-size-complex="12pt"/>
    </style:style>
    <style:style style:name="T93_89" style:family="text">
      <style:text-properties fo:font-size="12pt" style:font-size-asian="12pt" style:font-size-complex="12pt"/>
    </style:style>
    <style:style style:name="T93_90" style:family="text">
      <style:text-properties fo:font-size="12pt" style:font-size-asian="12pt" style:font-size-complex="12pt"/>
    </style:style>
    <style:style style:name="T93_91" style:family="text">
      <style:text-properties fo:font-size="12pt" style:font-size-asian="12pt" style:font-size-complex="12pt"/>
    </style:style>
    <style:style style:name="T93_92" style:family="text">
      <style:text-properties fo:font-size="12pt" style:font-size-asian="12pt" style:font-size-complex="12pt"/>
    </style:style>
    <style:style style:name="T93_93" style:family="text">
      <style:text-properties fo:font-size="12pt" style:font-size-asian="12pt" style:font-size-complex="12pt"/>
    </style:style>
    <style:style style:name="T93_94" style:family="text">
      <style:text-properties fo:font-size="12pt" style:font-size-asian="12pt" style:font-size-complex="12pt"/>
    </style:style>
    <style:style style:name="T93_95" style:family="text">
      <style:text-properties fo:font-size="12pt" style:font-size-asian="12pt" style:font-size-complex="12pt"/>
    </style:style>
    <style:style style:name="T93_96" style:family="text">
      <style:text-properties fo:font-size="12pt" style:font-size-asian="12pt" style:font-size-complex="12pt"/>
    </style:style>
    <style:style style:name="T93_97" style:family="text">
      <style:text-properties fo:font-size="12pt" style:font-size-asian="12pt" style:font-size-complex="12pt"/>
    </style:style>
    <style:style style:name="T93_98" style:family="text">
      <style:text-properties fo:font-size="12pt" style:font-size-asian="12pt" style:font-size-complex="12pt"/>
    </style:style>
    <style:style style:name="T93_99" style:family="text">
      <style:text-properties fo:font-size="12pt" style:font-size-asian="12pt" style:font-size-complex="12pt"/>
    </style:style>
    <style:style style:name="T93_100" style:family="text">
      <style:text-properties fo:font-size="12pt" style:font-size-asian="12pt" style:font-size-complex="12pt"/>
    </style:style>
    <style:style style:name="T93_101" style:family="text">
      <style:text-properties fo:font-size="12pt" style:font-size-asian="12pt" style:font-size-complex="12pt"/>
    </style:style>
    <style:style style:name="T93_102" style:family="text">
      <style:text-properties fo:font-size="12pt" style:font-size-asian="12pt" style:font-size-complex="12pt"/>
    </style:style>
    <style:style style:name="T93_103" style:family="text">
      <style:text-properties fo:font-size="12pt" style:font-size-asian="12pt" style:font-size-complex="12pt"/>
    </style:style>
    <style:style style:name="T93_104" style:family="text">
      <style:text-properties fo:font-size="12pt" style:font-size-asian="12pt" style:font-size-complex="12pt"/>
    </style:style>
    <style:style style:name="T93_105" style:family="text">
      <style:text-properties fo:font-size="12pt" style:font-size-asian="12pt" style:font-size-complex="12pt"/>
    </style:style>
    <style:style style:name="T93_106" style:family="text">
      <style:text-properties fo:font-size="12pt" style:font-size-asian="12pt" style:font-size-complex="12pt"/>
    </style:style>
    <style:style style:name="T93_107" style:family="text">
      <style:text-properties fo:font-size="12pt" style:font-size-asian="12pt" style:font-size-complex="12pt"/>
    </style:style>
    <style:style style:name="T93_108" style:family="text">
      <style:text-properties fo:font-size="12pt" style:font-size-asian="12pt" style:font-size-complex="12pt"/>
    </style:style>
    <style:style style:name="T93_109" style:family="text">
      <style:text-properties fo:font-size="12pt" style:font-size-asian="12pt" style:font-size-complex="12pt"/>
    </style:style>
    <style:style style:name="T93_110" style:family="text">
      <style:text-properties fo:font-size="12pt" style:font-size-asian="12pt" style:font-size-complex="12pt"/>
    </style:style>
    <style:style style:name="T93_111" style:family="text">
      <style:text-properties fo:font-size="12pt" style:font-size-asian="12pt" style:font-size-complex="12pt"/>
    </style:style>
    <style:style style:name="T93_112" style:family="text">
      <style:text-properties fo:font-size="12pt" style:font-size-asian="12pt" style:font-size-complex="12pt"/>
    </style:style>
    <style:style style:name="T93_113" style:family="text">
      <style:text-properties fo:font-size="12pt" style:font-size-asian="12pt" style:font-size-complex="12pt"/>
    </style:style>
    <style:style style:name="T93_114" style:family="text">
      <style:text-properties fo:font-size="12pt" style:font-size-asian="12pt" style:font-size-complex="12pt"/>
    </style:style>
    <style:style style:name="T93_115" style:family="text">
      <style:text-properties fo:font-size="12pt" style:font-size-asian="12pt" style:font-size-complex="12pt"/>
    </style:style>
    <style:style style:name="T93_116" style:family="text">
      <style:text-properties fo:font-size="12pt" style:font-size-asian="12pt" style:font-size-complex="12pt"/>
    </style:style>
    <style:style style:name="T93_117" style:family="text">
      <style:text-properties fo:font-size="12pt" style:font-size-asian="12pt" style:font-size-complex="12pt"/>
    </style:style>
    <style:style style:name="T93_118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50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T94_29" style:family="text">
      <style:text-properties fo:font-size="12pt" style:font-size-asian="12pt" style:font-size-complex="12pt"/>
    </style:style>
    <style:style style:name="T94_30" style:family="text">
      <style:text-properties fo:font-size="12pt" style:font-size-asian="12pt" style:font-size-complex="12pt"/>
    </style:style>
    <style:style style:name="T94_31" style:family="text">
      <style:text-properties fo:font-size="12pt" style:font-size-asian="12pt" style:font-size-complex="12pt"/>
    </style:style>
    <style:style style:name="T94_32" style:family="text">
      <style:text-properties fo:font-size="12pt" style:font-size-asian="12pt" style:font-size-complex="12pt"/>
    </style:style>
    <style:style style:name="T94_33" style:family="text">
      <style:text-properties fo:font-size="12pt" style:font-size-asian="12pt" style:font-size-complex="12pt"/>
    </style:style>
    <style:style style:name="T94_34" style:family="text">
      <style:text-properties fo:font-size="12pt" style:font-size-asian="12pt" style:font-size-complex="12pt"/>
    </style:style>
    <style:style style:name="T94_35" style:family="text">
      <style:text-properties fo:font-size="12pt" style:font-size-asian="12pt" style:font-size-complex="12pt"/>
    </style:style>
    <style:style style:name="T94_36" style:family="text">
      <style:text-properties fo:font-size="12pt" style:font-size-asian="12pt" style:font-size-complex="12pt"/>
    </style:style>
    <style:style style:name="T94_37" style:family="text">
      <style:text-properties fo:font-size="12pt" style:font-size-asian="12pt" style:font-size-complex="12pt"/>
    </style:style>
    <style:style style:name="T94_38" style:family="text">
      <style:text-properties fo:font-size="12pt" style:font-size-asian="12pt" style:font-size-complex="12pt"/>
    </style:style>
    <style:style style:name="T94_39" style:family="text">
      <style:text-properties fo:font-size="12pt" style:font-size-asian="12pt" style:font-size-complex="12pt"/>
    </style:style>
    <style:style style:name="T94_40" style:family="text">
      <style:text-properties fo:font-size="12pt" style:font-size-asian="12pt" style:font-size-complex="12pt"/>
    </style:style>
    <style:style style:name="T94_41" style:family="text">
      <style:text-properties fo:font-size="12pt" style:font-size-asian="12pt" style:font-size-complex="12pt"/>
    </style:style>
    <style:style style:name="T94_42" style:family="text">
      <style:text-properties fo:font-size="12pt" style:font-size-asian="12pt" style:font-size-complex="12pt"/>
    </style:style>
    <style:style style:name="T94_43" style:family="text">
      <style:text-properties fo:font-size="12pt" style:font-size-asian="12pt" style:font-size-complex="12pt"/>
    </style:style>
    <style:style style:name="T94_44" style:family="text">
      <style:text-properties fo:font-size="12pt" style:font-size-asian="12pt" style:font-size-complex="12pt"/>
    </style:style>
    <style:style style:name="T94_45" style:family="text">
      <style:text-properties fo:font-size="12pt" style:font-size-asian="12pt" style:font-size-complex="12pt"/>
    </style:style>
    <style:style style:name="T94_46" style:family="text">
      <style:text-properties fo:font-size="12pt" style:font-size-asian="12pt" style:font-size-complex="12pt"/>
    </style:style>
    <style:style style:name="T94_47" style:family="text">
      <style:text-properties fo:font-size="12pt" style:font-size-asian="12pt" style:font-size-complex="12pt"/>
    </style:style>
    <style:style style:name="T94_48" style:family="text">
      <style:text-properties fo:font-size="12pt" style:font-size-asian="12pt" style:font-size-complex="12pt"/>
    </style:style>
    <style:style style:name="T94_49" style:family="text">
      <style:text-properties fo:font-size="12pt" style:font-size-asian="12pt" style:font-size-complex="12pt"/>
    </style:style>
    <style:style style:name="T94_50" style:family="text">
      <style:text-properties fo:font-size="12pt" style:font-size-asian="12pt" style:font-size-complex="12pt"/>
    </style:style>
    <style:style style:name="T94_51" style:family="text">
      <style:text-properties fo:font-size="12pt" style:font-size-asian="12pt" style:font-size-complex="12pt"/>
    </style:style>
    <style:style style:name="T94_52" style:family="text">
      <style:text-properties fo:font-size="12pt" style:font-size-asian="12pt" style:font-size-complex="12pt"/>
    </style:style>
    <style:style style:name="T94_53" style:family="text">
      <style:text-properties fo:font-size="12pt" style:font-size-asian="12pt" style:font-size-complex="12pt"/>
    </style:style>
    <style:style style:name="T94_54" style:family="text">
      <style:text-properties fo:font-size="12pt" style:font-size-asian="12pt" style:font-size-complex="12pt"/>
    </style:style>
    <style:style style:name="T94_55" style:family="text">
      <style:text-properties fo:font-size="12pt" style:font-size-asian="12pt" style:font-size-complex="12pt"/>
    </style:style>
    <style:style style:name="T94_56" style:family="text">
      <style:text-properties fo:font-size="12pt" style:font-size-asian="12pt" style:font-size-complex="12pt"/>
    </style:style>
    <style:style style:name="T94_57" style:family="text">
      <style:text-properties fo:font-size="12pt" style:font-size-asian="12pt" style:font-size-complex="12pt"/>
    </style:style>
    <style:style style:name="T94_58" style:family="text">
      <style:text-properties fo:font-size="12pt" style:font-size-asian="12pt" style:font-size-complex="12pt"/>
    </style:style>
    <style:style style:name="T94_59" style:family="text">
      <style:text-properties fo:font-size="12pt" style:font-size-asian="12pt" style:font-size-complex="12pt"/>
    </style:style>
    <style:style style:name="T94_60" style:family="text">
      <style:text-properties fo:font-size="12pt" style:font-size-asian="12pt" style:font-size-complex="12pt"/>
    </style:style>
    <style:style style:name="T94_61" style:family="text">
      <style:text-properties fo:font-size="12pt" style:font-size-asian="12pt" style:font-size-complex="12pt"/>
    </style:style>
    <style:style style:name="T94_62" style:family="text">
      <style:text-properties fo:font-size="12pt" style:font-size-asian="12pt" style:font-size-complex="12pt"/>
    </style:style>
    <style:style style:name="T94_63" style:family="text">
      <style:text-properties fo:font-size="12pt" style:font-size-asian="12pt" style:font-size-complex="12pt"/>
    </style:style>
    <style:style style:name="T94_64" style:family="text">
      <style:text-properties fo:font-size="12pt" style:font-size-asian="12pt" style:font-size-complex="12pt"/>
    </style:style>
    <style:style style:name="T94_65" style:family="text">
      <style:text-properties fo:font-size="12pt" style:font-size-asian="12pt" style:font-size-complex="12pt"/>
    </style:style>
    <style:style style:name="T94_66" style:family="text">
      <style:text-properties fo:font-size="12pt" style:font-size-asian="12pt" style:font-size-complex="12pt"/>
    </style:style>
    <style:style style:name="T94_67" style:family="text">
      <style:text-properties fo:font-size="12pt" style:font-size-asian="12pt" style:font-size-complex="12pt"/>
    </style:style>
    <style:style style:name="T94_68" style:family="text">
      <style:text-properties fo:font-size="12pt" style:font-size-asian="12pt" style:font-size-complex="12pt"/>
    </style:style>
    <style:style style:name="T94_69" style:family="text">
      <style:text-properties fo:font-size="12pt" style:font-size-asian="12pt" style:font-size-complex="12pt"/>
    </style:style>
    <style:style style:name="T94_70" style:family="text">
      <style:text-properties fo:font-size="12pt" style:font-size-asian="12pt" style:font-size-complex="12pt"/>
    </style:style>
    <style:style style:name="T94_71" style:family="text">
      <style:text-properties fo:font-size="12pt" style:font-size-asian="12pt" style:font-size-complex="12pt"/>
    </style:style>
    <style:style style:name="T94_72" style:family="text">
      <style:text-properties fo:font-size="12pt" style:font-size-asian="12pt" style:font-size-complex="12pt"/>
    </style:style>
    <style:style style:name="T94_73" style:family="text">
      <style:text-properties fo:font-size="12pt" style:font-size-asian="12pt" style:font-size-complex="12pt"/>
    </style:style>
    <style:style style:name="T94_74" style:family="text">
      <style:text-properties fo:font-size="12pt" style:font-size-asian="12pt" style:font-size-complex="12pt"/>
    </style:style>
    <style:style style:name="T94_75" style:family="text">
      <style:text-properties fo:font-size="12pt" style:font-size-asian="12pt" style:font-size-complex="12pt"/>
    </style:style>
    <style:style style:name="T94_76" style:family="text">
      <style:text-properties fo:font-size="12pt" style:font-size-asian="12pt" style:font-size-complex="12pt"/>
    </style:style>
    <style:style style:name="T94_77" style:family="text">
      <style:text-properties fo:font-size="12pt" style:font-size-asian="12pt" style:font-size-complex="12pt"/>
    </style:style>
    <style:style style:name="T94_78" style:family="text">
      <style:text-properties fo:font-size="12pt" style:font-size-asian="12pt" style:font-size-complex="12pt"/>
    </style:style>
    <style:style style:name="T94_79" style:family="text">
      <style:text-properties fo:font-size="12pt" style:font-size-asian="12pt" style:font-size-complex="12pt"/>
    </style:style>
    <style:style style:name="T94_80" style:family="text">
      <style:text-properties fo:font-size="12pt" style:font-size-asian="12pt" style:font-size-complex="12pt"/>
    </style:style>
    <style:style style:name="T94_81" style:family="text">
      <style:text-properties fo:font-size="12pt" style:font-size-asian="12pt" style:font-size-complex="12pt"/>
    </style:style>
    <style:style style:name="T94_82" style:family="text">
      <style:text-properties fo:font-size="12pt" style:font-size-asian="12pt" style:font-size-complex="12pt"/>
    </style:style>
    <style:style style:name="T94_83" style:family="text">
      <style:text-properties fo:font-size="12pt" style:font-size-asian="12pt" style:font-size-complex="12pt"/>
    </style:style>
    <style:style style:name="T94_84" style:family="text">
      <style:text-properties fo:font-size="12pt" style:font-size-asian="12pt" style:font-size-complex="12pt"/>
    </style:style>
    <style:style style:name="T94_85" style:family="text">
      <style:text-properties fo:font-size="12pt" style:font-size-asian="12pt" style:font-size-complex="12pt"/>
    </style:style>
    <style:style style:name="T94_86" style:family="text">
      <style:text-properties fo:font-size="12pt" style:font-size-asian="12pt" style:font-size-complex="12pt"/>
    </style:style>
    <style:style style:name="T94_87" style:family="text">
      <style:text-properties fo:font-size="12pt" style:font-size-asian="12pt" style:font-size-complex="12pt"/>
    </style:style>
    <style:style style:name="T94_88" style:family="text">
      <style:text-properties fo:font-size="12pt" style:font-size-asian="12pt" style:font-size-complex="12pt"/>
    </style:style>
    <style:style style:name="T94_89" style:family="text">
      <style:text-properties fo:font-size="12pt" style:font-size-asian="12pt" style:font-size-complex="12pt"/>
    </style:style>
    <style:style style:name="T94_90" style:family="text">
      <style:text-properties fo:font-size="12pt" style:font-size-asian="12pt" style:font-size-complex="12pt"/>
    </style:style>
    <style:style style:name="T94_91" style:family="text">
      <style:text-properties fo:font-size="12pt" style:font-size-asian="12pt" style:font-size-complex="12pt"/>
    </style:style>
    <style:style style:name="T94_92" style:family="text">
      <style:text-properties fo:font-size="12pt" style:font-size-asian="12pt" style:font-size-complex="12pt"/>
    </style:style>
    <style:style style:name="T94_93" style:family="text">
      <style:text-properties fo:font-size="12pt" style:font-size-asian="12pt" style:font-size-complex="12pt"/>
    </style:style>
    <style:style style:name="T94_94" style:family="text">
      <style:text-properties fo:font-size="12pt" style:font-size-asian="12pt" style:font-size-complex="12pt"/>
    </style:style>
    <style:style style:name="T94_95" style:family="text">
      <style:text-properties fo:font-size="12pt" style:font-size-asian="12pt" style:font-size-complex="12pt"/>
    </style:style>
    <style:style style:name="T94_96" style:family="text">
      <style:text-properties fo:font-size="12pt" style:font-size-asian="12pt" style:font-size-complex="12pt"/>
    </style:style>
    <style:style style:name="T94_97" style:family="text">
      <style:text-properties fo:font-size="12pt" style:font-size-asian="12pt" style:font-size-complex="12pt"/>
    </style:style>
    <style:style style:name="T94_98" style:family="text">
      <style:text-properties fo:font-size="12pt" style:font-size-asian="12pt" style:font-size-complex="12pt"/>
    </style:style>
    <style:style style:name="T94_99" style:family="text">
      <style:text-properties fo:font-size="12pt" style:font-size-asian="12pt" style:font-size-complex="12pt"/>
    </style:style>
    <style:style style:name="T94_100" style:family="text">
      <style:text-properties fo:font-size="12pt" style:font-size-asian="12pt" style:font-size-complex="12pt"/>
    </style:style>
    <style:style style:name="T94_101" style:family="text">
      <style:text-properties fo:font-size="12pt" style:font-size-asian="12pt" style:font-size-complex="12pt"/>
    </style:style>
    <style:style style:name="T94_102" style:family="text">
      <style:text-properties fo:font-size="12pt" style:font-size-asian="12pt" style:font-size-complex="12pt"/>
    </style:style>
    <style:style style:name="T94_103" style:family="text">
      <style:text-properties fo:font-size="12pt" style:font-size-asian="12pt" style:font-size-complex="12pt"/>
    </style:style>
    <style:style style:name="T94_104" style:family="text">
      <style:text-properties fo:font-size="12pt" style:font-size-asian="12pt" style:font-size-complex="12pt"/>
    </style:style>
    <style:style style:name="T94_105" style:family="text">
      <style:text-properties fo:font-size="12pt" style:font-size-asian="12pt" style:font-size-complex="12pt"/>
    </style:style>
    <style:style style:name="T94_106" style:family="text">
      <style:text-properties fo:font-size="12pt" style:font-size-asian="12pt" style:font-size-complex="12pt"/>
    </style:style>
    <style:style style:name="T94_107" style:family="text">
      <style:text-properties fo:font-size="12pt" style:font-size-asian="12pt" style:font-size-complex="12pt"/>
    </style:style>
    <style:style style:name="T94_108" style:family="text">
      <style:text-properties fo:font-size="12pt" style:font-size-asian="12pt" style:font-size-complex="12pt"/>
    </style:style>
    <style:style style:name="T94_109" style:family="text">
      <style:text-properties fo:font-size="12pt" style:font-size-asian="12pt" style:font-size-complex="12pt"/>
    </style:style>
    <style:style style:name="T94_110" style:family="text">
      <style:text-properties fo:font-size="12pt" style:font-size-asian="12pt" style:font-size-complex="12pt"/>
    </style:style>
    <style:style style:name="T94_111" style:family="text">
      <style:text-properties fo:font-size="12pt" style:font-size-asian="12pt" style:font-size-complex="12pt"/>
    </style:style>
    <style:style style:name="T94_112" style:family="text">
      <style:text-properties fo:font-size="12pt" style:font-size-asian="12pt" style:font-size-complex="12pt"/>
    </style:style>
    <style:style style:name="T94_113" style:family="text">
      <style:text-properties fo:font-size="12pt" style:font-size-asian="12pt" style:font-size-complex="12pt"/>
    </style:style>
    <style:style style:name="T94_114" style:family="text">
      <style:text-properties fo:font-size="12pt" style:font-size-asian="12pt" style:font-size-complex="12pt"/>
    </style:style>
    <style:style style:name="T94_115" style:family="text">
      <style:text-properties fo:font-size="12pt" style:font-size-asian="12pt" style:font-size-complex="12pt"/>
    </style:style>
    <style:style style:name="T94_116" style:family="text">
      <style:text-properties fo:font-size="12pt" style:font-size-asian="12pt" style:font-size-complex="12pt"/>
    </style:style>
    <style:style style:name="T94_117" style:family="text">
      <style:text-properties fo:font-size="12pt" style:font-size-asian="12pt" style:font-size-complex="12pt"/>
    </style:style>
    <style:style style:name="T94_118" style:family="text">
      <style:text-properties fo:font-size="12pt" style:font-size-asian="12pt" style:font-size-complex="12pt"/>
    </style:style>
    <style:style style:name="T94_119" style:family="text">
      <style:text-properties fo:font-size="12pt" style:font-size-asian="12pt" style:font-size-complex="12pt"/>
    </style:style>
    <style:style style:name="T94_120" style:family="text">
      <style:text-properties fo:font-size="12pt" style:font-size-asian="12pt" style:font-size-complex="12pt"/>
    </style:style>
    <style:style style:name="T94_121" style:family="text">
      <style:text-properties fo:font-size="12pt" style:font-size-asian="12pt" style:font-size-complex="12pt"/>
    </style:style>
    <style:style style:name="T94_122" style:family="text">
      <style:text-properties fo:font-size="12pt" style:font-size-asian="12pt" style:font-size-complex="12pt"/>
    </style:style>
    <style:style style:name="T94_123" style:family="text">
      <style:text-properties fo:font-size="12pt" style:font-size-asian="12pt" style:font-size-complex="12pt"/>
    </style:style>
    <style:style style:name="T94_124" style:family="text">
      <style:text-properties fo:font-size="12pt" style:font-size-asian="12pt" style:font-size-complex="12pt"/>
    </style:style>
    <style:style style:name="T94_125" style:family="text">
      <style:text-properties fo:font-size="12pt" style:font-size-asian="12pt" style:font-size-complex="12pt"/>
    </style:style>
    <style:style style:name="T94_126" style:family="text">
      <style:text-properties fo:font-size="12pt" style:font-size-asian="12pt" style:font-size-complex="12pt"/>
    </style:style>
    <style:style style:name="T94_127" style:family="text">
      <style:text-properties fo:font-size="12pt" style:font-size-asian="12pt" style:font-size-complex="12pt"/>
    </style:style>
    <style:style style:name="T94_128" style:family="text">
      <style:text-properties fo:font-size="12pt" style:font-size-asian="12pt" style:font-size-complex="12pt"/>
    </style:style>
    <style:style style:name="T94_129" style:family="text">
      <style:text-properties fo:font-size="12pt" style:font-size-asian="12pt" style:font-size-complex="12pt"/>
    </style:style>
    <style:style style:name="T94_130" style:family="text">
      <style:text-properties fo:font-size="12pt" style:font-size-asian="12pt" style:font-size-complex="12pt"/>
    </style:style>
    <style:style style:name="T94_131" style:family="text">
      <style:text-properties fo:font-size="12pt" style:font-size-asian="12pt" style:font-size-complex="12pt"/>
    </style:style>
    <style:style style:name="T94_132" style:family="text">
      <style:text-properties fo:font-size="12pt" style:font-size-asian="12pt" style:font-size-complex="12pt"/>
    </style:style>
    <style:style style:name="T94_133" style:family="text">
      <style:text-properties fo:font-size="12pt" style:font-size-asian="12pt" style:font-size-complex="12pt"/>
    </style:style>
    <style:style style:name="T94_134" style:family="text">
      <style:text-properties fo:font-size="12pt" style:font-size-asian="12pt" style:font-size-complex="12pt"/>
    </style:style>
    <style:style style:name="T94_135" style:family="text">
      <style:text-properties fo:font-size="12pt" style:font-size-asian="12pt" style:font-size-complex="12pt"/>
    </style:style>
    <style:style style:name="T94_136" style:family="text">
      <style:text-properties fo:font-size="12pt" style:font-size-asian="12pt" style:font-size-complex="12pt"/>
    </style:style>
    <style:style style:name="T94_137" style:family="text">
      <style:text-properties fo:font-size="12pt" style:font-size-asian="12pt" style:font-size-complex="12pt"/>
    </style:style>
    <style:style style:name="T94_138" style:family="text">
      <style:text-properties fo:font-size="12pt" style:font-size-asian="12pt" style:font-size-complex="12pt"/>
    </style:style>
    <style:style style:name="T94_139" style:family="text">
      <style:text-properties fo:font-size="12pt" style:font-size-asian="12pt" style:font-size-complex="12pt"/>
    </style:style>
    <style:style style:name="T94_140" style:family="text">
      <style:text-properties fo:font-size="12pt" style:font-size-asian="12pt" style:font-size-complex="12pt"/>
    </style:style>
    <style:style style:name="T94_141" style:family="text">
      <style:text-properties fo:font-size="12pt" style:font-size-asian="12pt" style:font-size-complex="12pt"/>
    </style:style>
    <style:style style:name="T94_142" style:family="text">
      <style:text-properties fo:font-size="12pt" style:font-size-asian="12pt" style:font-size-complex="12pt"/>
    </style:style>
    <style:style style:name="T94_143" style:family="text">
      <style:text-properties fo:font-size="12pt" style:font-size-asian="12pt" style:font-size-complex="12pt"/>
    </style:style>
    <style:style style:name="T94_144" style:family="text">
      <style:text-properties fo:font-size="12pt" style:font-size-asian="12pt" style:font-size-complex="12pt"/>
    </style:style>
    <style:style style:name="T94_145" style:family="text">
      <style:text-properties fo:font-size="12pt" style:font-size-asian="12pt" style:font-size-complex="12pt"/>
    </style:style>
    <style:style style:name="T94_146" style:family="text">
      <style:text-properties fo:font-size="12pt" style:font-size-asian="12pt" style:font-size-complex="12pt"/>
    </style:style>
    <style:style style:name="T94_147" style:family="text">
      <style:text-properties fo:font-size="12pt" style:font-size-asian="12pt" style:font-size-complex="12pt"/>
    </style:style>
    <style:style style:name="T94_148" style:family="text">
      <style:text-properties fo:font-size="12pt" style:font-size-asian="12pt" style:font-size-complex="12pt"/>
    </style:style>
    <style:style style:name="T94_149" style:family="text">
      <style:text-properties fo:font-size="12pt" style:font-size-asian="12pt" style:font-size-complex="12pt"/>
    </style:style>
    <style:style style:name="T94_150" style:family="text">
      <style:text-properties fo:font-size="12pt" style:font-size-asian="12pt" style:font-size-complex="12pt"/>
    </style:style>
    <style:style style:name="T94_151" style:family="text">
      <style:text-properties fo:font-size="12pt" style:font-size-asian="12pt" style:font-size-complex="12pt"/>
    </style:style>
    <style:style style:name="T94_152" style:family="text">
      <style:text-properties fo:font-size="12pt" style:font-size-asian="12pt" style:font-size-complex="12pt"/>
    </style:style>
    <style:style style:name="T94_153" style:family="text">
      <style:text-properties fo:font-size="12pt" style:font-size-asian="12pt" style:font-size-complex="12pt"/>
    </style:style>
    <style:style style:name="T94_154" style:family="text">
      <style:text-properties fo:font-size="12pt" style:font-size-asian="12pt" style:font-size-complex="12pt"/>
    </style:style>
    <style:style style:name="T94_155" style:family="text">
      <style:text-properties fo:font-size="12pt" style:font-size-asian="12pt" style:font-size-complex="12pt"/>
    </style:style>
    <style:style style:name="T94_156" style:family="text">
      <style:text-properties fo:font-size="12pt" style:font-size-asian="12pt" style:font-size-complex="12pt"/>
    </style:style>
    <style:style style:name="T94_157" style:family="text">
      <style:text-properties fo:font-size="12pt" style:font-size-asian="12pt" style:font-size-complex="12pt"/>
    </style:style>
    <style:style style:name="T94_158" style:family="text">
      <style:text-properties fo:font-size="12pt" style:font-size-asian="12pt" style:font-size-complex="12pt"/>
    </style:style>
    <style:style style:name="T94_159" style:family="text">
      <style:text-properties fo:font-size="12pt" style:font-size-asian="12pt" style:font-size-complex="12pt"/>
    </style:style>
    <style:style style:name="T94_160" style:family="text">
      <style:text-properties fo:font-size="12pt" style:font-size-asian="12pt" style:font-size-complex="12pt"/>
    </style:style>
    <style:style style:name="T94_161" style:family="text">
      <style:text-properties fo:font-size="12pt" style:font-size-asian="12pt" style:font-size-complex="12pt"/>
    </style:style>
    <style:style style:name="T94_162" style:family="text">
      <style:text-properties fo:font-size="12pt" style:font-size-asian="12pt" style:font-size-complex="12pt"/>
    </style:style>
    <style:style style:name="T94_163" style:family="text">
      <style:text-properties fo:font-size="12pt" style:font-size-asian="12pt" style:font-size-complex="12pt"/>
    </style:style>
    <style:style style:name="T94_164" style:family="text">
      <style:text-properties fo:font-size="12pt" style:font-size-asian="12pt" style:font-size-complex="12pt"/>
    </style:style>
    <style:style style:name="T94_165" style:family="text">
      <style:text-properties fo:font-size="12pt" style:font-size-asian="12pt" style:font-size-complex="12pt"/>
    </style:style>
    <style:style style:name="T94_166" style:family="text">
      <style:text-properties fo:font-size="12pt" style:font-size-asian="12pt" style:font-size-complex="12pt"/>
    </style:style>
    <style:style style:name="T94_167" style:family="text">
      <style:text-properties fo:font-size="12pt" style:font-size-asian="12pt" style:font-size-complex="12pt"/>
    </style:style>
    <style:style style:name="T94_168" style:family="text">
      <style:text-properties fo:font-size="12pt" style:font-size-asian="12pt" style:font-size-complex="12pt"/>
    </style:style>
    <style:style style:name="T94_169" style:family="text">
      <style:text-properties fo:font-size="12pt" style:font-size-asian="12pt" style:font-size-complex="12pt"/>
    </style:style>
    <style:style style:name="T94_170" style:family="text">
      <style:text-properties fo:font-size="12pt" style:font-size-asian="12pt" style:font-size-complex="12pt"/>
    </style:style>
    <style:style style:name="T94_171" style:family="text">
      <style:text-properties fo:font-size="12pt" style:font-size-asian="12pt" style:font-size-complex="12pt"/>
    </style:style>
    <style:style style:name="T94_172" style:family="text">
      <style:text-properties fo:font-size="12pt" style:font-size-asian="12pt" style:font-size-complex="12pt"/>
    </style:style>
    <style:style style:name="T94_173" style:family="text">
      <style:text-properties fo:font-size="12pt" style:font-size-asian="12pt" style:font-size-complex="12pt"/>
    </style:style>
    <style:style style:name="T94_174" style:family="text">
      <style:text-properties fo:font-size="12pt" style:font-size-asian="12pt" style:font-size-complex="12pt"/>
    </style:style>
    <style:style style:name="T94_175" style:family="text">
      <style:text-properties fo:font-size="12pt" style:font-size-asian="12pt" style:font-size-complex="12pt"/>
    </style:style>
    <style:style style:name="T94_176" style:family="text">
      <style:text-properties fo:font-size="12pt" style:font-size-asian="12pt" style:font-size-complex="12pt"/>
    </style:style>
    <style:style style:name="T94_177" style:family="text">
      <style:text-properties fo:font-size="12pt" style:font-size-asian="12pt" style:font-size-complex="12pt"/>
    </style:style>
    <style:style style:name="T94_178" style:family="text">
      <style:text-properties fo:font-size="12pt" style:font-size-asian="12pt" style:font-size-complex="12pt"/>
    </style:style>
    <style:style style:name="T94_179" style:family="text">
      <style:text-properties fo:font-size="12pt" style:font-size-asian="12pt" style:font-size-complex="12pt"/>
    </style:style>
    <style:style style:name="T94_180" style:family="text">
      <style:text-properties fo:font-size="12pt" style:font-size-asian="12pt" style:font-size-complex="12pt"/>
    </style:style>
    <style:style style:name="T94_181" style:family="text">
      <style:text-properties fo:font-size="12pt" style:font-size-asian="12pt" style:font-size-complex="12pt"/>
    </style:style>
    <style:style style:name="T94_182" style:family="text">
      <style:text-properties fo:font-size="12pt" style:font-size-asian="12pt" style:font-size-complex="12pt"/>
    </style:style>
    <style:style style:name="T94_183" style:family="text">
      <style:text-properties fo:font-size="12pt" style:font-size-asian="12pt" style:font-size-complex="12pt"/>
    </style:style>
    <style:style style:name="T94_184" style:family="text">
      <style:text-properties fo:font-size="12pt" style:font-size-asian="12pt" style:font-size-complex="12pt"/>
    </style:style>
    <style:style style:name="T94_185" style:family="text">
      <style:text-properties fo:font-size="12pt" style:font-size-asian="12pt" style:font-size-complex="12pt"/>
    </style:style>
    <style:style style:name="T94_186" style:family="text">
      <style:text-properties fo:font-size="12pt" style:font-size-asian="12pt" style:font-size-complex="12pt"/>
    </style:style>
    <style:style style:name="T94_187" style:family="text">
      <style:text-properties fo:font-size="12pt" style:font-size-asian="12pt" style:font-size-complex="12pt"/>
    </style:style>
    <style:style style:name="T94_188" style:family="text">
      <style:text-properties fo:font-size="12pt" style:font-size-asian="12pt" style:font-size-complex="12pt"/>
    </style:style>
    <style:style style:name="T94_189" style:family="text">
      <style:text-properties fo:font-size="12pt" style:font-size-asian="12pt" style:font-size-complex="12pt"/>
    </style:style>
    <style:style style:name="T94_190" style:family="text">
      <style:text-properties fo:font-size="12pt" style:font-size-asian="12pt" style:font-size-complex="12pt"/>
    </style:style>
    <style:style style:name="T94_191" style:family="text">
      <style:text-properties fo:font-size="12pt" style:font-size-asian="12pt" style:font-size-complex="12pt"/>
    </style:style>
    <style:style style:name="T94_192" style:family="text">
      <style:text-properties fo:font-size="12pt" style:font-size-asian="12pt" style:font-size-complex="12pt"/>
    </style:style>
    <style:style style:name="T94_193" style:family="text">
      <style:text-properties fo:font-size="12pt" style:font-size-asian="12pt" style:font-size-complex="12pt"/>
    </style:style>
    <style:style style:name="T94_194" style:family="text">
      <style:text-properties fo:font-size="12pt" style:font-size-asian="12pt" style:font-size-complex="12pt"/>
    </style:style>
    <style:style style:name="T94_195" style:family="text">
      <style:text-properties fo:font-size="12pt" style:font-size-asian="12pt" style:font-size-complex="12pt"/>
    </style:style>
    <style:style style:name="T94_196" style:family="text">
      <style:text-properties fo:font-size="12pt" style:font-size-asian="12pt" style:font-size-complex="12pt"/>
    </style:style>
    <style:style style:name="T94_197" style:family="text">
      <style:text-properties fo:font-size="12pt" style:font-size-asian="12pt" style:font-size-complex="12pt"/>
    </style:style>
    <style:style style:name="T94_198" style:family="text">
      <style:text-properties fo:font-size="12pt" style:font-size-asian="12pt" style:font-size-complex="12pt"/>
    </style:style>
    <style:style style:name="T94_199" style:family="text">
      <style:text-properties fo:font-size="12pt" style:font-size-asian="12pt" style:font-size-complex="12pt"/>
    </style:style>
    <style:style style:name="T94_200" style:family="text">
      <style:text-properties fo:font-size="12pt" style:font-size-asian="12pt" style:font-size-complex="12pt"/>
    </style:style>
    <style:style style:name="T94_201" style:family="text">
      <style:text-properties fo:font-size="12pt" style:font-size-asian="12pt" style:font-size-complex="12pt"/>
    </style:style>
    <style:style style:name="T94_202" style:family="text">
      <style:text-properties fo:font-size="12pt" style:font-size-asian="12pt" style:font-size-complex="12pt"/>
    </style:style>
    <style:style style:name="T94_203" style:family="text">
      <style:text-properties fo:font-size="12pt" style:font-size-asian="12pt" style:font-size-complex="12pt"/>
    </style:style>
    <style:style style:name="T94_204" style:family="text">
      <style:text-properties fo:font-size="12pt" style:font-size-asian="12pt" style:font-size-complex="12pt"/>
    </style:style>
    <style:style style:name="T94_205" style:family="text">
      <style:text-properties fo:font-size="12pt" style:font-size-asian="12pt" style:font-size-complex="12pt"/>
    </style:style>
    <style:style style:name="T94_206" style:family="text">
      <style:text-properties fo:font-size="12pt" style:font-size-asian="12pt" style:font-size-complex="12pt"/>
    </style:style>
    <style:style style:name="T94_207" style:family="text">
      <style:text-properties fo:font-size="12pt" style:font-size-asian="12pt" style:font-size-complex="12pt"/>
    </style:style>
    <style:style style:name="T94_208" style:family="text">
      <style:text-properties fo:font-size="12pt" style:font-size-asian="12pt" style:font-size-complex="12pt"/>
    </style:style>
    <style:style style:name="T94_209" style:family="text">
      <style:text-properties fo:font-size="12pt" style:font-size-asian="12pt" style:font-size-complex="12pt"/>
    </style:style>
    <style:style style:name="T94_210" style:family="text">
      <style:text-properties fo:font-size="12pt" style:font-size-asian="12pt" style:font-size-complex="12pt"/>
    </style:style>
    <style:style style:name="T94_211" style:family="text">
      <style:text-properties fo:font-size="12pt" style:font-size-asian="12pt" style:font-size-complex="12pt"/>
    </style:style>
    <style:style style:name="T94_212" style:family="text">
      <style:text-properties fo:font-size="12pt" style:font-size-asian="12pt" style:font-size-complex="12pt"/>
    </style:style>
    <style:style style:name="T94_213" style:family="text">
      <style:text-properties fo:font-size="12pt" style:font-size-asian="12pt" style:font-size-complex="12pt"/>
    </style:style>
    <style:style style:name="T94_214" style:family="text">
      <style:text-properties fo:font-size="12pt" style:font-size-asian="12pt" style:font-size-complex="12pt"/>
    </style:style>
    <style:style style:name="T94_215" style:family="text">
      <style:text-properties fo:font-size="12pt" style:font-size-asian="12pt" style:font-size-complex="12pt"/>
    </style:style>
    <style:style style:name="T94_216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50%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2pt" style:font-size-asian="12pt" style:font-size-complex="12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T95_12" style:family="text">
      <style:text-properties fo:font-size="12pt" style:font-size-asian="12pt" style:font-size-complex="12pt"/>
    </style:style>
    <style:style style:name="T95_13" style:family="text">
      <style:text-properties fo:font-size="12pt" style:font-size-asian="12pt" style:font-size-complex="12pt"/>
    </style:style>
    <style:style style:name="T95_14" style:family="text">
      <style:text-properties fo:font-size="12pt" style:font-size-asian="12pt" style:font-size-complex="12pt"/>
    </style:style>
    <style:style style:name="T95_15" style:family="text">
      <style:text-properties fo:font-size="12pt" style:font-size-asian="12pt" style:font-size-complex="12pt"/>
    </style:style>
    <style:style style:name="T95_16" style:family="text">
      <style:text-properties fo:font-size="12pt" style:font-size-asian="12pt" style:font-size-complex="12pt"/>
    </style:style>
    <style:style style:name="T95_17" style:family="text">
      <style:text-properties fo:font-size="12pt" style:font-size-asian="12pt" style:font-size-complex="12pt"/>
    </style:style>
    <style:style style:name="T95_18" style:family="text">
      <style:text-properties fo:font-size="12pt" style:font-size-asian="12pt" style:font-size-complex="12pt"/>
    </style:style>
    <style:style style:name="T95_19" style:family="text">
      <style:text-properties fo:font-size="12pt" style:font-size-asian="12pt" style:font-size-complex="12pt"/>
    </style:style>
    <style:style style:name="T95_20" style:family="text">
      <style:text-properties fo:font-size="12pt" style:font-size-asian="12pt" style:font-size-complex="12pt"/>
    </style:style>
    <style:style style:name="T95_21" style:family="text">
      <style:text-properties fo:font-size="12pt" style:font-size-asian="12pt" style:font-size-complex="12pt"/>
    </style:style>
    <style:style style:name="T95_22" style:family="text">
      <style:text-properties fo:font-size="12pt" style:font-size-asian="12pt" style:font-size-complex="12pt"/>
    </style:style>
    <style:style style:name="T95_23" style:family="text">
      <style:text-properties fo:font-size="12pt" style:font-size-asian="12pt" style:font-size-complex="12pt"/>
    </style:style>
    <style:style style:name="T95_24" style:family="text">
      <style:text-properties fo:font-size="12pt" style:font-size-asian="12pt" style:font-size-complex="12pt"/>
    </style:style>
    <style:style style:name="T95_25" style:family="text">
      <style:text-properties fo:font-size="12pt" style:font-size-asian="12pt" style:font-size-complex="12pt"/>
    </style:style>
    <style:style style:name="T95_26" style:family="text">
      <style:text-properties fo:font-size="12pt" style:font-size-asian="12pt" style:font-size-complex="12pt"/>
    </style:style>
    <style:style style:name="T95_27" style:family="text">
      <style:text-properties fo:font-size="12pt" style:font-size-asian="12pt" style:font-size-complex="12pt"/>
    </style:style>
    <style:style style:name="T95_28" style:family="text">
      <style:text-properties fo:font-size="12pt" style:font-size-asian="12pt" style:font-size-complex="12pt"/>
    </style:style>
    <style:style style:name="T95_29" style:family="text">
      <style:text-properties fo:font-size="12pt" style:font-size-asian="12pt" style:font-size-complex="12pt"/>
    </style:style>
    <style:style style:name="T95_30" style:family="text">
      <style:text-properties fo:font-size="12pt" style:font-size-asian="12pt" style:font-size-complex="12pt"/>
    </style:style>
    <style:style style:name="T95_31" style:family="text">
      <style:text-properties fo:font-size="12pt" style:font-size-asian="12pt" style:font-size-complex="12pt"/>
    </style:style>
    <style:style style:name="T95_32" style:family="text">
      <style:text-properties fo:font-size="12pt" style:font-size-asian="12pt" style:font-size-complex="12pt"/>
    </style:style>
    <style:style style:name="T95_33" style:family="text">
      <style:text-properties fo:font-size="12pt" style:font-size-asian="12pt" style:font-size-complex="12pt"/>
    </style:style>
    <style:style style:name="T95_34" style:family="text">
      <style:text-properties fo:font-size="12pt" style:font-size-asian="12pt" style:font-size-complex="12pt"/>
    </style:style>
    <style:style style:name="T95_35" style:family="text">
      <style:text-properties fo:font-size="12pt" style:font-size-asian="12pt" style:font-size-complex="12pt"/>
    </style:style>
    <style:style style:name="T95_36" style:family="text">
      <style:text-properties fo:font-size="12pt" style:font-size-asian="12pt" style:font-size-complex="12pt"/>
    </style:style>
    <style:style style:name="T95_37" style:family="text">
      <style:text-properties fo:font-size="12pt" style:font-size-asian="12pt" style:font-size-complex="12pt"/>
    </style:style>
    <style:style style:name="T95_38" style:family="text">
      <style:text-properties fo:font-size="12pt" style:font-size-asian="12pt" style:font-size-complex="12pt"/>
    </style:style>
    <style:style style:name="T95_39" style:family="text">
      <style:text-properties fo:font-size="12pt" style:font-size-asian="12pt" style:font-size-complex="12pt"/>
    </style:style>
    <style:style style:name="T95_40" style:family="text">
      <style:text-properties fo:font-size="12pt" style:font-size-asian="12pt" style:font-size-complex="12pt"/>
    </style:style>
    <style:style style:name="T95_41" style:family="text">
      <style:text-properties fo:font-size="12pt" style:font-size-asian="12pt" style:font-size-complex="12pt"/>
    </style:style>
    <style:style style:name="T95_42" style:family="text">
      <style:text-properties fo:font-size="12pt" style:font-size-asian="12pt" style:font-size-complex="12pt"/>
    </style:style>
    <style:style style:name="T95_43" style:family="text">
      <style:text-properties fo:font-size="12pt" style:font-size-asian="12pt" style:font-size-complex="12pt"/>
    </style:style>
    <style:style style:name="T95_44" style:family="text">
      <style:text-properties fo:font-size="12pt" style:font-size-asian="12pt" style:font-size-complex="12pt"/>
    </style:style>
    <style:style style:name="T95_45" style:family="text">
      <style:text-properties fo:font-size="12pt" style:font-size-asian="12pt" style:font-size-complex="12pt"/>
    </style:style>
    <style:style style:name="T95_46" style:family="text">
      <style:text-properties fo:font-size="12pt" style:font-size-asian="12pt" style:font-size-complex="12pt"/>
    </style:style>
    <style:style style:name="T95_47" style:family="text">
      <style:text-properties fo:font-size="12pt" style:font-size-asian="12pt" style:font-size-complex="12pt"/>
    </style:style>
    <style:style style:name="T95_48" style:family="text">
      <style:text-properties fo:font-size="12pt" style:font-size-asian="12pt" style:font-size-complex="12pt"/>
    </style:style>
    <style:style style:name="T95_49" style:family="text">
      <style:text-properties fo:font-size="12pt" style:font-size-asian="12pt" style:font-size-complex="12pt"/>
    </style:style>
    <style:style style:name="T95_50" style:family="text">
      <style:text-properties fo:font-size="12pt" style:font-size-asian="12pt" style:font-size-complex="12pt"/>
    </style:style>
    <style:style style:name="T95_51" style:family="text">
      <style:text-properties fo:font-size="12pt" style:font-size-asian="12pt" style:font-size-complex="12pt"/>
    </style:style>
    <style:style style:name="T95_52" style:family="text">
      <style:text-properties fo:font-size="12pt" style:font-size-asian="12pt" style:font-size-complex="12pt"/>
    </style:style>
    <style:style style:name="T95_53" style:family="text">
      <style:text-properties fo:font-size="12pt" style:font-size-asian="12pt" style:font-size-complex="12pt"/>
    </style:style>
    <style:style style:name="T95_54" style:family="text">
      <style:text-properties fo:font-size="12pt" style:font-size-asian="12pt" style:font-size-complex="12pt"/>
    </style:style>
    <style:style style:name="T95_55" style:family="text">
      <style:text-properties fo:font-size="12pt" style:font-size-asian="12pt" style:font-size-complex="12pt"/>
    </style:style>
    <style:style style:name="T95_56" style:family="text">
      <style:text-properties fo:font-size="12pt" style:font-size-asian="12pt" style:font-size-complex="12pt"/>
    </style:style>
    <style:style style:name="T95_57" style:family="text">
      <style:text-properties fo:font-size="12pt" style:font-size-asian="12pt" style:font-size-complex="12pt"/>
    </style:style>
    <style:style style:name="T95_58" style:family="text">
      <style:text-properties fo:font-size="12pt" style:font-size-asian="12pt" style:font-size-complex="12pt"/>
    </style:style>
    <style:style style:name="T95_59" style:family="text">
      <style:text-properties fo:font-size="12pt" style:font-size-asian="12pt" style:font-size-complex="12pt"/>
    </style:style>
    <style:style style:name="T95_60" style:family="text">
      <style:text-properties fo:font-size="12pt" style:font-size-asian="12pt" style:font-size-complex="12pt"/>
    </style:style>
    <style:style style:name="T95_61" style:family="text">
      <style:text-properties fo:font-size="12pt" style:font-size-asian="12pt" style:font-size-complex="12pt"/>
    </style:style>
    <style:style style:name="T95_62" style:family="text">
      <style:text-properties fo:font-size="12pt" style:font-size-asian="12pt" style:font-size-complex="12pt"/>
    </style:style>
    <style:style style:name="T95_63" style:family="text">
      <style:text-properties fo:font-size="12pt" style:font-size-asian="12pt" style:font-size-complex="12pt"/>
    </style:style>
    <style:style style:name="T95_64" style:family="text">
      <style:text-properties fo:font-size="12pt" style:font-size-asian="12pt" style:font-size-complex="12pt"/>
    </style:style>
    <style:style style:name="T95_65" style:family="text">
      <style:text-properties fo:font-size="12pt" style:font-size-asian="12pt" style:font-size-complex="12pt"/>
    </style:style>
    <style:style style:name="T95_66" style:family="text">
      <style:text-properties fo:font-size="12pt" style:font-size-asian="12pt" style:font-size-complex="12pt"/>
    </style:style>
    <style:style style:name="T95_67" style:family="text">
      <style:text-properties fo:font-size="12pt" style:font-size-asian="12pt" style:font-size-complex="12pt"/>
    </style:style>
    <style:style style:name="T95_68" style:family="text">
      <style:text-properties fo:font-size="12pt" style:font-size-asian="12pt" style:font-size-complex="12pt"/>
    </style:style>
    <style:style style:name="T95_69" style:family="text">
      <style:text-properties fo:font-size="12pt" style:font-size-asian="12pt" style:font-size-complex="12pt"/>
    </style:style>
    <style:style style:name="T95_70" style:family="text">
      <style:text-properties fo:font-size="12pt" style:font-size-asian="12pt" style:font-size-complex="12pt"/>
    </style:style>
    <style:style style:name="T95_71" style:family="text">
      <style:text-properties fo:font-size="12pt" style:font-size-asian="12pt" style:font-size-complex="12pt"/>
    </style:style>
    <style:style style:name="T95_72" style:family="text">
      <style:text-properties fo:font-size="12pt" style:font-size-asian="12pt" style:font-size-complex="12pt"/>
    </style:style>
    <style:style style:name="T95_73" style:family="text">
      <style:text-properties fo:font-size="12pt" style:font-size-asian="12pt" style:font-size-complex="12pt"/>
    </style:style>
    <style:style style:name="T95_74" style:family="text">
      <style:text-properties fo:font-size="12pt" style:font-size-asian="12pt" style:font-size-complex="12pt"/>
    </style:style>
    <style:style style:name="T95_75" style:family="text">
      <style:text-properties fo:font-size="12pt" style:font-size-asian="12pt" style:font-size-complex="12pt"/>
    </style:style>
    <style:style style:name="T95_76" style:family="text">
      <style:text-properties fo:font-size="12pt" style:font-size-asian="12pt" style:font-size-complex="12pt"/>
    </style:style>
    <style:style style:name="T95_77" style:family="text">
      <style:text-properties fo:font-size="12pt" style:font-size-asian="12pt" style:font-size-complex="12pt"/>
    </style:style>
    <style:style style:name="T95_78" style:family="text">
      <style:text-properties fo:font-size="12pt" style:font-size-asian="12pt" style:font-size-complex="12pt"/>
    </style:style>
    <style:style style:name="T95_79" style:family="text">
      <style:text-properties fo:font-size="12pt" style:font-size-asian="12pt" style:font-size-complex="12pt"/>
    </style:style>
    <style:style style:name="T95_80" style:family="text">
      <style:text-properties fo:font-size="12pt" style:font-size-asian="12pt" style:font-size-complex="12pt"/>
    </style:style>
    <style:style style:name="T95_81" style:family="text">
      <style:text-properties fo:font-size="12pt" style:font-size-asian="12pt" style:font-size-complex="12pt"/>
    </style:style>
    <style:style style:name="T95_82" style:family="text">
      <style:text-properties fo:font-size="12pt" style:font-size-asian="12pt" style:font-size-complex="12pt"/>
    </style:style>
    <style:style style:name="T95_83" style:family="text">
      <style:text-properties fo:font-size="12pt" style:font-size-asian="12pt" style:font-size-complex="12pt"/>
    </style:style>
    <style:style style:name="T95_84" style:family="text">
      <style:text-properties fo:font-size="12pt" style:font-size-asian="12pt" style:font-size-complex="12pt"/>
    </style:style>
    <style:style style:name="T95_85" style:family="text">
      <style:text-properties fo:font-size="12pt" style:font-size-asian="12pt" style:font-size-complex="12pt"/>
    </style:style>
    <style:style style:name="T95_86" style:family="text">
      <style:text-properties fo:font-size="12pt" style:font-size-asian="12pt" style:font-size-complex="12pt"/>
    </style:style>
    <style:style style:name="T95_87" style:family="text">
      <style:text-properties fo:font-size="12pt" style:font-size-asian="12pt" style:font-size-complex="12pt"/>
    </style:style>
    <style:style style:name="T95_88" style:family="text">
      <style:text-properties fo:font-size="12pt" style:font-size-asian="12pt" style:font-size-complex="12pt"/>
    </style:style>
    <style:style style:name="T95_89" style:family="text">
      <style:text-properties fo:font-size="12pt" style:font-size-asian="12pt" style:font-size-complex="12pt"/>
    </style:style>
    <style:style style:name="T95_90" style:family="text">
      <style:text-properties fo:font-size="12pt" style:font-size-asian="12pt" style:font-size-complex="12pt"/>
    </style:style>
    <style:style style:name="T95_91" style:family="text">
      <style:text-properties fo:font-size="12pt" style:font-size-asian="12pt" style:font-size-complex="12pt"/>
    </style:style>
    <style:style style:name="T95_92" style:family="text">
      <style:text-properties fo:font-size="12pt" style:font-size-asian="12pt" style:font-size-complex="12pt"/>
    </style:style>
    <style:style style:name="T95_93" style:family="text">
      <style:text-properties fo:font-size="12pt" style:font-size-asian="12pt" style:font-size-complex="12pt"/>
    </style:style>
    <style:style style:name="T95_94" style:family="text">
      <style:text-properties fo:font-size="12pt" style:font-size-asian="12pt" style:font-size-complex="12pt"/>
    </style:style>
    <style:style style:name="T95_95" style:family="text">
      <style:text-properties fo:font-size="12pt" style:font-size-asian="12pt" style:font-size-complex="12pt"/>
    </style:style>
    <style:style style:name="T95_96" style:family="text">
      <style:text-properties fo:font-size="12pt" style:font-size-asian="12pt" style:font-size-complex="12pt"/>
    </style:style>
    <style:style style:name="T95_97" style:family="text">
      <style:text-properties fo:font-size="12pt" style:font-size-asian="12pt" style:font-size-complex="12pt"/>
    </style:style>
    <style:style style:name="T95_98" style:family="text">
      <style:text-properties fo:font-size="12pt" style:font-size-asian="12pt" style:font-size-complex="12pt"/>
    </style:style>
    <style:style style:name="T95_99" style:family="text">
      <style:text-properties fo:font-size="12pt" style:font-size-asian="12pt" style:font-size-complex="12pt"/>
    </style:style>
    <style:style style:name="T95_100" style:family="text">
      <style:text-properties fo:font-size="12pt" style:font-size-asian="12pt" style:font-size-complex="12pt"/>
    </style:style>
    <style:style style:name="T95_101" style:family="text">
      <style:text-properties fo:font-size="12pt" style:font-size-asian="12pt" style:font-size-complex="12pt"/>
    </style:style>
    <style:style style:name="T95_102" style:family="text">
      <style:text-properties fo:font-size="12pt" style:font-size-asian="12pt" style:font-size-complex="12pt"/>
    </style:style>
    <style:style style:name="T95_103" style:family="text">
      <style:text-properties fo:font-size="12pt" style:font-size-asian="12pt" style:font-size-complex="12pt"/>
    </style:style>
    <style:style style:name="T95_104" style:family="text">
      <style:text-properties fo:font-size="12pt" style:font-size-asian="12pt" style:font-size-complex="12pt"/>
    </style:style>
    <style:style style:name="T95_105" style:family="text">
      <style:text-properties fo:font-size="12pt" style:font-size-asian="12pt" style:font-size-complex="12pt"/>
    </style:style>
    <style:style style:name="T95_106" style:family="text">
      <style:text-properties fo:font-size="12pt" style:font-size-asian="12pt" style:font-size-complex="12pt"/>
    </style:style>
    <style:style style:name="T95_107" style:family="text">
      <style:text-properties fo:font-size="12pt" style:font-size-asian="12pt" style:font-size-complex="12pt"/>
    </style:style>
    <style:style style:name="T95_108" style:family="text">
      <style:text-properties fo:font-size="12pt" style:font-size-asian="12pt" style:font-size-complex="12pt"/>
    </style:style>
    <style:style style:name="T95_109" style:family="text">
      <style:text-properties fo:font-size="12pt" style:font-size-asian="12pt" style:font-size-complex="12pt"/>
    </style:style>
    <style:style style:name="T95_110" style:family="text">
      <style:text-properties fo:font-size="12pt" style:font-size-asian="12pt" style:font-size-complex="12pt"/>
    </style:style>
    <style:style style:name="T95_111" style:family="text">
      <style:text-properties fo:font-size="12pt" style:font-size-asian="12pt" style:font-size-complex="12pt"/>
    </style:style>
    <style:style style:name="T95_112" style:family="text">
      <style:text-properties fo:font-size="12pt" style:font-size-asian="12pt" style:font-size-complex="12pt"/>
    </style:style>
    <style:style style:name="T95_113" style:family="text">
      <style:text-properties fo:font-size="12pt" style:font-size-asian="12pt" style:font-size-complex="12pt"/>
    </style:style>
    <style:style style:name="T95_114" style:family="text">
      <style:text-properties fo:font-size="12pt" style:font-size-asian="12pt" style:font-size-complex="12pt"/>
    </style:style>
    <style:style style:name="T95_115" style:family="text">
      <style:text-properties fo:font-size="12pt" style:font-size-asian="12pt" style:font-size-complex="12pt"/>
    </style:style>
    <style:style style:name="T95_116" style:family="text">
      <style:text-properties fo:font-size="12pt" style:font-size-asian="12pt" style:font-size-complex="12pt"/>
    </style:style>
    <style:style style:name="T95_117" style:family="text">
      <style:text-properties fo:font-size="12pt" style:font-size-asian="12pt" style:font-size-complex="12pt"/>
    </style:style>
    <style:style style:name="T95_118" style:family="text">
      <style:text-properties fo:font-size="12pt" style:font-size-asian="12pt" style:font-size-complex="12pt"/>
    </style:style>
    <style:style style:name="T95_119" style:family="text">
      <style:text-properties fo:font-size="12pt" style:font-size-asian="12pt" style:font-size-complex="12pt"/>
    </style:style>
    <style:style style:name="T95_120" style:family="text">
      <style:text-properties fo:font-size="12pt" style:font-size-asian="12pt" style:font-size-complex="12pt"/>
    </style:style>
    <style:style style:name="T95_121" style:family="text">
      <style:text-properties fo:font-size="12pt" style:font-size-asian="12pt" style:font-size-complex="12pt"/>
    </style:style>
    <style:style style:name="T95_122" style:family="text">
      <style:text-properties fo:font-size="12pt" style:font-size-asian="12pt" style:font-size-complex="12pt"/>
    </style:style>
    <style:style style:name="T95_123" style:family="text">
      <style:text-properties fo:font-size="12pt" style:font-size-asian="12pt" style:font-size-complex="12pt"/>
    </style:style>
    <style:style style:name="T95_124" style:family="text">
      <style:text-properties fo:font-size="12pt" style:font-size-asian="12pt" style:font-size-complex="12pt"/>
    </style:style>
    <style:style style:name="T95_125" style:family="text">
      <style:text-properties fo:font-size="12pt" style:font-size-asian="12pt" style:font-size-complex="12pt"/>
    </style:style>
    <style:style style:name="T95_126" style:family="text">
      <style:text-properties fo:font-size="12pt" style:font-size-asian="12pt" style:font-size-complex="12pt"/>
    </style:style>
    <style:style style:name="T95_127" style:family="text">
      <style:text-properties fo:font-size="12pt" style:font-size-asian="12pt" style:font-size-complex="12pt"/>
    </style:style>
    <style:style style:name="T95_128" style:family="text">
      <style:text-properties fo:font-size="12pt" style:font-size-asian="12pt" style:font-size-complex="12pt"/>
    </style:style>
    <style:style style:name="T95_129" style:family="text">
      <style:text-properties fo:font-size="12pt" style:font-size-asian="12pt" style:font-size-complex="12pt"/>
    </style:style>
    <style:style style:name="T95_130" style:family="text">
      <style:text-properties fo:font-size="12pt" style:font-size-asian="12pt" style:font-size-complex="12pt"/>
    </style:style>
    <style:style style:name="T95_131" style:family="text">
      <style:text-properties fo:font-size="12pt" style:font-size-asian="12pt" style:font-size-complex="12pt"/>
    </style:style>
    <style:style style:name="T95_132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50%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T96_4" style:family="text">
      <style:text-properties fo:font-size="12pt" style:font-size-asian="12pt" style:font-size-complex="12pt"/>
    </style:style>
    <style:style style:name="T96_5" style:family="text">
      <style:text-properties fo:font-size="12pt" style:font-size-asian="12pt" style:font-size-complex="12pt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T96_15" style:family="text">
      <style:text-properties fo:font-size="12pt" style:font-size-asian="12pt" style:font-size-complex="12pt"/>
    </style:style>
    <style:style style:name="T96_16" style:family="text">
      <style:text-properties fo:font-size="12pt" style:font-size-asian="12pt" style:font-size-complex="12pt"/>
    </style:style>
    <style:style style:name="T96_17" style:family="text">
      <style:text-properties fo:font-size="12pt" style:font-size-asian="12pt" style:font-size-complex="12pt"/>
    </style:style>
    <style:style style:name="T96_18" style:family="text">
      <style:text-properties fo:font-size="12pt" style:font-size-asian="12pt" style:font-size-complex="12pt"/>
    </style:style>
    <style:style style:name="T96_19" style:family="text">
      <style:text-properties fo:font-size="12pt" style:font-size-asian="12pt" style:font-size-complex="12pt"/>
    </style:style>
    <style:style style:name="T96_20" style:family="text">
      <style:text-properties fo:font-size="12pt" style:font-size-asian="12pt" style:font-size-complex="12pt"/>
    </style:style>
    <style:style style:name="T96_21" style:family="text">
      <style:text-properties fo:font-size="12pt" style:font-size-asian="12pt" style:font-size-complex="12pt"/>
    </style:style>
    <style:style style:name="T96_22" style:family="text">
      <style:text-properties fo:font-size="12pt" style:font-size-asian="12pt" style:font-size-complex="12pt"/>
    </style:style>
    <style:style style:name="T96_23" style:family="text">
      <style:text-properties fo:font-size="12pt" style:font-size-asian="12pt" style:font-size-complex="12pt"/>
    </style:style>
    <style:style style:name="T96_24" style:family="text">
      <style:text-properties fo:font-size="12pt" style:font-size-asian="12pt" style:font-size-complex="12pt"/>
    </style:style>
    <style:style style:name="T96_25" style:family="text">
      <style:text-properties fo:font-size="12pt" style:font-size-asian="12pt" style:font-size-complex="12pt"/>
    </style:style>
    <style:style style:name="T96_26" style:family="text">
      <style:text-properties fo:font-size="12pt" style:font-size-asian="12pt" style:font-size-complex="12pt"/>
    </style:style>
    <style:style style:name="T96_27" style:family="text">
      <style:text-properties fo:font-size="12pt" style:font-size-asian="12pt" style:font-size-complex="12pt"/>
    </style:style>
    <style:style style:name="T96_28" style:family="text">
      <style:text-properties fo:font-size="12pt" style:font-size-asian="12pt" style:font-size-complex="12pt"/>
    </style:style>
    <style:style style:name="T96_29" style:family="text">
      <style:text-properties fo:font-size="12pt" style:font-size-asian="12pt" style:font-size-complex="12pt"/>
    </style:style>
    <style:style style:name="T96_30" style:family="text">
      <style:text-properties fo:font-size="12pt" style:font-size-asian="12pt" style:font-size-complex="12pt"/>
    </style:style>
    <style:style style:name="T96_31" style:family="text">
      <style:text-properties fo:font-size="12pt" style:font-size-asian="12pt" style:font-size-complex="12pt"/>
    </style:style>
    <style:style style:name="T96_32" style:family="text">
      <style:text-properties fo:font-size="12pt" style:font-size-asian="12pt" style:font-size-complex="12pt"/>
    </style:style>
    <style:style style:name="T96_33" style:family="text">
      <style:text-properties fo:font-size="12pt" style:font-size-asian="12pt" style:font-size-complex="12pt"/>
    </style:style>
    <style:style style:name="T96_34" style:family="text">
      <style:text-properties fo:font-size="12pt" style:font-size-asian="12pt" style:font-size-complex="12pt"/>
    </style:style>
    <style:style style:name="T96_35" style:family="text">
      <style:text-properties fo:font-size="12pt" style:font-size-asian="12pt" style:font-size-complex="12pt"/>
    </style:style>
    <style:style style:name="T96_36" style:family="text">
      <style:text-properties fo:font-size="12pt" style:font-size-asian="12pt" style:font-size-complex="12pt"/>
    </style:style>
    <style:style style:name="T96_37" style:family="text">
      <style:text-properties fo:font-size="12pt" style:font-size-asian="12pt" style:font-size-complex="12pt"/>
    </style:style>
    <style:style style:name="T96_38" style:family="text">
      <style:text-properties fo:font-size="12pt" style:font-size-asian="12pt" style:font-size-complex="12pt"/>
    </style:style>
    <style:style style:name="T96_39" style:family="text">
      <style:text-properties fo:font-size="12pt" style:font-size-asian="12pt" style:font-size-complex="12pt"/>
    </style:style>
    <style:style style:name="T96_40" style:family="text">
      <style:text-properties fo:font-size="12pt" style:font-size-asian="12pt" style:font-size-complex="12pt"/>
    </style:style>
    <style:style style:name="T96_41" style:family="text">
      <style:text-properties fo:font-size="12pt" style:font-size-asian="12pt" style:font-size-complex="12pt"/>
    </style:style>
    <style:style style:name="T96_42" style:family="text">
      <style:text-properties fo:font-size="12pt" style:font-size-asian="12pt" style:font-size-complex="12pt"/>
    </style:style>
    <style:style style:name="T96_43" style:family="text">
      <style:text-properties fo:font-size="12pt" style:font-size-asian="12pt" style:font-size-complex="12pt"/>
    </style:style>
    <style:style style:name="T96_44" style:family="text">
      <style:text-properties fo:font-size="12pt" style:font-size-asian="12pt" style:font-size-complex="12pt"/>
    </style:style>
    <style:style style:name="T96_45" style:family="text">
      <style:text-properties fo:font-size="12pt" style:font-size-asian="12pt" style:font-size-complex="12pt"/>
    </style:style>
    <style:style style:name="T96_46" style:family="text">
      <style:text-properties fo:font-size="12pt" style:font-size-asian="12pt" style:font-size-complex="12pt"/>
    </style:style>
    <style:style style:name="T96_47" style:family="text">
      <style:text-properties fo:font-size="12pt" style:font-size-asian="12pt" style:font-size-complex="12pt"/>
    </style:style>
    <style:style style:name="T96_48" style:family="text">
      <style:text-properties fo:font-size="12pt" style:font-size-asian="12pt" style:font-size-complex="12pt"/>
    </style:style>
    <style:style style:name="T96_49" style:family="text">
      <style:text-properties fo:font-size="12pt" style:font-size-asian="12pt" style:font-size-complex="12pt"/>
    </style:style>
    <style:style style:name="T96_50" style:family="text">
      <style:text-properties fo:font-size="12pt" style:font-size-asian="12pt" style:font-size-complex="12pt"/>
    </style:style>
    <style:style style:name="T96_51" style:family="text">
      <style:text-properties fo:font-size="12pt" style:font-size-asian="12pt" style:font-size-complex="12pt"/>
    </style:style>
    <style:style style:name="T96_52" style:family="text">
      <style:text-properties fo:font-size="12pt" style:font-size-asian="12pt" style:font-size-complex="12pt"/>
    </style:style>
    <style:style style:name="T96_53" style:family="text">
      <style:text-properties fo:font-size="12pt" style:font-size-asian="12pt" style:font-size-complex="12pt"/>
    </style:style>
    <style:style style:name="T96_54" style:family="text">
      <style:text-properties fo:font-size="12pt" style:font-size-asian="12pt" style:font-size-complex="12pt"/>
    </style:style>
    <style:style style:name="T96_55" style:family="text">
      <style:text-properties fo:font-size="12pt" style:font-size-asian="12pt" style:font-size-complex="12pt"/>
    </style:style>
    <style:style style:name="T96_56" style:family="text">
      <style:text-properties fo:font-size="12pt" style:font-size-asian="12pt" style:font-size-complex="12pt"/>
    </style:style>
    <style:style style:name="T96_57" style:family="text">
      <style:text-properties fo:font-size="12pt" style:font-size-asian="12pt" style:font-size-complex="12pt"/>
    </style:style>
    <style:style style:name="T96_58" style:family="text">
      <style:text-properties fo:font-size="12pt" style:font-size-asian="12pt" style:font-size-complex="12pt"/>
    </style:style>
    <style:style style:name="T96_59" style:family="text">
      <style:text-properties fo:font-size="12pt" style:font-size-asian="12pt" style:font-size-complex="12pt"/>
    </style:style>
    <style:style style:name="T96_60" style:family="text">
      <style:text-properties fo:font-size="12pt" style:font-size-asian="12pt" style:font-size-complex="12pt"/>
    </style:style>
    <style:style style:name="T96_61" style:family="text">
      <style:text-properties fo:font-size="12pt" style:font-size-asian="12pt" style:font-size-complex="12pt"/>
    </style:style>
    <style:style style:name="T96_62" style:family="text">
      <style:text-properties fo:font-size="12pt" style:font-size-asian="12pt" style:font-size-complex="12pt"/>
    </style:style>
    <style:style style:name="T96_63" style:family="text">
      <style:text-properties fo:font-size="12pt" style:font-size-asian="12pt" style:font-size-complex="12pt"/>
    </style:style>
    <style:style style:name="T96_64" style:family="text">
      <style:text-properties fo:font-size="12pt" style:font-size-asian="12pt" style:font-size-complex="12pt"/>
    </style:style>
    <style:style style:name="T96_65" style:family="text">
      <style:text-properties fo:font-size="12pt" style:font-size-asian="12pt" style:font-size-complex="12pt"/>
    </style:style>
    <style:style style:name="T96_66" style:family="text">
      <style:text-properties fo:font-size="12pt" style:font-size-asian="12pt" style:font-size-complex="12pt"/>
    </style:style>
    <style:style style:name="T96_67" style:family="text">
      <style:text-properties fo:font-size="12pt" style:font-size-asian="12pt" style:font-size-complex="12pt"/>
    </style:style>
    <style:style style:name="T96_68" style:family="text">
      <style:text-properties fo:font-size="12pt" style:font-size-asian="12pt" style:font-size-complex="12pt"/>
    </style:style>
    <style:style style:name="T96_69" style:family="text">
      <style:text-properties fo:font-size="12pt" style:font-size-asian="12pt" style:font-size-complex="12pt"/>
    </style:style>
    <style:style style:name="T96_70" style:family="text">
      <style:text-properties fo:font-size="12pt" style:font-size-asian="12pt" style:font-size-complex="12pt"/>
    </style:style>
    <style:style style:name="T96_71" style:family="text">
      <style:text-properties fo:font-size="12pt" style:font-size-asian="12pt" style:font-size-complex="12pt"/>
    </style:style>
    <style:style style:name="T96_72" style:family="text">
      <style:text-properties fo:font-size="12pt" style:font-size-asian="12pt" style:font-size-complex="12pt"/>
    </style:style>
    <style:style style:name="T96_73" style:family="text">
      <style:text-properties fo:font-size="12pt" style:font-size-asian="12pt" style:font-size-complex="12pt"/>
    </style:style>
    <style:style style:name="T96_74" style:family="text">
      <style:text-properties fo:font-size="12pt" style:font-size-asian="12pt" style:font-size-complex="12pt"/>
    </style:style>
    <style:style style:name="T96_75" style:family="text">
      <style:text-properties fo:font-size="12pt" style:font-size-asian="12pt" style:font-size-complex="12pt"/>
    </style:style>
    <style:style style:name="T96_76" style:family="text">
      <style:text-properties fo:font-size="12pt" style:font-size-asian="12pt" style:font-size-complex="12pt"/>
    </style:style>
    <style:style style:name="T96_77" style:family="text">
      <style:text-properties fo:font-size="12pt" style:font-size-asian="12pt" style:font-size-complex="12pt"/>
    </style:style>
    <style:style style:name="T96_78" style:family="text">
      <style:text-properties fo:font-size="12pt" style:font-size-asian="12pt" style:font-size-complex="12pt"/>
    </style:style>
    <style:style style:name="T96_79" style:family="text">
      <style:text-properties fo:font-size="12pt" style:font-size-asian="12pt" style:font-size-complex="12pt"/>
    </style:style>
    <style:style style:name="T96_80" style:family="text">
      <style:text-properties fo:font-size="12pt" style:font-size-asian="12pt" style:font-size-complex="12pt"/>
    </style:style>
    <style:style style:name="T96_81" style:family="text">
      <style:text-properties fo:font-size="12pt" style:font-size-asian="12pt" style:font-size-complex="12pt"/>
    </style:style>
    <style:style style:name="T96_82" style:family="text">
      <style:text-properties fo:font-size="12pt" style:font-size-asian="12pt" style:font-size-complex="12pt"/>
    </style:style>
    <style:style style:name="T96_83" style:family="text">
      <style:text-properties fo:font-size="12pt" style:font-size-asian="12pt" style:font-size-complex="12pt"/>
    </style:style>
    <style:style style:name="T96_84" style:family="text">
      <style:text-properties fo:font-size="12pt" style:font-size-asian="12pt" style:font-size-complex="12pt"/>
    </style:style>
    <style:style style:name="T96_85" style:family="text">
      <style:text-properties fo:font-size="12pt" style:font-size-asian="12pt" style:font-size-complex="12pt"/>
    </style:style>
    <style:style style:name="T96_86" style:family="text">
      <style:text-properties fo:font-size="12pt" style:font-size-asian="12pt" style:font-size-complex="12pt"/>
    </style:style>
    <style:style style:name="T96_87" style:family="text">
      <style:text-properties fo:font-size="12pt" style:font-size-asian="12pt" style:font-size-complex="12pt"/>
    </style:style>
    <style:style style:name="T96_88" style:family="text">
      <style:text-properties fo:font-size="12pt" style:font-size-asian="12pt" style:font-size-complex="12pt"/>
    </style:style>
    <style:style style:name="T96_89" style:family="text">
      <style:text-properties fo:font-size="12pt" style:font-size-asian="12pt" style:font-size-complex="12pt"/>
    </style:style>
    <style:style style:name="T96_90" style:family="text">
      <style:text-properties fo:font-size="12pt" style:font-size-asian="12pt" style:font-size-complex="12pt"/>
    </style:style>
    <style:style style:name="T96_91" style:family="text">
      <style:text-properties fo:font-size="12pt" style:font-size-asian="12pt" style:font-size-complex="12pt"/>
    </style:style>
    <style:style style:name="T96_92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108" style:family="paragraph" style:parent-style-name="Heading_20_1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P109" style:family="paragraph" style:parent-style-name="Standard">
      <style:paragraph-properties fo:break-before="auto" fo:line-height="150%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T109_8" style:family="text">
      <style:text-properties fo:font-size="12pt" style:font-size-asian="12pt" style:font-size-complex="12pt"/>
    </style:style>
    <style:style style:name="T109_9" style:family="text">
      <style:text-properties fo:font-size="12pt" style:font-size-asian="12pt" style:font-size-complex="12pt"/>
    </style:style>
    <style:style style:name="T109_10" style:family="text">
      <style:text-properties fo:font-size="12pt" style:font-size-asian="12pt" style:font-size-complex="12pt"/>
    </style:style>
    <style:style style:name="T109_11" style:family="text">
      <style:text-properties fo:font-size="12pt" style:font-size-asian="12pt" style:font-size-complex="12pt"/>
    </style:style>
    <style:style style:name="T109_12" style:family="text">
      <style:text-properties fo:font-size="12pt" style:font-size-asian="12pt" style:font-size-complex="12pt"/>
    </style:style>
    <style:style style:name="T109_13" style:family="text">
      <style:text-properties fo:font-size="12pt" style:font-size-asian="12pt" style:font-size-complex="12pt"/>
    </style:style>
    <style:style style:name="T109_14" style:family="text">
      <style:text-properties fo:font-size="12pt" style:font-size-asian="12pt" style:font-size-complex="12pt"/>
    </style:style>
    <style:style style:name="T109_15" style:family="text">
      <style:text-properties fo:font-size="12pt" style:font-size-asian="12pt" style:font-size-complex="12pt"/>
    </style:style>
    <style:style style:name="T109_16" style:family="text">
      <style:text-properties fo:font-size="12pt" style:font-size-asian="12pt" style:font-size-complex="12pt"/>
    </style:style>
    <style:style style:name="T109_17" style:family="text">
      <style:text-properties fo:font-size="12pt" style:font-size-asian="12pt" style:font-size-complex="12pt"/>
    </style:style>
    <style:style style:name="T109_18" style:family="text">
      <style:text-properties fo:font-size="12pt" style:font-size-asian="12pt" style:font-size-complex="12pt"/>
    </style:style>
    <style:style style:name="T109_19" style:family="text">
      <style:text-properties fo:font-size="12pt" style:font-size-asian="12pt" style:font-size-complex="12pt"/>
    </style:style>
    <style:style style:name="T109_20" style:family="text">
      <style:text-properties fo:font-size="12pt" style:font-size-asian="12pt" style:font-size-complex="12pt"/>
    </style:style>
    <style:style style:name="T109_21" style:family="text">
      <style:text-properties fo:font-size="12pt" style:font-size-asian="12pt" style:font-size-complex="12pt"/>
    </style:style>
    <style:style style:name="T109_22" style:family="text">
      <style:text-properties fo:font-size="12pt" style:font-size-asian="12pt" style:font-size-complex="12pt"/>
    </style:style>
    <style:style style:name="T109_23" style:family="text">
      <style:text-properties fo:font-size="12pt" style:font-size-asian="12pt" style:font-size-complex="12pt"/>
    </style:style>
    <style:style style:name="T109_24" style:family="text">
      <style:text-properties fo:font-size="12pt" style:font-size-asian="12pt" style:font-size-complex="12pt"/>
    </style:style>
    <style:style style:name="T109_25" style:family="text">
      <style:text-properties fo:font-size="12pt" style:font-size-asian="12pt" style:font-size-complex="12pt"/>
    </style:style>
    <style:style style:name="T109_26" style:family="text">
      <style:text-properties fo:font-size="12pt" style:font-size-asian="12pt" style:font-size-complex="12pt"/>
    </style:style>
    <style:style style:name="T109_27" style:family="text">
      <style:text-properties fo:font-size="12pt" style:font-size-asian="12pt" style:font-size-complex="12pt"/>
    </style:style>
    <style:style style:name="T109_28" style:family="text">
      <style:text-properties fo:font-size="12pt" style:font-size-asian="12pt" style:font-size-complex="12pt"/>
    </style:style>
    <style:style style:name="T109_29" style:family="text">
      <style:text-properties fo:font-size="12pt" style:font-size-asian="12pt" style:font-size-complex="12pt"/>
    </style:style>
    <style:style style:name="T109_30" style:family="text">
      <style:text-properties fo:font-size="12pt" style:font-size-asian="12pt" style:font-size-complex="12pt"/>
    </style:style>
    <style:style style:name="T109_31" style:family="text">
      <style:text-properties fo:font-size="12pt" style:font-size-asian="12pt" style:font-size-complex="12pt"/>
    </style:style>
    <style:style style:name="T109_32" style:family="text">
      <style:text-properties fo:font-size="12pt" style:font-size-asian="12pt" style:font-size-complex="12pt"/>
    </style:style>
    <style:style style:name="T109_33" style:family="text">
      <style:text-properties fo:font-size="12pt" style:font-size-asian="12pt" style:font-size-complex="12pt"/>
    </style:style>
    <style:style style:name="T109_34" style:family="text">
      <style:text-properties fo:font-size="12pt" style:font-size-asian="12pt" style:font-size-complex="12pt"/>
    </style:style>
    <style:style style:name="T109_35" style:family="text">
      <style:text-properties fo:font-size="12pt" style:font-size-asian="12pt" style:font-size-complex="12pt"/>
    </style:style>
    <style:style style:name="T109_36" style:family="text">
      <style:text-properties fo:font-size="12pt" style:font-size-asian="12pt" style:font-size-complex="12pt"/>
    </style:style>
    <style:style style:name="T109_37" style:family="text">
      <style:text-properties fo:font-size="12pt" style:font-size-asian="12pt" style:font-size-complex="12pt"/>
    </style:style>
    <style:style style:name="T109_38" style:family="text">
      <style:text-properties fo:font-size="12pt" style:font-size-asian="12pt" style:font-size-complex="12pt"/>
    </style:style>
    <style:style style:name="T109_39" style:family="text">
      <style:text-properties fo:font-size="12pt" style:font-size-asian="12pt" style:font-size-complex="12pt"/>
    </style:style>
    <style:style style:name="T109_40" style:family="text">
      <style:text-properties fo:font-size="12pt" style:font-size-asian="12pt" style:font-size-complex="12pt"/>
    </style:style>
    <style:style style:name="T109_41" style:family="text">
      <style:text-properties fo:font-size="12pt" style:font-size-asian="12pt" style:font-size-complex="12pt"/>
    </style:style>
    <style:style style:name="T109_42" style:family="text">
      <style:text-properties fo:font-size="12pt" style:font-size-asian="12pt" style:font-size-complex="12pt"/>
    </style:style>
    <style:style style:name="T109_43" style:family="text">
      <style:text-properties fo:font-size="12pt" style:font-size-asian="12pt" style:font-size-complex="12pt"/>
    </style:style>
    <style:style style:name="T109_44" style:family="text">
      <style:text-properties fo:font-size="12pt" style:font-size-asian="12pt" style:font-size-complex="12pt"/>
    </style:style>
    <style:style style:name="T109_45" style:family="text">
      <style:text-properties fo:font-size="12pt" style:font-size-asian="12pt" style:font-size-complex="12pt"/>
    </style:style>
    <style:style style:name="T109_46" style:family="text">
      <style:text-properties fo:font-size="12pt" style:font-size-asian="12pt" style:font-size-complex="12pt"/>
    </style:style>
    <style:style style:name="T109_47" style:family="text">
      <style:text-properties fo:font-size="12pt" style:font-size-asian="12pt" style:font-size-complex="12pt"/>
    </style:style>
    <style:style style:name="T109_48" style:family="text">
      <style:text-properties fo:font-size="12pt" style:font-size-asian="12pt" style:font-size-complex="12pt"/>
    </style:style>
    <style:style style:name="T109_49" style:family="text">
      <style:text-properties fo:font-size="12pt" style:font-size-asian="12pt" style:font-size-complex="12pt"/>
    </style:style>
    <style:style style:name="T109_50" style:family="text">
      <style:text-properties fo:font-size="12pt" style:font-size-asian="12pt" style:font-size-complex="12pt"/>
    </style:style>
    <style:style style:name="T109_51" style:family="text">
      <style:text-properties fo:font-size="12pt" style:font-size-asian="12pt" style:font-size-complex="12pt"/>
    </style:style>
    <style:style style:name="T109_52" style:family="text">
      <style:text-properties fo:font-size="12pt" style:font-size-asian="12pt" style:font-size-complex="12pt"/>
    </style:style>
    <style:style style:name="T109_53" style:family="text">
      <style:text-properties fo:font-size="12pt" style:font-size-asian="12pt" style:font-size-complex="12pt"/>
    </style:style>
    <style:style style:name="T109_54" style:family="text">
      <style:text-properties fo:font-size="12pt" style:font-size-asian="12pt" style:font-size-complex="12pt"/>
    </style:style>
    <style:style style:name="T109_55" style:family="text">
      <style:text-properties fo:font-size="12pt" style:font-size-asian="12pt" style:font-size-complex="12pt"/>
    </style:style>
    <style:style style:name="T109_56" style:family="text">
      <style:text-properties fo:font-size="12pt" style:font-size-asian="12pt" style:font-size-complex="12pt"/>
    </style:style>
    <style:style style:name="T109_57" style:family="text">
      <style:text-properties fo:font-size="12pt" style:font-size-asian="12pt" style:font-size-complex="12pt"/>
    </style:style>
    <style:style style:name="T109_58" style:family="text">
      <style:text-properties fo:font-size="12pt" style:font-size-asian="12pt" style:font-size-complex="12pt"/>
    </style:style>
    <style:style style:name="T109_59" style:family="text">
      <style:text-properties fo:font-size="12pt" style:font-size-asian="12pt" style:font-size-complex="12pt"/>
    </style:style>
    <style:style style:name="T109_60" style:family="text">
      <style:text-properties fo:font-size="12pt" style:font-size-asian="12pt" style:font-size-complex="12pt"/>
    </style:style>
    <style:style style:name="T109_61" style:family="text">
      <style:text-properties fo:font-size="12pt" style:font-size-asian="12pt" style:font-size-complex="12pt"/>
    </style:style>
    <style:style style:name="T109_62" style:family="text">
      <style:text-properties fo:font-size="12pt" style:font-size-asian="12pt" style:font-size-complex="12pt"/>
    </style:style>
    <style:style style:name="T109_63" style:family="text">
      <style:text-properties fo:font-size="12pt" style:font-size-asian="12pt" style:font-size-complex="12pt"/>
    </style:style>
    <style:style style:name="T109_64" style:family="text">
      <style:text-properties fo:font-size="12pt" style:font-size-asian="12pt" style:font-size-complex="12pt"/>
    </style:style>
    <style:style style:name="T109_65" style:family="text">
      <style:text-properties fo:font-size="12pt" style:font-size-asian="12pt" style:font-size-complex="12pt"/>
    </style:style>
    <style:style style:name="T109_66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50%" fo:margin-top="0cm" style:writing-mode="lr-tb"/>
    </style:style>
    <style:style style:name="T110_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6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7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8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9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0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6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7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8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19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20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2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2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0_2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111" style:family="paragraph" style:parent-style-name="Standard">
      <style:paragraph-properties fo:break-before="auto" fo:text-indent="0cm" fo:line-height="150%" fo:margin-top="0cm" fo:margin-bottom="0.353cm" fo:margin-left="1.27cm" style:writing-mode="lr-tb"/>
    </style:style>
    <style:style style:name="T11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2" style:family="paragraph" style:parent-style-name="Standard">
      <style:paragraph-properties fo:break-before="auto" fo:text-indent="0cm" fo:line-height="100%" fo:margin-left="0.635cm" style:writing-mode="lr-tb"/>
    </style:style>
    <style:style style:name="P113" style:family="paragraph" style:parent-style-name="Standard">
      <style:paragraph-properties fo:break-before="auto" fo:line-height="150%" fo:margin-top="0cm" style:writing-mode="lr-tb"/>
    </style:style>
    <style:style style:name="T113_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6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7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8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9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10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3_1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114" style:family="paragraph" style:parent-style-name="Standard">
      <style:paragraph-properties fo:break-before="auto" fo:text-indent="0cm" fo:line-height="150%" fo:margin-top="0cm" fo:margin-left="1.27cm" style:writing-mode="lr-tb"/>
    </style:style>
    <style:style style:name="T114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4_1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5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50%" fo:margin-top="0cm" style:writing-mode="lr-tb"/>
    </style:style>
    <style:style style:name="T116_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6_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6_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6_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6_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6_6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6_7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50%" fo:margin-top="0cm" fo:margin-left="1.27cm" style:writing-mode="lr-tb"/>
    </style:style>
    <style:style style:name="T11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8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50%" fo:margin-top="0cm" style:writing-mode="lr-tb"/>
    </style:style>
    <style:style style:name="T119_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6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7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8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19_9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120" style:family="paragraph" style:parent-style-name="Standard">
      <style:paragraph-properties fo:break-before="auto" fo:text-indent="0cm" fo:line-height="150%" fo:margin-top="0cm" fo:margin-left="1.27cm" style:writing-mode="lr-tb"/>
    </style:style>
    <style:style style:name="T12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0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1" style:family="paragraph" style:parent-style-name="Standard">
      <style:paragraph-properties fo:break-before="auto" fo:text-indent="0cm" fo:line-height="150%" fo:margin-top="0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50%" fo:margin-top="0cm" style:writing-mode="lr-tb"/>
    </style:style>
    <style:style style:name="T122_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3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4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5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6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7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8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9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10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122_1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123" style:family="paragraph" style:parent-style-name="Standard">
      <style:paragraph-properties fo:break-before="auto" fo:text-indent="0cm" fo:line-height="150%" fo:margin-top="0cm" fo:margin-left="1.27cm" style:writing-mode="lr-tb"/>
    </style:style>
    <style:style style:name="T12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4" style:family="paragraph" style:parent-style-name="Standard">
      <style:paragraph-properties fo:break-before="auto" fo:text-indent="0cm" fo:line-height="150%" fo:margin-top="0cm" fo:margin-bottom="0.353cm" fo:margin-left="1.27cm" style:writing-mode="lr-tb"/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/>
          </table:table-cell>
        </table:table-row>
        <table:table-row table:style-name="Row2">
          <table:table-cell table:style-name="Cell2">
            <text:p text:style-name="P3"><text:span text:style-name="T3_1">Making</text:span><text:span text:style-name="T3_2"><text:s/></text:span><text:span text:style-name="T3_3">Data</text:span><text:span text:style-name="T3_4"><text:s/></text:span><text:span text:style-name="T3_5">Count</text:span></text:p>
          </table:table-cell>
        </table:table-row>
        <table:table-row table:style-name="Row3">
          <table:table-cell table:style-name="Cell3">
            <text:p text:style-name="P4"><text:span text:style-name="T4_1">How</text:span><text:span text:style-name="T4_2"><text:s/></text:span><text:span text:style-name="T4_3">the</text:span><text:span text:style-name="T4_4"><text:s/></text:span><text:span text:style-name="T4_5">UK</text:span><text:span text:style-name="T4_6"><text:s/></text:span><text:span text:style-name="T4_7">can</text:span><text:span text:style-name="T4_8"><text:s/></text:span><text:span text:style-name="T4_9">take</text:span><text:span text:style-name="T4_10"><text:s/></text:span><text:span text:style-name="T4_11">advantage</text:span><text:span text:style-name="T4_12"><text:s/></text:span><text:span text:style-name="T4_13">of</text:span><text:span text:style-name="T4_14"><text:s/></text:span><text:span text:style-name="T4_15">the</text:span><text:span text:style-name="T4_16"><text:s/></text:span><text:span text:style-name="T4_17">Data</text:span><text:span text:style-name="T4_18"><text:s/></text:span><text:span text:style-name="T4_19">Revolution</text:span></text:p>
          </table:table-cell>
        </table:table-row>
        <table:table-row table:style-name="Row4">
          <table:table-cell table:style-name="Cell4">
            <text:p text:style-name="P5"/>
          </table:table-cell>
        </table:table-row>
        <table:table-row table:style-name="Row5">
          <table:table-cell table:style-name="Cell5">
            <text:p text:style-name="P6"/>
          </table:table-cell>
        </table:table-row>
        <table:table-row table:style-name="Row6">
          <table:table-cell table:style-name="Cell6">
            <text:p text:style-name="P7"/>
          </table:table-cell>
        </table:table-row>
      </table:table>
      <text:p text:style-name="P8"/>
      <text:p text:style-name="P9"/>
      <table:table table:style-name="Table2">
        <table:table-column table:style-name="Column2"/>
        <table:table-row table:style-name="Row7">
          <table:table-cell table:style-name="Cell7">
            <text:p text:style-name="P10"/>
          </table:table-cell>
        </table:table-row>
      </table:table>
      <text:p text:style-name="P11"/>
      <text:p text:style-name="P12"><text:span text:style-name="T12_1">Contents</text:span></text:p>
      <text:p text:style-name="P13"><text:span text:style-name="T13_1"><text:a xlink:type="simple" xlink:href="#h.gjdgxs"><text:span text:style-name="T13_2">Background</text:span></text:a></text:span><text:span text:style-name="T13_3"><text:a xlink:type="simple" xlink:href="#h.gjdgxs"><text:span text:style-name="T13_4"><text:tab/></text:span></text:a></text:span></text:p>
      <text:p text:style-name="P14"><text:span text:style-name="T14_1"><text:a xlink:type="simple" xlink:href="#h.30j0zll"><text:span text:style-name="T14_2">Executive</text:span></text:a></text:span><text:span text:style-name="T14_3"><text:a xlink:type="simple" xlink:href="#h.30j0zll"><text:span text:style-name="T14_4"><text:s/></text:span></text:a></text:span><text:span text:style-name="T14_5"><text:a xlink:type="simple" xlink:href="#h.30j0zll"><text:span text:style-name="T14_6">Summary</text:span></text:a></text:span><text:span text:style-name="T14_7"><text:a xlink:type="simple" xlink:href="#h.30j0zll"><text:span text:style-name="T14_8"><text:tab/></text:span></text:a></text:span></text:p>
      <text:p text:style-name="P15"><text:span text:style-name="T15_1"><text:a xlink:type="simple" xlink:href="#h.1fob9te"><text:span text:style-name="T15_2">Introduction</text:span></text:a></text:span><text:span text:style-name="T15_3"><text:a xlink:type="simple" xlink:href="#h.1fob9te"><text:span text:style-name="T15_4"><text:tab/></text:span></text:a></text:span></text:p>
      <text:p text:style-name="P16"><text:span text:style-name="T16_1"><text:a xlink:type="simple" xlink:href="#h.3znysh7"><text:span text:style-name="T16_2">What</text:span></text:a></text:span><text:span text:style-name="T16_3"><text:a xlink:type="simple" xlink:href="#h.3znysh7"><text:span text:style-name="T16_4"><text:s/></text:span></text:a></text:span><text:span text:style-name="T16_5"><text:a xlink:type="simple" xlink:href="#h.3znysh7"><text:span text:style-name="T16_6">can</text:span></text:a></text:span><text:span text:style-name="T16_7"><text:a xlink:type="simple" xlink:href="#h.3znysh7"><text:span text:style-name="T16_8"><text:s/></text:span></text:a></text:span><text:span text:style-name="T16_9"><text:a xlink:type="simple" xlink:href="#h.3znysh7"><text:span text:style-name="T16_10">be</text:span></text:a></text:span><text:span text:style-name="T16_11"><text:a xlink:type="simple" xlink:href="#h.3znysh7"><text:span text:style-name="T16_12"><text:s/></text:span></text:a></text:span><text:span text:style-name="T16_13"><text:a xlink:type="simple" xlink:href="#h.3znysh7"><text:span text:style-name="T16_14">achieved</text:span></text:a></text:span><text:span text:style-name="T16_15"><text:a xlink:type="simple" xlink:href="#h.3znysh7"><text:span text:style-name="T16_16">?</text:span></text:a></text:span><text:span text:style-name="T16_17"><text:a xlink:type="simple" xlink:href="#h.3znysh7"><text:span text:style-name="T16_18"><text:tab/></text:span></text:a></text:span></text:p>
      <text:p text:style-name="P17"><text:span text:style-name="T17_1"><text:a xlink:type="simple" xlink:href="#h.2et92p0"><text:span text:style-name="T17_2">What</text:span></text:a></text:span><text:span text:style-name="T17_3"><text:a xlink:type="simple" xlink:href="#h.2et92p0"><text:span text:style-name="T17_4"><text:s/></text:span></text:a></text:span><text:span text:style-name="T17_5"><text:a xlink:type="simple" xlink:href="#h.2et92p0"><text:span text:style-name="T17_6">does</text:span></text:a></text:span><text:span text:style-name="T17_7"><text:a xlink:type="simple" xlink:href="#h.2et92p0"><text:span text:style-name="T17_8"><text:s/></text:span></text:a></text:span><text:span text:style-name="T17_9"><text:a xlink:type="simple" xlink:href="#h.2et92p0"><text:span text:style-name="T17_10">the</text:span></text:a></text:span><text:span text:style-name="T17_11"><text:a xlink:type="simple" xlink:href="#h.2et92p0"><text:span text:style-name="T17_12"><text:s/></text:span></text:a></text:span><text:span text:style-name="T17_13"><text:a xlink:type="simple" xlink:href="#h.2et92p0"><text:span text:style-name="T17_14">data</text:span></text:a></text:span><text:span text:style-name="T17_15"><text:a xlink:type="simple" xlink:href="#h.2et92p0"><text:span text:style-name="T17_16"><text:s/></text:span></text:a></text:span><text:span text:style-name="T17_17"><text:a xlink:type="simple" xlink:href="#h.2et92p0"><text:span text:style-name="T17_18">revolution</text:span></text:a></text:span><text:span text:style-name="T17_19"><text:a xlink:type="simple" xlink:href="#h.2et92p0"><text:span text:style-name="T17_20"><text:s/></text:span></text:a></text:span><text:span text:style-name="T17_21"><text:a xlink:type="simple" xlink:href="#h.2et92p0"><text:span text:style-name="T17_22">mean</text:span></text:a></text:span><text:span text:style-name="T17_23"><text:a xlink:type="simple" xlink:href="#h.2et92p0"><text:span text:style-name="T17_24"><text:s/></text:span></text:a></text:span><text:span text:style-name="T17_25"><text:a xlink:type="simple" xlink:href="#h.2et92p0"><text:span text:style-name="T17_26">for</text:span></text:a></text:span><text:span text:style-name="T17_27"><text:a xlink:type="simple" xlink:href="#h.2et92p0"><text:span text:style-name="T17_28"><text:s/></text:span></text:a></text:span><text:span text:style-name="T17_29"><text:a xlink:type="simple" xlink:href="#h.2et92p0"><text:span text:style-name="T17_30">UK</text:span></text:a></text:span><text:span text:style-name="T17_31"><text:a xlink:type="simple" xlink:href="#h.2et92p0"><text:span text:style-name="T17_32"><text:s/></text:span></text:a></text:span><text:span text:style-name="T17_33"><text:a xlink:type="simple" xlink:href="#h.2et92p0"><text:span text:style-name="T17_34">citizens</text:span></text:a></text:span><text:span text:style-name="T17_35"><text:a xlink:type="simple" xlink:href="#h.2et92p0"><text:span text:style-name="T17_36">?</text:span></text:a></text:span><text:span text:style-name="T17_37"><text:a xlink:type="simple" xlink:href="#h.2et92p0"><text:span text:style-name="T17_38"><text:tab/></text:span></text:a></text:span></text:p>
      <text:p text:style-name="P18"><text:span text:style-name="T18_1"><text:a xlink:type="simple" xlink:href="#h.tyjcwt"><text:span text:style-name="T18_2">What</text:span></text:a></text:span><text:span text:style-name="T18_3"><text:a xlink:type="simple" xlink:href="#h.tyjcwt"><text:span text:style-name="T18_4"><text:s/></text:span></text:a></text:span><text:span text:style-name="T18_5"><text:a xlink:type="simple" xlink:href="#h.tyjcwt"><text:span text:style-name="T18_6">should</text:span></text:a></text:span><text:span text:style-name="T18_7"><text:a xlink:type="simple" xlink:href="#h.tyjcwt"><text:span text:style-name="T18_8"><text:s/></text:span></text:a></text:span><text:span text:style-name="T18_9"><text:a xlink:type="simple" xlink:href="#h.tyjcwt"><text:span text:style-name="T18_10">Government</text:span></text:a></text:span><text:span text:style-name="T18_11"><text:a xlink:type="simple" xlink:href="#h.tyjcwt"><text:span text:style-name="T18_12"><text:s/></text:span></text:a></text:span><text:span text:style-name="T18_13"><text:a xlink:type="simple" xlink:href="#h.tyjcwt"><text:span text:style-name="T18_14">focus</text:span></text:a></text:span><text:span text:style-name="T18_15"><text:a xlink:type="simple" xlink:href="#h.tyjcwt"><text:span text:style-name="T18_16"><text:s/></text:span></text:a></text:span><text:span text:style-name="T18_17"><text:a xlink:type="simple" xlink:href="#h.tyjcwt"><text:span text:style-name="T18_18">on</text:span></text:a></text:span><text:span text:style-name="T18_19"><text:a xlink:type="simple" xlink:href="#h.tyjcwt"><text:span text:style-name="T18_20">?</text:span></text:a></text:span><text:span text:style-name="T18_21"><text:a xlink:type="simple" xlink:href="#h.tyjcwt"><text:span text:style-name="T18_22"><text:tab/></text:span></text:a></text:span></text:p>
      <text:p text:style-name="P19"/>
      <text:h text:style-name="P20" text:outline-level="10"><text:bookmark-start text:name="h.gjdgxs"/><text:bookmark-end text:name="h.gjdgxs"/><text:span text:style-name="T20_1">Background</text:span></text:h>
      <text:p text:style-name="P21"><text:span text:style-name="T21_1">On</text:span><text:span text:style-name="T21_2"><text:s/>22<text:s/></text:span><text:span text:style-name="T21_3">January</text:span><text:span text:style-name="T21_4"><text:s/>2016,<text:s/></text:span><text:span text:style-name="T21_5">members</text:span><text:span text:style-name="T21_6"><text:s/></text:span><text:span text:style-name="T21_7">of</text:span><text:span text:style-name="T21_8"><text:s/></text:span><text:span text:style-name="T21_9">the</text:span><text:span text:style-name="T21_10"><text:s/></text:span><text:span text:style-name="T21_11">Government</text:span><text:span text:style-name="T21_12">’</text:span><text:span text:style-name="T21_13">s</text:span><text:span text:style-name="T21_14"><text:s/></text:span><text:span text:style-name="T21_15">Data</text:span><text:span text:style-name="T21_16"><text:s/></text:span><text:span text:style-name="T21_17">Steering</text:span><text:span text:style-name="T21_18"><text:s/></text:span><text:span text:style-name="T21_19">Group</text:span><text:span text:style-name="T21_20"><text:s/></text:span><text:span text:style-name="T21_21">met</text:span><text:span text:style-name="T21_22"><text:s/></text:span><text:span text:style-name="T21_23">for</text:span><text:span text:style-name="T21_24"><text:s/></text:span><text:span text:style-name="T21_25">a</text:span><text:span text:style-name="T21_26"><text:s/></text:span><text:span text:style-name="T21_27">workshop</text:span><text:span text:style-name="T21_28"><text:s/></text:span><text:span text:style-name="T21_29">to</text:span><text:span text:style-name="T21_30"><text:s/></text:span><text:span text:style-name="T21_31">consider</text:span><text:span text:style-name="T21_32"><text:s/></text:span><text:span text:style-name="T21_33">what</text:span><text:span text:style-name="T21_34"><text:s/></text:span><text:span text:style-name="T21_35">could</text:span><text:span text:style-name="T21_36"><text:s/></text:span><text:span text:style-name="T21_37">be</text:span><text:span text:style-name="T21_38"><text:s/></text:span><text:span text:style-name="T21_39">achieved</text:span><text:span text:style-name="T21_40"><text:s/></text:span><text:span text:style-name="T21_41">by</text:span><text:span text:style-name="T21_42"><text:s/></text:span><text:span text:style-name="T21_43">realising</text:span><text:span text:style-name="T21_44"><text:s/></text:span><text:span text:style-name="T21_45">the</text:span><text:span text:style-name="T21_46"><text:s/></text:span><text:span text:style-name="T21_47">benefits</text:span><text:span text:style-name="T21_48"><text:s/></text:span><text:span text:style-name="T21_49">that</text:span><text:span text:style-name="T21_50"><text:s/></text:span><text:span text:style-name="T21_51">the</text:span><text:span text:style-name="T21_52"><text:s/></text:span><text:span text:style-name="T21_53">data</text:span><text:span text:style-name="T21_54"><text:s/></text:span><text:span text:style-name="T21_55">revolution</text:span><text:span text:style-name="T21_56"><text:s/></text:span><text:span text:style-name="T21_57">poses</text:span><text:span text:style-name="T21_58">.<text:s/></text:span><text:span text:style-name="T21_59">The</text:span><text:span text:style-name="T21_60"><text:s/></text:span><text:span text:style-name="T21_61">outcome</text:span><text:span text:style-name="T21_62"><text:s/></text:span><text:span text:style-name="T21_63">of</text:span><text:span text:style-name="T21_64"><text:s/></text:span><text:span text:style-name="T21_65">that</text:span><text:span text:style-name="T21_66"><text:s/></text:span><text:span text:style-name="T21_67">workshop</text:span><text:span text:style-name="T21_68"><text:s/></text:span><text:span text:style-name="T21_69">was</text:span><text:span text:style-name="T21_70"><text:s/></text:span><text:span text:style-name="T21_71">discussed</text:span><text:span text:style-name="T21_72"><text:s/></text:span><text:span text:style-name="T21_73">by</text:span><text:span text:style-name="T21_74"><text:s/></text:span><text:span text:style-name="T21_75">the</text:span><text:span text:style-name="T21_76"><text:s/></text:span><text:span text:style-name="T21_77">full</text:span><text:span text:style-name="T21_78"><text:s/></text:span><text:span text:style-name="T21_79">Group</text:span><text:span text:style-name="T21_80"><text:s/></text:span><text:span text:style-name="T21_81">at</text:span><text:span text:style-name="T21_82"><text:s/></text:span><text:span text:style-name="T21_83">its</text:span><text:span text:style-name="T21_84"><text:s/></text:span><text:span text:style-name="T21_85">meeting</text:span><text:span text:style-name="T21_86"><text:s/></text:span><text:span text:style-name="T21_87">on</text:span><text:span text:style-name="T21_88"><text:s/>16<text:s/></text:span><text:span text:style-name="T21_89">February</text:span><text:span text:style-name="T21_90">.<text:s/></text:span><text:span text:style-name="T21_91">This</text:span><text:span text:style-name="T21_92"><text:s/></text:span><text:span text:style-name="T21_93">note</text:span><text:span text:style-name="T21_94"><text:s/></text:span><text:span text:style-name="T21_95">is</text:span><text:span text:style-name="T21_96"><text:s/></text:span><text:span text:style-name="T21_97">to</text:span><text:span text:style-name="T21_98"><text:s/></text:span><text:span text:style-name="T21_99">inform</text:span><text:span text:style-name="T21_100"><text:s/></text:span><text:span text:style-name="T21_101">the</text:span><text:span text:style-name="T21_102"><text:s/></text:span><text:span text:style-name="T21_103">Minister</text:span><text:span text:style-name="T21_104"><text:s/></text:span><text:span text:style-name="T21_105">of</text:span><text:span text:style-name="T21_106"><text:s/></text:span><text:span text:style-name="T21_107">the</text:span><text:span text:style-name="T21_108"><text:s/></text:span><text:span text:style-name="T21_109">Cabinet</text:span><text:span text:style-name="T21_110"><text:s/></text:span><text:span text:style-name="T21_111">Office</text:span><text:span text:style-name="T21_112"><text:s/></text:span><text:span text:style-name="T21_113">of</text:span><text:span text:style-name="T21_114"><text:s/></text:span><text:span text:style-name="T21_115">the</text:span><text:span text:style-name="T21_116"><text:s/></text:span><text:span text:style-name="T21_117">Groups</text:span><text:span text:style-name="T21_118"><text:s/></text:span><text:span text:style-name="T21_119">conclusions</text:span><text:span text:style-name="T21_120">.<text:s/></text:span><text:span text:style-name="T21_121">These</text:span><text:span text:style-name="T21_122"><text:s/></text:span><text:span text:style-name="T21_123">will</text:span><text:span text:style-name="T21_124"><text:s/></text:span><text:span text:style-name="T21_125">be</text:span><text:span text:style-name="T21_126"><text:s/></text:span><text:span text:style-name="T21_127">picked</text:span><text:span text:style-name="T21_128"><text:s/></text:span><text:span text:style-name="T21_129">up</text:span><text:span text:style-name="T21_130"><text:s/></text:span><text:span text:style-name="T21_131">and</text:span><text:span text:style-name="T21_132"><text:s/></text:span><text:span text:style-name="T21_133">actioned</text:span><text:span text:style-name="T21_134"><text:s/></text:span><text:span text:style-name="T21_135">over</text:span><text:span text:style-name="T21_136"><text:s/></text:span><text:span text:style-name="T21_137">the</text:span><text:span text:style-name="T21_138"><text:s/></text:span><text:span text:style-name="T21_139">coming</text:span><text:span text:style-name="T21_140"><text:s/></text:span><text:span text:style-name="T21_141">months</text:span><text:span text:style-name="T21_142">.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h text:style-name="P34" text:outline-level="10"><text:bookmark-start text:name="h.30j0zll"/><text:bookmark-end text:name="h.30j0zll"/><text:span text:style-name="T34_1">Executive</text:span><text:span text:style-name="T34_2"><text:s/></text:span><text:span text:style-name="T34_3">Summary</text:span></text:h>
      <text:p text:style-name="P35"><text:span text:style-name="T35_1">The</text:span><text:span text:style-name="T35_2"><text:s/></text:span><text:span text:style-name="T35_3">use</text:span><text:span text:style-name="T35_4"><text:s/></text:span><text:span text:style-name="T35_5">and</text:span><text:span text:style-name="T35_6"><text:s/></text:span><text:span text:style-name="T35_7">management</text:span><text:span text:style-name="T35_8"><text:s/></text:span><text:span text:style-name="T35_9">of</text:span><text:span text:style-name="T35_10"><text:s/></text:span><text:span text:style-name="T35_11">data</text:span><text:span text:style-name="T35_12"><text:s/></text:span><text:span text:style-name="T35_13">is</text:span><text:span text:style-name="T35_14"><text:s/></text:span><text:span text:style-name="T35_15">becoming</text:span><text:span text:style-name="T35_16"><text:s/></text:span><text:span text:style-name="T35_17">ever</text:span><text:span text:style-name="T35_18"><text:s/></text:span><text:span text:style-name="T35_19">more</text:span><text:span text:style-name="T35_20"><text:s/></text:span><text:span text:style-name="T35_21">important</text:span><text:span text:style-name="T35_22"><text:s/></text:span><text:span text:style-name="T35_23">in</text:span><text:span text:style-name="T35_24"><text:s/></text:span><text:span text:style-name="T35_25">a</text:span><text:span text:style-name="T35_26"><text:s/></text:span><text:span text:style-name="T35_27">modern</text:span><text:span text:style-name="T35_28"><text:s/></text:span><text:span text:style-name="T35_29">economy</text:span><text:span text:style-name="T35_30">.<text:s/></text:span><text:span text:style-name="T35_31">Data</text:span><text:span text:style-name="T35_32"><text:s/></text:span><text:span text:style-name="T35_33">is</text:span><text:span text:style-name="T35_34"><text:s/></text:span><text:span text:style-name="T35_35">driving</text:span><text:span text:style-name="T35_36"><text:s/></text:span><text:span text:style-name="T35_37">competitiveness</text:span><text:span text:style-name="T35_38"><text:s/></text:span><text:span text:style-name="T35_39">and</text:span><text:span text:style-name="T35_40"><text:s/></text:span><text:span text:style-name="T35_41">improving</text:span><text:span text:style-name="T35_42"><text:s/></text:span><text:span text:style-name="T35_43">public</text:span><text:span text:style-name="T35_44"><text:s/></text:span><text:span text:style-name="T35_45">services</text:span><text:span text:style-name="T35_46">,<text:s/></text:span><text:span text:style-name="T35_47">improving</text:span><text:span text:style-name="T35_48"><text:s/></text:span><text:span text:style-name="T35_49">the</text:span><text:span text:style-name="T35_50"><text:s/></text:span><text:span text:style-name="T35_51">lives</text:span><text:span text:style-name="T35_52"><text:s/></text:span><text:span text:style-name="T35_53">of</text:span><text:span text:style-name="T35_54"><text:s/></text:span><text:span text:style-name="T35_55">citizens</text:span><text:span text:style-name="T35_56">.<text:s/></text:span><text:span text:style-name="T35_57">By</text:span><text:span text:style-name="T35_58"><text:s/></text:span><text:span text:style-name="T35_59">setting</text:span><text:span text:style-name="T35_60"><text:s/></text:span><text:span text:style-name="T35_61">a</text:span><text:span text:style-name="T35_62"><text:s/></text:span><text:span text:style-name="T35_63">transparent</text:span><text:span text:style-name="T35_64">,<text:s/></text:span><text:span text:style-name="T35_65">fair</text:span><text:span text:style-name="T35_66"><text:s/></text:span><text:span text:style-name="T35_67">but</text:span><text:span text:style-name="T35_68"><text:s/></text:span><text:span text:style-name="T35_69">bold</text:span><text:span text:style-name="T35_70"><text:s/></text:span><text:span text:style-name="T35_71">framework</text:span><text:span text:style-name="T35_72"><text:s/></text:span><text:span text:style-name="T35_73">for</text:span><text:span text:style-name="T35_74"><text:s/></text:span><text:span text:style-name="T35_75">data</text:span><text:span text:style-name="T35_76"><text:s/></text:span><text:span text:style-name="T35_77">the</text:span><text:span text:style-name="T35_78"><text:s/></text:span><text:span text:style-name="T35_79">UK</text:span><text:span text:style-name="T35_80"><text:s/></text:span><text:span text:style-name="T35_81">can</text:span><text:span text:style-name="T35_82"><text:s/></text:span><text:span text:style-name="T35_83">improve</text:span><text:span text:style-name="T35_84"><text:s/></text:span><text:span text:style-name="T35_85">productivity</text:span><text:span text:style-name="T35_86"><text:s/></text:span><text:span text:style-name="T35_87">and</text:span><text:span text:style-name="T35_88"><text:s/></text:span><text:span text:style-name="T35_89">well</text:span><text:span text:style-name="T35_90">-</text:span><text:span text:style-name="T35_91">being</text:span><text:span text:style-name="T35_92"><text:s/></text:span><text:span text:style-name="T35_93">for</text:span><text:span text:style-name="T35_94"><text:s/></text:span><text:span text:style-name="T35_95">citizens</text:span><text:span text:style-name="T35_96"><text:s/></text:span><text:span text:style-name="T35_97">and</text:span><text:span text:style-name="T35_98"><text:s/></text:span><text:span text:style-name="T35_99">businesses</text:span><text:span text:style-name="T35_100">.<text:s/></text:span><text:span text:style-name="T35_101">While</text:span><text:span text:style-name="T35_102"><text:s/></text:span><text:span text:style-name="T35_103">this</text:span><text:span text:style-name="T35_104"><text:s/></text:span><text:span text:style-name="T35_105">will</text:span><text:span text:style-name="T35_106"><text:s/></text:span><text:span text:style-name="T35_107">be</text:span><text:span text:style-name="T35_108"><text:s/></text:span><text:span text:style-name="T35_109">a</text:span><text:span text:style-name="T35_110"><text:s/></text:span><text:span text:style-name="T35_111">challenge</text:span><text:span text:style-name="T35_112">,<text:s/></text:span><text:span text:style-name="T35_113">the</text:span><text:span text:style-name="T35_114"><text:s/></text:span><text:span text:style-name="T35_115">ambition</text:span><text:span text:style-name="T35_116"><text:s/></text:span><text:span text:style-name="T35_117">is</text:span><text:span text:style-name="T35_118"><text:s/></text:span><text:span text:style-name="T35_119">high</text:span><text:span text:style-name="T35_120"><text:s/></text:span><text:span text:style-name="T35_121">and</text:span><text:span text:style-name="T35_122"><text:s/></text:span><text:span text:style-name="T35_123">there</text:span><text:span text:style-name="T35_124"><text:s/></text:span><text:span text:style-name="T35_125">is</text:span><text:span text:style-name="T35_126"><text:s/></text:span><text:span text:style-name="T35_127">the</text:span><text:span text:style-name="T35_128"><text:s/></text:span><text:span text:style-name="T35_129">drive</text:span><text:span text:style-name="T35_130"><text:s/></text:span><text:span text:style-name="T35_131">across</text:span><text:span text:style-name="T35_132"><text:s/></text:span><text:span text:style-name="T35_133">the</text:span><text:span text:style-name="T35_134"><text:s/></text:span><text:span text:style-name="T35_135">business</text:span><text:span text:style-name="T35_136"><text:s/></text:span><text:span text:style-name="T35_137">community</text:span><text:span text:style-name="T35_138"><text:s/></text:span><text:span text:style-name="T35_139">and</text:span><text:span text:style-name="T35_140"><text:s/></text:span><text:span text:style-name="T35_141">public</text:span><text:span text:style-name="T35_142"><text:s/></text:span><text:span text:style-name="T35_143">sector</text:span><text:span text:style-name="T35_144"><text:s/></text:span><text:span text:style-name="T35_145">to</text:span><text:span text:style-name="T35_146"><text:s/></text:span><text:span text:style-name="T35_147">match</text:span><text:span text:style-name="T35_148"><text:s/></text:span><text:span text:style-name="T35_149">this</text:span><text:span text:style-name="T35_150"><text:s/></text:span><text:span text:style-name="T35_151">ambition</text:span><text:span text:style-name="T35_152">.</text:span></text:p>
      <text:p text:style-name="P36"><text:span text:style-name="T36_1">To</text:span><text:span text:style-name="T36_2"><text:s/></text:span><text:span text:style-name="T36_3">ensure</text:span><text:span text:style-name="T36_4"><text:s/></text:span><text:span text:style-name="T36_5">that</text:span><text:span text:style-name="T36_6"><text:s/></text:span><text:span text:style-name="T36_7">the</text:span><text:span text:style-name="T36_8"><text:s/></text:span><text:span text:style-name="T36_9">UK</text:span><text:span text:style-name="T36_10"><text:s/></text:span><text:span text:style-name="T36_11">takes</text:span><text:span text:style-name="T36_12"><text:s/></text:span><text:span text:style-name="T36_13">advantage</text:span><text:span text:style-name="T36_14"><text:s/></text:span><text:span text:style-name="T36_15">of</text:span><text:span text:style-name="T36_16"><text:s/></text:span><text:span text:style-name="T36_17">this</text:span><text:span text:style-name="T36_18">,<text:s/></text:span><text:span text:style-name="T36_19">the</text:span><text:span text:style-name="T36_20"><text:s/></text:span><text:span text:style-name="T36_21">group</text:span><text:span text:style-name="T36_22"><text:s/></text:span><text:span text:style-name="T36_23">highlighted</text:span><text:span text:style-name="T36_24"><text:s/></text:span><text:span text:style-name="T36_25">five</text:span><text:span text:style-name="T36_26"><text:s/></text:span><text:span text:style-name="T36_27">areas</text:span><text:span text:style-name="T36_28"><text:s/></text:span><text:span text:style-name="T36_29">where</text:span><text:span text:style-name="T36_30"><text:s/></text:span><text:span text:style-name="T36_31">attention</text:span><text:span text:style-name="T36_32"><text:s/></text:span><text:span text:style-name="T36_33">now</text:span><text:span text:style-name="T36_34"><text:s/></text:span><text:span text:style-name="T36_35">could</text:span><text:span text:style-name="T36_36"><text:s/></text:span><text:span text:style-name="T36_37">achieve</text:span><text:span text:style-name="T36_38"><text:s/></text:span><text:span text:style-name="T36_39">maximum</text:span><text:span text:style-name="T36_40"><text:s/></text:span><text:span text:style-name="T36_41">benefit</text:span><text:span text:style-name="T36_42">:</text:span></text:p>
      <text:list text:style-name="LS1" xml:id="list0">
        <text:list-item>
          <text:p text:style-name="P37"><text:span text:style-name="T37_1">Defining</text:span><text:span text:style-name="T37_2"><text:s/></text:span><text:span text:style-name="T37_3">the</text:span><text:span text:style-name="T37_4"><text:s/>‘</text:span><text:span text:style-name="T37_5">social</text:span><text:span text:style-name="T37_6"><text:s/></text:span><text:span text:style-name="T37_7">contract</text:span><text:span text:style-name="T37_8">’<text:s/></text:span><text:span text:style-name="T37_9">between</text:span><text:span text:style-name="T37_10"><text:s/></text:span><text:span text:style-name="T37_11">the</text:span><text:span text:style-name="T37_12"><text:s/></text:span><text:span text:style-name="T37_13">citizen</text:span><text:span text:style-name="T37_14"><text:s/></text:span><text:span text:style-name="T37_15">and</text:span><text:span text:style-name="T37_16"><text:s/></text:span><text:span text:style-name="T37_17">the</text:span><text:span text:style-name="T37_18"><text:s/></text:span><text:span text:style-name="T37_19">state</text:span><text:span text:style-name="T37_20"><text:s/></text:span><text:span text:style-name="T37_21">on</text:span><text:span text:style-name="T37_22"><text:s/></text:span><text:span text:style-name="T37_23">data</text:span></text:p>
        </text:list-item>
        <text:list-item>
          <text:p text:style-name="P38"><text:span text:style-name="T38_1">Improving</text:span><text:span text:style-name="T38_2"><text:s/></text:span><text:span text:style-name="T38_3">the</text:span><text:span text:style-name="T38_4"><text:s/></text:span><text:span text:style-name="T38_5">skills</text:span><text:span text:style-name="T38_6"><text:s/></text:span><text:span text:style-name="T38_7">of</text:span><text:span text:style-name="T38_8"><text:s/></text:span><text:span text:style-name="T38_9">UK</text:span><text:span text:style-name="T38_10"><text:s/></text:span><text:span text:style-name="T38_11">citizens</text:span><text:span text:style-name="T38_12">,<text:s/></text:span><text:span text:style-name="T38_13">and</text:span><text:span text:style-name="T38_14"><text:s/></text:span><text:span text:style-name="T38_15">ensuring</text:span><text:span text:style-name="T38_16"><text:s/></text:span><text:span text:style-name="T38_17">nobody</text:span><text:span text:style-name="T38_18"><text:s/></text:span><text:span text:style-name="T38_19">is</text:span><text:span text:style-name="T38_20"><text:s/></text:span><text:span text:style-name="T38_21">left</text:span><text:span text:style-name="T38_22"><text:s/></text:span><text:span text:style-name="T38_23">behind</text:span></text:p>
        </text:list-item>
        <text:list-item>
          <text:p text:style-name="P39"><text:span text:style-name="T39_1">Building</text:span><text:span text:style-name="T39_2"><text:s/></text:span><text:span text:style-name="T39_3">the</text:span><text:span text:style-name="T39_4"><text:s/></text:span><text:span text:style-name="T39_5">national</text:span><text:span text:style-name="T39_6"><text:s/></text:span><text:span text:style-name="T39_7">information</text:span><text:span text:style-name="T39_8"><text:s/></text:span><text:span text:style-name="T39_9">infrastructure</text:span><text:span text:style-name="T39_10">,<text:s/></text:span><text:span text:style-name="T39_11">and</text:span><text:span text:style-name="T39_12"><text:s/></text:span><text:span text:style-name="T39_13">ensuring</text:span><text:span text:style-name="T39_14"><text:s/></text:span><text:span text:style-name="T39_15">that</text:span><text:span text:style-name="T39_16"><text:s/></text:span><text:span text:style-name="T39_17">data</text:span><text:span text:style-name="T39_18"><text:s/></text:span><text:span text:style-name="T39_19">is</text:span><text:span text:style-name="T39_20"><text:s/></text:span><text:span text:style-name="T39_21">a</text:span><text:span text:style-name="T39_22"><text:s/></text:span><text:span text:style-name="T39_23">core</text:span><text:span text:style-name="T39_24"><text:s/></text:span><text:span text:style-name="T39_25">part</text:span><text:span text:style-name="T39_26"><text:s/></text:span><text:span text:style-name="T39_27">of</text:span><text:span text:style-name="T39_28"><text:s/></text:span><text:span text:style-name="T39_29">that</text:span></text:p>
        </text:list-item>
        <text:list-item>
          <text:p text:style-name="P40"><text:span text:style-name="T40_1">Developing</text:span><text:span text:style-name="T40_2"><text:s/></text:span><text:span text:style-name="T40_3">clear</text:span><text:span text:style-name="T40_4"><text:s/></text:span><text:span text:style-name="T40_5">examples</text:span><text:span text:style-name="T40_6"><text:s/></text:span><text:span text:style-name="T40_7">which</text:span><text:span text:style-name="T40_8"><text:s/></text:span><text:span text:style-name="T40_9">show</text:span><text:span text:style-name="T40_10"><text:s/></text:span><text:span text:style-name="T40_11">the</text:span><text:span text:style-name="T40_12"><text:s/></text:span><text:span text:style-name="T40_13">benefits</text:span><text:span text:style-name="T40_14"><text:s/></text:span><text:span text:style-name="T40_15">that</text:span><text:span text:style-name="T40_16"><text:s/></text:span><text:span text:style-name="T40_17">citizens</text:span><text:span text:style-name="T40_18"><text:s/></text:span><text:span text:style-name="T40_19">can</text:span><text:span text:style-name="T40_20"><text:s/></text:span><text:span text:style-name="T40_21">get</text:span><text:span text:style-name="T40_22"><text:s/></text:span><text:span text:style-name="T40_23">from</text:span><text:span text:style-name="T40_24"><text:s/></text:span><text:span text:style-name="T40_25">improved</text:span><text:span text:style-name="T40_26"><text:s/></text:span><text:span text:style-name="T40_27">public</text:span><text:span text:style-name="T40_28"><text:s/></text:span><text:span text:style-name="T40_29">services</text:span></text:p>
        </text:list-item>
        <text:list-item>
          <text:p text:style-name="P41"><text:span text:style-name="T41_1">Maintaining</text:span><text:span text:style-name="T41_2"><text:s/></text:span><text:span text:style-name="T41_3">the</text:span><text:span text:style-name="T41_4"><text:s/></text:span><text:span text:style-name="T41_5">UK</text:span><text:span text:style-name="T41_6"><text:s/></text:span><text:span text:style-name="T41_7">position</text:span><text:span text:style-name="T41_8"><text:s/></text:span><text:span text:style-name="T41_9">as</text:span><text:span text:style-name="T41_10"><text:s/></text:span><text:span text:style-name="T41_11">the</text:span><text:span text:style-name="T41_12"><text:s/></text:span><text:span text:style-name="T41_13">top</text:span><text:span text:style-name="T41_14"><text:s/></text:span><text:span text:style-name="T41_15">country</text:span><text:span text:style-name="T41_16"><text:s/></text:span><text:span text:style-name="T41_17">for</text:span><text:span text:style-name="T41_18"><text:s/></text:span><text:span text:style-name="T41_19">open</text:span><text:span text:style-name="T41_20"><text:s/></text:span><text:span text:style-name="T41_21">data</text:span></text:p>
        </text:list-item>
      </text:list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h text:style-name="P56" text:outline-level="10"><text:bookmark-start text:name="h.1fob9te"/><text:bookmark-end text:name="h.1fob9te"/><text:span text:style-name="T56_1">Introduction</text:span></text:h>
      <text:p text:style-name="P57"><text:span text:style-name="T57_1">4<text:s/></text:span><text:span text:style-name="T57_2">in</text:span><text:span text:style-name="T57_3"><text:s/>5<text:s/></text:span><text:span text:style-name="T57_4">UK</text:span><text:span text:style-name="T57_5"><text:s/></text:span><text:span text:style-name="T57_6">adults</text:span><text:span text:style-name="T57_7"><text:s/></text:span><text:span text:style-name="T57_8">now</text:span><text:span text:style-name="T57_9"><text:s/></text:span><text:span text:style-name="T57_10">use</text:span><text:span text:style-name="T57_11"><text:s/></text:span><text:span text:style-name="T57_12">the</text:span><text:span text:style-name="T57_13"><text:s/></text:span><text:span text:style-name="T57_14">internet</text:span><text:span text:style-name="T57_15"><text:s/></text:span><text:span text:style-name="T57_16">either</text:span><text:span text:style-name="T57_17"><text:s/></text:span><text:span text:style-name="T57_18">every</text:span><text:span text:style-name="T57_19"><text:s/></text:span><text:span text:style-name="T57_20">day</text:span><text:span text:style-name="T57_21"><text:s/></text:span><text:span text:style-name="T57_22">or</text:span><text:span text:style-name="T57_23"><text:s/></text:span><text:span text:style-name="T57_24">almost</text:span><text:span text:style-name="T57_25"><text:s/></text:span><text:span text:style-name="T57_26">every</text:span><text:span text:style-name="T57_27"><text:s/></text:span><text:span text:style-name="T57_28">day</text:span><text:span text:style-name="T57_29"><text:note text:note-class="footnote"><text:note-citation/><text:note-body><text:p text:style-name="P58"><text:span text:style-name="T58_1"><text:s/></text:span><text:span text:style-name="T58_2">http</text:span><text:span text:style-name="T58_3">://</text:span><text:span text:style-name="T58_4">www</text:span><text:span text:style-name="T58_5">.</text:span><text:span text:style-name="T58_6">ons</text:span><text:span text:style-name="T58_7">.</text:span><text:span text:style-name="T58_8">gov</text:span><text:span text:style-name="T58_9">.</text:span><text:span text:style-name="T58_10">uk</text:span><text:span text:style-name="T58_11">/</text:span><text:span text:style-name="T58_12">ons</text:span><text:span text:style-name="T58_13">/</text:span><text:span text:style-name="T58_14">rel</text:span><text:span text:style-name="T58_15">/</text:span><text:span text:style-name="T58_16">rdit</text:span><text:span text:style-name="T58_17">2/</text:span><text:span text:style-name="T58_18">internet</text:span><text:span text:style-name="T58_19">-</text:span><text:span text:style-name="T58_20">access</text:span><text:span text:style-name="T58_21">---</text:span><text:span text:style-name="T58_22">households</text:span><text:span text:style-name="T58_23">-</text:span><text:span text:style-name="T58_24">and</text:span><text:span text:style-name="T58_25">-</text:span><text:span text:style-name="T58_26">individuals</text:span><text:span text:style-name="T58_27">/2015/</text:span><text:span text:style-name="T58_28">stb</text:span><text:span text:style-name="T58_29">-</text:span><text:span text:style-name="T58_30">ia</text:span><text:span text:style-name="T58_31">-2015.</text:span><text:span text:style-name="T58_32">html</text:span></text:p></text:note-body></text:note></text:span><text:span text:style-name="T58_33">,<text:s/></text:span><text:span text:style-name="T58_34">a</text:span><text:span text:style-name="T58_35"><text:s/></text:span><text:span text:style-name="T58_36">proportion</text:span><text:span text:style-name="T58_37"><text:s/></text:span><text:span text:style-name="T58_38">that</text:span><text:span text:style-name="T58_39"><text:s/></text:span><text:span text:style-name="T58_40">will</text:span><text:span text:style-name="T58_41"><text:s/></text:span><text:span text:style-name="T58_42">only</text:span><text:span text:style-name="T58_43"><text:s/></text:span><text:span text:style-name="T58_44">increase</text:span><text:span text:style-name="T58_45"><text:s/></text:span><text:span text:style-name="T58_46">as</text:span><text:span text:style-name="T58_47"><text:s/></text:span><text:span text:style-name="T58_48">the</text:span><text:span text:style-name="T58_49"><text:s/></text:span><text:span text:style-name="T58_50">rollout</text:span><text:span text:style-name="T58_51"><text:s/></text:span><text:span text:style-name="T58_52">of</text:span><text:span text:style-name="T58_53"><text:s/></text:span><text:span text:style-name="T58_54">superfast</text:span><text:span text:style-name="T58_55"><text:s/></text:span><text:span text:style-name="T58_56">and</text:span><text:span text:style-name="T58_57"><text:s/></text:span><text:span text:style-name="T58_58">ultrafast</text:span><text:span text:style-name="T58_59"><text:s/></text:span><text:span text:style-name="T58_60">broadband</text:span><text:span text:style-name="T58_61"><text:s/></text:span><text:span text:style-name="T58_62">continues</text:span><text:span text:style-name="T58_63">.<text:s/></text:span><text:span text:style-name="T58_64">UK</text:span><text:span text:style-name="T58_65"><text:s/></text:span><text:span text:style-name="T58_66">businesses</text:span><text:span text:style-name="T58_67"><text:s/></text:span><text:span text:style-name="T58_68">turnover</text:span><text:span text:style-name="T58_69"><text:s/></text:span><text:span text:style-name="T58_70">more</text:span><text:span text:style-name="T58_71"><text:s/></text:span><text:span text:style-name="T58_72">than</text:span><text:span text:style-name="T58_73"><text:s/>£500</text:span><text:span text:style-name="T58_74">bn</text:span><text:span text:style-name="T58_75"><text:s/></text:span><text:span text:style-name="T58_76">via</text:span><text:span text:style-name="T58_77"><text:s/></text:span><text:span text:style-name="T58_78">e</text:span><text:span text:style-name="T58_79">-</text:span><text:span text:style-name="T58_80">commerce</text:span><text:span text:style-name="T58_81">,<text:s/></text:span><text:span text:style-name="T58_82">representing</text:span><text:span text:style-name="T58_83"><text:s/></text:span><text:span text:style-name="T58_84">more</text:span><text:span text:style-name="T58_85"><text:s/></text:span><text:span text:style-name="T58_86">than</text:span><text:span text:style-name="T58_87"><text:s/></text:span><text:span text:style-name="T58_88">a</text:span><text:span text:style-name="T58_89"><text:s/></text:span><text:span text:style-name="T58_90">fifth</text:span><text:span text:style-name="T58_91"><text:s/></text:span><text:span text:style-name="T58_92">of</text:span><text:span text:style-name="T58_93"><text:s/></text:span><text:span text:style-name="T58_94">all</text:span><text:span text:style-name="T58_95"><text:s/></text:span><text:span text:style-name="T58_96">business</text:span><text:span text:style-name="T58_97"><text:s/></text:span><text:span text:style-name="T58_98">turnover</text:span><text:span text:style-name="T58_99"><text:note text:note-class="footnote"><text:note-citation/><text:note-body><text:p text:style-name="P59"><text:span text:style-name="T59_1"><text:s/></text:span><text:span text:style-name="T59_2">http</text:span><text:span text:style-name="T59_3">://</text:span><text:span text:style-name="T59_4">www</text:span><text:span text:style-name="T59_5">.</text:span><text:span text:style-name="T59_6">ons</text:span><text:span text:style-name="T59_7">.</text:span><text:span text:style-name="T59_8">gov</text:span><text:span text:style-name="T59_9">.</text:span><text:span text:style-name="T59_10">uk</text:span><text:span text:style-name="T59_11">/</text:span><text:span text:style-name="T59_12">ons</text:span><text:span text:style-name="T59_13">/</text:span><text:span text:style-name="T59_14">rel</text:span><text:span text:style-name="T59_15">/</text:span><text:span text:style-name="T59_16">rdit</text:span><text:span text:style-name="T59_17">2/</text:span><text:span text:style-name="T59_18">ict</text:span><text:span text:style-name="T59_19">-</text:span><text:span text:style-name="T59_20">activity</text:span><text:span text:style-name="T59_21">-</text:span><text:span text:style-name="T59_22">of</text:span><text:span text:style-name="T59_23">-</text:span><text:span text:style-name="T59_24">uk</text:span><text:span text:style-name="T59_25">-</text:span><text:span text:style-name="T59_26">businesses</text:span><text:span text:style-name="T59_27">/2014/</text:span><text:span text:style-name="T59_28">stb</text:span><text:span text:style-name="T59_29">-2014.</text:span><text:span text:style-name="T59_30">html</text:span></text:p></text:note-body></text:note></text:span><text:span text:style-name="T59_31">.<text:s/></text:span><text:span text:style-name="T59_32">In</text:span><text:span text:style-name="T59_33"><text:s/></text:span><text:span text:style-name="T59_34">the</text:span><text:span text:style-name="T59_35"><text:s/></text:span><text:span text:style-name="T59_36">past</text:span><text:span text:style-name="T59_37"><text:s/></text:span><text:span text:style-name="T59_38">week</text:span><text:span text:style-name="T59_39"><text:s/></text:span><text:span text:style-name="T59_40">there</text:span><text:span text:style-name="T59_41"><text:s/></text:span><text:span text:style-name="T59_42">have</text:span><text:span text:style-name="T59_43"><text:s/></text:span><text:span text:style-name="T59_44">been</text:span><text:span text:style-name="T59_45"><text:s/>[14.4<text:s/></text:span><text:span text:style-name="T59_46">million</text:span><text:span text:style-name="T59_47">]<text:s/></text:span><text:span text:style-name="T59_48">unique</text:span><text:span text:style-name="T59_49"><text:s/></text:span><text:span text:style-name="T59_50">visitors</text:span><text:span text:style-name="T59_51"><text:s/></text:span><text:span text:style-name="T59_52">to</text:span><text:span text:style-name="T59_53"><text:s/></text:span><text:span text:style-name="T59_54">gov</text:span><text:span text:style-name="T59_55">.</text:span><text:span text:style-name="T59_56">uk</text:span><text:span text:style-name="T59_57"><text:note text:note-class="footnote"><text:note-citation/><text:note-body><text:p text:style-name="P60"><text:span text:style-name="T60_1"><text:s/></text:span><text:span text:style-name="T60_2">https</text:span><text:span text:style-name="T60_3">://</text:span><text:span text:style-name="T60_4">www</text:span><text:span text:style-name="T60_5">.</text:span><text:span text:style-name="T60_6">gov</text:span><text:span text:style-name="T60_7">.</text:span><text:span text:style-name="T60_8">uk</text:span><text:span text:style-name="T60_9">/</text:span><text:span text:style-name="T60_10">performance</text:span><text:span text:style-name="T60_11">/</text:span><text:span text:style-name="T60_12">site</text:span><text:span text:style-name="T60_13">-</text:span><text:span text:style-name="T60_14">activity</text:span></text:p></text:note-body></text:note></text:span><text:span text:style-name="T60_15">.<text:s/></text:span><text:span text:style-name="T60_16">All</text:span><text:span text:style-name="T60_17"><text:s/></text:span><text:span text:style-name="T60_18">of</text:span><text:span text:style-name="T60_19"><text:s/></text:span><text:span text:style-name="T60_20">this</text:span><text:span text:style-name="T60_21"><text:s/></text:span><text:span text:style-name="T60_22">activity</text:span><text:span text:style-name="T60_23"><text:s/></text:span><text:span text:style-name="T60_24">creates</text:span><text:span text:style-name="T60_25"><text:s/></text:span><text:span text:style-name="T60_26">data</text:span><text:span text:style-name="T60_27"><text:s/></text:span><text:span text:style-name="T60_28">which</text:span><text:span text:style-name="T60_29"><text:s/></text:span><text:span text:style-name="T60_30">can</text:span><text:span text:style-name="T60_31"><text:s/></text:span><text:span text:style-name="T60_32">be</text:span><text:span text:style-name="T60_33"><text:s/></text:span><text:span text:style-name="T60_34">used</text:span><text:span text:style-name="T60_35"><text:s/></text:span><text:span text:style-name="T60_36">to</text:span><text:span text:style-name="T60_37"><text:s/></text:span><text:span text:style-name="T60_38">improve</text:span><text:span text:style-name="T60_39"><text:s/></text:span><text:span text:style-name="T60_40">the</text:span><text:span text:style-name="T60_41"><text:s/></text:span><text:span text:style-name="T60_42">lives</text:span><text:span text:style-name="T60_43"><text:s/></text:span><text:span text:style-name="T60_44">of</text:span><text:span text:style-name="T60_45"><text:s/></text:span><text:span text:style-name="T60_46">UK</text:span><text:span text:style-name="T60_47"><text:s/></text:span><text:span text:style-name="T60_48">citizens</text:span><text:span text:style-name="T60_49">,<text:s/></text:span><text:span text:style-name="T60_50">the</text:span><text:span text:style-name="T60_51"><text:s/></text:span><text:span text:style-name="T60_52">productivity</text:span><text:span text:style-name="T60_53"><text:s/></text:span><text:span text:style-name="T60_54">of</text:span><text:span text:style-name="T60_55"><text:s/></text:span><text:span text:style-name="T60_56">UK</text:span><text:span text:style-name="T60_57"><text:s/></text:span><text:span text:style-name="T60_58">businesses</text:span><text:span text:style-name="T60_59">,<text:s/></text:span><text:span text:style-name="T60_60">and</text:span><text:span text:style-name="T60_61"><text:s/></text:span><text:span text:style-name="T60_62">the</text:span><text:span text:style-name="T60_63"><text:s/></text:span><text:span text:style-name="T60_64">effectiveness</text:span><text:span text:style-name="T60_65"><text:s/></text:span><text:span text:style-name="T60_66">of</text:span><text:span text:style-name="T60_67"><text:s/></text:span><text:span text:style-name="T60_68">UK</text:span><text:span text:style-name="T60_69"><text:s/></text:span><text:span text:style-name="T60_70">Government</text:span><text:span text:style-name="T60_71">.<text:s/></text:span><text:span text:style-name="T60_72">The</text:span><text:span text:style-name="T60_73"><text:s/></text:span><text:span text:style-name="T60_74">data</text:span><text:span text:style-name="T60_75"><text:s/></text:span><text:span text:style-name="T60_76">revolution</text:span><text:span text:style-name="T60_77"><text:s/></text:span><text:span text:style-name="T60_78">is</text:span><text:span text:style-name="T60_79"><text:s/></text:span><text:span text:style-name="T60_80">here</text:span><text:span text:style-name="T60_81">.</text:span></text:p>
      <text:p text:style-name="P61"><text:span text:style-name="T61_1">Government</text:span><text:span text:style-name="T61_2"><text:s/></text:span><text:span text:style-name="T61_3">needs</text:span><text:span text:style-name="T61_4"><text:s/></text:span><text:span text:style-name="T61_5">to</text:span><text:span text:style-name="T61_6"><text:s/></text:span><text:span text:style-name="T61_7">collect</text:span><text:span text:style-name="T61_8"><text:s/></text:span><text:span text:style-name="T61_9">data</text:span><text:span text:style-name="T61_10"><text:s/></text:span><text:span text:style-name="T61_11">to</text:span><text:span text:style-name="T61_12"><text:s/></text:span><text:span text:style-name="T61_13">run</text:span><text:span text:style-name="T61_14"><text:s/></text:span><text:span text:style-name="T61_15">society</text:span><text:span text:style-name="T61_16"><text:s/></text:span><text:span text:style-name="T61_17">and</text:span><text:span text:style-name="T61_18"><text:s/></text:span><text:span text:style-name="T61_19">deliver</text:span><text:span text:style-name="T61_20"><text:s/></text:span><text:span text:style-name="T61_21">public</text:span><text:span text:style-name="T61_22"><text:s/></text:span><text:span text:style-name="T61_23">services</text:span><text:span text:style-name="T61_24">,<text:s/></text:span><text:span text:style-name="T61_25">and</text:span><text:span text:style-name="T61_26"><text:s/></text:span><text:span text:style-name="T61_27">has</text:span><text:span text:style-name="T61_28"><text:s/></text:span><text:span text:style-name="T61_29">done</text:span><text:span text:style-name="T61_30"><text:s/></text:span><text:span text:style-name="T61_31">so</text:span><text:span text:style-name="T61_32"><text:s/></text:span><text:span text:style-name="T61_33">in</text:span><text:span text:style-name="T61_34"><text:s/></text:span><text:span text:style-name="T61_35">different</text:span><text:span text:style-name="T61_36"><text:s/></text:span><text:span text:style-name="T61_37">forms</text:span><text:span text:style-name="T61_38"><text:s/></text:span><text:span text:style-name="T61_39">for</text:span><text:span text:style-name="T61_40"><text:s/></text:span><text:span text:style-name="T61_41">a</text:span><text:span text:style-name="T61_42"><text:s/></text:span><text:span text:style-name="T61_43">long</text:span><text:span text:style-name="T61_44"><text:s/></text:span><text:span text:style-name="T61_45">time</text:span><text:span text:style-name="T61_46">.<text:s/></text:span><text:span text:style-name="T61_47">As</text:span><text:span text:style-name="T61_48"><text:s/></text:span><text:span text:style-name="T61_49">the</text:span><text:span text:style-name="T61_50"><text:s/></text:span><text:span text:style-name="T61_51">Minister</text:span><text:span text:style-name="T61_52"><text:s/></text:span><text:span text:style-name="T61_53">for</text:span><text:span text:style-name="T61_54"><text:s/></text:span><text:span text:style-name="T61_55">the</text:span><text:span text:style-name="T61_56"><text:s/></text:span><text:span text:style-name="T61_57">Cabinet</text:span><text:span text:style-name="T61_58"><text:s/></text:span><text:span text:style-name="T61_59">office</text:span><text:span text:style-name="T61_60"><text:s/></text:span><text:span text:style-name="T61_61">has</text:span><text:span text:style-name="T61_62"><text:s/></text:span><text:span text:style-name="T61_63">said</text:span><text:span text:style-name="T61_64"><text:s/></text:span><text:span text:style-name="T61_65">“</text:span><text:span text:style-name="T61_66">Each</text:span><text:span text:style-name="T61_67"><text:s/></text:span><text:span text:style-name="T61_68">time</text:span><text:span text:style-name="T61_69"><text:s/></text:span><text:span text:style-name="T61_70">the</text:span><text:span text:style-name="T61_71"><text:s/></text:span><text:span text:style-name="T61_72">recording</text:span><text:span text:style-name="T61_73"><text:s/></text:span><text:span text:style-name="T61_74">technologies</text:span><text:span text:style-name="T61_75"><text:s/></text:span><text:span text:style-name="T61_76">[</text:span><text:span text:style-name="T61_77">for</text:span><text:span text:style-name="T61_78"><text:s/></text:span><text:span text:style-name="T61_79">data</text:span><text:span text:style-name="T61_80">]<text:s/></text:span><text:span text:style-name="T61_81">has</text:span><text:span text:style-name="T61_82"><text:s/></text:span><text:span text:style-name="T61_83">changed</text:span><text:span text:style-name="T61_84"><text:s/></text:span><text:span text:style-name="T61_85">the</text:span><text:span text:style-name="T61_86"><text:s/></text:span><text:span text:style-name="T61_87">cost</text:span><text:span text:style-name="T61_88"><text:s/></text:span><text:span text:style-name="T61_89">of</text:span><text:span text:style-name="T61_90"><text:s/></text:span><text:span text:style-name="T61_91">storing</text:span><text:span text:style-name="T61_92"><text:s/></text:span><text:span text:style-name="T61_93">and</text:span><text:span text:style-name="T61_94"><text:s/></text:span><text:span text:style-name="T61_95">replicating</text:span><text:span text:style-name="T61_96"><text:s/></text:span><text:span text:style-name="T61_97">the</text:span><text:span text:style-name="T61_98"><text:s/></text:span><text:span text:style-name="T61_99">data</text:span><text:span text:style-name="T61_100"><text:s/></text:span><text:span text:style-name="T61_101">has</text:span><text:span text:style-name="T61_102"><text:s/></text:span><text:span text:style-name="T61_103">fallen</text:span><text:span text:style-name="T61_104">.<text:s/></text:span><text:span text:style-name="T61_105">We</text:span><text:span text:style-name="T61_106">’</text:span><text:span text:style-name="T61_107">ve</text:span><text:span text:style-name="T61_108"><text:s/></text:span><text:span text:style-name="T61_109">[</text:span><text:span text:style-name="T61_110">Government</text:span><text:span text:style-name="T61_111">]</text:span><text:span text:style-name="T61_112"><text:s/></text:span><text:span text:style-name="T61_113">evolved</text:span><text:span text:style-name="T61_114"><text:s/></text:span><text:span text:style-name="T61_115">from</text:span><text:span text:style-name="T61_116"><text:s/></text:span><text:span text:style-name="T61_117">clay</text:span><text:span text:style-name="T61_118">,<text:s/></text:span><text:span text:style-name="T61_119">to</text:span><text:span text:style-name="T61_120"><text:s/></text:span><text:span text:style-name="T61_121">parchment</text:span><text:span text:style-name="T61_122">,<text:s/></text:span><text:span text:style-name="T61_123">to</text:span><text:span text:style-name="T61_124"><text:s/></text:span><text:span text:style-name="T61_125">paper</text:span><text:span text:style-name="T61_126"><text:s/></text:span><text:span text:style-name="T61_127">and</text:span><text:span text:style-name="T61_128"><text:s/></text:span><text:span text:style-name="T61_129">printing</text:span><text:span text:style-name="T61_130"><text:s/></text:span><text:span text:style-name="T61_131">press</text:span><text:span text:style-name="T61_132">,<text:s/></text:span><text:span text:style-name="T61_133">and</text:span><text:span text:style-name="T61_134"><text:s/></text:span><text:span text:style-name="T61_135">now</text:span><text:span text:style-name="T61_136"><text:s/></text:span><text:span text:style-name="T61_137">pixel</text:span><text:span text:style-name="T61_138">”</text:span></text:p>
      <text:p text:style-name="P62"><text:span text:style-name="T62_1">No</text:span><text:span text:style-name="T62_2"><text:s/></text:span><text:span text:style-name="T62_3">longer</text:span><text:span text:style-name="T62_4"><text:s/></text:span><text:span text:style-name="T62_5">is</text:span><text:span text:style-name="T62_6"><text:s/></text:span><text:span text:style-name="T62_7">data</text:span><text:span text:style-name="T62_8"><text:s/></text:span><text:span text:style-name="T62_9">just</text:span><text:span text:style-name="T62_10"><text:s/></text:span><text:span text:style-name="T62_11">a</text:span><text:span text:style-name="T62_12"><text:s/></text:span><text:span text:style-name="T62_13">record</text:span><text:span text:style-name="T62_14">.<text:s/></text:span><text:span text:style-name="T62_15">Data</text:span><text:span text:style-name="T62_16"><text:s/></text:span><text:span text:style-name="T62_17">is</text:span><text:span text:style-name="T62_18"><text:s/></text:span><text:span text:style-name="T62_19">now</text:span><text:span text:style-name="T62_20"><text:s/></text:span><text:span text:style-name="T62_21">a</text:span><text:span text:style-name="T62_22"><text:s/></text:span><text:span text:style-name="T62_23">mineable</text:span><text:span text:style-name="T62_24"><text:s/></text:span><text:span text:style-name="T62_25">commodity</text:span><text:span text:style-name="T62_26">,<text:s/></text:span><text:span text:style-name="T62_27">to</text:span><text:span text:style-name="T62_28"><text:s/></text:span><text:span text:style-name="T62_29">be</text:span><text:span text:style-name="T62_30"><text:s/></text:span><text:span text:style-name="T62_31">analysed</text:span><text:span text:style-name="T62_32"><text:s/></text:span><text:span text:style-name="T62_33">for</text:span><text:span text:style-name="T62_34"><text:s/></text:span><text:span text:style-name="T62_35">improved</text:span><text:span text:style-name="T62_36"><text:s/></text:span><text:span text:style-name="T62_37">decision</text:span><text:span text:style-name="T62_38"><text:s/></text:span><text:span text:style-name="T62_39">making</text:span><text:span text:style-name="T62_40">.<text:s/></text:span><text:span text:style-name="T62_41">It</text:span><text:span text:style-name="T62_42"><text:s/></text:span><text:span text:style-name="T62_43">is</text:span><text:span text:style-name="T62_44"><text:s/></text:span><text:span text:style-name="T62_45">part</text:span><text:span text:style-name="T62_46"><text:s/></text:span><text:span text:style-name="T62_47">of</text:span><text:span text:style-name="T62_48"><text:s/></text:span><text:span text:style-name="T62_49">the</text:span><text:span text:style-name="T62_50"><text:s/></text:span><text:span text:style-name="T62_51">infrastructure</text:span><text:span text:style-name="T62_52"><text:s/></text:span><text:span text:style-name="T62_53">which</text:span><text:span text:style-name="T62_54"><text:s/></text:span><text:span text:style-name="T62_55">holds</text:span><text:span text:style-name="T62_56"><text:s/></text:span><text:span text:style-name="T62_57">everything</text:span><text:span text:style-name="T62_58"><text:s/></text:span><text:span text:style-name="T62_59">we</text:span><text:span text:style-name="T62_60"><text:s/></text:span><text:span text:style-name="T62_61">do</text:span><text:span text:style-name="T62_62"><text:s/></text:span><text:span text:style-name="T62_63">together</text:span><text:span text:style-name="T62_64">.<text:s/></text:span><text:span text:style-name="T62_65">In</text:span><text:span text:style-name="T62_66"><text:s/></text:span><text:span text:style-name="T62_67">order</text:span><text:span text:style-name="T62_68"><text:s/></text:span><text:span text:style-name="T62_69">to</text:span><text:span text:style-name="T62_70"><text:s/></text:span><text:span text:style-name="T62_71">realise</text:span><text:span text:style-name="T62_72"><text:s/></text:span><text:span text:style-name="T62_73">the</text:span><text:span text:style-name="T62_74"><text:s/></text:span><text:span text:style-name="T62_75">potential</text:span><text:span text:style-name="T62_76"><text:s/></text:span><text:span text:style-name="T62_77">of</text:span><text:span text:style-name="T62_78"><text:s/></text:span><text:span text:style-name="T62_79">data</text:span><text:span text:style-name="T62_80"><text:s/></text:span><text:span text:style-name="T62_81">we</text:span><text:span text:style-name="T62_82"><text:s/></text:span><text:span text:style-name="T62_83">need</text:span><text:span text:style-name="T62_84"><text:s/></text:span><text:span text:style-name="T62_85">to</text:span><text:span text:style-name="T62_86"><text:s/></text:span><text:span text:style-name="T62_87">be</text:span><text:span text:style-name="T62_88"><text:s/></text:span><text:span text:style-name="T62_89">alive</text:span><text:span text:style-name="T62_90"><text:s/></text:span><text:span text:style-name="T62_91">to</text:span><text:span text:style-name="T62_92"><text:s/></text:span><text:span text:style-name="T62_93">opportunities</text:span><text:span text:style-name="T62_94"><text:s/></text:span><text:span text:style-name="T62_95">as</text:span><text:span text:style-name="T62_96"><text:s/></text:span><text:span text:style-name="T62_97">they</text:span><text:span text:style-name="T62_98"><text:s/></text:span><text:span text:style-name="T62_99">arise</text:span><text:span text:style-name="T62_100">,<text:s/></text:span><text:span text:style-name="T62_101">ready</text:span><text:span text:style-name="T62_102"><text:s/></text:span><text:span text:style-name="T62_103">to</text:span><text:span text:style-name="T62_104"><text:s/></text:span><text:span text:style-name="T62_105">protect</text:span><text:span text:style-name="T62_106"><text:s/></text:span><text:span text:style-name="T62_107">data</text:span><text:span text:style-name="T62_108"><text:s/></text:span><text:span text:style-name="T62_109">against</text:span><text:span text:style-name="T62_110"><text:s/></text:span><text:span text:style-name="T62_111">threats</text:span><text:span text:style-name="T62_112">,<text:s/></text:span><text:span text:style-name="T62_113">and</text:span><text:span text:style-name="T62_114"><text:s/></text:span><text:span text:style-name="T62_115">ensure</text:span><text:span text:style-name="T62_116"><text:s/></text:span><text:span text:style-name="T62_117">people</text:span><text:span text:style-name="T62_118"><text:s/></text:span><text:span text:style-name="T62_119">have</text:span><text:span text:style-name="T62_120"><text:s/></text:span><text:span text:style-name="T62_121">the</text:span><text:span text:style-name="T62_122"><text:s/></text:span><text:span text:style-name="T62_123">right</text:span><text:span text:style-name="T62_124"><text:s/></text:span><text:span text:style-name="T62_125">skills</text:span><text:span text:style-name="T62_126"><text:s/></text:span><text:span text:style-name="T62_127">to</text:span><text:span text:style-name="T62_128"><text:s/></text:span><text:span text:style-name="T62_129">unleash</text:span><text:span text:style-name="T62_130"><text:s/></text:span><text:span text:style-name="T62_131">innovation</text:span><text:span text:style-name="T62_132">.</text:span></text:p>
      <text:p text:style-name="P63"><text:span text:style-name="T63_1">Data</text:span><text:span text:style-name="T63_2"><text:s/></text:span><text:span text:style-name="T63_3">is</text:span><text:span text:style-name="T63_4"><text:s/></text:span><text:span text:style-name="T63_5">transforming</text:span><text:span text:style-name="T63_6"><text:s/></text:span><text:span text:style-name="T63_7">the</text:span><text:span text:style-name="T63_8"><text:s/></text:span><text:span text:style-name="T63_9">economy</text:span><text:span text:style-name="T63_10">,<text:s/></text:span><text:span text:style-name="T63_11">increasing</text:span><text:span text:style-name="T63_12"><text:s/></text:span><text:span text:style-name="T63_13">efficiency</text:span><text:span text:style-name="T63_14"><text:s/></text:span><text:span text:style-name="T63_15">and</text:span><text:span text:style-name="T63_16"><text:s/></text:span><text:span text:style-name="T63_17">creating</text:span><text:span text:style-name="T63_18"><text:s/></text:span><text:span text:style-name="T63_19">new</text:span><text:span text:style-name="T63_20"><text:s/></text:span><text:span text:style-name="T63_21">opportunities</text:span><text:span text:style-name="T63_22"><text:s/></text:span><text:span text:style-name="T63_23">for</text:span><text:span text:style-name="T63_24"><text:s/></text:span><text:span text:style-name="T63_25">change</text:span><text:span text:style-name="T63_26">.<text:s/></text:span><text:span text:style-name="T63_27">We</text:span><text:span text:style-name="T63_28"><text:s/></text:span><text:span text:style-name="T63_29">are</text:span><text:span text:style-name="T63_30"><text:s/></text:span><text:span text:style-name="T63_31">constantly</text:span><text:span text:style-name="T63_32"><text:s/></text:span><text:span text:style-name="T63_33">generating</text:span><text:span text:style-name="T63_34"><text:s/></text:span><text:span text:style-name="T63_35">data</text:span><text:span text:style-name="T63_36">,<text:s/></text:span><text:span text:style-name="T63_37">with</text:span><text:span text:style-name="T63_38"><text:s/></text:span><text:span text:style-name="T63_39">changes</text:span><text:span text:style-name="T63_40"><text:s/></text:span><text:span text:style-name="T63_41">in</text:span><text:span text:style-name="T63_42"><text:s/></text:span><text:span text:style-name="T63_43">the</text:span><text:span text:style-name="T63_44"><text:s/></text:span><text:span text:style-name="T63_45">way</text:span><text:span text:style-name="T63_46"><text:s/></text:span><text:span text:style-name="T63_47">we</text:span><text:span text:style-name="T63_48"><text:s/></text:span><text:span text:style-name="T63_49">shop</text:span><text:span text:style-name="T63_50">,<text:s/></text:span><text:span text:style-name="T63_51">communicate</text:span><text:span text:style-name="T63_52"><text:s/></text:span><text:span text:style-name="T63_53">and</text:span><text:span text:style-name="T63_54"><text:s/></text:span><text:span text:style-name="T63_55">meet</text:span><text:span text:style-name="T63_56">,<text:s/></text:span><text:span text:style-name="T63_57">to</text:span><text:span text:style-name="T63_58"><text:s/></text:span><text:span text:style-name="T63_59">the</text:span><text:span text:style-name="T63_60"><text:s/></text:span><text:span text:style-name="T63_61">clothes</text:span><text:span text:style-name="T63_62"><text:s/></text:span><text:span text:style-name="T63_63">we</text:span><text:span text:style-name="T63_64"><text:s/></text:span><text:span text:style-name="T63_65">wear</text:span><text:span text:style-name="T63_66"><text:s/></text:span><text:span text:style-name="T63_67">and</text:span><text:span text:style-name="T63_68"><text:s/></text:span><text:span text:style-name="T63_69">gadgets</text:span><text:span text:style-name="T63_70"><text:s/></text:span><text:span text:style-name="T63_71">we</text:span><text:span text:style-name="T63_72"><text:s/></text:span><text:span text:style-name="T63_73">use</text:span><text:span text:style-name="T63_74">.<text:s/></text:span><text:span text:style-name="T63_75">Businesses</text:span><text:span text:style-name="T63_76"><text:s/></text:span><text:span text:style-name="T63_77">and</text:span><text:span text:style-name="T63_78"><text:s/></text:span><text:span text:style-name="T63_79">Government</text:span><text:span text:style-name="T63_80"><text:s/></text:span><text:span text:style-name="T63_81">are</text:span><text:span text:style-name="T63_82"><text:s/></text:span><text:span text:style-name="T63_83">becoming</text:span><text:span text:style-name="T63_84"><text:s/></text:span><text:span text:style-name="T63_85">more</text:span><text:span text:style-name="T63_86"><text:s/></text:span><text:span text:style-name="T63_87">adept</text:span><text:span text:style-name="T63_88"><text:s/></text:span><text:span text:style-name="T63_89">at</text:span><text:span text:style-name="T63_90"><text:s/></text:span><text:span text:style-name="T63_91">creating</text:span><text:span text:style-name="T63_92"><text:s/></text:span><text:span text:style-name="T63_93">value</text:span><text:span text:style-name="T63_94"><text:s/></text:span><text:span text:style-name="T63_95">from</text:span><text:span text:style-name="T63_96"><text:s/></text:span><text:span text:style-name="T63_97">this</text:span><text:span text:style-name="T63_98">.</text:span></text:p>
      <text:p text:style-name="P64"><text:span text:style-name="T64_1">We</text:span><text:span text:style-name="T64_2"><text:s/></text:span><text:span text:style-name="T64_3">have</text:span><text:span text:style-name="T64_4"><text:s/></text:span><text:span text:style-name="T64_5">in</text:span><text:span text:style-name="T64_6"><text:s/></text:span><text:span text:style-name="T64_7">front</text:span><text:span text:style-name="T64_8"><text:s/></text:span><text:span text:style-name="T64_9">of</text:span><text:span text:style-name="T64_10"><text:s/></text:span><text:span text:style-name="T64_11">us</text:span><text:span text:style-name="T64_12"><text:s/></text:span><text:span text:style-name="T64_13">the</text:span><text:span text:style-name="T64_14"><text:s/></text:span><text:span text:style-name="T64_15">opportunity</text:span><text:span text:style-name="T64_16"><text:s/></text:span><text:span text:style-name="T64_17">to</text:span><text:span text:style-name="T64_18"><text:s/></text:span><text:span text:style-name="T64_19">improve</text:span><text:span text:style-name="T64_20"><text:s/></text:span><text:span text:style-name="T64_21">the</text:span><text:span text:style-name="T64_22"><text:s/></text:span><text:span text:style-name="T64_23">lives</text:span><text:span text:style-name="T64_24"><text:s/></text:span><text:span text:style-name="T64_25">of</text:span><text:span text:style-name="T64_26"><text:s/></text:span><text:span text:style-name="T64_27">people</text:span><text:span text:style-name="T64_28"><text:s/></text:span><text:span text:style-name="T64_29">through</text:span><text:span text:style-name="T64_30"><text:s/></text:span><text:span text:style-name="T64_31">the</text:span><text:span text:style-name="T64_32"><text:s/></text:span><text:span text:style-name="T64_33">better</text:span><text:span text:style-name="T64_34"><text:s/></text:span><text:span text:style-name="T64_35">use</text:span><text:span text:style-name="T64_36"><text:s/></text:span><text:span text:style-name="T64_37">of</text:span><text:span text:style-name="T64_38"><text:s/></text:span><text:span text:style-name="T64_39">data</text:span><text:span text:style-name="T64_40">.<text:s/></text:span><text:span text:style-name="T64_41">But</text:span><text:span text:style-name="T64_42"><text:s/></text:span><text:span text:style-name="T64_43">if</text:span><text:span text:style-name="T64_44"><text:s/></text:span><text:span text:style-name="T64_45">data</text:span><text:span text:style-name="T64_46"><text:s/></text:span><text:span text:style-name="T64_47">is</text:span><text:span text:style-name="T64_48"><text:s/></text:span><text:span text:style-name="T64_49">the</text:span><text:span text:style-name="T64_50"><text:s/>‘</text:span><text:span text:style-name="T64_51">new</text:span><text:span text:style-name="T64_52"><text:s/></text:span><text:span text:style-name="T64_53">oil</text:span><text:span text:style-name="T64_54">’,<text:s/></text:span><text:span text:style-name="T64_55">it</text:span><text:span text:style-name="T64_56"><text:s/></text:span><text:span text:style-name="T64_57">follows</text:span><text:span text:style-name="T64_58"><text:s/></text:span><text:span text:style-name="T64_59">that</text:span><text:span text:style-name="T64_60"><text:s/></text:span><text:span text:style-name="T64_61">it</text:span><text:span text:style-name="T64_62"><text:s/></text:span><text:span text:style-name="T64_63">won</text:span><text:span text:style-name="T64_64">’</text:span><text:span text:style-name="T64_65">t</text:span><text:span text:style-name="T64_66"><text:s/></text:span><text:span text:style-name="T64_67">be</text:span><text:span text:style-name="T64_68"><text:s/></text:span><text:span text:style-name="T64_69">useful</text:span><text:span text:style-name="T64_70"><text:s/></text:span><text:span text:style-name="T64_71">until</text:span><text:span text:style-name="T64_72"><text:s/></text:span><text:span text:style-name="T64_73">it</text:span><text:span text:style-name="T64_74"><text:s/></text:span><text:span text:style-name="T64_75">is</text:span><text:span text:style-name="T64_76"><text:s/></text:span><text:span text:style-name="T64_77">refined</text:span><text:span text:style-name="T64_78">,<text:s/></text:span><text:span text:style-name="T64_79">either</text:span><text:span text:style-name="T64_80"><text:s/></text:span><text:span text:style-name="T64_81">by</text:span><text:span text:style-name="T64_82"><text:s/></text:span><text:span text:style-name="T64_83">businesses</text:span><text:span text:style-name="T64_84"><text:s/></text:span><text:span text:style-name="T64_85">using</text:span><text:span text:style-name="T64_86"><text:s/></text:span><text:span text:style-name="T64_87">open</text:span><text:span text:style-name="T64_88"><text:s/></text:span><text:span text:style-name="T64_89">data</text:span><text:span text:style-name="T64_90"><text:s/></text:span><text:span text:style-name="T64_91">to</text:span><text:span text:style-name="T64_92"><text:s/></text:span><text:span text:style-name="T64_93">transform</text:span><text:span text:style-name="T64_94"><text:s/></text:span><text:span text:style-name="T64_95">their</text:span><text:span text:style-name="T64_96"><text:s/></text:span><text:span text:style-name="T64_97">services</text:span><text:span text:style-name="T64_98"><text:s/></text:span><text:span text:style-name="T64_99">or</text:span><text:span text:style-name="T64_100"><text:s/></text:span><text:span text:style-name="T64_101">by</text:span><text:span text:style-name="T64_102"><text:s/></text:span><text:span text:style-name="T64_103">government</text:span><text:span text:style-name="T64_104"><text:s/></text:span><text:span text:style-name="T64_105">analysts</text:span><text:span text:style-name="T64_106"><text:s/></text:span><text:span text:style-name="T64_107">releasing</text:span><text:span text:style-name="T64_108"><text:s/></text:span><text:span text:style-name="T64_109">data</text:span><text:span text:style-name="T64_110"><text:s/></text:span><text:span text:style-name="T64_111">to</text:span><text:span text:style-name="T64_112"><text:s/></text:span><text:span text:style-name="T64_113">inform</text:span><text:span text:style-name="T64_114"><text:s/></text:span><text:span text:style-name="T64_115">decisions</text:span><text:span text:style-name="T64_116">.<text:s/></text:span><text:span text:style-name="T64_117">That</text:span><text:span text:style-name="T64_118"><text:s/></text:span><text:span text:style-name="T64_119">requires</text:span><text:span text:style-name="T64_120"><text:s/></text:span><text:span text:style-name="T64_121">infrastructure</text:span><text:span text:style-name="T64_122"><text:s/></text:span><text:span text:style-name="T64_123">and</text:span><text:span text:style-name="T64_124"><text:s/></text:span><text:span text:style-name="T64_125">analytical</text:span><text:span text:style-name="T64_126"><text:s/></text:span><text:span text:style-name="T64_127">skills</text:span><text:span text:style-name="T64_128">.<text:s/></text:span><text:span text:style-name="T64_129">We</text:span><text:span text:style-name="T64_130"><text:s/></text:span><text:span text:style-name="T64_131">must</text:span><text:span text:style-name="T64_132"><text:s/></text:span><text:span text:style-name="T64_133">build</text:span><text:span text:style-name="T64_134"><text:s/></text:span><text:span text:style-name="T64_135">these</text:span><text:span text:style-name="T64_136"><text:s/></text:span><text:span text:style-name="T64_137">to</text:span><text:span text:style-name="T64_138"><text:s/></text:span><text:span text:style-name="T64_139">seize</text:span><text:span text:style-name="T64_140"><text:s/></text:span><text:span text:style-name="T64_141">the</text:span><text:span text:style-name="T64_142"><text:s/></text:span><text:span text:style-name="T64_143">opportunities</text:span><text:span text:style-name="T64_144">.</text:span></text:p>
      <text:h text:style-name="P65" text:outline-level="10"><text:bookmark-start text:name="h.3znysh7"/><text:bookmark-end text:name="h.3znysh7"/><text:span text:style-name="T65_1">What</text:span><text:span text:style-name="T65_2"><text:s/></text:span><text:span text:style-name="T65_3">can</text:span><text:span text:style-name="T65_4"><text:s/></text:span><text:span text:style-name="T65_5">be</text:span><text:span text:style-name="T65_6"><text:s/></text:span><text:span text:style-name="T65_7">achieved</text:span><text:span text:style-name="T65_8">?</text:span></text:h>
      <text:p text:style-name="P66"><text:span text:style-name="T66_1">In</text:span><text:span text:style-name="T66_2"><text:s/></text:span><text:span text:style-name="T66_3">today</text:span><text:span text:style-name="T66_4">’</text:span><text:span text:style-name="T66_5">s</text:span><text:span text:style-name="T66_6"><text:s/></text:span><text:span text:style-name="T66_7">digital</text:span><text:span text:style-name="T66_8"><text:s/></text:span><text:span text:style-name="T66_9">world</text:span><text:span text:style-name="T66_10">,<text:s/></text:span><text:span text:style-name="T66_11">data</text:span><text:span text:style-name="T66_12"><text:s/></text:span><text:span text:style-name="T66_13">is</text:span><text:span text:style-name="T66_14"><text:s/></text:span><text:span text:style-name="T66_15">playing</text:span><text:span text:style-name="T66_16"><text:s/></text:span><text:span text:style-name="T66_17">an</text:span><text:span text:style-name="T66_18"><text:s/></text:span><text:span text:style-name="T66_19">increasingly</text:span><text:span text:style-name="T66_20"><text:s/></text:span><text:span text:style-name="T66_21">important</text:span><text:span text:style-name="T66_22"><text:s/></text:span><text:span text:style-name="T66_23">role</text:span><text:span text:style-name="T66_24"><text:s/></text:span><text:span text:style-name="T66_25">in</text:span><text:span text:style-name="T66_26"><text:s/></text:span><text:span text:style-name="T66_27">driving</text:span><text:span text:style-name="T66_28"><text:s/></text:span><text:span text:style-name="T66_29">business</text:span><text:span text:style-name="T66_30"><text:s/></text:span><text:span text:style-name="T66_31">competitiveness</text:span><text:span text:style-name="T66_32"><text:s/></text:span><text:span text:style-name="T66_33">and</text:span><text:span text:style-name="T66_34"><text:s/></text:span><text:span text:style-name="T66_35">improving</text:span><text:span text:style-name="T66_36"><text:s/></text:span><text:span text:style-name="T66_37">the</text:span><text:span text:style-name="T66_38"><text:s/></text:span><text:span text:style-name="T66_39">delivery</text:span><text:span text:style-name="T66_40"><text:s/></text:span><text:span text:style-name="T66_41">of</text:span><text:span text:style-name="T66_42"><text:s/></text:span><text:span text:style-name="T66_43">public</text:span><text:span text:style-name="T66_44"><text:s/></text:span><text:span text:style-name="T66_45">services</text:span><text:span text:style-name="T66_46">.<text:s/></text:span><text:span text:style-name="T66_47">The</text:span><text:span text:style-name="T66_48"><text:s/></text:span><text:span text:style-name="T66_49">UK</text:span><text:span text:style-name="T66_50"><text:s/></text:span><text:span text:style-name="T66_51">is</text:span><text:span text:style-name="T66_52"><text:s/></text:span><text:span text:style-name="T66_53">in</text:span><text:span text:style-name="T66_54"><text:s/></text:span><text:span text:style-name="T66_55">a</text:span><text:span text:style-name="T66_56"><text:s/></text:span><text:span text:style-name="T66_57">strong</text:span><text:span text:style-name="T66_58"><text:s/></text:span><text:span text:style-name="T66_59">position</text:span><text:span text:style-name="T66_60"><text:s/></text:span><text:span text:style-name="T66_61">to</text:span><text:span text:style-name="T66_62"><text:s/></text:span><text:span text:style-name="T66_63">take</text:span><text:span text:style-name="T66_64"><text:s/></text:span><text:span text:style-name="T66_65">advantage</text:span><text:span text:style-name="T66_66">,<text:s/></text:span><text:span text:style-name="T66_67">and</text:span><text:span text:style-name="T66_68"><text:s/></text:span><text:span text:style-name="T66_69">improve</text:span><text:span text:style-name="T66_70"><text:s/></text:span><text:span text:style-name="T66_71">the</text:span><text:span text:style-name="T66_72"><text:s/></text:span><text:span text:style-name="T66_73">productivity</text:span><text:span text:style-name="T66_74"><text:s/></text:span><text:span text:style-name="T66_75">of</text:span><text:span text:style-name="T66_76"><text:s/></text:span><text:span text:style-name="T66_77">people</text:span><text:span text:style-name="T66_78"><text:s/></text:span><text:span text:style-name="T66_79">and</text:span><text:span text:style-name="T66_80"><text:s/></text:span><text:span text:style-name="T66_81">businesses</text:span><text:span text:style-name="T66_82"><text:s/></text:span><text:span text:style-name="T66_83">and</text:span><text:span text:style-name="T66_84"><text:s/></text:span><text:span text:style-name="T66_85">the</text:span><text:span text:style-name="T66_86"><text:s/></text:span><text:span text:style-name="T66_87">lives</text:span><text:span text:style-name="T66_88"><text:s/></text:span><text:span text:style-name="T66_89">of</text:span><text:span text:style-name="T66_90"><text:s/></text:span><text:span text:style-name="T66_91">UK</text:span><text:span text:style-name="T66_92"><text:s/></text:span><text:span text:style-name="T66_93">citizens</text:span><text:span text:style-name="T66_94">.</text:span></text:p>
      <text:p text:style-name="P67"><text:span text:style-name="T67_1">Government</text:span><text:span text:style-name="T67_2"><text:s/></text:span><text:span text:style-name="T67_3">can</text:span><text:span text:style-name="T67_4"><text:s/></text:span><text:span text:style-name="T67_5">act</text:span><text:span text:style-name="T67_6"><text:s/></text:span><text:span text:style-name="T67_7">as</text:span><text:span text:style-name="T67_8"><text:s/></text:span><text:span text:style-name="T67_9">a</text:span><text:span text:style-name="T67_10"><text:s/></text:span><text:span text:style-name="T67_11">catalyst</text:span><text:span text:style-name="T67_12">,<text:s/></text:span><text:span text:style-name="T67_13">by</text:span><text:span text:style-name="T67_14"><text:s/></text:span><text:span text:style-name="T67_15">setting</text:span><text:span text:style-name="T67_16"><text:s/></text:span><text:span text:style-name="T67_17">the</text:span><text:span text:style-name="T67_18"><text:s/></text:span><text:span text:style-name="T67_19">policies</text:span><text:span text:style-name="T67_20"><text:s/></text:span><text:span text:style-name="T67_21">that</text:span><text:span text:style-name="T67_22"><text:s/></text:span><text:span text:style-name="T67_23">allow</text:span><text:span text:style-name="T67_24"><text:s/></text:span><text:span text:style-name="T67_25">data</text:span><text:span text:style-name="T67_26"><text:s/></text:span><text:span text:style-name="T67_27">to</text:span><text:span text:style-name="T67_28"><text:s/></text:span><text:span text:style-name="T67_29">flow</text:span><text:span text:style-name="T67_30"><text:s/></text:span><text:span text:style-name="T67_31">securely</text:span><text:span text:style-name="T67_32"><text:s/></text:span><text:span text:style-name="T67_33">between</text:span><text:span text:style-name="T67_34"><text:s/></text:span><text:span text:style-name="T67_35">Government</text:span><text:span text:style-name="T67_36"><text:s/></text:span><text:span text:style-name="T67_37">departments</text:span><text:span text:style-name="T67_38"><text:s/></text:span><text:span text:style-name="T67_39">to</text:span><text:span text:style-name="T67_40"><text:s/></text:span><text:span text:style-name="T67_41">improve</text:span><text:span text:style-name="T67_42"><text:s/></text:span><text:span text:style-name="T67_43">the</text:span><text:span text:style-name="T67_44"><text:s/></text:span><text:span text:style-name="T67_45">design</text:span><text:span text:style-name="T67_46"><text:s/></text:span><text:span text:style-name="T67_47">of</text:span><text:span text:style-name="T67_48"><text:s/></text:span><text:span text:style-name="T67_49">services</text:span><text:span text:style-name="T67_50"><text:s/></text:span><text:span text:style-name="T67_51">for</text:span><text:span text:style-name="T67_52"><text:s/></text:span><text:span text:style-name="T67_53">citizens</text:span><text:span text:style-name="T67_54"><text:s/></text:span><text:span text:style-name="T67_55">and</text:span><text:span text:style-name="T67_56"><text:s/></text:span><text:span text:style-name="T67_57">businesses</text:span><text:span text:style-name="T67_58">;<text:s/></text:span><text:span text:style-name="T67_59">by</text:span><text:span text:style-name="T67_60"><text:s/></text:span><text:span text:style-name="T67_61">connecting</text:span><text:span text:style-name="T67_62"><text:s/></text:span><text:span text:style-name="T67_63">universities</text:span><text:span text:style-name="T67_64">,<text:s/></text:span><text:span text:style-name="T67_65">researchers</text:span><text:span text:style-name="T67_66"><text:s/></text:span><text:span text:style-name="T67_67">and</text:span><text:span text:style-name="T67_68"><text:s/></text:span><text:span text:style-name="T67_69">businesses</text:span><text:span text:style-name="T67_70"><text:s/></text:span><text:span text:style-name="T67_71">to</text:span><text:span text:style-name="T67_72"><text:s/></text:span><text:span text:style-name="T67_73">unlock</text:span><text:span text:style-name="T67_74"><text:s/></text:span><text:span text:style-name="T67_75">innovation</text:span><text:span text:style-name="T67_76"><text:s/></text:span><text:span text:style-name="T67_77">and</text:span><text:span text:style-name="T67_78"><text:s/></text:span><text:span text:style-name="T67_79">by</text:span><text:span text:style-name="T67_80"><text:s/></text:span><text:span text:style-name="T67_81">ensuring</text:span><text:span text:style-name="T67_82"><text:s/></text:span><text:span text:style-name="T67_83">that</text:span><text:span text:style-name="T67_84"><text:s/></text:span><text:span text:style-name="T67_85">we</text:span><text:span text:style-name="T67_86"><text:s/></text:span><text:span text:style-name="T67_87">build</text:span><text:span text:style-name="T67_88"><text:s/></text:span><text:span text:style-name="T67_89">skills</text:span><text:span text:style-name="T67_90"><text:s/></text:span><text:span text:style-name="T67_91">and</text:span><text:span text:style-name="T67_92"><text:s/></text:span><text:span text:style-name="T67_93">capability</text:span><text:span text:style-name="T67_94"><text:s/></text:span><text:span text:style-name="T67_95">in</text:span><text:span text:style-name="T67_96"><text:s/></text:span><text:span text:style-name="T67_97">the</text:span><text:span text:style-name="T67_98"><text:s/></text:span><text:span text:style-name="T67_99">knowledge</text:span><text:span text:style-name="T67_100"><text:s/></text:span><text:span text:style-name="T67_101">and</text:span><text:span text:style-name="T67_102"><text:s/></text:span><text:span text:style-name="T67_103">management</text:span><text:span text:style-name="T67_104"><text:s/></text:span><text:span text:style-name="T67_105">of</text:span><text:span text:style-name="T67_106"><text:s/></text:span><text:span text:style-name="T67_107">data</text:span><text:span text:style-name="T67_108">.<text:s/></text:span><text:span text:style-name="T67_109">This</text:span><text:span text:style-name="T67_110"><text:s/></text:span><text:span text:style-name="T67_111">requires</text:span><text:span text:style-name="T67_112"><text:s/></text:span><text:span text:style-name="T67_113">that</text:span><text:span text:style-name="T67_114"><text:s/></text:span><text:span text:style-name="T67_115">Government</text:span><text:span text:style-name="T67_116"><text:s/></text:span><text:span text:style-name="T67_117">sets</text:span><text:span text:style-name="T67_118"><text:s/></text:span><text:span text:style-name="T67_119">out</text:span><text:span text:style-name="T67_120"><text:s/></text:span><text:span text:style-name="T67_121">the</text:span><text:span text:style-name="T67_122"><text:s/></text:span><text:span text:style-name="T67_123">framework</text:span><text:span text:style-name="T67_124"><text:s/></text:span><text:span text:style-name="T67_125">for</text:span><text:span text:style-name="T67_126"><text:s/></text:span><text:span text:style-name="T67_127">data</text:span><text:span text:style-name="T67_128">,<text:s/></text:span><text:span text:style-name="T67_129">to</text:span><text:span text:style-name="T67_130"><text:s/></text:span><text:span text:style-name="T67_131">allow</text:span><text:span text:style-name="T67_132"><text:s/></text:span><text:span text:style-name="T67_133">the</text:span><text:span text:style-name="T67_134"><text:s/></text:span><text:span text:style-name="T67_135">informed</text:span><text:span text:style-name="T67_136"><text:s/></text:span><text:span text:style-name="T67_137">citizen</text:span><text:span text:style-name="T67_138"><text:s/></text:span><text:span text:style-name="T67_139">to</text:span><text:span text:style-name="T67_140"><text:s/></text:span><text:span text:style-name="T67_141">understand</text:span><text:span text:style-name="T67_142"><text:s/></text:span><text:span text:style-name="T67_143">what</text:span><text:span text:style-name="T67_144"><text:s/></text:span><text:span text:style-name="T67_145">they</text:span><text:span text:style-name="T67_146"><text:s/></text:span><text:span text:style-name="T67_147">can</text:span><text:span text:style-name="T67_148"><text:s/></text:span><text:span text:style-name="T67_149">expect</text:span><text:span text:style-name="T67_150"><text:s/></text:span><text:span text:style-name="T67_151">from</text:span><text:span text:style-name="T67_152"><text:s/></text:span><text:span text:style-name="T67_153">Government</text:span><text:span text:style-name="T67_154"><text:s/></text:span><text:span text:style-name="T67_155">and</text:span><text:span text:style-name="T67_156"><text:s/></text:span><text:span text:style-name="T67_157">business</text:span><text:span text:style-name="T67_158">.</text:span></text:p>
      <text:p text:style-name="P68"><text:span text:style-name="T68_1">The</text:span><text:span text:style-name="T68_2"><text:s/></text:span><text:span text:style-name="T68_3">UK</text:span><text:span text:style-name="T68_4"><text:s/></text:span><text:span text:style-name="T68_5">has</text:span><text:span text:style-name="T68_6"><text:s/></text:span><text:span text:style-name="T68_7">businesses</text:span><text:span text:style-name="T68_8"><text:s/></text:span><text:span text:style-name="T68_9">with</text:span><text:span text:style-name="T68_10"><text:s/></text:span><text:span text:style-name="T68_11">a</text:span><text:span text:style-name="T68_12"><text:s/></text:span><text:span text:style-name="T68_13">good</text:span><text:span text:style-name="T68_14"><text:s/></text:span><text:span text:style-name="T68_15">heritage</text:span><text:span text:style-name="T68_16"><text:s/></text:span><text:span text:style-name="T68_17">of</text:span><text:span text:style-name="T68_18"><text:s/></text:span><text:span text:style-name="T68_19">managing</text:span><text:span text:style-name="T68_20"><text:s/></text:span><text:span text:style-name="T68_21">data</text:span><text:span text:style-name="T68_22">.<text:s/></text:span><text:span text:style-name="T68_23">Data</text:span><text:span text:style-name="T68_24">-</text:span><text:span text:style-name="T68_25">driven</text:span><text:span text:style-name="T68_26"><text:s/></text:span><text:span text:style-name="T68_27">businesses</text:span><text:span text:style-name="T68_28">,<text:s/></text:span><text:span text:style-name="T68_29">use</text:span><text:span text:style-name="T68_30"><text:s/></text:span><text:span text:style-name="T68_31">their</text:span><text:span text:style-name="T68_32"><text:s/></text:span><text:span text:style-name="T68_33">information</text:span><text:span text:style-name="T68_34"><text:s/></text:span><text:span text:style-name="T68_35">to</text:span><text:span text:style-name="T68_36"><text:s/></text:span><text:span text:style-name="T68_37">inform</text:span><text:span text:style-name="T68_38"><text:s/></text:span><text:span text:style-name="T68_39">the</text:span><text:span text:style-name="T68_40"><text:s/></text:span><text:span text:style-name="T68_41">products</text:span><text:span text:style-name="T68_42"><text:s/></text:span><text:span text:style-name="T68_43">and</text:span><text:span text:style-name="T68_44"><text:s/></text:span><text:span text:style-name="T68_45">services</text:span><text:span text:style-name="T68_46"><text:s/></text:span><text:span text:style-name="T68_47">they</text:span><text:span text:style-name="T68_48"><text:s/></text:span><text:span text:style-name="T68_49">provide</text:span><text:span text:style-name="T68_50"><text:s/></text:span><text:span text:style-name="T68_51">to</text:span><text:span text:style-name="T68_52"><text:s/></text:span><text:span text:style-name="T68_53">consumers</text:span><text:span text:style-name="T68_54">.<text:s/></text:span><text:span text:style-name="T68_55">However</text:span><text:span text:style-name="T68_56">,<text:s/></text:span><text:span text:style-name="T68_57">businesses</text:span><text:span text:style-name="T68_58"><text:s/></text:span><text:span text:style-name="T68_59">are</text:span><text:span text:style-name="T68_60"><text:s/></text:span><text:span text:style-name="T68_61">operating</text:span><text:span text:style-name="T68_62"><text:s/></text:span><text:span text:style-name="T68_63">in</text:span><text:span text:style-name="T68_64"><text:s/></text:span><text:span text:style-name="T68_65">an</text:span><text:span text:style-name="T68_66"><text:s/></text:span><text:span text:style-name="T68_67">ever</text:span><text:span text:style-name="T68_68"><text:s/></text:span><text:span text:style-name="T68_69">changing</text:span><text:span text:style-name="T68_70"><text:s/></text:span><text:span text:style-name="T68_71">data</text:span><text:span text:style-name="T68_72"><text:s/></text:span><text:span text:style-name="T68_73">ecosystem</text:span><text:span text:style-name="T68_74">,<text:s/></text:span><text:span text:style-name="T68_75">one</text:span><text:span text:style-name="T68_76"><text:s/></text:span><text:span text:style-name="T68_77">which</text:span><text:span text:style-name="T68_78"><text:s/></text:span><text:span text:style-name="T68_79">would</text:span><text:span text:style-name="T68_80"><text:s/></text:span><text:span text:style-name="T68_81">benefit</text:span><text:span text:style-name="T68_82"><text:s/></text:span><text:span text:style-name="T68_83">from</text:span><text:span text:style-name="T68_84"><text:s/></text:span><text:span text:style-name="T68_85">a</text:span><text:span text:style-name="T68_86"><text:s/></text:span><text:span text:style-name="T68_87">framework</text:span><text:span text:style-name="T68_88"><text:s/></text:span><text:span text:style-name="T68_89">for</text:span><text:span text:style-name="T68_90"><text:s/></text:span><text:span text:style-name="T68_91">the</text:span><text:span text:style-name="T68_92"><text:s/></text:span><text:span text:style-name="T68_93">use</text:span><text:span text:style-name="T68_94"><text:s/></text:span><text:span text:style-name="T68_95">of</text:span><text:span text:style-name="T68_96"><text:s/></text:span><text:span text:style-name="T68_97">data</text:span><text:span text:style-name="T68_98">,<text:s/></text:span><text:span text:style-name="T68_99">with</text:span><text:span text:style-name="T68_100"><text:s/></text:span><text:span text:style-name="T68_101">clear</text:span><text:span text:style-name="T68_102"><text:s/></text:span><text:span text:style-name="T68_103">protections</text:span><text:span text:style-name="T68_104">.<text:s/></text:span><text:span text:style-name="T68_105">Often</text:span><text:span text:style-name="T68_106"><text:s/></text:span><text:span text:style-name="T68_107">businesses</text:span><text:span text:style-name="T68_108"><text:s/></text:span><text:span text:style-name="T68_109">determine</text:span><text:span text:style-name="T68_110"><text:s/></text:span><text:span text:style-name="T68_111">the</text:span><text:span text:style-name="T68_112"><text:s/>‘</text:span><text:span text:style-name="T68_113">line</text:span><text:span text:style-name="T68_114">’<text:s/></text:span><text:span text:style-name="T68_115">between</text:span><text:span text:style-name="T68_116"><text:s/></text:span><text:span text:style-name="T68_117">how</text:span><text:span text:style-name="T68_118"><text:s/></text:span><text:span text:style-name="T68_119">consumers</text:span><text:span text:style-name="T68_120"><text:s/></text:span><text:span text:style-name="T68_121">accept</text:span><text:span text:style-name="T68_122"><text:s/></text:span><text:span text:style-name="T68_123">businesses</text:span><text:span text:style-name="T68_124"><text:s/></text:span><text:span text:style-name="T68_125">holding</text:span><text:span text:style-name="T68_126"><text:s/></text:span><text:span text:style-name="T68_127">and</text:span><text:span text:style-name="T68_128"><text:s/></text:span><text:span text:style-name="T68_129">using</text:span><text:span text:style-name="T68_130"><text:s/></text:span><text:span text:style-name="T68_131">their</text:span><text:span text:style-name="T68_132"><text:s/></text:span><text:span text:style-name="T68_133">data</text:span><text:span text:style-name="T68_134"><text:s/></text:span><text:span text:style-name="T68_135">and</text:span><text:span text:style-name="T68_136"><text:s/></text:span><text:span text:style-name="T68_137">the</text:span><text:span text:style-name="T68_138"><text:s/></text:span><text:span text:style-name="T68_139">space</text:span><text:span text:style-name="T68_140"><text:s/></text:span><text:span text:style-name="T68_141">which</text:span><text:span text:style-name="T68_142"><text:s/></text:span><text:span text:style-name="T68_143">is</text:span><text:span text:style-name="T68_144"><text:s/></text:span><text:span text:style-name="T68_145">unacceptable</text:span><text:span text:style-name="T68_146"><text:s/></text:span><text:span text:style-name="T68_147">through</text:span><text:span text:style-name="T68_148"><text:s/></text:span><text:span text:style-name="T68_149">trial</text:span><text:span text:style-name="T68_150"><text:s/></text:span><text:span text:style-name="T68_151">and</text:span><text:span text:style-name="T68_152"><text:s/></text:span><text:span text:style-name="T68_153">error</text:span><text:span text:style-name="T68_154">.<text:s/></text:span><text:span text:style-name="T68_155">The</text:span><text:span text:style-name="T68_156"><text:s/></text:span><text:span text:style-name="T68_157">UK</text:span><text:span text:style-name="T68_158"><text:s/></text:span><text:span text:style-name="T68_159">has</text:span><text:span text:style-name="T68_160"><text:s/></text:span><text:span text:style-name="T68_161">the</text:span><text:span text:style-name="T68_162"><text:s/></text:span><text:span text:style-name="T68_163">opportunity</text:span><text:span text:style-name="T68_164"><text:s/></text:span><text:span text:style-name="T68_165">to</text:span><text:span text:style-name="T68_166"><text:s/></text:span><text:span text:style-name="T68_167">take</text:span><text:span text:style-name="T68_168"><text:s/></text:span><text:span text:style-name="T68_169">a</text:span><text:span text:style-name="T68_170"><text:s/></text:span><text:span text:style-name="T68_171">leadership</text:span><text:span text:style-name="T68_172"><text:s/></text:span><text:span text:style-name="T68_173">position</text:span><text:span text:style-name="T68_174">,<text:s/></text:span><text:span text:style-name="T68_175">setting</text:span><text:span text:style-name="T68_176"><text:s/></text:span><text:span text:style-name="T68_177">out</text:span><text:span text:style-name="T68_178"><text:s/></text:span><text:span text:style-name="T68_179">a</text:span><text:span text:style-name="T68_180"><text:s/></text:span><text:span text:style-name="T68_181">blueprint</text:span><text:span text:style-name="T68_182"><text:s/></text:span><text:span text:style-name="T68_183">which</text:span><text:span text:style-name="T68_184"><text:s/></text:span><text:span text:style-name="T68_185">will</text:span><text:span text:style-name="T68_186"><text:s/></text:span><text:span text:style-name="T68_187">enable</text:span><text:span text:style-name="T68_188"><text:s/></text:span><text:span text:style-name="T68_189">our</text:span><text:span text:style-name="T68_190"><text:s/></text:span><text:span text:style-name="T68_191">businesses</text:span><text:span text:style-name="T68_192"><text:s/></text:span><text:span text:style-name="T68_193">to</text:span><text:span text:style-name="T68_194"><text:s/></text:span><text:span text:style-name="T68_195">operate</text:span><text:span text:style-name="T68_196"><text:s/></text:span><text:span text:style-name="T68_197">with</text:span><text:span text:style-name="T68_198"><text:s/></text:span><text:span text:style-name="T68_199">more</text:span><text:span text:style-name="T68_200"><text:s/></text:span><text:span text:style-name="T68_201">confidence</text:span><text:span text:style-name="T68_202">.</text:span></text:p>
      <text:p text:style-name="P69"><text:span text:style-name="T69_1">Businesses</text:span><text:span text:style-name="T69_2"><text:s/></text:span><text:span text:style-name="T69_3">can</text:span><text:span text:style-name="T69_4"><text:s/></text:span><text:span text:style-name="T69_5">use</text:span><text:span text:style-name="T69_6"><text:s/></text:span><text:span text:style-name="T69_7">data</text:span><text:span text:style-name="T69_8"><text:s/></text:span><text:span text:style-name="T69_9">to</text:span><text:span text:style-name="T69_10"><text:s/></text:span><text:span text:style-name="T69_11">add</text:span><text:span text:style-name="T69_12"><text:s/></text:span><text:span text:style-name="T69_13">real</text:span><text:span text:style-name="T69_14"><text:s/></text:span><text:span text:style-name="T69_15">value</text:span><text:span text:style-name="T69_16"><text:s/></text:span><text:span text:style-name="T69_17">to</text:span><text:span text:style-name="T69_18"><text:s/></text:span><text:span text:style-name="T69_19">their</text:span><text:span text:style-name="T69_20"><text:s/></text:span><text:span text:style-name="T69_21">products</text:span><text:span text:style-name="T69_22"><text:s/></text:span><text:span text:style-name="T69_23">and</text:span><text:span text:style-name="T69_24"><text:s/></text:span><text:span text:style-name="T69_25">services</text:span><text:span text:style-name="T69_26">.<text:s/></text:span><text:span text:style-name="T69_27">Or</text:span><text:span text:style-name="T69_28"><text:s/></text:span><text:span text:style-name="T69_29">develop</text:span><text:span text:style-name="T69_30"><text:s/></text:span><text:span text:style-name="T69_31">new</text:span><text:span text:style-name="T69_32"><text:s/></text:span><text:span text:style-name="T69_33">and</text:span><text:span text:style-name="T69_34"><text:s/></text:span><text:span text:style-name="T69_35">innovative</text:span><text:span text:style-name="T69_36"><text:s/></text:span><text:span text:style-name="T69_37">products</text:span><text:span text:style-name="T69_38"><text:s/></text:span><text:span text:style-name="T69_39">and</text:span><text:span text:style-name="T69_40"><text:s/></text:span><text:span text:style-name="T69_41">services</text:span><text:span text:style-name="T69_42">,<text:s/></text:span><text:span text:style-name="T69_43">for</text:span><text:span text:style-name="T69_44"><text:s/></text:span><text:span text:style-name="T69_45">example</text:span><text:span text:style-name="T69_46"><text:s/></text:span><text:span text:style-name="T69_47">around</text:span><text:span text:style-name="T69_48"><text:s/></text:span><text:span text:style-name="T69_49">the</text:span><text:span text:style-name="T69_50"><text:s/></text:span><text:span text:style-name="T69_51">emerging</text:span><text:span text:style-name="T69_52"><text:s/></text:span><text:span text:style-name="T69_53">the</text:span><text:span text:style-name="T69_54"><text:s/></text:span><text:span text:style-name="T69_55">internet</text:span><text:span text:style-name="T69_56"><text:s/></text:span><text:span text:style-name="T69_57">of</text:span><text:span text:style-name="T69_58"><text:s/></text:span><text:span text:style-name="T69_59">things</text:span><text:span text:style-name="T69_60"><text:s/>(</text:span><text:span text:style-name="T69_61">IoT</text:span><text:span text:style-name="T69_62">)<text:s/></text:span><text:span text:style-name="T69_63">which</text:span><text:span text:style-name="T69_64"><text:s/></text:span><text:span text:style-name="T69_65">combines</text:span><text:span text:style-name="T69_66"><text:s/></text:span><text:span text:style-name="T69_67">multiple</text:span><text:span text:style-name="T69_68"><text:s/></text:span><text:span text:style-name="T69_69">technologies</text:span><text:span text:style-name="T69_70"><text:s/>–<text:s/></text:span><text:span text:style-name="T69_71">sensors</text:span><text:span text:style-name="T69_72">,<text:s/></text:span><text:span text:style-name="T69_73">open</text:span><text:span text:style-name="T69_74"><text:s/></text:span><text:span text:style-name="T69_75">data</text:span><text:span text:style-name="T69_76">,<text:s/></text:span><text:span text:style-name="T69_77">cheap</text:span><text:span text:style-name="T69_78"><text:s/></text:span><text:span text:style-name="T69_79">wi</text:span><text:span text:style-name="T69_80">-</text:span><text:span text:style-name="T69_81">fi</text:span><text:span text:style-name="T69_82">,<text:s/></text:span><text:span text:style-name="T69_83">the</text:span><text:span text:style-name="T69_84"><text:s/></text:span><text:span text:style-name="T69_85">cloud</text:span><text:span text:style-name="T69_86">,<text:s/></text:span><text:span text:style-name="T69_87">predictive</text:span><text:span text:style-name="T69_88"><text:s/></text:span><text:span text:style-name="T69_89">tools</text:span><text:span text:style-name="T69_90">,<text:s/></text:span><text:span text:style-name="T69_91">and</text:span><text:span text:style-name="T69_92"><text:s/></text:span><text:span text:style-name="T69_93">more</text:span><text:span text:style-name="T69_94"><text:s/>–</text:span><text:span text:style-name="T69_95">pointing</text:span><text:span text:style-name="T69_96"><text:s/></text:span><text:span text:style-name="T69_97">to</text:span><text:span text:style-name="T69_98"><text:s/></text:span><text:span text:style-name="T69_99">a</text:span><text:span text:style-name="T69_100"><text:s/></text:span><text:span text:style-name="T69_101">future</text:span><text:span text:style-name="T69_102"><text:s/></text:span><text:span text:style-name="T69_103">where</text:span><text:span text:style-name="T69_104"><text:s/></text:span><text:span text:style-name="T69_105">the</text:span><text:span text:style-name="T69_106"><text:s/></text:span><text:span text:style-name="T69_107">web</text:span><text:span text:style-name="T69_108"><text:s/></text:span><text:span text:style-name="T69_109">is</text:span><text:span text:style-name="T69_110"><text:s/></text:span><text:span text:style-name="T69_111">only</text:span><text:span text:style-name="T69_112"><text:s/></text:span><text:span text:style-name="T69_113">a</text:span><text:span text:style-name="T69_114"><text:s/></text:span><text:span text:style-name="T69_115">small</text:span><text:span text:style-name="T69_116"><text:s/></text:span><text:span text:style-name="T69_117">part</text:span><text:span text:style-name="T69_118"><text:s/></text:span><text:span text:style-name="T69_119">of</text:span><text:span text:style-name="T69_120"><text:s/></text:span><text:span text:style-name="T69_121">the</text:span><text:span text:style-name="T69_122"><text:s/></text:span><text:span text:style-name="T69_123">connected</text:span><text:span text:style-name="T69_124"><text:s/></text:span><text:span text:style-name="T69_125">economy</text:span><text:span text:style-name="T69_126">.</text:span></text:p>
      <text:p text:style-name="P70"><text:span text:style-name="T70_1">In</text:span><text:span text:style-name="T70_2"><text:s/></text:span><text:span text:style-name="T70_3">the</text:span><text:span text:style-name="T70_4"><text:s/></text:span><text:span text:style-name="T70_5">digital</text:span><text:span text:style-name="T70_6"><text:s/></text:span><text:span text:style-name="T70_7">economy</text:span><text:span text:style-name="T70_8">,<text:s/></text:span><text:span text:style-name="T70_9">public</text:span><text:span text:style-name="T70_10"><text:s/></text:span><text:span text:style-name="T70_11">institutions</text:span><text:span text:style-name="T70_12"><text:s/></text:span><text:span text:style-name="T70_13">and</text:span><text:span text:style-name="T70_14"><text:s/></text:span><text:span text:style-name="T70_15">companies</text:span><text:span text:style-name="T70_16"><text:s/></text:span><text:span text:style-name="T70_17">will</text:span><text:span text:style-name="T70_18"><text:s/></text:span><text:span text:style-name="T70_19">be</text:span><text:span text:style-name="T70_20"><text:s/></text:span><text:span text:style-name="T70_21">pro</text:span><text:span text:style-name="T70_22">-</text:span><text:span text:style-name="T70_23">active</text:span><text:span text:style-name="T70_24"><text:s/></text:span><text:span text:style-name="T70_25">about</text:span><text:span text:style-name="T70_26"><text:s/></text:span><text:span text:style-name="T70_27">how</text:span><text:span text:style-name="T70_28"><text:s/></text:span><text:span text:style-name="T70_29">they</text:span><text:span text:style-name="T70_30"><text:s/></text:span><text:span text:style-name="T70_31">source</text:span><text:span text:style-name="T70_32">,<text:s/></text:span><text:span text:style-name="T70_33">use</text:span><text:span text:style-name="T70_34">,<text:s/></text:span><text:span text:style-name="T70_35">store</text:span><text:span text:style-name="T70_36"><text:s/></text:span><text:span text:style-name="T70_37">and</text:span><text:span text:style-name="T70_38"><text:s/></text:span><text:span text:style-name="T70_39">secure</text:span><text:span text:style-name="T70_40"><text:s/></text:span><text:span text:style-name="T70_41">data</text:span><text:span text:style-name="T70_42">,<text:s/></text:span><text:span text:style-name="T70_43">which</text:span><text:span text:style-name="T70_44"><text:s/></text:span><text:span text:style-name="T70_45">will</text:span><text:span text:style-name="T70_46"><text:s/></text:span><text:span text:style-name="T70_47">empower</text:span><text:span text:style-name="T70_48"><text:s/></text:span><text:span text:style-name="T70_49">individual</text:span><text:span text:style-name="T70_50"><text:s/></text:span><text:span text:style-name="T70_51">citizens</text:span><text:span text:style-name="T70_52"><text:s/></text:span><text:span text:style-name="T70_53">to</text:span><text:span text:style-name="T70_54"><text:s/></text:span><text:span text:style-name="T70_55">control</text:span><text:span text:style-name="T70_56"><text:s/></text:span><text:span text:style-name="T70_57">and</text:span><text:span text:style-name="T70_58"><text:s/></text:span><text:span text:style-name="T70_59">choose</text:span><text:span text:style-name="T70_60"><text:s/></text:span><text:span text:style-name="T70_61">among</text:span><text:span text:style-name="T70_62"><text:s/></text:span><text:span text:style-name="T70_63">transparent</text:span><text:span text:style-name="T70_64"><text:s/></text:span><text:span text:style-name="T70_65">options</text:span><text:span text:style-name="T70_66">,<text:s/></text:span><text:span text:style-name="T70_67">and</text:span><text:span text:style-name="T70_68"><text:s/></text:span><text:span text:style-name="T70_69">in</text:span><text:span text:style-name="T70_70"><text:s/></text:span><text:span text:style-name="T70_71">turn</text:span><text:span text:style-name="T70_72"><text:s/></text:span><text:span text:style-name="T70_73">builds</text:span><text:span text:style-name="T70_74"><text:s/></text:span><text:span text:style-name="T70_75">more</text:span><text:span text:style-name="T70_76"><text:s/></text:span><text:span text:style-name="T70_77">lasting</text:span><text:span text:style-name="T70_78"><text:s/></text:span><text:span text:style-name="T70_79">and</text:span><text:span text:style-name="T70_80"><text:s/></text:span><text:span text:style-name="T70_81">trusting</text:span><text:span text:style-name="T70_82"><text:s/></text:span><text:span text:style-name="T70_83">relationships</text:span><text:span text:style-name="T70_84"><text:s/></text:span><text:span text:style-name="T70_85">between</text:span><text:span text:style-name="T70_86"><text:s/></text:span><text:span text:style-name="T70_87">organisations</text:span><text:span text:style-name="T70_88"><text:s/></text:span><text:span text:style-name="T70_89">and</text:span><text:span text:style-name="T70_90"><text:s/></text:span><text:span text:style-name="T70_91">citizens</text:span><text:span text:style-name="T70_92">.<text:s/></text:span><text:span text:style-name="T70_93">This</text:span><text:span text:style-name="T70_94"><text:s/></text:span><text:span text:style-name="T70_95">should</text:span><text:span text:style-name="T70_96"><text:s/></text:span><text:span text:style-name="T70_97">deliver</text:span><text:span text:style-name="T70_98"><text:s/></text:span><text:span text:style-name="T70_99">a</text:span><text:span text:style-name="T70_100"><text:s/></text:span><text:span text:style-name="T70_101">differentiation</text:span><text:span text:style-name="T70_102"><text:s/></text:span><text:span text:style-name="T70_103">for</text:span><text:span text:style-name="T70_104"><text:s/></text:span><text:span text:style-name="T70_105">the</text:span><text:span text:style-name="T70_106"><text:s/></text:span><text:span text:style-name="T70_107">UK</text:span><text:span text:style-name="T70_108"><text:s/></text:span><text:span text:style-name="T70_109">and</text:span><text:span text:style-name="T70_110"> </text:span><text:span text:style-name="T70_111">become</text:span><text:span text:style-name="T70_112"><text:s/></text:span><text:span text:style-name="T70_113">a</text:span><text:span text:style-name="T70_114"><text:s/></text:span><text:span text:style-name="T70_115">source</text:span><text:span text:style-name="T70_116"><text:s/></text:span><text:span text:style-name="T70_117">of</text:span><text:span text:style-name="T70_118"><text:s/></text:span><text:span text:style-name="T70_119">long</text:span><text:span text:style-name="T70_120"><text:s/></text:span><text:span text:style-name="T70_121">run</text:span><text:span text:style-name="T70_122"><text:s/></text:span><text:span text:style-name="T70_123">competitive</text:span><text:span text:style-name="T70_124"><text:s/></text:span><text:span text:style-name="T70_125">advantage</text:span><text:span text:style-name="T70_126">.</text:span></text:p>
      <text:p text:style-name="P71"><text:span text:style-name="T71_1">Government</text:span><text:span text:style-name="T71_2"><text:s/></text:span><text:span text:style-name="T71_3">will</text:span><text:span text:style-name="T71_4"><text:s/></text:span><text:span text:style-name="T71_5">work</text:span><text:span text:style-name="T71_6"><text:s/></text:span><text:span text:style-name="T71_7">based</text:span><text:span text:style-name="T71_8"><text:s/></text:span><text:span text:style-name="T71_9">on</text:span><text:span text:style-name="T71_10"><text:s/></text:span><text:span text:style-name="T71_11">the</text:span><text:span text:style-name="T71_12"><text:s/></text:span><text:span text:style-name="T71_13">principle</text:span><text:span text:style-name="T71_14"><text:s/></text:span><text:span text:style-name="T71_15">of</text:span><text:span text:style-name="T71_16"><text:s/>‘</text:span><text:span text:style-name="T71_17">collect</text:span><text:span text:style-name="T71_18"><text:s/></text:span><text:span text:style-name="T71_19">once</text:span><text:span text:style-name="T71_20">,<text:s/></text:span><text:span text:style-name="T71_21">use</text:span><text:span text:style-name="T71_22"><text:s/></text:span><text:span text:style-name="T71_23">many</text:span><text:span text:style-name="T71_24"><text:s/></text:span><text:span text:style-name="T71_25">times</text:span><text:span text:style-name="T71_26">’,<text:s/></text:span><text:span text:style-name="T71_27">freeing</text:span><text:span text:style-name="T71_28"><text:s/></text:span><text:span text:style-name="T71_29">businesses</text:span><text:span text:style-name="T71_30"><text:s/></text:span><text:span text:style-name="T71_31">and</text:span><text:span text:style-name="T71_32"><text:s/></text:span><text:span text:style-name="T71_33">the</text:span><text:span text:style-name="T71_34"><text:s/></text:span><text:span text:style-name="T71_35">public</text:span><text:span text:style-name="T71_36"><text:s/></text:span><text:span text:style-name="T71_37">from</text:span><text:span text:style-name="T71_38"><text:s/></text:span><text:span text:style-name="T71_39">bureaucracy</text:span><text:span text:style-name="T71_40"><text:s/></text:span><text:span text:style-name="T71_41">and</text:span><text:span text:style-name="T71_42"><text:s/></text:span><text:span text:style-name="T71_43">reducing</text:span><text:span text:style-name="T71_44"><text:s/></text:span><text:span text:style-name="T71_45">inefficiencies</text:span><text:span text:style-name="T71_46"><text:s/></text:span><text:span text:style-name="T71_47">within</text:span><text:span text:style-name="T71_48"><text:s/></text:span><text:span text:style-name="T71_49">Government</text:span><text:span text:style-name="T71_50"><text:s/></text:span><text:span text:style-name="T71_51">caused</text:span><text:span text:style-name="T71_52"><text:s/></text:span><text:span text:style-name="T71_53">by</text:span><text:span text:style-name="T71_54"><text:s/></text:span><text:span text:style-name="T71_55">collecting</text:span><text:span text:style-name="T71_56"><text:s/></text:span><text:span text:style-name="T71_57">the</text:span><text:span text:style-name="T71_58"><text:s/></text:span><text:span text:style-name="T71_59">same</text:span><text:span text:style-name="T71_60"><text:s/></text:span><text:span text:style-name="T71_61">data</text:span><text:span text:style-name="T71_62"><text:s/></text:span><text:span text:style-name="T71_63">more</text:span><text:span text:style-name="T71_64"><text:s/></text:span><text:span text:style-name="T71_65">than</text:span><text:span text:style-name="T71_66"><text:s/></text:span><text:span text:style-name="T71_67">once</text:span><text:span text:style-name="T71_68">.<text:s/></text:span><text:span text:style-name="T71_69">This</text:span><text:span text:style-name="T71_70"><text:s/></text:span><text:span text:style-name="T71_71">will</text:span><text:span text:style-name="T71_72"><text:s/></text:span><text:span text:style-name="T71_73">take</text:span><text:span text:style-name="T71_74"><text:s/></text:span><text:span text:style-name="T71_75">time</text:span><text:span text:style-name="T71_76">,<text:s/></text:span><text:span text:style-name="T71_77">to</text:span><text:span text:style-name="T71_78"><text:s/></text:span><text:span text:style-name="T71_79">redesign</text:span><text:span text:style-name="T71_80"><text:s/></text:span><text:span text:style-name="T71_81">data</text:span><text:span text:style-name="T71_82"><text:s/></text:span><text:span text:style-name="T71_83">collection</text:span><text:span text:style-name="T71_84"><text:s/></text:span><text:span text:style-name="T71_85">processes</text:span><text:span text:style-name="T71_86"><text:s/></text:span><text:span text:style-name="T71_87">and</text:span><text:span text:style-name="T71_88"><text:s/></text:span><text:span text:style-name="T71_89">public</text:span><text:span text:style-name="T71_90"><text:s/></text:span><text:span text:style-name="T71_91">services</text:span><text:span text:style-name="T71_92"><text:s/></text:span><text:span text:style-name="T71_93">which</text:span><text:span text:style-name="T71_94"><text:s/></text:span><text:span text:style-name="T71_95">reflect</text:span><text:span text:style-name="T71_96"><text:s/></text:span><text:span text:style-name="T71_97">changes</text:span><text:span text:style-name="T71_98"><text:s/></text:span><text:span text:style-name="T71_99">in</text:span><text:span text:style-name="T71_100"><text:s/></text:span><text:span text:style-name="T71_101">the</text:span><text:span text:style-name="T71_102"><text:s/></text:span><text:span text:style-name="T71_103">digital</text:span><text:span text:style-name="T71_104"><text:s/></text:span><text:span text:style-name="T71_105">economy</text:span><text:span text:style-name="T71_106">.<text:s/></text:span></text:p>
      <text:p text:style-name="P72"><text:span text:style-name="T72_1">With</text:span><text:span text:style-name="T72_2"><text:s/></text:span><text:span text:style-name="T72_3">increased</text:span><text:span text:style-name="T72_4"><text:s/></text:span><text:span text:style-name="T72_5">data</text:span><text:span text:style-name="T72_6"><text:s/></text:span><text:span text:style-name="T72_7">skills</text:span><text:span text:style-name="T72_8">,<text:s/></text:span><text:span text:style-name="T72_9">and</text:span><text:span text:style-name="T72_10"><text:s/></text:span><text:span text:style-name="T72_11">data</text:span><text:span text:style-name="T72_12">-</text:span><text:span text:style-name="T72_13">driven</text:span><text:span text:style-name="T72_14"><text:s/></text:span><text:span text:style-name="T72_15">businesses</text:span><text:span text:style-name="T72_16"><text:s/></text:span><text:span text:style-name="T72_17">flourishing</text:span><text:span text:style-name="T72_18">,<text:s/></text:span><text:span text:style-name="T72_19">the</text:span><text:span text:style-name="T72_20"><text:s/></text:span><text:span text:style-name="T72_21">UK</text:span><text:span text:style-name="T72_22"><text:s/></text:span><text:span text:style-name="T72_23">will</text:span><text:span text:style-name="T72_24"><text:s/></text:span><text:span text:style-name="T72_25">have</text:span><text:span text:style-name="T72_26"><text:s/></text:span><text:span text:style-name="T72_27">the</text:span><text:span text:style-name="T72_28"><text:s/></text:span><text:span text:style-name="T72_29">capacity</text:span><text:span text:style-name="T72_30"><text:s/></text:span><text:span text:style-name="T72_31">to</text:span><text:span text:style-name="T72_32"><text:s/></text:span><text:span text:style-name="T72_33">export</text:span><text:span text:style-name="T72_34"><text:s/></text:span><text:span text:style-name="T72_35">knowledge</text:span><text:span text:style-name="T72_36">,<text:s/></text:span><text:span text:style-name="T72_37">products</text:span><text:span text:style-name="T72_38"><text:s/></text:span><text:span text:style-name="T72_39">and</text:span><text:span text:style-name="T72_40"><text:s/></text:span><text:span text:style-name="T72_41">services</text:span><text:span text:style-name="T72_42"><text:s/></text:span><text:span text:style-name="T72_43">around</text:span><text:span text:style-name="T72_44"><text:s/></text:span><text:span text:style-name="T72_45">the</text:span><text:span text:style-name="T72_46"><text:s/></text:span><text:span text:style-name="T72_47">world</text:span><text:span text:style-name="T72_48">.<text:s/></text:span><text:span text:style-name="T72_49">This</text:span><text:span text:style-name="T72_50"><text:s/></text:span><text:span text:style-name="T72_51">will</text:span><text:span text:style-name="T72_52"><text:s/></text:span><text:span text:style-name="T72_53">also</text:span><text:span text:style-name="T72_54"><text:s/></text:span><text:span text:style-name="T72_55">provide</text:span><text:span text:style-name="T72_56"><text:s/></text:span><text:span text:style-name="T72_57">the</text:span><text:span text:style-name="T72_58"><text:s/></text:span><text:span text:style-name="T72_59">potential</text:span><text:span text:style-name="T72_60"><text:s/></text:span><text:span text:style-name="T72_61">to</text:span><text:span text:style-name="T72_62"><text:s/></text:span><text:span text:style-name="T72_63">help</text:span><text:span text:style-name="T72_64"><text:s/></text:span><text:span text:style-name="T72_65">other</text:span><text:span text:style-name="T72_66"><text:s/></text:span><text:span text:style-name="T72_67">countries</text:span><text:span text:style-name="T72_68"><text:s/></text:span><text:span text:style-name="T72_69">set</text:span><text:span text:style-name="T72_70"><text:s/></text:span><text:span text:style-name="T72_71">up</text:span><text:span text:style-name="T72_72"><text:s/></text:span><text:span text:style-name="T72_73">their</text:span><text:span text:style-name="T72_74"><text:s/></text:span><text:span text:style-name="T72_75">own</text:span><text:span text:style-name="T72_76"><text:s/></text:span><text:span text:style-name="T72_77">data</text:span><text:span text:style-name="T72_78"><text:s/></text:span><text:span text:style-name="T72_79">infrastructure</text:span><text:span text:style-name="T72_80"><text:s/></text:span><text:span text:style-name="T72_81">and</text:span><text:span text:style-name="T72_82"><text:s/></text:span><text:span text:style-name="T72_83">public</text:span><text:span text:style-name="T72_84"><text:s/></text:span><text:span text:style-name="T72_85">services</text:span><text:span text:style-name="T72_86">,<text:s/></text:span><text:span text:style-name="T72_87">improving</text:span><text:span text:style-name="T72_88"><text:s/></text:span><text:span text:style-name="T72_89">the</text:span><text:span text:style-name="T72_90"><text:s/></text:span><text:span text:style-name="T72_91">well</text:span><text:span text:style-name="T72_92">-</text:span><text:span text:style-name="T72_93">being</text:span><text:span text:style-name="T72_94"><text:s/></text:span><text:span text:style-name="T72_95">of</text:span><text:span text:style-name="T72_96"><text:s/></text:span><text:span text:style-name="T72_97">global</text:span><text:span text:style-name="T72_98"><text:s/></text:span><text:span text:style-name="T72_99">citizens</text:span><text:span text:style-name="T72_100"><text:s/></text:span><text:span text:style-name="T72_101">too</text:span><text:span text:style-name="T72_102">.<text:s/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h text:style-name="P89" text:outline-level="10"><text:bookmark-start text:name="h.2et92p0"/><text:bookmark-end text:name="h.2et92p0"/><text:span text:style-name="T89_1">What</text:span><text:span text:style-name="T89_2"><text:s/></text:span><text:span text:style-name="T89_3">does</text:span><text:span text:style-name="T89_4"><text:s/></text:span><text:span text:style-name="T89_5">the</text:span><text:span text:style-name="T89_6"><text:s/></text:span><text:span text:style-name="T89_7">data</text:span><text:span text:style-name="T89_8"><text:s/></text:span><text:span text:style-name="T89_9">revolution</text:span><text:span text:style-name="T89_10"><text:s/></text:span><text:span text:style-name="T89_11">mean</text:span><text:span text:style-name="T89_12"><text:s/></text:span><text:span text:style-name="T89_13">for</text:span><text:span text:style-name="T89_14"><text:s/></text:span><text:span text:style-name="T89_15">UK</text:span><text:span text:style-name="T89_16"><text:s/></text:span><text:span text:style-name="T89_17">citizens</text:span><text:span text:style-name="T89_18"><text:s/></text:span><text:span text:style-name="T89_19">and</text:span><text:span text:style-name="T89_20"><text:s/></text:span><text:span text:style-name="T89_21">businesses</text:span><text:span text:style-name="T89_22">?</text:span></text:h>
      <text:p text:style-name="P90"><text:span text:style-name="T90_1">In</text:span><text:span text:style-name="T90_2"><text:s/></text:span><text:span text:style-name="T90_3">order</text:span><text:span text:style-name="T90_4"><text:s/></text:span><text:span text:style-name="T90_5">for</text:span><text:span text:style-name="T90_6"><text:s/></text:span><text:span text:style-name="T90_7">Government</text:span><text:span text:style-name="T90_8"><text:s/></text:span><text:span text:style-name="T90_9">and</text:span><text:span text:style-name="T90_10"><text:s/></text:span><text:span text:style-name="T90_11">businesses</text:span><text:span text:style-name="T90_12"><text:s/></text:span><text:span text:style-name="T90_13">to</text:span><text:span text:style-name="T90_14"><text:s/></text:span><text:span text:style-name="T90_15">effectively</text:span><text:span text:style-name="T90_16"><text:s/></text:span><text:span text:style-name="T90_17">use</text:span><text:span text:style-name="T90_18"><text:s/></text:span><text:span text:style-name="T90_19">data</text:span><text:span text:style-name="T90_20">,<text:s/></text:span><text:span text:style-name="T90_21">there</text:span><text:span text:style-name="T90_22"><text:s/></text:span><text:span text:style-name="T90_23">needs</text:span><text:span text:style-name="T90_24"><text:s/></text:span><text:span text:style-name="T90_25">to</text:span><text:span text:style-name="T90_26"><text:s/></text:span><text:span text:style-name="T90_27">be</text:span><text:span text:style-name="T90_28"><text:s/></text:span><text:span text:style-name="T90_29">clear</text:span><text:span text:style-name="T90_30">,<text:s/></text:span><text:span text:style-name="T90_31">bold</text:span><text:span text:style-name="T90_32">,<text:s/></text:span><text:span text:style-name="T90_33">but</text:span><text:span text:style-name="T90_34"><text:s/></text:span><text:span text:style-name="T90_35">careful</text:span><text:span text:style-name="T90_36"><text:s/></text:span><text:span text:style-name="T90_37">rules</text:span><text:span text:style-name="T90_38"><text:s/></text:span><text:span text:style-name="T90_39">for</text:span><text:span text:style-name="T90_40"><text:s/></text:span><text:span text:style-name="T90_41">the</text:span><text:span text:style-name="T90_42"><text:s/></text:span><text:span text:style-name="T90_43">use</text:span><text:span text:style-name="T90_44"><text:s/></text:span><text:span text:style-name="T90_45">of</text:span><text:span text:style-name="T90_46"><text:s/></text:span><text:span text:style-name="T90_47">information</text:span><text:span text:style-name="T90_48">.<text:s/></text:span><text:span text:style-name="T90_49">In</text:span><text:span text:style-name="T90_50"><text:s/></text:span><text:span text:style-name="T90_51">particular</text:span><text:span text:style-name="T90_52">,<text:s/></text:span><text:span text:style-name="T90_53">rules</text:span><text:span text:style-name="T90_54"><text:s/></text:span><text:span text:style-name="T90_55">about</text:span><text:span text:style-name="T90_56"><text:s/></text:span><text:span text:style-name="T90_57">how</text:span><text:span text:style-name="T90_58"><text:s/></text:span><text:span text:style-name="T90_59">Government</text:span><text:span text:style-name="T90_60"><text:s/></text:span><text:span text:style-name="T90_61">holds</text:span><text:span text:style-name="T90_62"><text:s/></text:span><text:span text:style-name="T90_63">personal</text:span><text:span text:style-name="T90_64"><text:s/></text:span><text:span text:style-name="T90_65">data</text:span><text:span text:style-name="T90_66">,<text:s/></text:span><text:span text:style-name="T90_67">how</text:span><text:span text:style-name="T90_68"><text:s/></text:span><text:span text:style-name="T90_69">Government</text:span><text:span text:style-name="T90_70"><text:s/></text:span><text:span text:style-name="T90_71">uses</text:span><text:span text:style-name="T90_72"><text:s/></text:span><text:span text:style-name="T90_73">personal</text:span><text:span text:style-name="T90_74"><text:s/></text:span><text:span text:style-name="T90_75">data</text:span><text:span text:style-name="T90_76">,<text:s/></text:span><text:span text:style-name="T90_77">and</text:span><text:span text:style-name="T90_78"><text:s/></text:span><text:span text:style-name="T90_79">how</text:span><text:span text:style-name="T90_80"><text:s/></text:span><text:span text:style-name="T90_81">and</text:span><text:span text:style-name="T90_82"><text:s/></text:span><text:span text:style-name="T90_83">when</text:span><text:span text:style-name="T90_84"><text:s/></text:span><text:span text:style-name="T90_85">Government</text:span><text:span text:style-name="T90_86"><text:s/></text:span><text:span text:style-name="T90_87">shares</text:span><text:span text:style-name="T90_88"><text:s/></text:span><text:span text:style-name="T90_89">personal</text:span><text:span text:style-name="T90_90"><text:s/></text:span><text:span text:style-name="T90_91">data</text:span><text:span text:style-name="T90_92"><text:s/></text:span><text:span text:style-name="T90_93">will</text:span><text:span text:style-name="T90_94"><text:s/></text:span><text:span text:style-name="T90_95">be</text:span><text:span text:style-name="T90_96"><text:s/></text:span><text:span text:style-name="T90_97">vital</text:span><text:span text:style-name="T90_98">.<text:s/></text:span><text:span text:style-name="T90_99">Only</text:span><text:span text:style-name="T90_100"><text:s/></text:span><text:span text:style-name="T90_101">if</text:span><text:span text:style-name="T90_102"><text:s/></text:span><text:span text:style-name="T90_103">these</text:span><text:span text:style-name="T90_104"><text:s/></text:span><text:span text:style-name="T90_105">rules</text:span><text:span text:style-name="T90_106"><text:s/></text:span><text:span text:style-name="T90_107">are</text:span><text:span text:style-name="T90_108"><text:s/></text:span><text:span text:style-name="T90_109">appropriate</text:span><text:span text:style-name="T90_110">,<text:s/></text:span><text:span text:style-name="T90_111">transparent</text:span><text:span text:style-name="T90_112"><text:s/></text:span><text:span text:style-name="T90_113">and</text:span><text:span text:style-name="T90_114"><text:s/></text:span><text:span text:style-name="T90_115">fair</text:span><text:span text:style-name="T90_116"><text:s/></text:span><text:span text:style-name="T90_117">will</text:span><text:span text:style-name="T90_118"><text:s/></text:span><text:span text:style-name="T90_119">they</text:span><text:span text:style-name="T90_120"><text:s/></text:span><text:span text:style-name="T90_121">have</text:span><text:span text:style-name="T90_122"><text:s/></text:span><text:span text:style-name="T90_123">the</text:span><text:span text:style-name="T90_124"><text:s/></text:span><text:span text:style-name="T90_125">chance</text:span><text:span text:style-name="T90_126"><text:s/></text:span><text:span text:style-name="T90_127">to</text:span><text:span text:style-name="T90_128"><text:s/></text:span><text:span text:style-name="T90_129">work</text:span><text:span text:style-name="T90_130">.<text:s/></text:span><text:span text:style-name="T90_131">This</text:span><text:span text:style-name="T90_132"><text:s/></text:span><text:span text:style-name="T90_133">is</text:span><text:span text:style-name="T90_134"><text:s/></text:span><text:span text:style-name="T90_135">a</text:span><text:span text:style-name="T90_136"><text:s/></text:span><text:span text:style-name="T90_137">rapidly</text:span><text:span text:style-name="T90_138"><text:s/></text:span><text:span text:style-name="T90_139">changing</text:span><text:span text:style-name="T90_140"><text:s/></text:span><text:span text:style-name="T90_141">environment</text:span><text:span text:style-name="T90_142">,<text:s/></text:span><text:span text:style-name="T90_143">and</text:span><text:span text:style-name="T90_144"><text:s/></text:span><text:span text:style-name="T90_145">the</text:span><text:span text:style-name="T90_146"><text:s/></text:span><text:span text:style-name="T90_147">answers</text:span><text:span text:style-name="T90_148"><text:s/></text:span><text:span text:style-name="T90_149">to</text:span><text:span text:style-name="T90_150"><text:s/></text:span><text:span text:style-name="T90_151">problems</text:span><text:span text:style-name="T90_152"><text:s/></text:span><text:span text:style-name="T90_153">posed</text:span><text:span text:style-name="T90_154"><text:s/></text:span><text:span text:style-name="T90_155">today</text:span><text:span text:style-name="T90_156"><text:s/></text:span><text:span text:style-name="T90_157">may</text:span><text:span text:style-name="T90_158"><text:s/></text:span><text:span text:style-name="T90_159">be</text:span><text:span text:style-name="T90_160"><text:s/></text:span><text:span text:style-name="T90_161">different</text:span><text:span text:style-name="T90_162"><text:s/></text:span><text:span text:style-name="T90_163">in</text:span><text:span text:style-name="T90_164"><text:s/>5<text:s/></text:span><text:span text:style-name="T90_165">years</text:span><text:span text:style-name="T90_166"><text:s/></text:span><text:span text:style-name="T90_167">time</text:span><text:span text:style-name="T90_168">.</text:span></text:p>
      <text:p text:style-name="P91"><text:span text:style-name="T91_1">With</text:span><text:span text:style-name="T91_2"><text:s/></text:span><text:span text:style-name="T91_3">better</text:span><text:span text:style-name="T91_4"><text:s/></text:span><text:span text:style-name="T91_5">use</text:span><text:span text:style-name="T91_6"><text:s/></text:span><text:span text:style-name="T91_7">of</text:span><text:span text:style-name="T91_8"><text:s/></text:span><text:span text:style-name="T91_9">data</text:span><text:span text:style-name="T91_10">,<text:s/></text:span><text:span text:style-name="T91_11">businesses</text:span><text:span text:style-name="T91_12"><text:s/></text:span><text:span text:style-name="T91_13">and</text:span><text:span text:style-name="T91_14"><text:s/></text:span><text:span text:style-name="T91_15">Government</text:span><text:span text:style-name="T91_16"><text:s/></text:span><text:span text:style-name="T91_17">would</text:span><text:span text:style-name="T91_18"><text:s/></text:span><text:span text:style-name="T91_19">be</text:span><text:span text:style-name="T91_20"><text:s/></text:span><text:span text:style-name="T91_21">able</text:span><text:span text:style-name="T91_22"><text:s/></text:span><text:span text:style-name="T91_23">to</text:span><text:span text:style-name="T91_24"><text:s/></text:span><text:span text:style-name="T91_25">personalise</text:span><text:span text:style-name="T91_26"><text:s/></text:span><text:span text:style-name="T91_27">engagement</text:span><text:span text:style-name="T91_28"><text:s/></text:span><text:span text:style-name="T91_29">with</text:span><text:span text:style-name="T91_30"><text:s/></text:span><text:span text:style-name="T91_31">citizens</text:span><text:span text:style-name="T91_32">.<text:s/></text:span><text:span text:style-name="T91_33">For</text:span><text:span text:style-name="T91_34"><text:s/></text:span><text:span text:style-name="T91_35">example</text:span><text:span text:style-name="T91_36">,<text:s/></text:span><text:span text:style-name="T91_37">websites</text:span><text:span text:style-name="T91_38"><text:s/></text:span><text:span text:style-name="T91_39">that</text:span><text:span text:style-name="T91_40"><text:s/></text:span><text:span text:style-name="T91_41">are</text:span><text:span text:style-name="T91_42"><text:s/></text:span><text:span text:style-name="T91_43">able</text:span><text:span text:style-name="T91_44"><text:s/></text:span><text:span text:style-name="T91_45">to</text:span><text:span text:style-name="T91_46"><text:s/></text:span><text:span text:style-name="T91_47">remember</text:span><text:span text:style-name="T91_48"><text:s/></text:span><text:span text:style-name="T91_49">details</text:span><text:span text:style-name="T91_50"><text:s/></text:span><text:span text:style-name="T91_51">that</text:span><text:span text:style-name="T91_52"><text:s/></text:span><text:span text:style-name="T91_53">you</text:span><text:span text:style-name="T91_54"><text:s/></text:span><text:span text:style-name="T91_55">have</text:span><text:span text:style-name="T91_56"><text:s/></text:span><text:span text:style-name="T91_57">previously</text:span><text:span text:style-name="T91_58"><text:s/></text:span><text:span text:style-name="T91_59">given</text:span><text:span text:style-name="T91_60"><text:s/></text:span><text:span text:style-name="T91_61">them</text:span><text:span text:style-name="T91_62"><text:s/></text:span><text:span text:style-name="T91_63">so</text:span><text:span text:style-name="T91_64"><text:s/></text:span><text:span text:style-name="T91_65">that</text:span><text:span text:style-name="T91_66"><text:s/></text:span><text:span text:style-name="T91_67">you</text:span><text:span text:style-name="T91_68"><text:s/></text:span><text:span text:style-name="T91_69">don</text:span><text:span text:style-name="T91_70">’</text:span><text:span text:style-name="T91_71">t</text:span><text:span text:style-name="T91_72"><text:s/></text:span><text:span text:style-name="T91_73">have</text:span><text:span text:style-name="T91_74"><text:s/></text:span><text:span text:style-name="T91_75">to</text:span><text:span text:style-name="T91_76"><text:s/></text:span><text:span text:style-name="T91_77">fill</text:span><text:span text:style-name="T91_78"><text:s/></text:span><text:span text:style-name="T91_79">them</text:span><text:span text:style-name="T91_80"><text:s/></text:span><text:span text:style-name="T91_81">out</text:span><text:span text:style-name="T91_82"><text:s/></text:span><text:span text:style-name="T91_83">when</text:span><text:span text:style-name="T91_84"><text:s/></text:span><text:span text:style-name="T91_85">you</text:span><text:span text:style-name="T91_86"><text:s/></text:span><text:span text:style-name="T91_87">visit</text:span><text:span text:style-name="T91_88"><text:s/></text:span><text:span text:style-name="T91_89">again</text:span><text:span text:style-name="T91_90">.<text:s/></text:span><text:span text:style-name="T91_91">Do</text:span><text:span text:style-name="T91_92"><text:s/></text:span><text:span text:style-name="T91_93">consumers</text:span><text:span text:style-name="T91_94"><text:s/></text:span><text:span text:style-name="T91_95">want</text:span><text:span text:style-name="T91_96"><text:s/></text:span><text:span text:style-name="T91_97">personalised</text:span><text:span text:style-name="T91_98"><text:s/></text:span><text:span text:style-name="T91_99">services</text:span><text:span text:style-name="T91_100"><text:s/></text:span><text:span text:style-name="T91_101">like</text:span><text:span text:style-name="T91_102"><text:s/></text:span><text:span text:style-name="T91_103">that</text:span><text:span text:style-name="T91_104">?<text:s/></text:span><text:span text:style-name="T91_105">Are</text:span><text:span text:style-name="T91_106"><text:s/></text:span><text:span text:style-name="T91_107">consumers</text:span><text:span text:style-name="T91_108"><text:s/></text:span><text:span text:style-name="T91_109">comfortable</text:span><text:span text:style-name="T91_110"><text:s/></text:span><text:span text:style-name="T91_111">with</text:span><text:span text:style-name="T91_112"><text:s/></text:span><text:span text:style-name="T91_113">their</text:span><text:span text:style-name="T91_114"><text:s/></text:span><text:span text:style-name="T91_115">data</text:span><text:span text:style-name="T91_116"><text:s/></text:span><text:span text:style-name="T91_117">being</text:span><text:span text:style-name="T91_118"><text:s/></text:span><text:span text:style-name="T91_119">held</text:span><text:span text:style-name="T91_120"><text:s/></text:span><text:span text:style-name="T91_121">in</text:span><text:span text:style-name="T91_122"><text:s/></text:span><text:span text:style-name="T91_123">order</text:span><text:span text:style-name="T91_124"><text:s/></text:span><text:span text:style-name="T91_125">to</text:span><text:span text:style-name="T91_126"><text:s/></text:span><text:span text:style-name="T91_127">enable</text:span><text:span text:style-name="T91_128"><text:s/></text:span><text:span text:style-name="T91_129">these</text:span><text:span text:style-name="T91_130"><text:s/></text:span><text:span text:style-name="T91_131">services</text:span><text:span text:style-name="T91_132">?<text:s/></text:span><text:span text:style-name="T91_133">Do</text:span><text:span text:style-name="T91_134"><text:s/></text:span><text:span text:style-name="T91_135">consumers</text:span><text:span text:style-name="T91_136"><text:s/></text:span><text:span text:style-name="T91_137">really</text:span><text:span text:style-name="T91_138"><text:s/></text:span><text:span text:style-name="T91_139">understand</text:span><text:span text:style-name="T91_140"><text:s/></text:span><text:span text:style-name="T91_141">how</text:span><text:span text:style-name="T91_142"><text:s/></text:span><text:span text:style-name="T91_143">their</text:span><text:span text:style-name="T91_144"><text:s/></text:span><text:span text:style-name="T91_145">data</text:span><text:span text:style-name="T91_146"><text:s/></text:span><text:span text:style-name="T91_147">is</text:span><text:span text:style-name="T91_148"><text:s/></text:span><text:span text:style-name="T91_149">held</text:span><text:span text:style-name="T91_150"><text:s/></text:span><text:span text:style-name="T91_151">and</text:span><text:span text:style-name="T91_152"><text:s/></text:span><text:span text:style-name="T91_153">used</text:span><text:span text:style-name="T91_154"><text:s/></text:span><text:span text:style-name="T91_155">at</text:span><text:span text:style-name="T91_156"><text:s/></text:span><text:span text:style-name="T91_157">the</text:span><text:span text:style-name="T91_158"><text:s/></text:span><text:span text:style-name="T91_159">moment</text:span><text:span text:style-name="T91_160">?</text:span></text:p>
      <text:p text:style-name="P92"><text:span text:style-name="T92_1">At</text:span><text:span text:style-name="T92_2"><text:s/></text:span><text:span text:style-name="T92_3">the</text:span><text:span text:style-name="T92_4"><text:s/></text:span><text:span text:style-name="T92_5">root</text:span><text:span text:style-name="T92_6"><text:s/></text:span><text:span text:style-name="T92_7">of</text:span><text:span text:style-name="T92_8"><text:s/></text:span><text:span text:style-name="T92_9">these</text:span><text:span text:style-name="T92_10"><text:s/></text:span><text:span text:style-name="T92_11">questions</text:span><text:span text:style-name="T92_12"><text:s/></text:span><text:span text:style-name="T92_13">is</text:span><text:span text:style-name="T92_14"><text:s/></text:span><text:span text:style-name="T92_15">whether</text:span><text:span text:style-name="T92_16"><text:s/></text:span><text:span text:style-name="T92_17">the</text:span><text:span text:style-name="T92_18"><text:s/></text:span><text:span text:style-name="T92_19">citizen</text:span><text:span text:style-name="T92_20">,<text:s/></text:span><text:span text:style-name="T92_21">or</text:span><text:span text:style-name="T92_22"><text:s/></text:span><text:span text:style-name="T92_23">business</text:span><text:span text:style-name="T92_24">,<text:s/></text:span><text:span text:style-name="T92_25">understands</text:span><text:span text:style-name="T92_26"><text:s/></text:span><text:span text:style-name="T92_27">what</text:span><text:span text:style-name="T92_28"><text:s/></text:span><text:span text:style-name="T92_29">is</text:span><text:span text:style-name="T92_30"><text:s/></text:span><text:span text:style-name="T92_31">happening</text:span><text:span text:style-name="T92_32"><text:s/></text:span><text:span text:style-name="T92_33">to</text:span><text:span text:style-name="T92_34"><text:s/></text:span><text:span text:style-name="T92_35">data</text:span><text:span text:style-name="T92_36"><text:s/></text:span><text:span text:style-name="T92_37">held</text:span><text:span text:style-name="T92_38"><text:s/></text:span><text:span text:style-name="T92_39">about</text:span><text:span text:style-name="T92_40"><text:s/></text:span><text:span text:style-name="T92_41">them</text:span><text:span text:style-name="T92_42">.<text:s/></text:span><text:span text:style-name="T92_43">A</text:span><text:span text:style-name="T92_44"><text:s/></text:span><text:span text:style-name="T92_45">trade</text:span><text:span text:style-name="T92_46"><text:s/></text:span><text:span text:style-name="T92_47">off</text:span><text:span text:style-name="T92_48"><text:s/></text:span><text:span text:style-name="T92_49">fallacy</text:span><text:span text:style-name="T92_50"><text:s/></text:span><text:span text:style-name="T92_51">exists</text:span><text:span text:style-name="T92_52">.<text:s/></text:span><text:span text:style-name="T92_53">The</text:span><text:span text:style-name="T92_54"><text:s/></text:span><text:span text:style-name="T92_55">relationship</text:span><text:span text:style-name="T92_56"><text:s/></text:span><text:span text:style-name="T92_57">between</text:span><text:span text:style-name="T92_58"><text:s/></text:span><text:span text:style-name="T92_59">customers</text:span><text:span text:style-name="T92_60"><text:s/></text:span><text:span text:style-name="T92_61">and</text:span><text:span text:style-name="T92_62"><text:s/></text:span><text:span text:style-name="T92_63">businesses</text:span><text:span text:style-name="T92_64"><text:s/></text:span><text:span text:style-name="T92_65">is</text:span><text:span text:style-name="T92_66"><text:s/></text:span><text:span text:style-name="T92_67">often</text:span><text:span text:style-name="T92_68"><text:s/></text:span><text:span text:style-name="T92_69">asymmetric</text:span><text:span text:style-name="T92_70">,<text:s/></text:span><text:span text:style-name="T92_71">with</text:span><text:span text:style-name="T92_72"><text:s/></text:span><text:span text:style-name="T92_73">customers</text:span><text:span text:style-name="T92_74"><text:s/></text:span><text:span text:style-name="T92_75">feeling</text:span><text:span text:style-name="T92_76"><text:s/></text:span><text:span text:style-name="T92_77">that</text:span><text:span text:style-name="T92_78"><text:s/></text:span><text:span text:style-name="T92_79">they</text:span><text:span text:style-name="T92_80"><text:s/></text:span><text:span text:style-name="T92_81">need</text:span><text:span text:style-name="T92_82"><text:s/></text:span><text:span text:style-name="T92_83">to</text:span><text:span text:style-name="T92_84"><text:s/></text:span><text:span text:style-name="T92_85">give</text:span><text:span text:style-name="T92_86"><text:s/></text:span><text:span text:style-name="T92_87">up</text:span><text:span text:style-name="T92_88"><text:s/></text:span><text:span text:style-name="T92_89">data</text:span><text:span text:style-name="T92_90"><text:s/></text:span><text:span text:style-name="T92_91">in</text:span><text:span text:style-name="T92_92"><text:s/></text:span><text:span text:style-name="T92_93">order</text:span><text:span text:style-name="T92_94"><text:s/></text:span><text:span text:style-name="T92_95">to</text:span><text:span text:style-name="T92_96"><text:s/></text:span><text:span text:style-name="T92_97">access</text:span><text:span text:style-name="T92_98"><text:s/></text:span><text:span text:style-name="T92_99">services</text:span><text:span text:style-name="T92_100"><text:s/></text:span><text:span text:style-name="T92_101">which</text:span><text:span text:style-name="T92_102"><text:s/></text:span><text:span text:style-name="T92_103">they</text:span><text:span text:style-name="T92_104"><text:s/></text:span><text:span text:style-name="T92_105">desire</text:span><text:span text:style-name="T92_106"><text:s/>–<text:s/></text:span><text:span text:style-name="T92_107">often</text:span><text:span text:style-name="T92_108"><text:s/></text:span><text:span text:style-name="T92_109">without</text:span><text:span text:style-name="T92_110"><text:s/></text:span><text:span text:style-name="T92_111">knowledge</text:span><text:span text:style-name="T92_112"><text:s/></text:span><text:span text:style-name="T92_113">of</text:span><text:span text:style-name="T92_114"><text:s/></text:span><text:span text:style-name="T92_115">the</text:span><text:span text:style-name="T92_116"><text:s/></text:span><text:span text:style-name="T92_117">data</text:span><text:span text:style-name="T92_118"><text:s/></text:span><text:span text:style-name="T92_119">they</text:span><text:span text:style-name="T92_120"><text:s/></text:span><text:span text:style-name="T92_121">are</text:span><text:span text:style-name="T92_122"><text:s/></text:span><text:span text:style-name="T92_123">giving</text:span><text:span text:style-name="T92_124"><text:s/></text:span><text:span text:style-name="T92_125">up</text:span><text:span text:style-name="T92_126">.<text:s/></text:span><text:span text:style-name="T92_127">Assumptions</text:span><text:span text:style-name="T92_128"><text:s/></text:span><text:span text:style-name="T92_129">are</text:span><text:span text:style-name="T92_130"><text:s/></text:span><text:span text:style-name="T92_131">made</text:span><text:span text:style-name="T92_132"><text:s/></text:span><text:span text:style-name="T92_133">about</text:span><text:span text:style-name="T92_134"><text:s/></text:span><text:span text:style-name="T92_135">how</text:span><text:span text:style-name="T92_136"><text:s/></text:span><text:span text:style-name="T92_137">people</text:span><text:span text:style-name="T92_138"><text:s/></text:span><text:span text:style-name="T92_139">behave</text:span><text:span text:style-name="T92_140"><text:s/></text:span><text:span text:style-name="T92_141">and</text:span><text:span text:style-name="T92_142"><text:s/></text:span><text:span text:style-name="T92_143">how</text:span><text:span text:style-name="T92_144"><text:s/></text:span><text:span text:style-name="T92_145">their</text:span><text:span text:style-name="T92_146"><text:s/></text:span><text:span text:style-name="T92_147">data</text:span><text:span text:style-name="T92_148"><text:s/></text:span><text:span text:style-name="T92_149">is</text:span><text:span text:style-name="T92_150"><text:s/></text:span><text:span text:style-name="T92_151">used</text:span><text:span text:style-name="T92_152">,<text:s/></text:span><text:span text:style-name="T92_153">without</text:span><text:span text:style-name="T92_154"><text:s/></text:span><text:span text:style-name="T92_155">a</text:span><text:span text:style-name="T92_156"><text:s/></text:span><text:span text:style-name="T92_157">clear</text:span><text:span text:style-name="T92_158"><text:s/></text:span><text:span text:style-name="T92_159">and</text:span><text:span text:style-name="T92_160"><text:s/></text:span><text:span text:style-name="T92_161">transparent</text:span><text:span text:style-name="T92_162"><text:s/></text:span><text:span text:style-name="T92_163">framework</text:span><text:span text:style-name="T92_164"><text:s/></text:span><text:span text:style-name="T92_165">to</text:span><text:span text:style-name="T92_166"><text:s/></text:span><text:span text:style-name="T92_167">set</text:span><text:span text:style-name="T92_168"><text:s/></text:span><text:span text:style-name="T92_169">out</text:span><text:span text:style-name="T92_170"><text:s/></text:span><text:span text:style-name="T92_171">how</text:span><text:span text:style-name="T92_172"><text:s/></text:span><text:span text:style-name="T92_173">their</text:span><text:span text:style-name="T92_174"><text:s/></text:span><text:span text:style-name="T92_175">data</text:span><text:span text:style-name="T92_176"><text:s/></text:span><text:span text:style-name="T92_177">is</text:span><text:span text:style-name="T92_178"><text:s/></text:span><text:span text:style-name="T92_179">actually</text:span><text:span text:style-name="T92_180"><text:s/></text:span><text:span text:style-name="T92_181">being</text:span><text:span text:style-name="T92_182"><text:s/></text:span><text:span text:style-name="T92_183">used</text:span><text:span text:style-name="T92_184">.<text:s/></text:span><text:span text:style-name="T92_185">Clarity</text:span><text:span text:style-name="T92_186"><text:s/></text:span><text:span text:style-name="T92_187">about</text:span><text:span text:style-name="T92_188"><text:s/></text:span><text:span text:style-name="T92_189">what</text:span><text:span text:style-name="T92_190"><text:s/></text:span><text:span text:style-name="T92_191">will</text:span><text:span text:style-name="T92_192"><text:s/></text:span><text:span text:style-name="T92_193">be</text:span><text:span text:style-name="T92_194"><text:s/></text:span><text:span text:style-name="T92_195">done</text:span><text:span text:style-name="T92_196"><text:s/></text:span><text:span text:style-name="T92_197">with</text:span><text:span text:style-name="T92_198"><text:s/></text:span><text:span text:style-name="T92_199">data</text:span><text:span text:style-name="T92_200"><text:s/></text:span><text:span text:style-name="T92_201">and</text:span><text:span text:style-name="T92_202"><text:s/></text:span><text:span text:style-name="T92_203">what</text:span><text:span text:style-name="T92_204"><text:s/></text:span><text:span text:style-name="T92_205">will</text:span><text:span text:style-name="T92_206"><text:s/></text:span><text:span text:style-name="T92_207">not</text:span><text:span text:style-name="T92_208"><text:s/></text:span><text:span text:style-name="T92_209">be</text:span><text:span text:style-name="T92_210"><text:s/></text:span><text:span text:style-name="T92_211">done</text:span><text:span text:style-name="T92_212"><text:s/></text:span><text:span text:style-name="T92_213">with</text:span><text:span text:style-name="T92_214"><text:s/></text:span><text:span text:style-name="T92_215">it</text:span><text:span text:style-name="T92_216"><text:s/></text:span><text:span text:style-name="T92_217">is</text:span><text:span text:style-name="T92_218"><text:s/></text:span><text:span text:style-name="T92_219">essential</text:span><text:span text:style-name="T92_220">.</text:span></text:p>
      <text:p text:style-name="P93"><text:span text:style-name="T93_1">Citizens</text:span><text:span text:style-name="T93_2"><text:s/></text:span><text:span text:style-name="T93_3">may</text:span><text:span text:style-name="T93_4"><text:s/></text:span><text:span text:style-name="T93_5">want</text:span><text:span text:style-name="T93_6"><text:s/></text:span><text:span text:style-name="T93_7">personal</text:span><text:span text:style-name="T93_8"><text:s/></text:span><text:span text:style-name="T93_9">data</text:span><text:span text:style-name="T93_10"><text:s/></text:span><text:span text:style-name="T93_11">stores</text:span><text:span text:style-name="T93_12"><text:s/>–<text:s/></text:span><text:span text:style-name="T93_13">a</text:span><text:span text:style-name="T93_14"><text:s/></text:span><text:span text:style-name="T93_15">secure</text:span><text:span text:style-name="T93_16"><text:s/></text:span><text:span text:style-name="T93_17">service</text:span><text:span text:style-name="T93_18"><text:s/></text:span><text:span text:style-name="T93_19">which</text:span><text:span text:style-name="T93_20"><text:s/></text:span><text:span text:style-name="T93_21">would</text:span><text:span text:style-name="T93_22"><text:s/></text:span><text:span text:style-name="T93_23">let</text:span><text:span text:style-name="T93_24"><text:s/></text:span><text:span text:style-name="T93_25">an</text:span><text:span text:style-name="T93_26"><text:s/></text:span><text:span text:style-name="T93_27">individual</text:span><text:span text:style-name="T93_28"><text:s/></text:span><text:span text:style-name="T93_29">store</text:span><text:span text:style-name="T93_30">,<text:s/></text:span><text:span text:style-name="T93_31">manage</text:span><text:span text:style-name="T93_32">,<text:s/></text:span><text:span text:style-name="T93_33">and</text:span><text:span text:style-name="T93_34"><text:s/></text:span><text:span text:style-name="T93_35">deploy</text:span><text:span text:style-name="T93_36"><text:s/></text:span><text:span text:style-name="T93_37">their</text:span><text:span text:style-name="T93_38"><text:s/></text:span><text:span text:style-name="T93_39">key</text:span><text:span text:style-name="T93_40"><text:s/></text:span><text:span text:style-name="T93_41">personal</text:span><text:span text:style-name="T93_42"><text:s/></text:span><text:span text:style-name="T93_43">data</text:span><text:span text:style-name="T93_44"><text:s/></text:span><text:span text:style-name="T93_45">in</text:span><text:span text:style-name="T93_46"><text:s/></text:span><text:span text:style-name="T93_47">a</text:span><text:span text:style-name="T93_48"><text:s/></text:span><text:span text:style-name="T93_49">structured</text:span><text:span text:style-name="T93_50"><text:s/></text:span><text:span text:style-name="T93_51">way</text:span><text:span text:style-name="T93_52">.<text:s/></text:span><text:span text:style-name="T93_53">Does</text:span><text:span text:style-name="T93_54"><text:s/></text:span><text:span text:style-name="T93_55">the</text:span><text:span text:style-name="T93_56"><text:s/></text:span><text:span text:style-name="T93_57">average</text:span><text:span text:style-name="T93_58"><text:s/></text:span><text:span text:style-name="T93_59">citizen</text:span><text:span text:style-name="T93_60"><text:s/></text:span><text:span text:style-name="T93_61">have</text:span><text:span text:style-name="T93_62"><text:s/></text:span><text:span text:style-name="T93_63">strong</text:span><text:span text:style-name="T93_64"><text:s/></text:span><text:span text:style-name="T93_65">enough</text:span><text:span text:style-name="T93_66"><text:s/></text:span><text:span text:style-name="T93_67">data</text:span><text:span text:style-name="T93_68"><text:s/></text:span><text:span text:style-name="T93_69">literacy</text:span><text:span text:style-name="T93_70"><text:s/></text:span><text:span text:style-name="T93_71">to</text:span><text:span text:style-name="T93_72"><text:s/></text:span><text:span text:style-name="T93_73">understand</text:span><text:span text:style-name="T93_74"><text:s/></text:span><text:span text:style-name="T93_75">their</text:span><text:span text:style-name="T93_76"><text:s/></text:span><text:span text:style-name="T93_77">data</text:span><text:span text:style-name="T93_78"><text:s/></text:span><text:span text:style-name="T93_79">in</text:span><text:span text:style-name="T93_80"><text:s/></text:span><text:span text:style-name="T93_81">such</text:span><text:span text:style-name="T93_82"><text:s/></text:span><text:span text:style-name="T93_83">a</text:span><text:span text:style-name="T93_84"><text:s/></text:span><text:span text:style-name="T93_85">scenario</text:span><text:span text:style-name="T93_86">?<text:s/></text:span><text:span text:style-name="T93_87">By</text:span><text:span text:style-name="T93_88"><text:s/></text:span><text:span text:style-name="T93_89">improving</text:span><text:span text:style-name="T93_90"><text:s/></text:span><text:span text:style-name="T93_91">the</text:span><text:span text:style-name="T93_92"><text:s/></text:span><text:span text:style-name="T93_93">skills</text:span><text:span text:style-name="T93_94"><text:s/></text:span><text:span text:style-name="T93_95">of</text:span><text:span text:style-name="T93_96"><text:s/></text:span><text:span text:style-name="T93_97">UK</text:span><text:span text:style-name="T93_98"><text:s/></text:span><text:span text:style-name="T93_99">citizens</text:span><text:span text:style-name="T93_100">,<text:s/></text:span><text:span text:style-name="T93_101">Government</text:span><text:span text:style-name="T93_102"><text:s/></text:span><text:span text:style-name="T93_103">can</text:span><text:span text:style-name="T93_104"><text:s/></text:span><text:span text:style-name="T93_105">ensure</text:span><text:span text:style-name="T93_106"><text:s/></text:span><text:span text:style-name="T93_107">that</text:span><text:span text:style-name="T93_108"><text:s/></text:span><text:span text:style-name="T93_109">an</text:span><text:span text:style-name="T93_110"><text:s/></text:span><text:span text:style-name="T93_111">informed</text:span><text:span text:style-name="T93_112"><text:s/></text:span><text:span text:style-name="T93_113">decision</text:span><text:span text:style-name="T93_114"><text:s/></text:span><text:span text:style-name="T93_115">is</text:span><text:span text:style-name="T93_116"><text:s/></text:span><text:span text:style-name="T93_117">made</text:span><text:span text:style-name="T93_118">.<text:s text:c="2"/></text:span></text:p>
      <text:p text:style-name="P94"><text:span text:style-name="T94_1">For</text:span><text:span text:style-name="T94_2"><text:s/></text:span><text:span text:style-name="T94_3">data</text:span><text:span text:style-name="T94_4"><text:s/></text:span><text:span text:style-name="T94_5">to</text:span><text:span text:style-name="T94_6"><text:s/></text:span><text:span text:style-name="T94_7">be</text:span><text:span text:style-name="T94_8"><text:s/></text:span><text:span text:style-name="T94_9">secure</text:span><text:span text:style-name="T94_10">,<text:s/></text:span><text:span text:style-name="T94_11">and</text:span><text:span text:style-name="T94_12"><text:s/></text:span><text:span text:style-name="T94_13">used</text:span><text:span text:style-name="T94_14"><text:s/></text:span><text:span text:style-name="T94_15">appropriately</text:span><text:span text:style-name="T94_16">,<text:s/></text:span><text:span text:style-name="T94_17">we</text:span><text:span text:style-name="T94_18"><text:s/></text:span><text:span text:style-name="T94_19">need</text:span><text:span text:style-name="T94_20"><text:s/></text:span><text:span text:style-name="T94_21">to</text:span><text:span text:style-name="T94_22"><text:s/></text:span><text:span text:style-name="T94_23">move</text:span><text:span text:style-name="T94_24"><text:s/></text:span><text:span text:style-name="T94_25">to</text:span><text:span text:style-name="T94_26"><text:s/></text:span><text:span text:style-name="T94_27">a</text:span><text:span text:style-name="T94_28"><text:s/></text:span><text:span text:style-name="T94_29">common</text:span><text:span text:style-name="T94_30"><text:s/></text:span><text:span text:style-name="T94_31">understanding</text:span><text:span text:style-name="T94_32"><text:s/></text:span><text:span text:style-name="T94_33">of</text:span><text:span text:style-name="T94_34"><text:s/></text:span><text:span text:style-name="T94_35">the</text:span><text:span text:style-name="T94_36"><text:s/></text:span><text:span text:style-name="T94_37">rights</text:span><text:span text:style-name="T94_38"><text:s/></text:span><text:span text:style-name="T94_39">and</text:span><text:span text:style-name="T94_40"><text:s/></text:span><text:span text:style-name="T94_41">responsibilities</text:span><text:span text:style-name="T94_42"><text:s/></text:span><text:span text:style-name="T94_43">of</text:span><text:span text:style-name="T94_44"><text:s/></text:span><text:span text:style-name="T94_45">citizens</text:span><text:span text:style-name="T94_46"><text:s/></text:span><text:span text:style-name="T94_47">with</text:span><text:span text:style-name="T94_48"><text:s/></text:span><text:span text:style-name="T94_49">respect</text:span><text:span text:style-name="T94_50"><text:s/></text:span><text:span text:style-name="T94_51">to</text:span><text:span text:style-name="T94_52"><text:s/></text:span><text:span text:style-name="T94_53">how</text:span><text:span text:style-name="T94_54"><text:s/></text:span><text:span text:style-name="T94_55">government</text:span><text:span text:style-name="T94_56"><text:s/></text:span><text:span text:style-name="T94_57">stores</text:span><text:span text:style-name="T94_58"><text:s/></text:span><text:span text:style-name="T94_59">and</text:span><text:span text:style-name="T94_60"><text:s/></text:span><text:span text:style-name="T94_61">uses</text:span><text:span text:style-name="T94_62"><text:s/></text:span><text:span text:style-name="T94_63">their</text:span><text:span text:style-name="T94_64"><text:s/></text:span><text:span text:style-name="T94_65">data</text:span><text:span text:style-name="T94_66">.<text:s/></text:span><text:span text:style-name="T94_67">The</text:span><text:span text:style-name="T94_68"><text:s/></text:span><text:span text:style-name="T94_69">principles</text:span><text:span text:style-name="T94_70"><text:s/></text:span><text:span text:style-name="T94_71">for</text:span><text:span text:style-name="T94_72"><text:s/></text:span><text:span text:style-name="T94_73">the</text:span><text:span text:style-name="T94_74"><text:s/></text:span><text:span text:style-name="T94_75">use</text:span><text:span text:style-name="T94_76"><text:s/></text:span><text:span text:style-name="T94_77">of</text:span><text:span text:style-name="T94_78"><text:s/></text:span><text:span text:style-name="T94_79">data</text:span><text:span text:style-name="T94_80"><text:s/></text:span><text:span text:style-name="T94_81">can</text:span><text:span text:style-name="T94_82"><text:s/></text:span><text:span text:style-name="T94_83">be</text:span><text:span text:style-name="T94_84"><text:s/></text:span><text:span text:style-name="T94_85">set</text:span><text:span text:style-name="T94_86"><text:s/></text:span><text:span text:style-name="T94_87">out</text:span><text:span text:style-name="T94_88"><text:s/></text:span><text:span text:style-name="T94_89">by</text:span><text:span text:style-name="T94_90"><text:s/></text:span><text:span text:style-name="T94_91">Government</text:span><text:span text:style-name="T94_92">,<text:s/></text:span><text:span text:style-name="T94_93">informed</text:span><text:span text:style-name="T94_94"><text:s/></text:span><text:span text:style-name="T94_95">by</text:span><text:span text:style-name="T94_96"><text:s/></text:span><text:span text:style-name="T94_97">the</text:span><text:span text:style-name="T94_98"><text:s/></text:span><text:span text:style-name="T94_99">needs</text:span><text:span text:style-name="T94_100"><text:s/></text:span><text:span text:style-name="T94_101">of</text:span><text:span text:style-name="T94_102"><text:s/></text:span><text:span text:style-name="T94_103">the</text:span><text:span text:style-name="T94_104"><text:s/></text:span><text:span text:style-name="T94_105">users</text:span><text:span text:style-name="T94_106"><text:s/></text:span><text:span text:style-name="T94_107">of</text:span><text:span text:style-name="T94_108"><text:s/></text:span><text:span text:style-name="T94_109">public</text:span><text:span text:style-name="T94_110"><text:s/></text:span><text:span text:style-name="T94_111">services</text:span><text:span text:style-name="T94_112">.<text:s/></text:span><text:span text:style-name="T94_113">In</text:span><text:span text:style-name="T94_114"><text:s/></text:span><text:span text:style-name="T94_115">order</text:span><text:span text:style-name="T94_116"><text:s/></text:span><text:span text:style-name="T94_117">to</text:span><text:span text:style-name="T94_118"><text:s/></text:span><text:span text:style-name="T94_119">maximise</text:span><text:span text:style-name="T94_120"><text:s/></text:span><text:span text:style-name="T94_121">the</text:span><text:span text:style-name="T94_122"><text:s/></text:span><text:span text:style-name="T94_123">value</text:span><text:span text:style-name="T94_124"><text:s/></text:span><text:span text:style-name="T94_125">added</text:span><text:span text:style-name="T94_126"><text:s/></text:span><text:span text:style-name="T94_127">by</text:span><text:span text:style-name="T94_128"><text:s/></text:span><text:span text:style-name="T94_129">the</text:span><text:span text:style-name="T94_130"><text:s/></text:span><text:span text:style-name="T94_131">data</text:span><text:span text:style-name="T94_132"><text:s/></text:span><text:span text:style-name="T94_133">revolution</text:span><text:span text:style-name="T94_134">,<text:s/></text:span><text:span text:style-name="T94_135">however</text:span><text:span text:style-name="T94_136">,<text:s/></text:span><text:span text:style-name="T94_137">citizens</text:span><text:span text:style-name="T94_138"><text:s/></text:span><text:span text:style-name="T94_139">and</text:span><text:span text:style-name="T94_140"><text:s/></text:span><text:span text:style-name="T94_141">businesses</text:span><text:span text:style-name="T94_142"><text:s/></text:span><text:span text:style-name="T94_143">will</text:span><text:span text:style-name="T94_144"><text:s/></text:span><text:span text:style-name="T94_145">need</text:span><text:span text:style-name="T94_146"><text:s/></text:span><text:span text:style-name="T94_147">to</text:span><text:span text:style-name="T94_148"><text:s/></text:span><text:span text:style-name="T94_149">accept</text:span><text:span text:style-name="T94_150"><text:s/></text:span><text:span text:style-name="T94_151">responsibilities</text:span><text:span text:style-name="T94_152"><text:s/></text:span><text:span text:style-name="T94_153">as</text:span><text:span text:style-name="T94_154"><text:s/></text:span><text:span text:style-name="T94_155">well</text:span><text:span text:style-name="T94_156"><text:s/></text:span><text:span text:style-name="T94_157">as</text:span><text:span text:style-name="T94_158"><text:s/></text:span><text:span text:style-name="T94_159">rights</text:span><text:span text:style-name="T94_160">.<text:s/></text:span><text:span text:style-name="T94_161">For</text:span><text:span text:style-name="T94_162"><text:s/></text:span><text:span text:style-name="T94_163">example</text:span><text:span text:style-name="T94_164">,<text:s/></text:span><text:span text:style-name="T94_165">a</text:span><text:span text:style-name="T94_166"><text:s/></text:span><text:span text:style-name="T94_167">responsibility</text:span><text:span text:style-name="T94_168"><text:s/></text:span><text:span text:style-name="T94_169">to</text:span><text:span text:style-name="T94_170"><text:s/></text:span><text:span text:style-name="T94_171">ensure</text:span><text:span text:style-name="T94_172"><text:s/></text:span><text:span text:style-name="T94_173">their</text:span><text:span text:style-name="T94_174"><text:s/></text:span><text:span text:style-name="T94_175">data</text:span><text:span text:style-name="T94_176"><text:s/></text:span><text:span text:style-name="T94_177">is</text:span><text:span text:style-name="T94_178"><text:s/></text:span><text:span text:style-name="T94_179">correct</text:span><text:span text:style-name="T94_180"><text:s/></text:span><text:span text:style-name="T94_181">and</text:span><text:span text:style-name="T94_182"><text:s/></text:span><text:span text:style-name="T94_183">a</text:span><text:span text:style-name="T94_184"><text:s/></text:span><text:span text:style-name="T94_185">responsibility</text:span><text:span text:style-name="T94_186"><text:s/></text:span><text:span text:style-name="T94_187">that</text:span><text:span text:style-name="T94_188"><text:s/></text:span><text:span text:style-name="T94_189">they</text:span><text:span text:style-name="T94_190"><text:s/></text:span><text:span text:style-name="T94_191">do</text:span><text:span text:style-name="T94_192"><text:s/></text:span><text:span text:style-name="T94_193">not</text:span><text:span text:style-name="T94_194"><text:s/></text:span><text:span text:style-name="T94_195">infect</text:span><text:span text:style-name="T94_196"><text:s/></text:span><text:span text:style-name="T94_197">data</text:span><text:span text:style-name="T94_198"><text:s/></text:span><text:span text:style-name="T94_199">belonging</text:span><text:span text:style-name="T94_200"><text:s/></text:span><text:span text:style-name="T94_201">to</text:span><text:span text:style-name="T94_202"><text:s/></text:span><text:span text:style-name="T94_203">others</text:span><text:span text:style-name="T94_204">,<text:s/></text:span><text:span text:style-name="T94_205">through</text:span><text:span text:style-name="T94_206"><text:s/></text:span><text:span text:style-name="T94_207">bad</text:span><text:span text:style-name="T94_208"><text:s/></text:span><text:span text:style-name="T94_209">data</text:span><text:span text:style-name="T94_210"><text:s/></text:span><text:span text:style-name="T94_211">or</text:span><text:span text:style-name="T94_212"><text:s/></text:span><text:span text:style-name="T94_213">malicious</text:span><text:span text:style-name="T94_214"><text:s/></text:span><text:span text:style-name="T94_215">software</text:span><text:span text:style-name="T94_216">.<text:s/></text:span></text:p>
      <text:p text:style-name="P95"><text:span text:style-name="T95_1">Without</text:span><text:span text:style-name="T95_2"><text:s/></text:span><text:span text:style-name="T95_3">a</text:span><text:span text:style-name="T95_4"><text:s/></text:span><text:span text:style-name="T95_5">clear</text:span><text:span text:style-name="T95_6"><text:s/></text:span><text:span text:style-name="T95_7">framework</text:span><text:span text:style-name="T95_8"><text:s/></text:span><text:span text:style-name="T95_9">in</text:span><text:span text:style-name="T95_10"><text:s/></text:span><text:span text:style-name="T95_11">place</text:span><text:span text:style-name="T95_12">,<text:s/></text:span><text:span text:style-name="T95_13">businesses</text:span><text:span text:style-name="T95_14"><text:s/></text:span><text:span text:style-name="T95_15">are</text:span><text:span text:style-name="T95_16"><text:s/></text:span><text:span text:style-name="T95_17">currently</text:span><text:span text:style-name="T95_18"><text:s/></text:span><text:span text:style-name="T95_19">operating</text:span><text:span text:style-name="T95_20"><text:s/></text:span><text:span text:style-name="T95_21">in</text:span><text:span text:style-name="T95_22"><text:s/></text:span><text:span text:style-name="T95_23">an</text:span><text:span text:style-name="T95_24"><text:s/></text:span><text:span text:style-name="T95_25">unclear</text:span><text:span text:style-name="T95_26"><text:s/></text:span><text:span text:style-name="T95_27">environment</text:span><text:span text:style-name="T95_28">,<text:s/></text:span><text:span text:style-name="T95_29">unsure</text:span><text:span text:style-name="T95_30"><text:s/></text:span><text:span text:style-name="T95_31">of</text:span><text:span text:style-name="T95_32"><text:s/></text:span><text:span text:style-name="T95_33">what</text:span><text:span text:style-name="T95_34"><text:s/></text:span><text:span text:style-name="T95_35">is</text:span><text:span text:style-name="T95_36"><text:s/></text:span><text:span text:style-name="T95_37">acceptable</text:span><text:span text:style-name="T95_38"><text:s/></text:span><text:span text:style-name="T95_39">and</text:span><text:span text:style-name="T95_40"><text:s/></text:span><text:span text:style-name="T95_41">what</text:span><text:span text:style-name="T95_42"><text:s/></text:span><text:span text:style-name="T95_43">is</text:span><text:span text:style-name="T95_44"><text:s/></text:span><text:span text:style-name="T95_45">unacceptable</text:span><text:span text:style-name="T95_46"><text:s/></text:span><text:span text:style-name="T95_47">to</text:span><text:span text:style-name="T95_48"><text:s/></text:span><text:span text:style-name="T95_49">consumers</text:span><text:span text:style-name="T95_50">.<text:s/></text:span><text:span text:style-name="T95_51">Clear</text:span><text:span text:style-name="T95_52">,<text:s/></text:span><text:span text:style-name="T95_53">effective</text:span><text:span text:style-name="T95_54"><text:s/></text:span><text:span text:style-name="T95_55">principles</text:span><text:span text:style-name="T95_56"><text:s/></text:span><text:span text:style-name="T95_57">and</text:span><text:span text:style-name="T95_58"><text:s/></text:span><text:span text:style-name="T95_59">standards</text:span><text:span text:style-name="T95_60"><text:s/></text:span><text:span text:style-name="T95_61">are</text:span><text:span text:style-name="T95_62"><text:s/></text:span><text:span text:style-name="T95_63">needed</text:span><text:span text:style-name="T95_64"><text:s/></text:span><text:span text:style-name="T95_65">to</text:span><text:span text:style-name="T95_66"><text:s/></text:span><text:span text:style-name="T95_67">ensure</text:span><text:span text:style-name="T95_68"><text:s/></text:span><text:span text:style-name="T95_69">businesses</text:span><text:span text:style-name="T95_70"><text:s/></text:span><text:span text:style-name="T95_71">and</text:span><text:span text:style-name="T95_72"><text:s/></text:span><text:span text:style-name="T95_73">citizens</text:span><text:span text:style-name="T95_74"><text:s/></text:span><text:span text:style-name="T95_75">are</text:span><text:span text:style-name="T95_76"><text:s/></text:span><text:span text:style-name="T95_77">protected</text:span><text:span text:style-name="T95_78">.<text:s/></text:span><text:span text:style-name="T95_79">We</text:span><text:span text:style-name="T95_80"><text:s/></text:span><text:span text:style-name="T95_81">must</text:span><text:span text:style-name="T95_82"><text:s/></text:span><text:span text:style-name="T95_83">be</text:span><text:span text:style-name="T95_84"><text:s/></text:span><text:span text:style-name="T95_85">careful</text:span><text:span text:style-name="T95_86"><text:s/></text:span><text:span text:style-name="T95_87">that</text:span><text:span text:style-name="T95_88"><text:s/></text:span><text:span text:style-name="T95_89">we</text:span><text:span text:style-name="T95_90"><text:s/></text:span><text:span text:style-name="T95_91">do</text:span><text:span text:style-name="T95_92"><text:s/></text:span><text:span text:style-name="T95_93">not</text:span><text:span text:style-name="T95_94"><text:s/></text:span><text:span text:style-name="T95_95">over</text:span><text:span text:style-name="T95_96"><text:s/></text:span><text:span text:style-name="T95_97">define</text:span><text:span text:style-name="T95_98"><text:s/></text:span><text:span text:style-name="T95_99">the</text:span><text:span text:style-name="T95_100"><text:s/></text:span><text:span text:style-name="T95_101">rules</text:span><text:span text:style-name="T95_102"><text:s/></text:span><text:span text:style-name="T95_103">or</text:span><text:span text:style-name="T95_104"><text:s/></text:span><text:span text:style-name="T95_105">their</text:span><text:span text:style-name="T95_106"><text:s/></text:span><text:span text:style-name="T95_107">controls</text:span><text:span text:style-name="T95_108"><text:s/>–<text:s/></text:span><text:span text:style-name="T95_109">and</text:span><text:span text:style-name="T95_110"><text:s/></text:span><text:span text:style-name="T95_111">that</text:span><text:span text:style-name="T95_112"><text:s/></text:span><text:span text:style-name="T95_113">we</text:span><text:span text:style-name="T95_114"><text:s/></text:span><text:span text:style-name="T95_115">are</text:span><text:span text:style-name="T95_116"><text:s/></text:span><text:span text:style-name="T95_117">open</text:span><text:span text:style-name="T95_118"><text:s/></text:span><text:span text:style-name="T95_119">to</text:span><text:span text:style-name="T95_120"><text:s/></text:span><text:span text:style-name="T95_121">changing</text:span><text:span text:style-name="T95_122"><text:s/></text:span><text:span text:style-name="T95_123">them</text:span><text:span text:style-name="T95_124"><text:s/></text:span><text:span text:style-name="T95_125">as</text:span><text:span text:style-name="T95_126"><text:s/></text:span><text:span text:style-name="T95_127">and</text:span><text:span text:style-name="T95_128"><text:s/></text:span><text:span text:style-name="T95_129">when</text:span><text:span text:style-name="T95_130"><text:s/></text:span><text:span text:style-name="T95_131">necessary</text:span><text:span text:style-name="T95_132">.</text:span></text:p>
      <text:p text:style-name="P96"><text:span text:style-name="T96_1">On</text:span><text:span text:style-name="T96_2"><text:s/></text:span><text:span text:style-name="T96_3">this</text:span><text:span text:style-name="T96_4"><text:s/></text:span><text:span text:style-name="T96_5">issue</text:span><text:span text:style-name="T96_6">,<text:s/></text:span><text:span text:style-name="T96_7">inequalities</text:span><text:span text:style-name="T96_8"><text:s/></text:span><text:span text:style-name="T96_9">are</text:span><text:span text:style-name="T96_10"><text:s/></text:span><text:span text:style-name="T96_11">opening</text:span><text:span text:style-name="T96_12"><text:s/></text:span><text:span text:style-name="T96_13">up</text:span><text:span text:style-name="T96_14"><text:s/></text:span><text:span text:style-name="T96_15">internationally</text:span><text:span text:style-name="T96_16">.<text:s/></text:span><text:span text:style-name="T96_17">How</text:span><text:span text:style-name="T96_18"><text:s/></text:span><text:span text:style-name="T96_19">individuals</text:span><text:span text:style-name="T96_20"><text:s/></text:span><text:span text:style-name="T96_21">are</text:span><text:span text:style-name="T96_22"><text:s/></text:span><text:span text:style-name="T96_23">treated</text:span><text:span text:style-name="T96_24">,<text:s/></text:span><text:span text:style-name="T96_25">and</text:span><text:span text:style-name="T96_26"><text:s/></text:span><text:span text:style-name="T96_27">how</text:span><text:span text:style-name="T96_28"><text:s/></text:span><text:span text:style-name="T96_29">their</text:span><text:span text:style-name="T96_30"><text:s/></text:span><text:span text:style-name="T96_31">data</text:span><text:span text:style-name="T96_32"><text:s/></text:span><text:span text:style-name="T96_33">is</text:span><text:span text:style-name="T96_34"><text:s/></text:span><text:span text:style-name="T96_35">treated</text:span><text:span text:style-name="T96_36">,<text:s/></text:span><text:span text:style-name="T96_37">is</text:span><text:span text:style-name="T96_38"><text:s/></text:span><text:span text:style-name="T96_39">quite</text:span><text:span text:style-name="T96_40"><text:s/></text:span><text:span text:style-name="T96_41">different</text:span><text:span text:style-name="T96_42"><text:s/></text:span><text:span text:style-name="T96_43">around</text:span><text:span text:style-name="T96_44"><text:s/></text:span><text:span text:style-name="T96_45">the</text:span><text:span text:style-name="T96_46"><text:s/></text:span><text:span text:style-name="T96_47">world</text:span><text:span text:style-name="T96_48">.<text:s/></text:span><text:span text:style-name="T96_49">The</text:span><text:span text:style-name="T96_50"><text:s/></text:span><text:span text:style-name="T96_51">UK</text:span><text:span text:style-name="T96_52"><text:s/></text:span><text:span text:style-name="T96_53">can</text:span><text:span text:style-name="T96_54"><text:s/></text:span><text:span text:style-name="T96_55">take</text:span><text:span text:style-name="T96_56"><text:s/></text:span><text:span text:style-name="T96_57">the</text:span><text:span text:style-name="T96_58"><text:s/></text:span><text:span text:style-name="T96_59">lead</text:span><text:span text:style-name="T96_60"><text:s/></text:span><text:span text:style-name="T96_61">here</text:span><text:span text:style-name="T96_62">,<text:s/></text:span><text:span text:style-name="T96_63">creating</text:span><text:span text:style-name="T96_64"><text:s/></text:span><text:span text:style-name="T96_65">bold</text:span><text:span text:style-name="T96_66">,<text:s/></text:span><text:span text:style-name="T96_67">transparent</text:span><text:span text:style-name="T96_68"><text:s/></text:span><text:span text:style-name="T96_69">rules</text:span><text:span text:style-name="T96_70"><text:s/></text:span><text:span text:style-name="T96_71">of</text:span><text:span text:style-name="T96_72"><text:s/></text:span><text:span text:style-name="T96_73">engagement</text:span><text:span text:style-name="T96_74"><text:s/></text:span><text:span text:style-name="T96_75">which</text:span><text:span text:style-name="T96_76"><text:s/></text:span><text:span text:style-name="T96_77">will</text:span><text:span text:style-name="T96_78"><text:s/></text:span><text:span text:style-name="T96_79">provide</text:span><text:span text:style-name="T96_80"><text:s/></text:span><text:span text:style-name="T96_81">a</text:span><text:span text:style-name="T96_82"><text:s/></text:span><text:span text:style-name="T96_83">blueprint</text:span><text:span text:style-name="T96_84"><text:s/></text:span><text:span text:style-name="T96_85">for</text:span><text:span text:style-name="T96_86"><text:s/></text:span><text:span text:style-name="T96_87">others</text:span><text:span text:style-name="T96_88"><text:s/></text:span><text:span text:style-name="T96_89">to</text:span><text:span text:style-name="T96_90"><text:s/></text:span><text:span text:style-name="T96_91">follow</text:span><text:span text:style-name="T96_92">.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h text:style-name="P108" text:outline-level="10"><text:bookmark-start text:name="h.tyjcwt"/><text:bookmark-end text:name="h.tyjcwt"/><text:span text:style-name="T108_1">Five</text:span><text:span text:style-name="T108_2"><text:s/></text:span><text:span text:style-name="T108_3">areas</text:span><text:span text:style-name="T108_4"><text:s/></text:span><text:span text:style-name="T108_5">for</text:span><text:span text:style-name="T108_6"><text:s/></text:span><text:span text:style-name="T108_7">attention</text:span><text:span text:style-name="T108_8">?</text:span></text:h>
      <text:p text:style-name="P109"><text:span text:style-name="T109_1">To</text:span><text:span text:style-name="T109_2"><text:s/></text:span><text:span text:style-name="T109_3">achieve</text:span><text:span text:style-name="T109_4"><text:s/></text:span><text:span text:style-name="T109_5">the</text:span><text:span text:style-name="T109_6"><text:s/></text:span><text:span text:style-name="T109_7">best</text:span><text:span text:style-name="T109_8"><text:s/></text:span><text:span text:style-name="T109_9">results</text:span><text:span text:style-name="T109_10"><text:s/></text:span><text:span text:style-name="T109_11">for</text:span><text:span text:style-name="T109_12"><text:s/></text:span><text:span text:style-name="T109_13">the</text:span><text:span text:style-name="T109_14"><text:s/></text:span><text:span text:style-name="T109_15">UK</text:span><text:span text:style-name="T109_16">,<text:s/></text:span><text:span text:style-name="T109_17">increasing</text:span><text:span text:style-name="T109_18"><text:s/></text:span><text:span text:style-name="T109_19">productivity</text:span><text:span text:style-name="T109_20"><text:s/></text:span><text:span text:style-name="T109_21">and</text:span><text:span text:style-name="T109_22"><text:s/></text:span><text:span text:style-name="T109_23">the</text:span><text:span text:style-name="T109_24"><text:s/></text:span><text:span text:style-name="T109_25">well</text:span><text:span text:style-name="T109_26">-</text:span><text:span text:style-name="T109_27">being</text:span><text:span text:style-name="T109_28"><text:s/></text:span><text:span text:style-name="T109_29">of</text:span><text:span text:style-name="T109_30"><text:s/></text:span><text:span text:style-name="T109_31">citizens</text:span><text:span text:style-name="T109_32">,<text:s/></text:span><text:span text:style-name="T109_33">we</text:span><text:span text:style-name="T109_34"><text:s/></text:span><text:span text:style-name="T109_35">consider</text:span><text:span text:style-name="T109_36"><text:s/></text:span><text:span text:style-name="T109_37">that</text:span><text:span text:style-name="T109_38"><text:s/></text:span><text:span text:style-name="T109_39">there</text:span><text:span text:style-name="T109_40"><text:s/></text:span><text:span text:style-name="T109_41">are</text:span><text:span text:style-name="T109_42"><text:s/></text:span><text:span text:style-name="T109_43">five</text:span><text:span text:style-name="T109_44"><text:s/></text:span><text:span text:style-name="T109_45">areas</text:span><text:span text:style-name="T109_46"><text:s/></text:span><text:span text:style-name="T109_47">where</text:span><text:span text:style-name="T109_48"><text:s/></text:span><text:span text:style-name="T109_49">attention</text:span><text:span text:style-name="T109_50"><text:s/></text:span><text:span text:style-name="T109_51">now</text:span><text:span text:style-name="T109_52"><text:s/></text:span><text:span text:style-name="T109_53">would</text:span><text:span text:style-name="T109_54"><text:s/></text:span><text:span text:style-name="T109_55">help</text:span><text:span text:style-name="T109_56"><text:s/></text:span><text:span text:style-name="T109_57">the</text:span><text:span text:style-name="T109_58"><text:s/></text:span><text:span text:style-name="T109_59">UK</text:span><text:span text:style-name="T109_60"><text:s/></text:span><text:span text:style-name="T109_61">fulfil</text:span><text:span text:style-name="T109_62"><text:s/></text:span><text:span text:style-name="T109_63">its</text:span><text:span text:style-name="T109_64"><text:s/></text:span><text:span text:style-name="T109_65">potential</text:span><text:span text:style-name="T109_66">.</text:span></text:p>
      <text:list text:style-name="LS2" xml:id="list5">
        <text:list-item>
          <text:p text:style-name="P110"><text:span text:style-name="T110_1">Defining</text:span><text:span text:style-name="T110_2"><text:s/></text:span><text:span text:style-name="T110_3">the</text:span><text:span text:style-name="T110_4"><text:s/>‘</text:span><text:span text:style-name="T110_5">social</text:span><text:span text:style-name="T110_6"><text:s/></text:span><text:span text:style-name="T110_7">contract</text:span><text:span text:style-name="T110_8">’<text:s/></text:span><text:span text:style-name="T110_9">between</text:span><text:span text:style-name="T110_10"><text:s/></text:span><text:span text:style-name="T110_11">the</text:span><text:span text:style-name="T110_12"><text:s/></text:span><text:span text:style-name="T110_13">citizen</text:span><text:span text:style-name="T110_14"><text:s/></text:span><text:span text:style-name="T110_15">and</text:span><text:span text:style-name="T110_16"><text:s/></text:span><text:span text:style-name="T110_17">the</text:span><text:span text:style-name="T110_18"><text:s/></text:span><text:span text:style-name="T110_19">state</text:span><text:span text:style-name="T110_20"><text:s/></text:span><text:span text:style-name="T110_21">on</text:span><text:span text:style-name="T110_22"><text:s/></text:span><text:span text:style-name="T110_23">data</text:span></text:p>
        </text:list-item>
      </text:list>
      <text:p text:style-name="P111"><text:span text:style-name="T111_1">How</text:span><text:span text:style-name="T111_2"><text:s/></text:span><text:span text:style-name="T111_3">the</text:span><text:span text:style-name="T111_4"><text:s/></text:span><text:span text:style-name="T111_5">citizen</text:span><text:span text:style-name="T111_6"><text:s/></text:span><text:span text:style-name="T111_7">can</text:span><text:span text:style-name="T111_8"><text:s/></text:span><text:span text:style-name="T111_9">expect</text:span><text:span text:style-name="T111_10"><text:s/></text:span><text:span text:style-name="T111_11">their</text:span><text:span text:style-name="T111_12"><text:s/></text:span><text:span text:style-name="T111_13">data</text:span><text:span text:style-name="T111_14"><text:s/></text:span><text:span text:style-name="T111_15">to</text:span><text:span text:style-name="T111_16"><text:s/></text:span><text:span text:style-name="T111_17">be</text:span><text:span text:style-name="T111_18"><text:s/></text:span><text:span text:style-name="T111_19">held</text:span><text:span text:style-name="T111_20"><text:s/></text:span><text:span text:style-name="T111_21">and</text:span><text:span text:style-name="T111_22"><text:s/></text:span><text:span text:style-name="T111_23">used</text:span><text:span text:style-name="T111_24"><text:s/></text:span><text:span text:style-name="T111_25">needs</text:span><text:span text:style-name="T111_26"><text:s/></text:span><text:span text:style-name="T111_27">to</text:span><text:span text:style-name="T111_28"><text:s/></text:span><text:span text:style-name="T111_29">be</text:span><text:span text:style-name="T111_30"><text:s/></text:span><text:span text:style-name="T111_31">transparently</text:span><text:span text:style-name="T111_32"><text:s/></text:span><text:span text:style-name="T111_33">set</text:span><text:span text:style-name="T111_34"><text:s/></text:span><text:span text:style-name="T111_35">out</text:span><text:span text:style-name="T111_36">.<text:s/></text:span><text:span text:style-name="T111_37">The</text:span><text:span text:style-name="T111_38"><text:s/></text:span><text:span text:style-name="T111_39">rights</text:span><text:span text:style-name="T111_40"><text:s/></text:span><text:span text:style-name="T111_41">and</text:span><text:span text:style-name="T111_42"><text:s/></text:span><text:span text:style-name="T111_43">responsibilities</text:span><text:span text:style-name="T111_44"><text:s/></text:span><text:span text:style-name="T111_45">of</text:span><text:span text:style-name="T111_46"><text:s/></text:span><text:span text:style-name="T111_47">citizens</text:span><text:span text:style-name="T111_48"><text:s/></text:span><text:span text:style-name="T111_49">and</text:span><text:span text:style-name="T111_50"><text:s/></text:span><text:span text:style-name="T111_51">businesses</text:span><text:span text:style-name="T111_52"><text:s/></text:span><text:span text:style-name="T111_53">need</text:span><text:span text:style-name="T111_54"><text:s/></text:span><text:span text:style-name="T111_55">to</text:span><text:span text:style-name="T111_56"><text:s/></text:span><text:span text:style-name="T111_57">be</text:span><text:span text:style-name="T111_58"><text:s/></text:span><text:span text:style-name="T111_59">clear</text:span><text:span text:style-name="T111_60">,<text:s/></text:span><text:span text:style-name="T111_61">to</text:span><text:span text:style-name="T111_62"><text:s/></text:span><text:span text:style-name="T111_63">remove</text:span><text:span text:style-name="T111_64"><text:s/></text:span><text:span text:style-name="T111_65">uncertainty</text:span><text:span text:style-name="T111_66"><text:s/></text:span><text:span text:style-name="T111_67">and</text:span><text:span text:style-name="T111_68"><text:s/></text:span><text:span text:style-name="T111_69">create</text:span><text:span text:style-name="T111_70"><text:s/></text:span><text:span text:style-name="T111_71">an</text:span><text:span text:style-name="T111_72"><text:s/></text:span><text:span text:style-name="T111_73">environment</text:span><text:span text:style-name="T111_74"><text:s/></text:span><text:span text:style-name="T111_75">where</text:span><text:span text:style-name="T111_76"><text:s/></text:span><text:span text:style-name="T111_77">businesses</text:span><text:span text:style-name="T111_78"><text:s/></text:span><text:span text:style-name="T111_79">can</text:span><text:span text:style-name="T111_80"><text:s/></text:span><text:span text:style-name="T111_81">thrive</text:span><text:span text:style-name="T111_82">.<text:s/></text:span><text:span text:style-name="T111_83">The</text:span><text:span text:style-name="T111_84"><text:s/></text:span><text:span text:style-name="T111_85">current</text:span><text:span text:style-name="T111_86"><text:s/></text:span><text:span text:style-name="T111_87">law</text:span><text:span text:style-name="T111_88"><text:s/></text:span><text:span text:style-name="T111_89">and</text:span><text:span text:style-name="T111_90"><text:s/></text:span><text:span text:style-name="T111_91">application</text:span><text:span text:style-name="T111_92"><text:s/></text:span><text:span text:style-name="T111_93">across</text:span><text:span text:style-name="T111_94"><text:s/></text:span><text:span text:style-name="T111_95">different</text:span><text:span text:style-name="T111_96"><text:s/></text:span><text:span text:style-name="T111_97">parts</text:span><text:span text:style-name="T111_98"><text:s/></text:span><text:span text:style-name="T111_99">of</text:span><text:span text:style-name="T111_100"><text:s/></text:span><text:span text:style-name="T111_101">Government</text:span><text:span text:style-name="T111_102"><text:s/></text:span><text:span text:style-name="T111_103">is</text:span><text:span text:style-name="T111_104"><text:s/></text:span><text:span text:style-name="T111_105">an</text:span><text:span text:style-name="T111_106"><text:s/></text:span><text:span text:style-name="T111_107">obstacle</text:span><text:span text:style-name="T111_108"><text:s/></text:span><text:span text:style-name="T111_109">in</text:span><text:span text:style-name="T111_110"><text:s/></text:span><text:span text:style-name="T111_111">some</text:span><text:span text:style-name="T111_112"><text:s/></text:span><text:span text:style-name="T111_113">cases</text:span><text:span text:style-name="T111_114"><text:s/></text:span><text:span text:style-name="T111_115">to</text:span><text:span text:style-name="T111_116"><text:s/></text:span><text:span text:style-name="T111_117">a</text:span><text:span text:style-name="T111_118"><text:s/></text:span><text:span text:style-name="T111_119">clear</text:span><text:span text:style-name="T111_120"><text:s/></text:span><text:span text:style-name="T111_121">bargain</text:span><text:span text:style-name="T111_122"><text:s/></text:span><text:span text:style-name="T111_123">between</text:span><text:span text:style-name="T111_124"><text:s/></text:span><text:span text:style-name="T111_125">citizens</text:span><text:span text:style-name="T111_126">,<text:s/></text:span><text:span text:style-name="T111_127">business</text:span><text:span text:style-name="T111_128"><text:s/></text:span><text:span text:style-name="T111_129">and</text:span><text:span text:style-name="T111_130"><text:s/></text:span><text:span text:style-name="T111_131">the</text:span><text:span text:style-name="T111_132"><text:s/></text:span><text:span text:style-name="T111_133">state</text:span><text:span text:style-name="T111_134"><text:s/></text:span><text:span text:style-name="T111_135">in</text:span><text:span text:style-name="T111_136"><text:s/></text:span><text:span text:style-name="T111_137">terms</text:span><text:span text:style-name="T111_138"><text:s/></text:span><text:span text:style-name="T111_139">of</text:span><text:span text:style-name="T111_140"><text:s/></text:span><text:span text:style-name="T111_141">data</text:span><text:span text:style-name="T111_142"><text:s/></text:span><text:span text:style-name="T111_143">privacy</text:span><text:span text:style-name="T111_144">,<text:s/></text:span><text:span text:style-name="T111_145">confidentiality</text:span><text:span text:style-name="T111_146">,<text:s/></text:span><text:span text:style-name="T111_147">security</text:span><text:span text:style-name="T111_148"><text:s/></text:span><text:span text:style-name="T111_149">and</text:span><text:span text:style-name="T111_150"><text:s/></text:span><text:span text:style-name="T111_151">ethics</text:span><text:span text:style-name="T111_152">.<text:s/></text:span><text:span text:style-name="T111_153">A</text:span><text:span text:style-name="T111_154"><text:s/></text:span><text:span text:style-name="T111_155">new</text:span><text:span text:style-name="T111_156"><text:s/></text:span><text:span text:style-name="T111_157">framework</text:span><text:span text:style-name="T111_158"><text:s/></text:span><text:span text:style-name="T111_159">needs</text:span><text:span text:style-name="T111_160"><text:s/></text:span><text:span text:style-name="T111_161">to</text:span><text:span text:style-name="T111_162"><text:s/></text:span><text:span text:style-name="T111_163">be</text:span><text:span text:style-name="T111_164"><text:s/></text:span><text:span text:style-name="T111_165">developed</text:span><text:span text:style-name="T111_166"><text:s/></text:span><text:span text:style-name="T111_167">and</text:span><text:span text:style-name="T111_168"><text:s/></text:span><text:span text:style-name="T111_169">common</text:span><text:span text:style-name="T111_170"><text:s/></text:span><text:span text:style-name="T111_171">re</text:span><text:span text:style-name="T111_172">-</text:span><text:span text:style-name="T111_173">usable</text:span><text:span text:style-name="T111_174"><text:s/></text:span><text:span text:style-name="T111_175">templates</text:span><text:span text:style-name="T111_176"><text:s/></text:span><text:span text:style-name="T111_177">developed</text:span><text:span text:style-name="T111_178"><text:s/></text:span><text:span text:style-name="T111_179">to</text:span><text:span text:style-name="T111_180"><text:s/></text:span><text:span text:style-name="T111_181">aid</text:span><text:span text:style-name="T111_182"><text:s/></text:span><text:span text:style-name="T111_183">its</text:span><text:span text:style-name="T111_184"><text:s/></text:span><text:span text:style-name="T111_185">consistent</text:span><text:span text:style-name="T111_186"><text:s/></text:span><text:span text:style-name="T111_187">application</text:span></text:p>
      <text:p text:style-name="P112"/>
      <text:list text:style-name="LS2" xml:id="list6" text:continue-list="list5">
        <text:list-item>
          <text:p text:style-name="P113"><text:span text:style-name="T113_1">Improving</text:span><text:span text:style-name="T113_2"><text:s/></text:span><text:span text:style-name="T113_3">the</text:span><text:span text:style-name="T113_4"><text:s/></text:span><text:span text:style-name="T113_5">skills</text:span><text:span text:style-name="T113_6"><text:s/></text:span><text:span text:style-name="T113_7">of</text:span><text:span text:style-name="T113_8"><text:s/></text:span><text:span text:style-name="T113_9">UK</text:span><text:span text:style-name="T113_10"><text:s/></text:span><text:span text:style-name="T113_11">citizens</text:span></text:p>
        </text:list-item>
      </text:list>
      <text:p text:style-name="P114"><text:span text:style-name="T114_1">It</text:span><text:span text:style-name="T114_2"><text:s/></text:span><text:span text:style-name="T114_3">is</text:span><text:span text:style-name="T114_4"><text:s/></text:span><text:span text:style-name="T114_5">important</text:span><text:span text:style-name="T114_6"><text:s/></text:span><text:span text:style-name="T114_7">that</text:span><text:span text:style-name="T114_8">,<text:s/></text:span><text:span text:style-name="T114_9">throughout</text:span><text:span text:style-name="T114_10"><text:s/></text:span><text:span text:style-name="T114_11">the</text:span><text:span text:style-name="T114_12"><text:s/></text:span><text:span text:style-name="T114_13">data</text:span><text:span text:style-name="T114_14"><text:s/></text:span><text:span text:style-name="T114_15">revolution</text:span><text:span text:style-name="T114_16">,<text:s/></text:span><text:span text:style-name="T114_17">we</text:span><text:span text:style-name="T114_18"><text:s/></text:span><text:span text:style-name="T114_19">ensure</text:span><text:span text:style-name="T114_20"><text:s/></text:span><text:span text:style-name="T114_21">people</text:span><text:span text:style-name="T114_22"><text:s/></text:span><text:span text:style-name="T114_23">have</text:span><text:span text:style-name="T114_24"><text:s/></text:span><text:span text:style-name="T114_25">the</text:span><text:span text:style-name="T114_26"><text:s/></text:span><text:span text:style-name="T114_27">right</text:span><text:span text:style-name="T114_28"><text:s/></text:span><text:span text:style-name="T114_29">skills</text:span><text:span text:style-name="T114_30"><text:s/></text:span><text:span text:style-name="T114_31">for</text:span><text:span text:style-name="T114_32"><text:s/></text:span><text:span text:style-name="T114_33">the</text:span><text:span text:style-name="T114_34"><text:s/></text:span><text:span text:style-name="T114_35">modern</text:span><text:span text:style-name="T114_36"><text:s/></text:span><text:span text:style-name="T114_37">workforce</text:span><text:span text:style-name="T114_38">.<text:s/></text:span><text:span text:style-name="T114_39">Ensuring</text:span><text:span text:style-name="T114_40"><text:s/></text:span><text:span text:style-name="T114_41">that</text:span><text:span text:style-name="T114_42"><text:s/></text:span><text:span text:style-name="T114_43">data</text:span><text:span text:style-name="T114_44">-</text:span><text:span text:style-name="T114_45">science</text:span><text:span text:style-name="T114_46">,<text:s/></text:span><text:span text:style-name="T114_47">technological</text:span><text:span text:style-name="T114_48">,<text:s/></text:span><text:span text:style-name="T114_49">digital</text:span><text:span text:style-name="T114_50">,<text:s/></text:span><text:span text:style-name="T114_51">and</text:span><text:span text:style-name="T114_52"><text:s/></text:span><text:span text:style-name="T114_53">analytical</text:span><text:span text:style-name="T114_54"><text:s/></text:span><text:span text:style-name="T114_55">skills</text:span><text:span text:style-name="T114_56"><text:s/></text:span><text:span text:style-name="T114_57">are</text:span><text:span text:style-name="T114_58"><text:s/></text:span><text:span text:style-name="T114_59">taught</text:span><text:span text:style-name="T114_60"><text:s/></text:span><text:span text:style-name="T114_61">in</text:span><text:span text:style-name="T114_62"><text:s/></text:span><text:span text:style-name="T114_63">schools</text:span><text:span text:style-name="T114_64"><text:s/></text:span><text:span text:style-name="T114_65">and</text:span><text:span text:style-name="T114_66"><text:s/></text:span><text:span text:style-name="T114_67">universities</text:span><text:span text:style-name="T114_68"><text:s/></text:span><text:span text:style-name="T114_69">will</text:span><text:span text:style-name="T114_70"><text:s/></text:span><text:span text:style-name="T114_71">be</text:span><text:span text:style-name="T114_72"><text:s/></text:span><text:span text:style-name="T114_73">particularly</text:span><text:span text:style-name="T114_74"><text:s/></text:span><text:span text:style-name="T114_75">important</text:span><text:span text:style-name="T114_76">.<text:s/></text:span><text:span text:style-name="T114_77">Furthermore</text:span><text:span text:style-name="T114_78">,<text:s/></text:span><text:span text:style-name="T114_79">digital</text:span><text:span text:style-name="T114_80"><text:s/></text:span><text:span text:style-name="T114_81">inclusion</text:span><text:span text:style-name="T114_82"><text:s/></text:span><text:span text:style-name="T114_83">will</text:span><text:span text:style-name="T114_84"><text:s/></text:span><text:span text:style-name="T114_85">become</text:span><text:span text:style-name="T114_86"><text:s/></text:span><text:span text:style-name="T114_87">ever</text:span><text:span text:style-name="T114_88"><text:s/></text:span><text:span text:style-name="T114_89">more</text:span><text:span text:style-name="T114_90"><text:s/></text:span><text:span text:style-name="T114_91">important</text:span><text:span text:style-name="T114_92"><text:s/></text:span><text:span text:style-name="T114_93">to</text:span><text:span text:style-name="T114_94"><text:s/></text:span><text:span text:style-name="T114_95">ensure</text:span><text:span text:style-name="T114_96"><text:s/></text:span><text:span text:style-name="T114_97">that</text:span><text:span text:style-name="T114_98"><text:s/></text:span><text:span text:style-name="T114_99">access</text:span><text:span text:style-name="T114_100"><text:s/></text:span><text:span text:style-name="T114_101">is</text:span><text:span text:style-name="T114_102"><text:s/></text:span><text:span text:style-name="T114_103">not</text:span><text:span text:style-name="T114_104"><text:s/></text:span><text:span text:style-name="T114_105">restricted</text:span><text:span text:style-name="T114_106"><text:s/></text:span><text:span text:style-name="T114_107">in</text:span><text:span text:style-name="T114_108"><text:s/></text:span><text:span text:style-name="T114_109">parts</text:span><text:span text:style-name="T114_110"><text:s/></text:span><text:span text:style-name="T114_111">of</text:span><text:span text:style-name="T114_112"><text:s/></text:span><text:span text:style-name="T114_113">the</text:span><text:span text:style-name="T114_114"><text:s/></text:span><text:span text:style-name="T114_115">population</text:span><text:span text:style-name="T114_116">.</text:span></text:p>
      <text:p text:style-name="P115"/>
      <text:list text:style-name="LS2" xml:id="list7" text:continue-list="list5">
        <text:list-item>
          <text:p text:style-name="P116"><text:span text:style-name="T116_1">Treating</text:span><text:span text:style-name="T116_2"><text:s/></text:span><text:span text:style-name="T116_3">data</text:span><text:span text:style-name="T116_4"><text:s/></text:span><text:span text:style-name="T116_5">as</text:span><text:span text:style-name="T116_6"><text:s/></text:span><text:span text:style-name="T116_7">infrastructure</text:span></text:p>
        </text:list-item>
      </text:list>
      <text:p text:style-name="P117"><text:span text:style-name="T117_1">Getting</text:span><text:span text:style-name="T117_2"><text:s/></text:span><text:span text:style-name="T117_3">the</text:span><text:span text:style-name="T117_4"><text:s/></text:span><text:span text:style-name="T117_5">underlying</text:span><text:span text:style-name="T117_6"><text:s/></text:span><text:span text:style-name="T117_7">architecture</text:span><text:span text:style-name="T117_8"><text:s/></text:span><text:span text:style-name="T117_9">of</text:span><text:span text:style-name="T117_10"><text:s/></text:span><text:span text:style-name="T117_11">the</text:span><text:span text:style-name="T117_12"><text:s/></text:span><text:span text:style-name="T117_13">national</text:span><text:span text:style-name="T117_14"><text:s/></text:span><text:span text:style-name="T117_15">information</text:span><text:span text:style-name="T117_16"><text:s/></text:span><text:span text:style-name="T117_17">infrastructure</text:span><text:span text:style-name="T117_18"><text:s/></text:span><text:span text:style-name="T117_19">right</text:span><text:span text:style-name="T117_20"><text:s/></text:span><text:span text:style-name="T117_21">will</text:span><text:span text:style-name="T117_22"><text:s/></text:span><text:span text:style-name="T117_23">be</text:span><text:span text:style-name="T117_24"><text:s/></text:span><text:span text:style-name="T117_25">key</text:span><text:span text:style-name="T117_26">,<text:s/></text:span><text:span text:style-name="T117_27">and</text:span><text:span text:style-name="T117_28"><text:s/></text:span><text:span text:style-name="T117_29">will</text:span><text:span text:style-name="T117_30"><text:s/></text:span><text:span text:style-name="T117_31">take</text:span><text:span text:style-name="T117_32"><text:s/></text:span><text:span text:style-name="T117_33">time</text:span><text:span text:style-name="T117_34">.<text:s/></text:span><text:span text:style-name="T117_35">Core</text:span><text:span text:style-name="T117_36"><text:s/></text:span><text:span text:style-name="T117_37">reference</text:span><text:span text:style-name="T117_38"><text:s/></text:span><text:span text:style-name="T117_39">data</text:span><text:span text:style-name="T117_40">,<text:s/></text:span><text:span text:style-name="T117_41">for</text:span><text:span text:style-name="T117_42"><text:s/></text:span><text:span text:style-name="T117_43">example</text:span><text:span text:style-name="T117_44"><text:s/></text:span><text:span text:style-name="T117_45">registers</text:span><text:span text:style-name="T117_46"><text:s/></text:span><text:span text:style-name="T117_47">of</text:span><text:span text:style-name="T117_48"><text:s/></text:span><text:span text:style-name="T117_49">addresses</text:span><text:span text:style-name="T117_50"><text:s/></text:span><text:span text:style-name="T117_51">and</text:span><text:span text:style-name="T117_52"><text:s/></text:span><text:span text:style-name="T117_53">businesses</text:span><text:span text:style-name="T117_54">,<text:s/></text:span><text:span text:style-name="T117_55">are</text:span><text:span text:style-name="T117_56"><text:s/></text:span><text:span text:style-name="T117_57">currently</text:span><text:span text:style-name="T117_58"><text:s/></text:span><text:span text:style-name="T117_59">fragmented</text:span><text:span text:style-name="T117_60">,<text:s/></text:span><text:span text:style-name="T117_61">but</text:span><text:span text:style-name="T117_62"><text:s/></text:span><text:span text:style-name="T117_63">once</text:span><text:span text:style-name="T117_64"><text:s/></text:span><text:span text:style-name="T117_65">curated</text:span><text:span text:style-name="T117_66"><text:s/></text:span><text:span text:style-name="T117_67">effectively</text:span><text:span text:style-name="T117_68"><text:s/></text:span><text:span text:style-name="T117_69">will</text:span><text:span text:style-name="T117_70"><text:s/></text:span><text:span text:style-name="T117_71">help</text:span><text:span text:style-name="T117_72"><text:s/></text:span><text:span text:style-name="T117_73">unlock</text:span><text:span text:style-name="T117_74"><text:s/></text:span><text:span text:style-name="T117_75">potential</text:span><text:span text:style-name="T117_76"><text:s/></text:span><text:span text:style-name="T117_77">in</text:span><text:span text:style-name="T117_78"><text:s/></text:span><text:span text:style-name="T117_79">the</text:span><text:span text:style-name="T117_80"><text:s/></text:span><text:span text:style-name="T117_81">UK</text:span><text:span text:style-name="T117_82"><text:s/></text:span><text:span text:style-name="T117_83">economy</text:span><text:span text:style-name="T117_84">.</text:span></text:p>
      <text:p text:style-name="P118"/>
      <text:list text:style-name="LS2" xml:id="list8" text:continue-list="list5">
        <text:list-item>
          <text:p text:style-name="P119"><text:span text:style-name="T119_1">Clear</text:span><text:span text:style-name="T119_2"><text:s/></text:span><text:span text:style-name="T119_3">examples</text:span><text:span text:style-name="T119_4"><text:s/></text:span><text:span text:style-name="T119_5">to</text:span><text:span text:style-name="T119_6"><text:s/></text:span><text:span text:style-name="T119_7">show</text:span><text:span text:style-name="T119_8"><text:s/></text:span><text:span text:style-name="T119_9">benefits</text:span></text:p>
        </text:list-item>
      </text:list>
      <text:p text:style-name="P120"><text:span text:style-name="T120_1">UK</text:span><text:span text:style-name="T120_2"><text:s/></text:span><text:span text:style-name="T120_3">Government</text:span><text:span text:style-name="T120_4"><text:s/></text:span><text:span text:style-name="T120_5">should</text:span><text:span text:style-name="T120_6"><text:s/></text:span><text:span text:style-name="T120_7">demonstrate</text:span><text:span text:style-name="T120_8"><text:s/></text:span><text:span text:style-name="T120_9">benefits</text:span><text:span text:style-name="T120_10"><text:s/></text:span><text:span text:style-name="T120_11">by</text:span><text:span text:style-name="T120_12"><text:s/></text:span><text:span text:style-name="T120_13">putting</text:span><text:span text:style-name="T120_14"><text:s/></text:span><text:span text:style-name="T120_15">data</text:span><text:span text:style-name="T120_16"><text:s/></text:span><text:span text:style-name="T120_17">to</text:span><text:span text:style-name="T120_18"><text:s/></text:span><text:span text:style-name="T120_19">use</text:span><text:span text:style-name="T120_20">.<text:s/></text:span><text:span text:style-name="T120_21">Tangible</text:span><text:span text:style-name="T120_22"><text:s/></text:span><text:span text:style-name="T120_23">changes</text:span><text:span text:style-name="T120_24"><text:s/></text:span><text:span text:style-name="T120_25">to</text:span><text:span text:style-name="T120_26"><text:s/></text:span><text:span text:style-name="T120_27">services</text:span><text:span text:style-name="T120_28">,<text:s/></text:span><text:span text:style-name="T120_29">which</text:span><text:span text:style-name="T120_30"><text:s/></text:span><text:span text:style-name="T120_31">release</text:span><text:span text:style-name="T120_32"><text:s/></text:span><text:span text:style-name="T120_33">real</text:span><text:span text:style-name="T120_34"><text:s/></text:span><text:span text:style-name="T120_35">benefits</text:span><text:span text:style-name="T120_36"><text:s/></text:span><text:span text:style-name="T120_37">to</text:span><text:span text:style-name="T120_38"><text:s/></text:span><text:span text:style-name="T120_39">citizens</text:span><text:span text:style-name="T120_40"><text:s/></text:span><text:span text:style-name="T120_41">and</text:span><text:span text:style-name="T120_42"><text:s/></text:span><text:span text:style-name="T120_43">businesses</text:span><text:span text:style-name="T120_44"><text:s/></text:span><text:span text:style-name="T120_45">will</text:span><text:span text:style-name="T120_46"><text:s/></text:span><text:span text:style-name="T120_47">help</text:span><text:span text:style-name="T120_48"><text:s/></text:span><text:span text:style-name="T120_49">demonstrate</text:span><text:span text:style-name="T120_50"><text:s/></text:span><text:span text:style-name="T120_51">the</text:span><text:span text:style-name="T120_52"><text:s/></text:span><text:span text:style-name="T120_53">art</text:span><text:span text:style-name="T120_54"><text:s/></text:span><text:span text:style-name="T120_55">of</text:span><text:span text:style-name="T120_56"><text:s/></text:span><text:span text:style-name="T120_57">the</text:span><text:span text:style-name="T120_58"><text:s/></text:span><text:span text:style-name="T120_59">possible</text:span><text:span text:style-name="T120_60">.<text:s/></text:span><text:span text:style-name="T120_61">From</text:span><text:span text:style-name="T120_62"><text:s/></text:span><text:span text:style-name="T120_63">there</text:span><text:span text:style-name="T120_64">,<text:s/></text:span><text:span text:style-name="T120_65">it</text:span><text:span text:style-name="T120_66"><text:s/></text:span><text:span text:style-name="T120_67">is</text:span><text:span text:style-name="T120_68"><text:s/></text:span><text:span text:style-name="T120_69">much</text:span><text:span text:style-name="T120_70"><text:s/></text:span><text:span text:style-name="T120_71">easier</text:span><text:span text:style-name="T120_72"><text:s/></text:span><text:span text:style-name="T120_73">to</text:span><text:span text:style-name="T120_74"><text:s/></text:span><text:span text:style-name="T120_75">understand</text:span><text:span text:style-name="T120_76"><text:s/></text:span><text:span text:style-name="T120_77">what</text:span><text:span text:style-name="T120_78"><text:s/></text:span><text:span text:style-name="T120_79">is</text:span><text:span text:style-name="T120_80"><text:s/></text:span><text:span text:style-name="T120_81">possible</text:span><text:span text:style-name="T120_82"><text:s/></text:span><text:span text:style-name="T120_83">through</text:span><text:span text:style-name="T120_84"><text:s/></text:span><text:span text:style-name="T120_85">the</text:span><text:span text:style-name="T120_86"><text:s/></text:span><text:span text:style-name="T120_87">proliferation</text:span><text:span text:style-name="T120_88"><text:s/></text:span><text:span text:style-name="T120_89">of</text:span><text:span text:style-name="T120_90"><text:s/></text:span><text:span text:style-name="T120_91">data</text:span><text:span text:style-name="T120_92"><text:s/></text:span><text:span text:style-name="T120_93">for</text:span><text:span text:style-name="T120_94"><text:s/></text:span><text:span text:style-name="T120_95">the</text:span><text:span text:style-name="T120_96"><text:s/></text:span><text:span text:style-name="T120_97">public</text:span><text:span text:style-name="T120_98"><text:s/></text:span><text:span text:style-name="T120_99">good</text:span><text:span text:style-name="T120_100"><text:s/>–<text:s/></text:span><text:span text:style-name="T120_101">and</text:span><text:span text:style-name="T120_102"><text:s/></text:span><text:span text:style-name="T120_103">new</text:span><text:span text:style-name="T120_104"><text:s/></text:span><text:span text:style-name="T120_105">opportunities</text:span><text:span text:style-name="T120_106"><text:s/></text:span><text:span text:style-name="T120_107">will</text:span><text:span text:style-name="T120_108"><text:s/></text:span><text:span text:style-name="T120_109">materialise</text:span><text:span text:style-name="T120_110">.</text:span></text:p>
      <text:p text:style-name="P121"/>
      <text:list text:style-name="LS2" xml:id="list9" text:continue-list="list5">
        <text:list-item>
          <text:p text:style-name="P122"><text:span text:style-name="T122_1">Maintaining</text:span><text:span text:style-name="T122_2"><text:s/></text:span><text:span text:style-name="T122_3">the</text:span><text:span text:style-name="T122_4"><text:s/></text:span><text:span text:style-name="T122_5">position</text:span><text:span text:style-name="T122_6"><text:s/></text:span><text:span text:style-name="T122_7">on</text:span><text:span text:style-name="T122_8"><text:s/></text:span><text:span text:style-name="T122_9">open</text:span><text:span text:style-name="T122_10"><text:s/></text:span><text:span text:style-name="T122_11">data</text:span></text:p>
        </text:list-item>
      </text:list>
      <text:p text:style-name="P123"><text:span text:style-name="T123_1">The</text:span><text:span text:style-name="T123_2"><text:s/></text:span><text:span text:style-name="T123_3">UK</text:span><text:span text:style-name="T123_4"><text:s/></text:span><text:span text:style-name="T123_5">should</text:span><text:span text:style-name="T123_6"><text:s/></text:span><text:span text:style-name="T123_7">retain</text:span><text:span text:style-name="T123_8"><text:s/></text:span><text:span text:style-name="T123_9">its</text:span><text:span text:style-name="T123_10"><text:s/></text:span><text:span text:style-name="T123_11">position</text:span><text:span text:style-name="T123_12"><text:s/></text:span><text:span text:style-name="T123_13">as</text:span><text:span text:style-name="T123_14"><text:s/></text:span><text:span text:style-name="T123_15">top</text:span><text:span text:style-name="T123_16"><text:s/></text:span><text:span text:style-name="T123_17">nation</text:span><text:span text:style-name="T123_18"><text:s/></text:span><text:span text:style-name="T123_19">for</text:span><text:span text:style-name="T123_20"><text:s/></text:span><text:span text:style-name="T123_21">open</text:span><text:span text:style-name="T123_22"><text:s/></text:span><text:span text:style-name="T123_23">data</text:span><text:span text:style-name="T123_24">,<text:s/></text:span><text:span text:style-name="T123_25">transparency</text:span><text:span text:style-name="T123_26"><text:s/></text:span><text:span text:style-name="T123_27">and</text:span><text:span text:style-name="T123_28"><text:s/></text:span><text:span text:style-name="T123_29">make</text:span><text:span text:style-name="T123_30"><text:s/></text:span><text:span text:style-name="T123_31">the</text:span><text:span text:style-name="T123_32"><text:s/></text:span><text:span text:style-name="T123_33">policy</text:span><text:span text:style-name="T123_34"><text:s/></text:span><text:span text:style-name="T123_35">position</text:span><text:span text:style-name="T123_36"><text:s/></text:span><text:span text:style-name="T123_37">of</text:span><text:span text:style-name="T123_38"><text:s/></text:span><text:span text:style-name="T123_39">open</text:span><text:span text:style-name="T123_40"><text:s/></text:span><text:span text:style-name="T123_41">by</text:span><text:span text:style-name="T123_42"><text:s/></text:span><text:span text:style-name="T123_43">default</text:span><text:span text:style-name="T123_44">.<text:s/></text:span><text:span text:style-name="T123_45">Open</text:span><text:span text:style-name="T123_46"><text:s/></text:span><text:span text:style-name="T123_47">data</text:span><text:span text:style-name="T123_48"><text:s/></text:span><text:span text:style-name="T123_49">releases</text:span><text:span text:style-name="T123_50"><text:s/></text:span><text:span text:style-name="T123_51">benefits</text:span><text:span text:style-name="T123_52"><text:s/></text:span><text:span text:style-name="T123_53">through</text:span><text:span text:style-name="T123_54"><text:s/></text:span><text:span text:style-name="T123_55">others</text:span><text:span text:style-name="T123_56"><text:s/></text:span><text:span text:style-name="T123_57">who</text:span><text:span text:style-name="T123_58"><text:s/></text:span><text:span text:style-name="T123_59">have</text:span><text:span text:style-name="T123_60"><text:s/></text:span><text:span text:style-name="T123_61">the</text:span><text:span text:style-name="T123_62"><text:s/></text:span><text:span text:style-name="T123_63">resource</text:span><text:span text:style-name="T123_64"><text:s/></text:span><text:span text:style-name="T123_65">and</text:span><text:span text:style-name="T123_66"><text:s/></text:span><text:span text:style-name="T123_67">capability</text:span><text:span text:style-name="T123_68"><text:s/></text:span><text:span text:style-name="T123_69">to</text:span><text:span text:style-name="T123_70"><text:s/></text:span><text:span text:style-name="T123_71">analyse</text:span><text:span text:style-name="T123_72"><text:s/></text:span><text:span text:style-name="T123_73">and</text:span><text:span text:style-name="T123_74"><text:s/></text:span><text:span text:style-name="T123_75">use</text:span><text:span text:style-name="T123_76"><text:s/></text:span><text:span text:style-name="T123_77">data</text:span><text:span text:style-name="T123_78">.<text:s/></text:span><text:span text:style-name="T123_79">Examples</text:span><text:span text:style-name="T123_80"><text:s/></text:span><text:span text:style-name="T123_81">of</text:span><text:span text:style-name="T123_82"><text:s/></text:span><text:span text:style-name="T123_83">this</text:span><text:span text:style-name="T123_84">,<text:s/></text:span><text:span text:style-name="T123_85">such</text:span><text:span text:style-name="T123_86"><text:s/></text:span><text:span text:style-name="T123_87">as</text:span><text:span text:style-name="T123_88"><text:s/></text:span><text:span text:style-name="T123_89">Citymapper</text:span><text:span text:style-name="T123_90">,<text:s/></text:span><text:span text:style-name="T123_91">already</text:span><text:span text:style-name="T123_92"><text:s/></text:span><text:span text:style-name="T123_93">exist</text:span><text:span text:style-name="T123_94">.<text:s/></text:span><text:span text:style-name="T123_95">We</text:span><text:span text:style-name="T123_96"><text:s/></text:span><text:span text:style-name="T123_97">must</text:span><text:span text:style-name="T123_98"><text:s/></text:span><text:span text:style-name="T123_99">make</text:span><text:span text:style-name="T123_100"><text:s/></text:span><text:span text:style-name="T123_101">as</text:span><text:span text:style-name="T123_102"><text:s/></text:span><text:span text:style-name="T123_103">much</text:span><text:span text:style-name="T123_104"><text:s/></text:span><text:span text:style-name="T123_105">data</text:span><text:span text:style-name="T123_106"><text:s/></text:span><text:span text:style-name="T123_107">as</text:span><text:span text:style-name="T123_108"><text:s/></text:span><text:span text:style-name="T123_109">possible</text:span><text:span text:style-name="T123_110"><text:s/></text:span><text:span text:style-name="T123_111">open</text:span><text:span text:style-name="T123_112">,<text:s/></text:span><text:span text:style-name="T123_113">in</text:span><text:span text:style-name="T123_114"><text:s/></text:span><text:span text:style-name="T123_115">order</text:span><text:span text:style-name="T123_116"><text:s/></text:span><text:span text:style-name="T123_117">to</text:span><text:span text:style-name="T123_118"><text:s/></text:span><text:span text:style-name="T123_119">realise</text:span><text:span text:style-name="T123_120"><text:s/></text:span><text:span text:style-name="T123_121">maximum</text:span><text:span text:style-name="T123_122"><text:s/></text:span><text:span text:style-name="T123_123">benefit</text:span><text:span text:style-name="T123_124">.</text:span></text:p>
      <text:p text:style-name="P1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fo:font-weight="normal" style:font-weight-asian="normal" style:font-weight-complex="normal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style:style style:name="List2Level0" style:family="text">
      <style:text-properties fo:font-weight="bold" style:font-weight-asian="bold" style:font-weight-complex="bold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0cm" fo:margin-bottom="1.249cm" style:writing-mode="lr-tb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T1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text:span text:style-name="T1_2"><text:s/>|<text:s/></text:span><text:span text:style-name="T1_3">Page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